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6.726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18cm"/>
    </style:style>
    <style:style style:name="co24" style:family="table-column">
      <style:table-column-properties fo:break-before="auto" style:column-width="1.3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898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3.431cm"/>
    </style:style>
    <style:style style:name="co34" style:family="table-column">
      <style:table-column-properties fo:break-before="auto" style:column-width="1.169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311cm"/>
    </style:style>
    <style:style style:name="co40" style:family="table-column">
      <style:table-column-properties fo:break-before="auto" style:column-width="1.113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162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4" style:family="table-cell" style:parent-style-name="Default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="none"/>
    </style:style>
    <style:style style:name="ce63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0"/>
    <style:style style:name="ce11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3">
      <style:table-cell-properties fo:border="none"/>
    </style:style>
    <style:style style:name="ce155" style:family="table-cell" style:parent-style-name="Default" style:data-style-name="N37"/>
    <style:style style:name="ce156" style:family="table-cell" style:parent-style-name="Default" style:data-style-name="N10003"/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order-left="0.06pt solid #000000" fo:border-right="none" fo:border-top="none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88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9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4"/>
        <table:table-column table:style-name="co2" table:number-columns-repeated="5" table:default-cell-style-name="Default"/>
        <table:table-column table:style-name="co2" table:default-cell-style-name="ce64"/>
        <table:table-column table:style-name="co2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72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5"/>
          <table:table-cell table:style-name="ce72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28cm" svg:y="0.26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2-20" calcext:value-type="date">
            <text:p>20/0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0" calcext:value-type="date">
            <text:p>20/02</text:p>
          </table:table-cell>
          <table:table-cell table:style-name="ce64"/>
          <table:table-cell table:style-name="ce2" office:value-type="float" office:value="1" calcext:value-type="float">
            <text:p>1</text:p>
          </table:table-cell>
          <table:table-cell table:style-name="ce64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/>
          <table:table-cell table:style-name="ce64" office:value-type="string" calcext:value-type="string">
            <text:p>L</text:p>
          </table:table-cell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227" calcext:value-type="float">
            <text:p>22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320" calcext:value-type="float">
            <text:p>32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445" calcext:value-type="float">
            <text:p>44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650" calcext:value-type="float">
            <text:p>65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888" calcext:value-type="float">
            <text:p>888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64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64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2036" calcext:value-type="float">
            <text:p>2036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2502" calcext:value-type="float">
            <text:p>25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3089" calcext:value-type="float">
            <text:p>3089</text:p>
          </table:table-cell>
          <table:table-cell table:style-name="ce64" office:value-type="float" office:value="198" calcext:value-type="float">
            <text:p>198</text:p>
          </table:table-cell>
          <table:table-cell table:style-name="ce64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3858" calcext:value-type="float">
            <text:p>3858</text:p>
          </table:table-cell>
          <table:table-cell table:style-name="ce64" office:value-type="float" office:value="237" calcext:value-type="float">
            <text:p>237</text:p>
          </table:table-cell>
          <table:table-cell table:style-name="ce64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148" calcext:value-type="float">
            <text:p>14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4636" calcext:value-type="float">
            <text:p>4636</text:p>
          </table:table-cell>
          <table:table-cell table:style-name="ce64" office:value-type="float" office:value="365" calcext:value-type="float">
            <text:p>365</text:p>
          </table:table-cell>
          <table:table-cell table:style-name="ce64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197" calcext:value-type="float">
            <text:p>197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64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64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2"/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64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9172" calcext:value-type="float">
            <text:p>9172</text:p>
          </table:table-cell>
          <table:table-cell table:style-name="ce64" office:value-type="float" office:value="999" calcext:value-type="float">
            <text:p>999</text:p>
          </table:table-cell>
          <table:table-cell table:style-name="ce64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463" calcext:value-type="float">
            <text:p>463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10149" calcext:value-type="float">
            <text:p>10149</text:p>
          </table:table-cell>
          <table:table-cell table:style-name="ce64" office:value-type="float" office:value="1622" calcext:value-type="float">
            <text:p>1622</text:p>
          </table:table-cell>
          <table:table-cell table:style-name="ce64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631" calcext:value-type="float">
            <text:p>63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12462" calcext:value-type="float">
            <text:p>12462</text:p>
          </table:table-cell>
          <table:table-cell table:style-name="ce64" office:value-type="float" office:value="2128" calcext:value-type="float">
            <text:p>2128</text:p>
          </table:table-cell>
          <table:table-cell table:style-name="ce64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827" calcext:value-type="float">
            <text:p>827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5113" calcext:value-type="float">
            <text:p>15113</text:p>
          </table:table-cell>
          <table:table-cell table:style-name="ce64" office:value-type="float" office:value="2950" calcext:value-type="float">
            <text:p>2950</text:p>
          </table:table-cell>
          <table:table-cell table:style-name="ce64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016" calcext:value-type="float">
            <text:p>1016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7660" calcext:value-type="float">
            <text:p>17660</text:p>
          </table:table-cell>
          <table:table-cell table:style-name="ce64" office:value-type="float" office:value="4209" calcext:value-type="float">
            <text:p>4209</text:p>
          </table:table-cell>
          <table:table-cell table:style-name="ce64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266" calcext:value-type="float">
            <text:p>1266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4" table:number-columns-repeated="2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21157" calcext:value-type="float">
            <text:p>21157</text:p>
          </table:table-cell>
          <table:table-cell table:style-name="ce64" office:value-type="float" office:value="5753" calcext:value-type="float">
            <text:p>5753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1441" calcext:value-type="float">
            <text:p>1441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24747" calcext:value-type="float">
            <text:p>24747</text:p>
          </table:table-cell>
          <table:table-cell table:style-name="ce64" office:value-type="float" office:value="7753" calcext:value-type="float">
            <text:p>7753</text:p>
          </table:table-cell>
          <table:table-cell table:style-name="ce64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1809" calcext:value-type="float">
            <text:p>1809</text:p>
          </table:table-cell>
          <table:table-cell table:style-name="ce64" office:value-type="float" office:value="288" calcext:value-type="float">
            <text:p>288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7980" calcext:value-type="float">
            <text:p>27980</text:p>
          </table:table-cell>
          <table:table-cell table:style-name="ce64" office:value-type="float" office:value="9191" calcext:value-type="float">
            <text:p>9191</text:p>
          </table:table-cell>
          <table:table-cell table:style-name="ce64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158" calcext:value-type="float">
            <text:p>2158</text:p>
          </table:table-cell>
          <table:table-cell table:style-name="ce64" office:value-type="float" office:value="309" calcext:value-type="float">
            <text:p>309</text:p>
          </table:table-cell>
          <table:table-cell table:style-name="ce64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31506" calcext:value-type="float">
            <text:p>31506</text:p>
          </table:table-cell>
          <table:table-cell table:style-name="ce64" office:value-type="float" office:value="11178" calcext:value-type="float">
            <text:p>11178</text:p>
          </table:table-cell>
          <table:table-cell table:style-name="ce64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2503" calcext:value-type="float">
            <text:p>2503</text:p>
          </table:table-cell>
          <table:table-cell table:style-name="ce64" office:value-type="float" office:value="491" calcext:value-type="float">
            <text:p>491</text:p>
          </table:table-cell>
          <table:table-cell table:style-name="ce64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35713" calcext:value-type="float">
            <text:p>35713</text:p>
          </table:table-cell>
          <table:table-cell table:style-name="ce64" office:value-type="float" office:value="13716" calcext:value-type="float">
            <text:p>13716</text:p>
          </table:table-cell>
          <table:table-cell table:style-name="ce64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2978" calcext:value-type="float">
            <text:p>2978</text:p>
          </table:table-cell>
          <table:table-cell table:style-name="ce64" office:value-type="float" office:value="598" calcext:value-type="float">
            <text:p>598</text:p>
          </table:table-cell>
          <table:table-cell table:style-name="ce64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41035" calcext:value-type="float">
            <text:p>41035</text:p>
          </table:table-cell>
          <table:table-cell table:style-name="ce64" office:value-type="float" office:value="17147" calcext:value-type="float">
            <text:p>17147</text:p>
          </table:table-cell>
          <table:table-cell table:style-name="ce64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3405" calcext:value-type="float">
            <text:p>3405</text:p>
          </table:table-cell>
          <table:table-cell table:style-name="ce64" office:value-type="float" office:value="767" calcext:value-type="float">
            <text:p>767</text:p>
          </table:table-cell>
          <table:table-cell table:style-name="ce64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7021" calcext:value-type="float">
            <text:p>47021</text:p>
          </table:table-cell>
          <table:table-cell table:style-name="ce64" office:value-type="float" office:value="19980" calcext:value-type="float">
            <text:p>19980</text:p>
          </table:table-cell>
          <table:table-cell table:style-name="ce64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032" calcext:value-type="float">
            <text:p>4032</text:p>
          </table:table-cell>
          <table:table-cell table:style-name="ce64" office:value-type="float" office:value="1002" calcext:value-type="float">
            <text:p>1002</text:p>
          </table:table-cell>
          <table:table-cell table:style-name="ce64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53578" calcext:value-type="float">
            <text:p>53578</text:p>
          </table:table-cell>
          <table:table-cell table:style-name="ce64" office:value-type="float" office:value="24926" calcext:value-type="float">
            <text:p>24926</text:p>
          </table:table-cell>
          <table:table-cell table:style-name="ce64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64"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4825" calcext:value-type="float">
            <text:p>4825</text:p>
          </table:table-cell>
          <table:table-cell table:style-name="ce64" office:value-type="float" office:value="1326" calcext:value-type="float">
            <text:p>1326</text:p>
          </table:table-cell>
          <table:table-cell table:style-name="ce64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9138" calcext:value-type="float">
            <text:p>59138</text:p>
          </table:table-cell>
          <table:table-cell table:style-name="ce64" office:value-type="float" office:value="28572" calcext:value-type="float">
            <text:p>28572</text:p>
          </table:table-cell>
          <table:table-cell table:style-name="ce64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64"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476" calcext:value-type="float">
            <text:p>5476</text:p>
          </table:table-cell>
          <table:table-cell table:style-name="ce64" office:value-type="float" office:value="1720" calcext:value-type="float">
            <text:p>1720</text:p>
          </table:table-cell>
          <table:table-cell table:style-name="ce64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4" office:value-type="float" office:value="63927" calcext:value-type="float">
            <text:p>63927</text:p>
          </table:table-cell>
          <table:table-cell table:style-name="ce64" office:value-type="float" office:value="33089" calcext:value-type="float">
            <text:p>33089</text:p>
          </table:table-cell>
          <table:table-cell table:style-name="ce64" office:value-type="float" office:value="19856" calcext:value-type="float">
            <text:p>19856</text:p>
          </table:table-cell>
          <table:table-cell office:value-type="float" office:value="22672" calcext:value-type="float">
            <text:p>22672</text:p>
          </table:table-cell>
          <table:table-cell table:style-name="ce64"/>
          <table:table-cell table:style-name="ce74" office:value-type="date" office:date-value="2020-03-23" calcext:value-type="date">
            <text:p>23/03</text:p>
          </table:table-cell>
          <table:table-cell table:style-name="ce64" office:value-type="float" office:value="6077" calcext:value-type="float">
            <text:p>6077</text:p>
          </table:table-cell>
          <table:table-cell table:style-name="ce64" office:value-type="float" office:value="2182" calcext:value-type="float">
            <text:p>2182</text:p>
          </table:table-cell>
          <table:table-cell table:style-name="ce64"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64" office:value-type="float" office:value="69176" calcext:value-type="float">
            <text:p>69176</text:p>
          </table:table-cell>
          <table:table-cell table:style-name="ce64" office:value-type="float" office:value="39673" calcext:value-type="float">
            <text:p>39673</text:p>
          </table:table-cell>
          <table:table-cell table:style-name="ce64" office:value-type="float" office:value="22302" calcext:value-type="float">
            <text:p>22302</text:p>
          </table:table-cell>
          <table:table-cell office:value-type="float" office:value="27436" calcext:value-type="float">
            <text:p>27436</text:p>
          </table:table-cell>
          <table:table-cell table:style-name="ce64"/>
          <table:table-cell table:style-name="ce74" office:value-type="date" office:date-value="2020-03-24" calcext:value-type="date">
            <text:p>24/03</text:p>
          </table:table-cell>
          <table:table-cell table:style-name="ce64" office:value-type="float" office:value="6820" calcext:value-type="float">
            <text:p>6820</text:p>
          </table:table-cell>
          <table:table-cell table:style-name="ce64" office:value-type="float" office:value="2686" calcext:value-type="float">
            <text:p>2686</text:p>
          </table:table-cell>
          <table:table-cell table:style-name="ce64" office:value-type="float" office:value="1100" calcext:value-type="float">
            <text:p>1100</text:p>
          </table:table-cell>
          <table:table-cell office:value-type="float" office:value="114" calcext:value-type="float">
            <text:p>114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8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6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2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64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64"/>
        <table:table-column table:style-name="co3" table:default-cell-style-name="ce64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3" table:number-columns-repeated="13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País Vasco</text:p>
          </table:table-cell>
          <table:table-cell table:style-name="ce75" office:value-type="string" calcext:value-type="string">
            <text:p>Isalas Canarias</text:p>
          </table:table-cell>
          <table:table-cell table:style-name="ce75" office:value-type="string" calcext:value-type="string">
            <text:p>Cantabria</text:p>
          </table:table-cell>
          <table:table-cell table:style-name="ce7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7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75" office:value-type="string" calcext:value-type="string">
            <text:p>La Rioj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TOTAL 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2" office:value-type="string" calcext:value-type="string">
            <text:p>Muertes total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78" office:value-type="string" calcext:value-type="string">
            <text:p>Mayores &gt; 65</text:p>
          </table:table-cell>
          <table:table-cell table:style-name="ce87" office:value-type="float" office:value="1410945" calcext:value-type="float">
            <text:p>1.410.945</text:p>
          </table:table-cell>
          <table:table-cell table:style-name="ce87" office:value-type="float" office:value="282920" calcext:value-type="float">
            <text:p>282.920</text:p>
          </table:table-cell>
          <table:table-cell table:style-name="ce87" office:value-type="float" office:value="259614" calcext:value-type="float">
            <text:p>259.614</text:p>
          </table:table-cell>
          <table:table-cell table:style-name="ce87" office:value-type="float" office:value="174839" calcext:value-type="float">
            <text:p>174.839</text:p>
          </table:table-cell>
          <table:table-cell table:style-name="ce87" office:value-type="float" office:value="331530" calcext:value-type="float">
            <text:p>331.530</text:p>
          </table:table-cell>
          <table:table-cell table:style-name="ce87" office:value-type="float" office:value="124586" calcext:value-type="float">
            <text:p>124.586</text:p>
          </table:table-cell>
          <table:table-cell table:style-name="ce87" office:value-type="float" office:value="382588" calcext:value-type="float">
            <text:p>382.588</text:p>
          </table:table-cell>
          <table:table-cell table:style-name="ce87" office:value-type="float" office:value="603839" calcext:value-type="float">
            <text:p>603.839</text:p>
          </table:table-cell>
          <table:table-cell table:style-name="ce87" office:value-type="float" office:value="1421421" calcext:value-type="float">
            <text:p>1.421.421</text:p>
          </table:table-cell>
          <table:table-cell table:style-name="ce75" office:value-type="float" office:value="9743" calcext:value-type="float">
            <text:p>9743</text:p>
          </table:table-cell>
          <table:table-cell table:style-name="ce87" office:value-type="float" office:value="946638" calcext:value-type="float">
            <text:p>946.638</text:p>
          </table:table-cell>
          <table:table-cell table:style-name="ce87" office:value-type="float" office:value="219198" calcext:value-type="float">
            <text:p>219.198</text:p>
          </table:table-cell>
          <table:table-cell table:style-name="ce87" office:value-type="float" office:value="672930" calcext:value-type="float">
            <text:p>672.930</text:p>
          </table:table-cell>
          <table:table-cell table:style-name="ce87" office:value-type="float" office:value="1154255" calcext:value-type="float">
            <text:p>1.154.255</text:p>
          </table:table-cell>
          <table:table-cell table:style-name="ce87" office:value-type="float" office:value="8673" calcext:value-type="float">
            <text:p>8.673</text:p>
          </table:table-cell>
          <table:table-cell table:style-name="ce87" office:value-type="float" office:value="228510" calcext:value-type="float">
            <text:p>228.510</text:p>
          </table:table-cell>
          <table:table-cell table:style-name="ce87" office:value-type="float" office:value="126436" calcext:value-type="float">
            <text:p>126.436</text:p>
          </table:table-cell>
          <table:table-cell table:style-name="ce87" office:value-type="float" office:value="484101" calcext:value-type="float">
            <text:p>484.101</text:p>
          </table:table-cell>
          <table:table-cell table:style-name="ce87" office:value-type="float" office:value="65385" calcext:value-type="float">
            <text:p>65.385</text:p>
          </table:table-cell>
          <table:table-cell table:style-name="ce87" table:formula="of:=SUM([.C36:.U36])" office:value-type="float" office:value="8908151" calcext:value-type="float">
            <text:p>8.908.151</text:p>
          </table:table-cell>
          <table:table-cell table:style-name="ce75"/>
          <table:table-cell table:number-columns-repeated="41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88" table:number-columns-repeated="21"/>
          <table:table-cell table:number-columns-repeated="41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93" office:value-type="float" office:value="1" calcext:value-type="float">
            <text:p>1</text:p>
          </table:table-cell>
          <table:table-cell table:formula="of:=SUM([.C40:.U40])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3" calcext:value-type="float">
            <text:p>3</text:p>
          </table:table-cell>
          <table:table-cell table:formula="of:=SUM([.C41:.U41])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" calcext:value-type="float">
            <text:p>2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formula="of:=SUM([.C42:.U42])"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5" calcext:value-type="float">
            <text:p>5</text:p>
          </table:table-cell>
          <table:table-cell table:style-name="ce89" table:number-columns-repeated="3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formula="of:=SUM([.C43:.U43])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formula="of:=SUM([.C44:.U44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40"/>
        </table:table-row>
        <table:table-row table:style-name="ro1">
          <table:table-cell/>
          <table:table-cell table:style-name="ce79" office:value-type="date" office:date-value="2020-03-09" calcext:value-type="date">
            <text:p>09/0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6"/>
          <table:table-cell table:style-name="ce94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94" office:value-type="float" office:value="8" calcext:value-type="float">
            <text:p>8</text:p>
          </table:table-cell>
          <table:table-cell table:style-name="ce88" table:number-columns-repeated="3"/>
          <table:table-cell table:style-name="ce94" office:value-type="float" office:value="5" calcext:value-type="float">
            <text:p>5</text:p>
          </table:table-cell>
          <table:table-cell table:style-name="ce88"/>
          <table:table-cell table:style-name="ce94" office:value-type="float" office:value="16" calcext:value-type="float">
            <text:p>16</text:p>
          </table:table-cell>
          <table:table-cell table:style-name="ce88" table:formula="of:=SUM([.C45:.U45])" office:value-type="float" office:value="16" calcext:value-type="float">
            <text:p>16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1" calcext:value-type="float">
            <text:p>2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35" calcext:value-type="float">
            <text:p>35</text:p>
          </table:table-cell>
          <table:table-cell table:formula="of:=SUM([.C46:.U46])"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31" calcext:value-type="float">
            <text:p>3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47" calcext:value-type="float">
            <text:p>47</text:p>
          </table:table-cell>
          <table:table-cell table:formula="of:=SUM([.C47:.U47])" office:value-type="float" office:value="47" calcext:value-type="float">
            <text:p>47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56" calcext:value-type="float">
            <text:p>56</text:p>
          </table:table-cell>
          <table:table-cell table:number-columns-repeated="3"/>
          <table:table-cell table:style-name="ce9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table:formula="of:=SUM([.C48:.U48])" office:value-type="float" office:value="84" calcext:value-type="float">
            <text:p>84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81" calcext:value-type="float">
            <text:p>81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120" calcext:value-type="float">
            <text:p>120</text:p>
          </table:table-cell>
          <table:table-cell table:formula="of:=SUM([.C49:.U49])" office:value-type="float" office:value="118" calcext:value-type="float">
            <text:p>118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86" calcext:value-type="float">
            <text:p>86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136" calcext:value-type="float">
            <text:p>136</text:p>
          </table:table-cell>
          <table:table-cell table:formula="of:=SUM([.C50:.U50])" office:value-type="float" office:value="136" calcext:value-type="float">
            <text:p>136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3" office:value-type="float" office:value="213" calcext:value-type="float">
            <text:p>213</text:p>
          </table:table-cell>
          <table:table-cell table:number-columns-repeated="3"/>
          <table:table-cell table:style-name="ce9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288" calcext:value-type="float">
            <text:p>288</text:p>
          </table:table-cell>
          <table:table-cell table:formula="of:=SUM([.C51:.U51])" office:value-type="float" office:value="288" calcext:value-type="float">
            <text:p>288</text:p>
          </table:table-cell>
          <table:table-cell table:number-columns-repeated="41"/>
        </table:table-row>
        <table:table-row table:style-name="ro1">
          <table:table-cell/>
          <table:table-cell table:style-name="ce80" office:value-type="date" office:date-value="2020-03-16" calcext:value-type="date">
            <text:p>16/0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style-name="ce94" office:value-type="float" office:value="17" calcext:value-type="float">
            <text:p>17</text:p>
          </table:table-cell>
          <table:table-cell table:style-name="ce88" office:value-type="float" office:value="9" calcext:value-type="float">
            <text:p>9</text:p>
          </table:table-cell>
          <table:table-cell table:style-name="ce94" office:value-type="float" office:value="12" calcext:value-type="float">
            <text:p>12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94" office:value-type="float" office:value="213" calcext:value-type="float">
            <text:p>21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4" office:value-type="float" office:value="23" calcext:value-type="float">
            <text:p>23</text:p>
          </table:table-cell>
          <table:table-cell table:style-name="ce88" office:value-type="float" office:value="4" calcext:value-type="float">
            <text:p>4</text:p>
          </table:table-cell>
          <table:table-cell table:style-name="ce94" office:value-type="float" office:value="309" calcext:value-type="float">
            <text:p>309</text:p>
          </table:table-cell>
          <table:table-cell table:style-name="ce88" table:formula="of:=SUM([.C52:.U52])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93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3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3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491" calcext:value-type="float">
            <text:p>491</text:p>
          </table:table-cell>
          <table:table-cell table:formula="of:=SUM([.C53:.U53])" office:value-type="float" office:value="491" calcext:value-type="float">
            <text:p>491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93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598" calcext:value-type="float">
            <text:p>598</text:p>
          </table:table-cell>
          <table:table-cell table:formula="of:=SUM([.C54:.U54])" office:value-type="float" office:value="598" calcext:value-type="float">
            <text:p>598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93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93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3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767" calcext:value-type="float">
            <text:p>767</text:p>
          </table:table-cell>
          <table:table-cell table:formula="of:=SUM([.C55:.U55])" office:value-type="float" office:value="767" calcext:value-type="float">
            <text:p>767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93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93" office:value-type="float" office:value="1002" calcext:value-type="float">
            <text:p>1002</text:p>
          </table:table-cell>
          <table:table-cell table:formula="of:=SUM([.C56:.U56])" office:value-type="float" office:value="1002" calcext:value-type="float">
            <text:p>1002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93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93" office:value-type="float" office:value="1326" calcext:value-type="float">
            <text:p>1326</text:p>
          </table:table-cell>
          <table:table-cell table:formula="of:=SUM([.C57:.U57])" office:value-type="float" office:value="1326" calcext:value-type="float">
            <text:p>1326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style-name="ce93" office:value-type="float" office:value="191" calcext:value-type="float">
            <text:p>1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93" office:value-type="float" office:value="1021" calcext:value-type="float">
            <text:p>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93"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style-name="ce93" office:value-type="float" office:value="1720" calcext:value-type="float">
            <text:p>1720</text:p>
          </table:table-cell>
          <table:table-cell table:formula="of:=SUM([.C58:.U58])" office:value-type="float" office:value="1720" calcext:value-type="float">
            <text:p>1720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style-name="ce93" office:value-type="float" office:value="245" calcext:value-type="float">
            <text:p>24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3" office:value-type="float" office:value="1263" calcext:value-type="float">
            <text:p>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3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style-name="ce93" office:value-type="float" office:value="2182" calcext:value-type="float">
            <text:p>2182</text:p>
          </table:table-cell>
          <table:table-cell table:formula="of:=SUM([.C59:.U59])" office:value-type="float" office:value="2182" calcext:value-type="float">
            <text:p>2182</text:p>
          </table:table-cell>
          <table:table-cell table:number-columns-repeated="41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style-name="ce93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93"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93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style-name="ce93" office:value-type="float" office:value="2696" calcext:value-type="float">
            <text:p>2696</text:p>
          </table:table-cell>
          <table:table-cell table:formula="of:=SUM([.C60:.U60])" office:value-type="float" office:value="2696" calcext:value-type="float">
            <text:p>2696</text:p>
          </table:table-cell>
          <table:table-cell table:number-columns-repeated="41"/>
        </table:table-row>
        <table:table-row table:style-name="ro1">
          <table:table-cell/>
          <table:table-cell table:style-name="ce74"/>
          <table:table-cell table:number-columns-repeated="6"/>
          <table:table-cell table:style-name="ce93"/>
          <table:table-cell/>
          <table:table-cell table:style-name="ce93"/>
          <table:table-cell table:number-columns-repeated="4"/>
          <table:table-cell table:style-name="ce93"/>
          <table:table-cell table:number-columns-repeated="3"/>
          <table:table-cell table:style-name="ce93"/>
          <table:table-cell/>
          <table:table-cell table:style-name="ce93"/>
          <table:table-cell table:number-columns-repeated="42"/>
        </table:table-row>
        <table:table-row table:style-name="ro1">
          <table:table-cell table:style-name="ce10"/>
          <table:table-cell table:style-name="ce15"/>
          <table:table-cell table:style-name="ce21" table:number-columns-repeated="6"/>
          <table:table-cell table:style-name="ce27"/>
          <table:table-cell table:style-name="ce21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3"/>
          <table:table-cell table:style-name="ce27"/>
          <table:table-cell table:style-name="ce21"/>
          <table:table-cell table:style-name="ce27"/>
          <table:table-cell table:style-name="ce21"/>
          <table:table-cell table:style-name="ce10" table:number-columns-repeated="41"/>
        </table:table-row>
        <table:table-row table:style-name="ro1">
          <table:table-cell/>
          <table:table-cell table:style-name="ce74"/>
          <table:table-cell table:number-columns-repeated="6"/>
          <table:table-cell table:style-name="ce93"/>
          <table:table-cell/>
          <table:table-cell table:style-name="ce93"/>
          <table:table-cell table:number-columns-repeated="4"/>
          <table:table-cell table:style-name="ce93"/>
          <table:table-cell table:number-columns-repeated="3"/>
          <table:table-cell table:style-name="ce93"/>
          <table:table-cell/>
          <table:table-cell table:style-name="ce93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Canarias</text:p>
          </table:table-cell>
          <table:table-cell table:style-name="ce75" office:value-type="string" calcext:value-type="string">
            <text:p>Cantabria</text:p>
          </table:table-cell>
          <table:table-cell table:style-name="ce9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9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95" office:value-type="string" calcext:value-type="string">
            <text:p>País Vasco</text:p>
          </table:table-cell>
          <table:table-cell table:style-name="ce95" office:value-type="string" calcext:value-type="string">
            <text:p>La Rioja</text:p>
          </table:table-cell>
          <table:table-cell table:style-name="ce75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42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91" table:number-columns-repeated="6"/>
          <table:table-cell table:style-name="ce97"/>
          <table:table-cell table:style-name="ce91" table:number-columns-repeated="6"/>
          <table:table-cell table:style-name="ce97"/>
          <table:table-cell table:style-name="ce91" table:number-columns-repeated="3"/>
          <table:table-cell table:style-name="ce97" table:number-columns-repeated="2"/>
          <table:table-cell table:style-name="ce91"/>
          <table:table-cell table:style-name="ce88"/>
          <table:table-cell table:number-columns-repeated="41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42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40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9" table:formula="of:=[.V40]/[.V$36]*1000000" office:value-type="float" office:value="0.112256741045364" calcext:value-type="float">
            <text:p>0.1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41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1]/[.P$36]*1000000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6" table:formula="of:=[.T41]/[.T$36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41]/[.V$36]*1000000" office:value-type="float" office:value="0.336770223136092" calcext:value-type="float">
            <text:p>0.3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/>
          <table:table-cell table:style-name="ce90" table:formula="of:=[.D42]/[.D$36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2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2]/[.P$36]*1000000" office:value-type="float" office:value="1.73271937310213" calcext:value-type="float">
            <text:p>2</text:p>
          </table:table-cell>
          <table:table-cell table:style-name="ce90" table:number-columns-repeated="3"/>
          <table:table-cell table:style-name="ce96" table:formula="of:=[.T42]/[.T$36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42]/[.V$36]*1000000" office:value-type="float" office:value="0.56128370522682" calcext:value-type="float">
            <text:p>0.6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/>
          <table:table-cell table:style-name="ce90" table:formula="of:=[.D43]/[.D$36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3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3]/[.P$36]*1000000" office:value-type="float" office:value="4.33179843275533" calcext:value-type="float">
            <text:p>4</text:p>
          </table:table-cell>
          <table:table-cell table:style-name="ce90" table:number-columns-repeated="3"/>
          <table:table-cell table:style-name="ce96" table:formula="of:=[.T43]/[.T$36]*1000000" office:value-type="float" office:value="4.13136928037744" calcext:value-type="float">
            <text:p>4</text:p>
          </table:table-cell>
          <table:table-cell table:style-name="ce96"/>
          <table:table-cell table:style-name="ce99" table:formula="of:=[.V43]/[.V$36]*1000000" office:value-type="float" office:value="1.12256741045364" calcext:value-type="float">
            <text:p>1.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92"/>
          <table:table-cell table:style-name="ce92" table:formula="of:=[.D44]/[.D$36]*1000000" office:value-type="float" office:value="3.53456807578114" calcext:value-type="float">
            <text:p>4</text:p>
          </table:table-cell>
          <table:table-cell table:style-name="ce92" table:number-columns-repeated="4"/>
          <table:table-cell table:style-name="ce98"/>
          <table:table-cell table:style-name="ce92" table:number-columns-repeated="3"/>
          <table:table-cell table:style-name="ce92" table:formula="of:=[.M44]/[.M$36]*1000000" office:value-type="float" office:value="1.05637001683854" calcext:value-type="float">
            <text:p>1</text:p>
          </table:table-cell>
          <table:table-cell table:style-name="ce92" table:number-columns-repeated="2"/>
          <table:table-cell table:style-name="ce98" table:formula="of:=[.P44]/[.P$36]*1000000" office:value-type="float" office:value="6.93087749240852" calcext:value-type="float">
            <text:p>7</text:p>
          </table:table-cell>
          <table:table-cell table:style-name="ce92" table:number-columns-repeated="3"/>
          <table:table-cell table:style-name="ce98" table:formula="of:=[.T44]/[.T$36]*1000000" office:value-type="float" office:value="10.3284232009436" calcext:value-type="float">
            <text:p>10</text:p>
          </table:table-cell>
          <table:table-cell table:style-name="ce98"/>
          <table:table-cell table:style-name="ce100" table:formula="of:=[.V44]/[.V$36]*1000000" office:value-type="float" office:value="1.79610785672582" calcext:value-type="float">
            <text:p>1.8</text:p>
          </table:table-cell>
          <table:table-cell table:style-name="ce75"/>
          <table:table-cell table:number-columns-repeated="41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/>
          <table:table-cell table:style-name="ce90" table:formula="of:=[.D45]/[.D$36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5]/[.K$36]*1000000" office:value-type="float" office:value="0.703521335339776" calcext:value-type="float">
            <text:p>1</text:p>
          </table:table-cell>
          <table:table-cell table:style-name="ce90"/>
          <table:table-cell table:style-name="ce90" table:formula="of:=[.M45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5]/[.P$36]*1000000" office:value-type="float" office:value="6.93087749240852" calcext:value-type="float">
            <text:p>7</text:p>
          </table:table-cell>
          <table:table-cell table:style-name="ce90" table:number-columns-repeated="3"/>
          <table:table-cell table:style-name="ce96" table:formula="of:=[.T45]/[.T$36]*1000000" office:value-type="float" office:value="10.3284232009436" calcext:value-type="float">
            <text:p>10</text:p>
          </table:table-cell>
          <table:table-cell table:style-name="ce96"/>
          <table:table-cell table:style-name="ce99" table:formula="of:=[.V45]/[.V$36]*1000000" office:value-type="float" office:value="1.79610785672582" calcext:value-type="float">
            <text:p>1.8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/>
          <table:table-cell table:style-name="ce90" table:formula="of:=[.D46]/[.D$36]*1000000" office:value-type="float" office:value="10.6037042273434" calcext:value-type="float">
            <text:p>11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6]/[.K$36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6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6]/[.P$36]*1000000" office:value-type="float" office:value="18.1935534175724" calcext:value-type="float">
            <text:p>18</text:p>
          </table:table-cell>
          <table:table-cell table:style-name="ce90" table:number-columns-repeated="3"/>
          <table:table-cell table:style-name="ce96" table:formula="of:=[.T46]/[.T$36]*1000000" office:value-type="float" office:value="12.3941078411323" calcext:value-type="float">
            <text:p>12</text:p>
          </table:table-cell>
          <table:table-cell table:style-name="ce96" table:formula="of:=[.U46]/[.U$36]*1000000" office:value-type="float" office:value="15.2940276821901" calcext:value-type="float">
            <text:p>15</text:p>
          </table:table-cell>
          <table:table-cell table:style-name="ce99" table:formula="of:=[.V46]/[.V$36]*1000000" office:value-type="float" office:value="3.92898593658774" calcext:value-type="float">
            <text:p>3.9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/>
          <table:table-cell table:style-name="ce90" table:formula="of:=[.D47]/[.D$36]*1000000" office:value-type="float" office:value="14.1382723031246" calcext:value-type="float">
            <text:p>1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7]/[.K$36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7]/[.M$36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7]/[.P$36]*1000000" office:value-type="float" office:value="26.857150283083" calcext:value-type="float">
            <text:p>27</text:p>
          </table:table-cell>
          <table:table-cell table:style-name="ce90" table:number-columns-repeated="3"/>
          <table:table-cell table:style-name="ce96" table:formula="of:=[.T47]/[.T$36]*1000000" office:value-type="float" office:value="12.3941078411323" calcext:value-type="float">
            <text:p>12</text:p>
          </table:table-cell>
          <table:table-cell table:style-name="ce96" table:formula="of:=[.U47]/[.U$36]*1000000" office:value-type="float" office:value="30.5880553643802" calcext:value-type="float">
            <text:p>31</text:p>
          </table:table-cell>
          <table:table-cell table:style-name="ce99" table:formula="of:=[.V47]/[.V$36]*1000000" office:value-type="float" office:value="5.27606682913211" calcext:value-type="float">
            <text:p>5.3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/>
          <table:table-cell table:style-name="ce90" table:formula="of:=[.D48]/[.D$36]*1000000" office:value-type="float" office:value="21.2074084546868" calcext:value-type="float">
            <text:p>21</text:p>
          </table:table-cell>
          <table:table-cell table:style-name="ce90" table:formula="of:=[.E48]/[.E$36]*1000000" office:value-type="float" office:value="3.85187239517129" calcext:value-type="float">
            <text:p>4</text:p>
          </table:table-cell>
          <table:table-cell table:style-name="ce90" table:formula="of:=[.F48]/[.F$36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8]/[.I$36]*1000000" office:value-type="float" office:value="2.61377774525077" calcext:value-type="float">
            <text:p>3</text:p>
          </table:table-cell>
          <table:table-cell table:style-name="ce90"/>
          <table:table-cell table:style-name="ce90" table:formula="of:=[.K48]/[.K$36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8]/[.M$36]*1000000" office:value-type="float" office:value="1.05637001683854" calcext:value-type="float">
            <text:p>1</text:p>
          </table:table-cell>
          <table:table-cell table:style-name="ce90" table:formula="of:=[.N48]/[.N$36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8]/[.P$36]*1000000" office:value-type="float" office:value="48.5161424468597" calcext:value-type="float">
            <text:p>49</text:p>
          </table:table-cell>
          <table:table-cell table:style-name="ce90" table:number-columns-repeated="3"/>
          <table:table-cell table:style-name="ce96" table:formula="of:=[.T48]/[.T$36]*1000000" office:value-type="float" office:value="22.7225310420759" calcext:value-type="float">
            <text:p>23</text:p>
          </table:table-cell>
          <table:table-cell table:style-name="ce96" table:formula="of:=[.U48]/[.U$36]*1000000" office:value-type="float" office:value="30.5880553643802" calcext:value-type="float">
            <text:p>31</text:p>
          </table:table-cell>
          <table:table-cell table:style-name="ce99" table:formula="of:=[.V48]/[.V$36]*1000000" office:value-type="float" office:value="9.42956624781057" calcext:value-type="float">
            <text:p>9.4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/>
          <table:table-cell table:style-name="ce90" table:formula="of:=[.D49]/[.D$36]*1000000" office:value-type="float" office:value="24.741976530468" calcext:value-type="float">
            <text:p>25</text:p>
          </table:table-cell>
          <table:table-cell table:style-name="ce90" table:formula="of:=[.E49]/[.E$36]*1000000" office:value-type="float" office:value="3.85187239517129" calcext:value-type="float">
            <text:p>4</text:p>
          </table:table-cell>
          <table:table-cell table:style-name="ce90" table:formula="of:=[.F49]/[.F$36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9]/[.I$36]*1000000" office:value-type="float" office:value="13.0688887262538" calcext:value-type="float">
            <text:p>13</text:p>
          </table:table-cell>
          <table:table-cell table:style-name="ce90" table:formula="of:=[.J49]/[.J$36]*1000000" office:value-type="float" office:value="1.65607057510363" calcext:value-type="float">
            <text:p>2</text:p>
          </table:table-cell>
          <table:table-cell table:style-name="ce90" table:formula="of:=[.K49]/[.K$36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9]/[.M$36]*1000000" office:value-type="float" office:value="1.05637001683854" calcext:value-type="float">
            <text:p>1</text:p>
          </table:table-cell>
          <table:table-cell table:style-name="ce90" table:formula="of:=[.N49]/[.N$36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9]/[.P$36]*1000000" office:value-type="float" office:value="70.1751346106363" calcext:value-type="float">
            <text:p>70</text:p>
          </table:table-cell>
          <table:table-cell table:style-name="ce90" table:number-columns-repeated="3"/>
          <table:table-cell table:style-name="ce96" table:formula="of:=[.T49]/[.T$36]*1000000" office:value-type="float" office:value="28.9195849626421" calcext:value-type="float">
            <text:p>29</text:p>
          </table:table-cell>
          <table:table-cell table:style-name="ce96" table:formula="of:=[.U49]/[.U$36]*1000000" office:value-type="float" office:value="30.5880553643802" calcext:value-type="float">
            <text:p>31</text:p>
          </table:table-cell>
          <table:table-cell table:style-name="ce96" table:formula="of:=[.V49]/[.V$36]*1000000" office:value-type="float" office:value="13.4708089254437" calcext:value-type="float">
            <text:p>13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C50]/[.C$36]*1000000" office:value-type="float" office:value="1.41748969662177" calcext:value-type="float">
            <text:p>1</text:p>
          </table:table-cell>
          <table:table-cell table:style-name="ce90" table:formula="of:=[.D50]/[.D$36]*1000000" office:value-type="float" office:value="24.741976530468" calcext:value-type="float">
            <text:p>25</text:p>
          </table:table-cell>
          <table:table-cell table:style-name="ce90" table:formula="of:=[.E50]/[.E$36]*1000000" office:value-type="float" office:value="3.85187239517129" calcext:value-type="float">
            <text:p>4</text:p>
          </table:table-cell>
          <table:table-cell table:style-name="ce90" table:formula="of:=[.F50]/[.F$36]*1000000" office:value-type="float" office:value="5.71954769816803" calcext:value-type="float">
            <text:p>6</text:p>
          </table:table-cell>
          <table:table-cell table:style-name="ce90" table:formula="of:=[.G50]/[.G$36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50]/[.I$36]*1000000" office:value-type="float" office:value="15.6826664715046" calcext:value-type="float">
            <text:p>16</text:p>
          </table:table-cell>
          <table:table-cell table:style-name="ce90" table:formula="of:=[.J50]/[.J$36]*1000000" office:value-type="float" office:value="4.96821172531089" calcext:value-type="float">
            <text:p>5</text:p>
          </table:table-cell>
          <table:table-cell table:style-name="ce90" table:formula="of:=[.K50]/[.K$36]*1000000" office:value-type="float" office:value="4.22112801203866" calcext:value-type="float">
            <text:p>4</text:p>
          </table:table-cell>
          <table:table-cell table:style-name="ce90"/>
          <table:table-cell table:style-name="ce90" table:formula="of:=[.M50]/[.M$36]*1000000" office:value-type="float" office:value="4.22548006735415" calcext:value-type="float">
            <text:p>4</text:p>
          </table:table-cell>
          <table:table-cell table:style-name="ce90" table:formula="of:=[.N50]/[.N$36]*1000000" office:value-type="float" office:value="9.12417084097483" calcext:value-type="float">
            <text:p>9</text:p>
          </table:table-cell>
          <table:table-cell table:style-name="ce90"/>
          <table:table-cell table:style-name="ce96" table:formula="of:=[.P50]/[.P$36]*1000000" office:value-type="float" office:value="74.5069330433916" calcext:value-type="float">
            <text:p>75</text:p>
          </table:table-cell>
          <table:table-cell table:style-name="ce90" table:number-columns-repeated="3"/>
          <table:table-cell table:style-name="ce96" table:formula="of:=[.T50]/[.T$36]*1000000" office:value-type="float" office:value="28.9195849626421" calcext:value-type="float">
            <text:p>29</text:p>
          </table:table-cell>
          <table:table-cell table:style-name="ce96" table:formula="of:=[.U50]/[.U$36]*1000000" office:value-type="float" office:value="45.8820830465703" calcext:value-type="float">
            <text:p>46</text:p>
          </table:table-cell>
          <table:table-cell table:style-name="ce96" table:formula="of:=[.V50]/[.V$36]*1000000" office:value-type="float" office:value="15.2669167821695" calcext:value-type="float">
            <text:p>15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C51]/[.C$36]*1000000" office:value-type="float" office:value="4.2524690898653" calcext:value-type="float">
            <text:p>4</text:p>
          </table:table-cell>
          <table:table-cell table:style-name="ce90" table:formula="of:=[.D51]/[.D$36]*1000000" office:value-type="float" office:value="24.741976530468" calcext:value-type="float">
            <text:p>25</text:p>
          </table:table-cell>
          <table:table-cell table:style-name="ce90" table:formula="of:=[.E51]/[.E$36]*1000000" office:value-type="float" office:value="3.85187239517129" calcext:value-type="float">
            <text:p>4</text:p>
          </table:table-cell>
          <table:table-cell table:style-name="ce90" table:formula="of:=[.F51]/[.F$36]*1000000" office:value-type="float" office:value="5.71954769816803" calcext:value-type="float">
            <text:p>6</text:p>
          </table:table-cell>
          <table:table-cell table:style-name="ce90" table:formula="of:=[.G51]/[.G$36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51]/[.I$36]*1000000" office:value-type="float" office:value="26.1377774525077" calcext:value-type="float">
            <text:p>26</text:p>
          </table:table-cell>
          <table:table-cell table:style-name="ce90" table:formula="of:=[.J51]/[.J$36]*1000000" office:value-type="float" office:value="9.93642345062177" calcext:value-type="float">
            <text:p>10</text:p>
          </table:table-cell>
          <table:table-cell table:style-name="ce90" table:formula="of:=[.K51]/[.K$36]*1000000" office:value-type="float" office:value="5.62817068271821" calcext:value-type="float">
            <text:p>6</text:p>
          </table:table-cell>
          <table:table-cell table:style-name="ce90"/>
          <table:table-cell table:style-name="ce90" table:formula="of:=[.M51]/[.M$36]*1000000" office:value-type="float" office:value="5.28185008419269" calcext:value-type="float">
            <text:p>5</text:p>
          </table:table-cell>
          <table:table-cell table:style-name="ce90" table:formula="of:=[.N51]/[.N$36]*1000000" office:value-type="float" office:value="9.12417084097483" calcext:value-type="float">
            <text:p>9</text:p>
          </table:table-cell>
          <table:table-cell table:style-name="ce90" table:formula="of:=[.O51]/[.O$36]*1000000" office:value-type="float" office:value="2.97207733345222" calcext:value-type="float">
            <text:p>3</text:p>
          </table:table-cell>
          <table:table-cell table:style-name="ce96" table:formula="of:=[.P51]/[.P$36]*1000000" office:value-type="float" office:value="184.534613235377" calcext:value-type="float">
            <text:p>185</text:p>
          </table:table-cell>
          <table:table-cell table:style-name="ce90" table:number-columns-repeated="3"/>
          <table:table-cell table:style-name="ce96" table:formula="of:=[.T51]/[.T$36]*1000000" office:value-type="float" office:value="47.5107467243406" calcext:value-type="float">
            <text:p>48</text:p>
          </table:table-cell>
          <table:table-cell table:style-name="ce96" table:formula="of:=[.U51]/[.U$36]*1000000" office:value-type="float" office:value="45.8820830465703" calcext:value-type="float">
            <text:p>46</text:p>
          </table:table-cell>
          <table:table-cell table:style-name="ce96" table:formula="of:=[.V51]/[.V$36]*1000000" office:value-type="float" office:value="32.3299414210648" calcext:value-type="float">
            <text:p>32</text:p>
          </table:table-cell>
          <table:table-cell table:number-columns-repeated="42"/>
        </table:table-row>
        <table:table-row table:style-name="ro1">
          <table:table-cell/>
          <table:table-cell table:style-name="ce79" office:value-type="date" office:date-value="2020-03-16" calcext:value-type="date">
            <text:p>16/03</text:p>
          </table:table-cell>
          <table:table-cell table:style-name="ce91" table:formula="of:=[.C52]/[.C$36]*1000000" office:value-type="float" office:value="4.96121393817619" calcext:value-type="float">
            <text:p>5</text:p>
          </table:table-cell>
          <table:table-cell table:style-name="ce91" table:formula="of:=[.D52]/[.D$36]*1000000" office:value-type="float" office:value="38.8802488335925" calcext:value-type="float">
            <text:p>39</text:p>
          </table:table-cell>
          <table:table-cell table:style-name="ce91" table:formula="of:=[.E52]/[.E$36]*1000000" office:value-type="float" office:value="3.85187239517129" calcext:value-type="float">
            <text:p>4</text:p>
          </table:table-cell>
          <table:table-cell table:style-name="ce91" table:formula="of:=[.F52]/[.F$36]*1000000" office:value-type="float" office:value="5.71954769816803" calcext:value-type="float">
            <text:p>6</text:p>
          </table:table-cell>
          <table:table-cell table:style-name="ce91" table:formula="of:=[.G52]/[.G$36]*1000000" office:value-type="float" office:value="3.01631828190511" calcext:value-type="float">
            <text:p>3</text:p>
          </table:table-cell>
          <table:table-cell table:style-name="ce91"/>
          <table:table-cell table:style-name="ce97" table:formula="of:=[.I52]/[.I$36]*1000000" office:value-type="float" office:value="44.434221669263" calcext:value-type="float">
            <text:p>44</text:p>
          </table:table-cell>
          <table:table-cell table:style-name="ce91" table:formula="of:=[.J52]/[.J$36]*1000000" office:value-type="float" office:value="14.9046351759327" calcext:value-type="float">
            <text:p>15</text:p>
          </table:table-cell>
          <table:table-cell table:style-name="ce91" table:formula="of:=[.K52]/[.K$36]*1000000" office:value-type="float" office:value="8.44225602407732" calcext:value-type="float">
            <text:p>8</text:p>
          </table:table-cell>
          <table:table-cell table:style-name="ce91"/>
          <table:table-cell table:style-name="ce91" table:formula="of:=[.M52]/[.M$36]*1000000" office:value-type="float" office:value="5.28185008419269" calcext:value-type="float">
            <text:p>5</text:p>
          </table:table-cell>
          <table:table-cell table:style-name="ce91" table:formula="of:=[.N52]/[.N$36]*1000000" office:value-type="float" office:value="9.12417084097483" calcext:value-type="float">
            <text:p>9</text:p>
          </table:table-cell>
          <table:table-cell table:style-name="ce91" table:formula="of:=[.O52]/[.O$36]*1000000" office:value-type="float" office:value="2.97207733345222" calcext:value-type="float">
            <text:p>3</text:p>
          </table:table-cell>
          <table:table-cell table:style-name="ce97" table:formula="of:=[.P52]/[.P$36]*1000000" office:value-type="float" office:value="184.534613235377" calcext:value-type="float">
            <text:p>185</text:p>
          </table:table-cell>
          <table:table-cell table:style-name="ce91" table:number-columns-repeated="2"/>
          <table:table-cell table:style-name="ce91" table:formula="of:=[.S52]/[.S$36]*1000000" office:value-type="float" office:value="7.90913980195514" calcext:value-type="float">
            <text:p>8</text:p>
          </table:table-cell>
          <table:table-cell table:style-name="ce97" table:formula="of:=[.T52]/[.T$36]*1000000" office:value-type="float" office:value="47.5107467243406" calcext:value-type="float">
            <text:p>48</text:p>
          </table:table-cell>
          <table:table-cell table:style-name="ce97" table:formula="of:=[.U52]/[.U$36]*1000000" office:value-type="float" office:value="61.1761107287604" calcext:value-type="float">
            <text:p>61</text:p>
          </table:table-cell>
          <table:table-cell table:style-name="ce97" table:formula="of:=[.V52]/[.V$36]*1000000" office:value-type="float" office:value="34.6873329830175" calcext:value-type="float">
            <text:p>35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C53]/[.C$36]*1000000" office:value-type="float" office:value="7.79619333141972" calcext:value-type="float">
            <text:p>8</text:p>
          </table:table-cell>
          <table:table-cell table:style-name="ce90" table:formula="of:=[.D53]/[.D$36]*1000000" office:value-type="float" office:value="42.4148169093737" calcext:value-type="float">
            <text:p>42</text:p>
          </table:table-cell>
          <table:table-cell table:style-name="ce90" table:formula="of:=[.E53]/[.E$36]*1000000" office:value-type="float" office:value="3.85187239517129" calcext:value-type="float">
            <text:p>4</text:p>
          </table:table-cell>
          <table:table-cell table:style-name="ce90" table:formula="of:=[.F53]/[.F$36]*1000000" office:value-type="float" office:value="5.71954769816803" calcext:value-type="float">
            <text:p>6</text:p>
          </table:table-cell>
          <table:table-cell table:style-name="ce90" table:formula="of:=[.G53]/[.G$36]*1000000" office:value-type="float" office:value="6.03263656381021" calcext:value-type="float">
            <text:p>6</text:p>
          </table:table-cell>
          <table:table-cell table:style-name="ce90"/>
          <table:table-cell table:style-name="ce96" table:formula="of:=[.I53]/[.I$36]*1000000" office:value-type="float" office:value="44.434221669263" calcext:value-type="float">
            <text:p>44</text:p>
          </table:table-cell>
          <table:table-cell table:style-name="ce90" table:formula="of:=[.J53]/[.J$36]*1000000" office:value-type="float" office:value="19.8728469012435" calcext:value-type="float">
            <text:p>20</text:p>
          </table:table-cell>
          <table:table-cell table:style-name="ce90" table:formula="of:=[.K53]/[.K$36]*1000000" office:value-type="float" office:value="12.663384036116" calcext:value-type="float">
            <text:p>13</text:p>
          </table:table-cell>
          <table:table-cell table:style-name="ce90"/>
          <table:table-cell table:style-name="ce90" table:formula="of:=[.M53]/[.M$36]*1000000" office:value-type="float" office:value="13.732810218901" calcext:value-type="float">
            <text:p>14</text:p>
          </table:table-cell>
          <table:table-cell table:style-name="ce90" table:formula="of:=[.N53]/[.N$36]*1000000" office:value-type="float" office:value="13.6862562614622" calcext:value-type="float">
            <text:p>14</text:p>
          </table:table-cell>
          <table:table-cell table:style-name="ce90" table:formula="of:=[.O53]/[.O$36]*1000000" office:value-type="float" office:value="4.45811600017832" calcext:value-type="float">
            <text:p>4</text:p>
          </table:table-cell>
          <table:table-cell table:style-name="ce96" table:formula="of:=[.P53]/[.P$36]*1000000" office:value-type="float" office:value="307.557688725628" calcext:value-type="float">
            <text:p>308</text:p>
          </table:table-cell>
          <table:table-cell table:style-name="ce90" table:number-columns-repeated="2"/>
          <table:table-cell table:style-name="ce90" table:formula="of:=[.S53]/[.S$36]*1000000" office:value-type="float" office:value="15.8182796039103" calcext:value-type="float">
            <text:p>16</text:p>
          </table:table-cell>
          <table:table-cell table:style-name="ce96" table:formula="of:=[.T53]/[.T$36]*1000000" office:value-type="float" office:value="74.364647046794" calcext:value-type="float">
            <text:p>74</text:p>
          </table:table-cell>
          <table:table-cell table:style-name="ce96" table:formula="of:=[.U53]/[.U$36]*1000000" office:value-type="float" office:value="76.4701384109505" calcext:value-type="float">
            <text:p>76</text:p>
          </table:table-cell>
          <table:table-cell table:style-name="ce96" table:formula="of:=[.V53]/[.V$36]*1000000" office:value-type="float" office:value="55.1180598532737" calcext:value-type="float">
            <text:p>55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C54]/[.C$36]*1000000" office:value-type="float" office:value="13.4661521179068" calcext:value-type="float">
            <text:p>13</text:p>
          </table:table-cell>
          <table:table-cell table:style-name="ce90" table:formula="of:=[.D54]/[.D$36]*1000000" office:value-type="float" office:value="45.9493849851548" calcext:value-type="float">
            <text:p>46</text:p>
          </table:table-cell>
          <table:table-cell table:style-name="ce90" table:formula="of:=[.E54]/[.E$36]*1000000" office:value-type="float" office:value="3.85187239517129" calcext:value-type="float">
            <text:p>4</text:p>
          </table:table-cell>
          <table:table-cell table:style-name="ce90" table:formula="of:=[.F54]/[.F$36]*1000000" office:value-type="float" office:value="5.71954769816803" calcext:value-type="float">
            <text:p>6</text:p>
          </table:table-cell>
          <table:table-cell table:style-name="ce90" table:formula="of:=[.G54]/[.G$36]*1000000" office:value-type="float" office:value="9.04895484571532" calcext:value-type="float">
            <text:p>9</text:p>
          </table:table-cell>
          <table:table-cell table:style-name="ce90" table:formula="of:=[.H54]/[.H$36]*1000000" office:value-type="float" office:value="8.02658404636155" calcext:value-type="float">
            <text:p>8</text:p>
          </table:table-cell>
          <table:table-cell table:style-name="ce96" table:formula="of:=[.I54]/[.I$36]*1000000" office:value-type="float" office:value="73.1857768670214" calcext:value-type="float">
            <text:p>73</text:p>
          </table:table-cell>
          <table:table-cell table:style-name="ce90" table:formula="of:=[.J54]/[.J$36]*1000000" office:value-type="float" office:value="36.4335526522798" calcext:value-type="float">
            <text:p>36</text:p>
          </table:table-cell>
          <table:table-cell table:style-name="ce90" table:formula="of:=[.K54]/[.K$36]*1000000" office:value-type="float" office:value="28.8443747489308" calcext:value-type="float">
            <text:p>29</text:p>
          </table:table-cell>
          <table:table-cell table:style-name="ce90"/>
          <table:table-cell table:style-name="ce90" table:formula="of:=[.M54]/[.M$36]*1000000" office:value-type="float" office:value="23.2401403704478" calcext:value-type="float">
            <text:p>23</text:p>
          </table:table-cell>
          <table:table-cell table:style-name="ce90" table:formula="of:=[.N54]/[.N$36]*1000000" office:value-type="float" office:value="27.3725125229245" calcext:value-type="float">
            <text:p>27</text:p>
          </table:table-cell>
          <table:table-cell table:style-name="ce90" table:formula="of:=[.O54]/[.O$36]*1000000" office:value-type="float" office:value="4.45811600017832" calcext:value-type="float">
            <text:p>4</text:p>
          </table:table-cell>
          <table:table-cell table:style-name="ce96" table:formula="of:=[.P54]/[.P$36]*1000000" office:value-type="float" office:value="337.880277754916" calcext:value-type="float">
            <text:p>338</text:p>
          </table:table-cell>
          <table:table-cell table:style-name="ce90" table:number-columns-repeated="2"/>
          <table:table-cell table:style-name="ce90" table:formula="of:=[.S54]/[.S$36]*1000000" office:value-type="float" office:value="23.7274194058654" calcext:value-type="float">
            <text:p>24</text:p>
          </table:table-cell>
          <table:table-cell table:style-name="ce96" table:formula="of:=[.T54]/[.T$36]*1000000" office:value-type="float" office:value="82.6273856075489" calcext:value-type="float">
            <text:p>83</text:p>
          </table:table-cell>
          <table:table-cell table:style-name="ce96" table:formula="of:=[.U54]/[.U$36]*1000000" office:value-type="float" office:value="76.4701384109505" calcext:value-type="float">
            <text:p>76</text:p>
          </table:table-cell>
          <table:table-cell table:style-name="ce96" table:formula="of:=[.V54]/[.V$36]*1000000" office:value-type="float" office:value="67.1295311451276" calcext:value-type="float">
            <text:p>67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C55]/[.C$36]*1000000" office:value-type="float" office:value="16.3011315111503" calcext:value-type="float">
            <text:p>16</text:p>
          </table:table-cell>
          <table:table-cell table:style-name="ce90" table:formula="of:=[.D55]/[.D$36]*1000000" office:value-type="float" office:value="53.0185211367171" calcext:value-type="float">
            <text:p>53</text:p>
          </table:table-cell>
          <table:table-cell table:style-name="ce90" table:formula="of:=[.E55]/[.E$36]*1000000" office:value-type="float" office:value="3.85187239517129" calcext:value-type="float">
            <text:p>4</text:p>
          </table:table-cell>
          <table:table-cell table:style-name="ce90" table:formula="of:=[.F55]/[.F$36]*1000000" office:value-type="float" office:value="11.4390953963361" calcext:value-type="float">
            <text:p>11</text:p>
          </table:table-cell>
          <table:table-cell table:style-name="ce90" table:formula="of:=[.G55]/[.G$36]*1000000" office:value-type="float" office:value="9.04895484571532" calcext:value-type="float">
            <text:p>9</text:p>
          </table:table-cell>
          <table:table-cell table:style-name="ce90" table:formula="of:=[.H55]/[.H$36]*1000000" office:value-type="float" office:value="8.02658404636155" calcext:value-type="float">
            <text:p>8</text:p>
          </table:table-cell>
          <table:table-cell table:style-name="ce96" table:formula="of:=[.I55]/[.I$36]*1000000" office:value-type="float" office:value="109.778665300532" calcext:value-type="float">
            <text:p>110</text:p>
          </table:table-cell>
          <table:table-cell table:style-name="ce90" table:formula="of:=[.J55]/[.J$36]*1000000" office:value-type="float" office:value="48.0260466780052" calcext:value-type="float">
            <text:p>48</text:p>
          </table:table-cell>
          <table:table-cell table:style-name="ce90" table:formula="of:=[.K55]/[.K$36]*1000000" office:value-type="float" office:value="38.6936734436877" calcext:value-type="float">
            <text:p>39</text:p>
          </table:table-cell>
          <table:table-cell table:style-name="ce90"/>
          <table:table-cell table:style-name="ce90" table:formula="of:=[.M55]/[.M$36]*1000000" office:value-type="float" office:value="25.3528804041249" calcext:value-type="float">
            <text:p>25</text:p>
          </table:table-cell>
          <table:table-cell table:style-name="ce90" table:formula="of:=[.N55]/[.N$36]*1000000" office:value-type="float" office:value="36.4966833638993" calcext:value-type="float">
            <text:p>36</text:p>
          </table:table-cell>
          <table:table-cell table:style-name="ce90" table:formula="of:=[.O55]/[.O$36]*1000000" office:value-type="float" office:value="5.94415466690443" calcext:value-type="float">
            <text:p>6</text:p>
          </table:table-cell>
          <table:table-cell table:style-name="ce96" table:formula="of:=[.P55]/[.P$36]*1000000" office:value-type="float" office:value="431.447123902431" calcext:value-type="float">
            <text:p>431</text:p>
          </table:table-cell>
          <table:table-cell table:style-name="ce90" table:number-columns-repeated="2"/>
          <table:table-cell table:style-name="ce90" table:formula="of:=[.S55]/[.S$36]*1000000" office:value-type="float" office:value="31.6365592078206" calcext:value-type="float">
            <text:p>32</text:p>
          </table:table-cell>
          <table:table-cell table:style-name="ce96" table:formula="of:=[.T55]/[.T$36]*1000000" office:value-type="float" office:value="109.481285930002" calcext:value-type="float">
            <text:p>109</text:p>
          </table:table-cell>
          <table:table-cell table:style-name="ce96" table:formula="of:=[.U55]/[.U$36]*1000000" office:value-type="float" office:value="76.4701384109505" calcext:value-type="float">
            <text:p>76</text:p>
          </table:table-cell>
          <table:table-cell table:style-name="ce96" table:formula="of:=[.V55]/[.V$36]*1000000" office:value-type="float" office:value="86.1009203817942" calcext:value-type="float">
            <text:p>86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C56]/[.C$36]*1000000" office:value-type="float" office:value="21.2623454493265" calcext:value-type="float">
            <text:p>21</text:p>
          </table:table-cell>
          <table:table-cell table:style-name="ce90" table:formula="of:=[.D56]/[.D$36]*1000000" office:value-type="float" office:value="60.0876572882794" calcext:value-type="float">
            <text:p>60</text:p>
          </table:table-cell>
          <table:table-cell table:style-name="ce90" table:formula="of:=[.E56]/[.E$36]*1000000" office:value-type="float" office:value="7.70374479034258" calcext:value-type="float">
            <text:p>8</text:p>
          </table:table-cell>
          <table:table-cell table:style-name="ce90" table:formula="of:=[.F56]/[.F$36]*1000000" office:value-type="float" office:value="11.4390953963361" calcext:value-type="float">
            <text:p>11</text:p>
          </table:table-cell>
          <table:table-cell table:style-name="ce90" table:formula="of:=[.G56]/[.G$36]*1000000" office:value-type="float" office:value="12.0652731276204" calcext:value-type="float">
            <text:p>12</text:p>
          </table:table-cell>
          <table:table-cell table:style-name="ce90" table:formula="of:=[.H56]/[.H$36]*1000000" office:value-type="float" office:value="8.02658404636155" calcext:value-type="float">
            <text:p>8</text:p>
          </table:table-cell>
          <table:table-cell table:style-name="ce96" table:formula="of:=[.I56]/[.I$36]*1000000" office:value-type="float" office:value="162.054220205547" calcext:value-type="float">
            <text:p>162</text:p>
          </table:table-cell>
          <table:table-cell table:style-name="ce90" table:formula="of:=[.J56]/[.J$36]*1000000" office:value-type="float" office:value="71.211034729456" calcext:value-type="float">
            <text:p>71</text:p>
          </table:table-cell>
          <table:table-cell table:style-name="ce90" table:formula="of:=[.K56]/[.K$36]*1000000" office:value-type="float" office:value="57.6887494978616" calcext:value-type="float">
            <text:p>58</text:p>
          </table:table-cell>
          <table:table-cell table:style-name="ce90"/>
          <table:table-cell table:style-name="ce90" table:formula="of:=[.M56]/[.M$36]*1000000" office:value-type="float" office:value="34.8602105556718" calcext:value-type="float">
            <text:p>35</text:p>
          </table:table-cell>
          <table:table-cell table:style-name="ce90" table:formula="of:=[.N56]/[.N$36]*1000000" office:value-type="float" office:value="45.6208542048741" calcext:value-type="float">
            <text:p>46</text:p>
          </table:table-cell>
          <table:table-cell table:style-name="ce90" table:formula="of:=[.O56]/[.O$36]*1000000" office:value-type="float" office:value="7.43019333363054" calcext:value-type="float">
            <text:p>7</text:p>
          </table:table-cell>
          <table:table-cell table:style-name="ce96" table:formula="of:=[.P56]/[.P$36]*1000000" office:value-type="float" office:value="544.073883154069" calcext:value-type="float">
            <text:p>544</text:p>
          </table:table-cell>
          <table:table-cell table:style-name="ce90" table:number-columns-repeated="2"/>
          <table:table-cell table:style-name="ce90" table:formula="of:=[.S56]/[.S$36]*1000000" office:value-type="float" office:value="39.5456990097757" calcext:value-type="float">
            <text:p>40</text:p>
          </table:table-cell>
          <table:table-cell table:style-name="ce96" table:formula="of:=[.T56]/[.T$36]*1000000" office:value-type="float" office:value="146.663609453399" calcext:value-type="float">
            <text:p>147</text:p>
          </table:table-cell>
          <table:table-cell table:style-name="ce96" table:formula="of:=[.U56]/[.U$36]*1000000" office:value-type="float" office:value="107.058193775331" calcext:value-type="float">
            <text:p>107</text:p>
          </table:table-cell>
          <table:table-cell table:style-name="ce96" table:formula="of:=[.V56]/[.V$36]*1000000" office:value-type="float" office:value="112.481254527455" calcext:value-type="float">
            <text:p>11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C57]/[.C$36]*1000000" office:value-type="float" office:value="28.3497939324354" calcext:value-type="float">
            <text:p>28</text:p>
          </table:table-cell>
          <table:table-cell table:style-name="ce90" table:formula="of:=[.D57]/[.D$36]*1000000" office:value-type="float" office:value="77.7604976671851" calcext:value-type="float">
            <text:p>78</text:p>
          </table:table-cell>
          <table:table-cell table:style-name="ce90" table:formula="of:=[.E57]/[.E$36]*1000000" office:value-type="float" office:value="19.2593619758565" calcext:value-type="float">
            <text:p>19</text:p>
          </table:table-cell>
          <table:table-cell table:style-name="ce90" table:formula="of:=[.F57]/[.F$36]*1000000" office:value-type="float" office:value="22.8781907926721" calcext:value-type="float">
            <text:p>23</text:p>
          </table:table-cell>
          <table:table-cell table:style-name="ce90" table:formula="of:=[.G57]/[.G$36]*1000000" office:value-type="float" office:value="21.1142279733357" calcext:value-type="float">
            <text:p>21</text:p>
          </table:table-cell>
          <table:table-cell table:style-name="ce90" table:formula="of:=[.H57]/[.H$36]*1000000" office:value-type="float" office:value="16.0531680927231" calcext:value-type="float">
            <text:p>16</text:p>
          </table:table-cell>
          <table:table-cell table:style-name="ce96" table:formula="of:=[.I57]/[.I$36]*1000000" office:value-type="float" office:value="219.557330601064" calcext:value-type="float">
            <text:p>220</text:p>
          </table:table-cell>
          <table:table-cell table:style-name="ce90" table:formula="of:=[.J57]/[.J$36]*1000000" office:value-type="float" office:value="91.0838816306996" calcext:value-type="float">
            <text:p>91</text:p>
          </table:table-cell>
          <table:table-cell table:style-name="ce90" table:formula="of:=[.K57]/[.K$36]*1000000" office:value-type="float" office:value="85.8296029114527" calcext:value-type="float">
            <text:p>86</text:p>
          </table:table-cell>
          <table:table-cell table:style-name="ce90"/>
          <table:table-cell table:style-name="ce90" table:formula="of:=[.M57]/[.M$36]*1000000" office:value-type="float" office:value="52.8185008419269" calcext:value-type="float">
            <text:p>53</text:p>
          </table:table-cell>
          <table:table-cell table:style-name="ce90" table:formula="of:=[.N57]/[.N$36]*1000000" office:value-type="float" office:value="54.745025045849" calcext:value-type="float">
            <text:p>55</text:p>
          </table:table-cell>
          <table:table-cell table:style-name="ce90" table:formula="of:=[.O57]/[.O$36]*1000000" office:value-type="float" office:value="13.374348000535" calcext:value-type="float">
            <text:p>13</text:p>
          </table:table-cell>
          <table:table-cell table:style-name="ce96" table:formula="of:=[.P57]/[.P$36]*1000000" office:value-type="float" office:value="696.553187987057" calcext:value-type="float">
            <text:p>697</text:p>
          </table:table-cell>
          <table:table-cell table:style-name="ce90"/>
          <table:table-cell table:style-name="ce90" table:formula="of:=[.R57]/[.R$36]*1000000" office:value-type="float" office:value="4.37617609732616" calcext:value-type="float">
            <text:p>4</text:p>
          </table:table-cell>
          <table:table-cell table:style-name="ce90" table:formula="of:=[.S57]/[.S$36]*1000000" office:value-type="float" office:value="71.1822582175963" calcext:value-type="float">
            <text:p>71</text:p>
          </table:table-cell>
          <table:table-cell table:style-name="ce96" table:formula="of:=[.T57]/[.T$36]*1000000" office:value-type="float" office:value="175.583194416041" calcext:value-type="float">
            <text:p>176</text:p>
          </table:table-cell>
          <table:table-cell table:style-name="ce96" table:formula="of:=[.U57]/[.U$36]*1000000" office:value-type="float" office:value="229.410415232852" calcext:value-type="float">
            <text:p>229</text:p>
          </table:table-cell>
          <table:table-cell table:style-name="ce96" table:formula="of:=[.V57]/[.V$36]*1000000" office:value-type="float" office:value="148.852438626153" calcext:value-type="float">
            <text:p>149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92" table:formula="of:=[.C58]/[.C$36]*1000000" office:value-type="float" office:value="33.3110078706115" calcext:value-type="float">
            <text:p>33</text:p>
          </table:table-cell>
          <table:table-cell table:style-name="ce92" table:formula="of:=[.D58]/[.D$36]*1000000" office:value-type="float" office:value="84.8296338187474" calcext:value-type="float">
            <text:p>85</text:p>
          </table:table-cell>
          <table:table-cell table:style-name="ce92" table:formula="of:=[.E58]/[.E$36]*1000000" office:value-type="float" office:value="30.8149791613703" calcext:value-type="float">
            <text:p>31</text:p>
          </table:table-cell>
          <table:table-cell table:style-name="ce92" table:formula="of:=[.F58]/[.F$36]*1000000" office:value-type="float" office:value="22.8781907926721" calcext:value-type="float">
            <text:p>23</text:p>
          </table:table-cell>
          <table:table-cell table:style-name="ce92" table:formula="of:=[.G58]/[.G$36]*1000000" office:value-type="float" office:value="27.146864537146" calcext:value-type="float">
            <text:p>27</text:p>
          </table:table-cell>
          <table:table-cell table:style-name="ce92" table:formula="of:=[.H58]/[.H$36]*1000000" office:value-type="float" office:value="40.1329202318078" calcext:value-type="float">
            <text:p>40</text:p>
          </table:table-cell>
          <table:table-cell table:style-name="ce98" table:formula="of:=[.I58]/[.I$36]*1000000" office:value-type="float" office:value="292.743107468086" calcext:value-type="float">
            <text:p>293</text:p>
          </table:table-cell>
          <table:table-cell table:style-name="ce92" table:formula="of:=[.J58]/[.J$36]*1000000" office:value-type="float" office:value="122.549222557669" calcext:value-type="float">
            <text:p>123</text:p>
          </table:table-cell>
          <table:table-cell table:style-name="ce92" table:formula="of:=[.K58]/[.K$36]*1000000" office:value-type="float" office:value="134.372575049897" calcext:value-type="float">
            <text:p>134</text:p>
          </table:table-cell>
          <table:table-cell table:style-name="ce92"/>
          <table:table-cell table:style-name="ce92" table:formula="of:=[.M58]/[.M$36]*1000000" office:value-type="float" office:value="72.8895311618591" calcext:value-type="float">
            <text:p>73</text:p>
          </table:table-cell>
          <table:table-cell table:style-name="ce92" table:formula="of:=[.N58]/[.N$36]*1000000" office:value-type="float" office:value="63.8691958868238" calcext:value-type="float">
            <text:p>64</text:p>
          </table:table-cell>
          <table:table-cell table:style-name="ce92" table:formula="of:=[.O58]/[.O$36]*1000000" office:value-type="float" office:value="17.8324640007133" calcext:value-type="float">
            <text:p>18</text:p>
          </table:table-cell>
          <table:table-cell table:style-name="ce98" table:formula="of:=[.P58]/[.P$36]*1000000" office:value-type="float" office:value="884.553239968638" calcext:value-type="float">
            <text:p>885</text:p>
          </table:table-cell>
          <table:table-cell table:style-name="ce92"/>
          <table:table-cell table:style-name="ce92" table:formula="of:=[.R58]/[.R$36]*1000000" office:value-type="float" office:value="4.37617609732616" calcext:value-type="float">
            <text:p>4</text:p>
          </table:table-cell>
          <table:table-cell table:style-name="ce92" table:formula="of:=[.S58]/[.S$36]*1000000" office:value-type="float" office:value="110.727957227372" calcext:value-type="float">
            <text:p>111</text:p>
          </table:table-cell>
          <table:table-cell table:style-name="ce98" table:formula="of:=[.T58]/[.T$36]*1000000" office:value-type="float" office:value="200.371410098306" calcext:value-type="float">
            <text:p>200</text:p>
          </table:table-cell>
          <table:table-cell table:style-name="ce98" table:formula="of:=[.U58]/[.U$36]*1000000" office:value-type="float" office:value="275.292498279422" calcext:value-type="float">
            <text:p>275</text:p>
          </table:table-cell>
          <table:table-cell table:style-name="ce98" table:formula="of:=[.V58]/[.V$36]*1000000" office:value-type="float" office:value="193.081594598026" calcext:value-type="float">
            <text:p>193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C59]/[.C$36]*1000000" office:value-type="float" office:value="41.1072012020313" calcext:value-type="float">
            <text:p>41</text:p>
          </table:table-cell>
          <table:table-cell table:style-name="ce90" table:formula="of:=[.D59]/[.D$36]*1000000" office:value-type="float" office:value="113.106178424996" calcext:value-type="float">
            <text:p>113</text:p>
          </table:table-cell>
          <table:table-cell table:style-name="ce90" table:formula="of:=[.E59]/[.E$36]*1000000" office:value-type="float" office:value="46.2224687420555" calcext:value-type="float">
            <text:p>46</text:p>
          </table:table-cell>
          <table:table-cell table:style-name="ce90" table:formula="of:=[.F59]/[.F$36]*1000000" office:value-type="float" office:value="57.1954769816803" calcext:value-type="float">
            <text:p>57</text:p>
          </table:table-cell>
          <table:table-cell table:style-name="ce90" table:formula="of:=[.G59]/[.G$36]*1000000" office:value-type="float" office:value="33.1795011009562" calcext:value-type="float">
            <text:p>33</text:p>
          </table:table-cell>
          <table:table-cell table:style-name="ce90" table:formula="of:=[.H59]/[.H$36]*1000000" office:value-type="float" office:value="48.1595042781693" calcext:value-type="float">
            <text:p>48</text:p>
          </table:table-cell>
          <table:table-cell table:style-name="ce96" table:formula="of:=[.I59]/[.I$36]*1000000" office:value-type="float" office:value="378.997773061361" calcext:value-type="float">
            <text:p>379</text:p>
          </table:table-cell>
          <table:table-cell table:style-name="ce90" table:formula="of:=[.J59]/[.J$36]*1000000" office:value-type="float" office:value="168.91919866057" calcext:value-type="float">
            <text:p>169</text:p>
          </table:table-cell>
          <table:table-cell table:style-name="ce90" table:formula="of:=[.K59]/[.K$36]*1000000" office:value-type="float" office:value="172.362727158245" calcext:value-type="float">
            <text:p>172</text:p>
          </table:table-cell>
          <table:table-cell table:style-name="ce90"/>
          <table:table-cell table:style-name="ce90" table:formula="of:=[.M59]/[.M$36]*1000000" office:value-type="float" office:value="99.2987815828226" calcext:value-type="float">
            <text:p>99</text:p>
          </table:table-cell>
          <table:table-cell table:style-name="ce90" table:formula="of:=[.N59]/[.N$36]*1000000" office:value-type="float" office:value="82.1175375687734" calcext:value-type="float">
            <text:p>82</text:p>
          </table:table-cell>
          <table:table-cell table:style-name="ce90" table:formula="of:=[.O59]/[.O$36]*1000000" office:value-type="float" office:value="26.7486960010699" calcext:value-type="float">
            <text:p>27</text:p>
          </table:table-cell>
          <table:table-cell table:style-name="ce96" table:formula="of:=[.P59]/[.P$36]*1000000" office:value-type="float" office:value="1094.212284114" calcext:value-type="float">
            <text:p>1094</text:p>
          </table:table-cell>
          <table:table-cell table:style-name="ce90"/>
          <table:table-cell table:style-name="ce90" table:formula="of:=[.R59]/[.R$36]*1000000" office:value-type="float" office:value="8.75235219465231" calcext:value-type="float">
            <text:p>9</text:p>
          </table:table-cell>
          <table:table-cell table:style-name="ce90" table:formula="of:=[.S59]/[.S$36]*1000000" office:value-type="float" office:value="189.819355246923" calcext:value-type="float">
            <text:p>190</text:p>
          </table:table-cell>
          <table:table-cell table:style-name="ce96" table:formula="of:=[.T59]/[.T$36]*1000000" office:value-type="float" office:value="247.882156822646" calcext:value-type="float">
            <text:p>248</text:p>
          </table:table-cell>
          <table:table-cell table:style-name="ce96" table:formula="of:=[.U59]/[.U$36]*1000000" office:value-type="float" office:value="336.468609008182" calcext:value-type="float">
            <text:p>336</text:p>
          </table:table-cell>
          <table:table-cell table:style-name="ce96" table:formula="of:=[.V59]/[.V$36]*1000000" office:value-type="float" office:value="244.944208960984" calcext:value-type="float">
            <text:p>245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.C60]/[.C$36]*1000000" office:value-type="float" office:value="61.6608018030469" calcext:value-type="float">
            <text:p>62</text:p>
          </table:table-cell>
          <table:table-cell table:style-name="ce90" table:formula="of:=[.D60]/[.D$36]*1000000" office:value-type="float" office:value="130.779018803902" calcext:value-type="float">
            <text:p>131</text:p>
          </table:table-cell>
          <table:table-cell table:style-name="ce90" table:formula="of:=[.E60]/[.E$36]*1000000" office:value-type="float" office:value="84.7411926937684" calcext:value-type="float">
            <text:p>85</text:p>
          </table:table-cell>
          <table:table-cell table:style-name="ce90" table:formula="of:=[.F60]/[.F$36]*1000000" office:value-type="float" office:value="57.1954769816803" calcext:value-type="float">
            <text:p>57</text:p>
          </table:table-cell>
          <table:table-cell table:style-name="ce90" table:formula="of:=[.G60]/[.G$36]*1000000" office:value-type="float" office:value="48.2610925104817" calcext:value-type="float">
            <text:p>48</text:p>
          </table:table-cell>
          <table:table-cell table:style-name="ce90" table:formula="of:=[.H60]/[.H$36]*1000000" office:value-type="float" office:value="72.239256417254" calcext:value-type="float">
            <text:p>72</text:p>
          </table:table-cell>
          <table:table-cell table:style-name="ce96" table:formula="of:=[.I60]/[.I$36]*1000000" office:value-type="float" office:value="564.575992974166" calcext:value-type="float">
            <text:p>565</text:p>
          </table:table-cell>
          <table:table-cell table:style-name="ce90" table:formula="of:=[.J60]/[.J$36]*1000000" office:value-type="float" office:value="205.35275131285" calcext:value-type="float">
            <text:p>205</text:p>
          </table:table-cell>
          <table:table-cell table:style-name="ce90" table:formula="of:=[.K60]/[.K$36]*1000000" office:value-type="float" office:value="198.393016565817" calcext:value-type="float">
            <text:p>198</text:p>
          </table:table-cell>
          <table:table-cell table:style-name="ce90"/>
          <table:table-cell table:style-name="ce90" table:formula="of:=[.M60]/[.M$36]*1000000" office:value-type="float" office:value="121.482551936432" calcext:value-type="float">
            <text:p>121</text:p>
          </table:table-cell>
          <table:table-cell table:style-name="ce90" table:formula="of:=[.N60]/[.N$36]*1000000" office:value-type="float" office:value="118.614220932673" calcext:value-type="float">
            <text:p>119</text:p>
          </table:table-cell>
          <table:table-cell table:style-name="ce90" table:formula="of:=[.O60]/[.O$36]*1000000" office:value-type="float" office:value="29.7207733345222" calcext:value-type="float">
            <text:p>30</text:p>
          </table:table-cell>
          <table:table-cell table:style-name="ce96" table:formula="of:=[.P60]/[.P$36]*1000000" office:value-type="float" office:value="1329.86211885589" calcext:value-type="float">
            <text:p>1330</text:p>
          </table:table-cell>
          <table:table-cell table:style-name="ce90"/>
          <table:table-cell table:style-name="ce90" table:formula="of:=[.R60]/[.R$36]*1000000" office:value-type="float" office:value="13.1285282919785" calcext:value-type="float">
            <text:p>13</text:p>
          </table:table-cell>
          <table:table-cell table:style-name="ce90" table:formula="of:=[.S60]/[.S$36]*1000000" office:value-type="float" office:value="245.183333860609" calcext:value-type="float">
            <text:p>245</text:p>
          </table:table-cell>
          <table:table-cell table:style-name="ce96" table:formula="of:=[.T60]/[.T$36]*1000000" office:value-type="float" office:value="274.7360571451" calcext:value-type="float">
            <text:p>275</text:p>
          </table:table-cell>
          <table:table-cell table:style-name="ce96" table:formula="of:=[.U60]/[.U$36]*1000000" office:value-type="float" office:value="458.820830465703" calcext:value-type="float">
            <text:p>459</text:p>
          </table:table-cell>
          <table:table-cell table:style-name="ce96" table:formula="of:=[.V60]/[.V$36]*1000000" office:value-type="float" office:value="302.644173858301" calcext:value-type="float">
            <text:p>303</text:p>
          </table:table-cell>
          <table:table-cell table:number-columns-repeated="4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Muertes diaria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Canarias</text:p>
          </table:table-cell>
          <table:table-cell table:style-name="ce75" office:value-type="string" calcext:value-type="string">
            <text:p>Cantabria</text:p>
          </table:table-cell>
          <table:table-cell table:style-name="ce9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9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95" office:value-type="string" calcext:value-type="string">
            <text:p>País Vasco</text:p>
          </table:table-cell>
          <table:table-cell table:style-name="ce95" office:value-type="string" calcext:value-type="string">
            <text:p>La Rioja</text:p>
          </table:table-cell>
          <table:table-cell table:style-name="ce75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42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91" table:number-columns-repeated="6"/>
          <table:table-cell table:style-name="ce97"/>
          <table:table-cell table:style-name="ce91" table:number-columns-repeated="6"/>
          <table:table-cell table:style-name="ce97"/>
          <table:table-cell table:style-name="ce91" table:number-columns-repeated="3"/>
          <table:table-cell table:style-name="ce97" table:number-columns-repeated="2"/>
          <table:table-cell table:style-name="ce91"/>
          <table:table-cell table:number-columns-repeated="42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42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71] - [.M70]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 table:formula="of:=[.V71] - [.V70]" office:value-type="float" office:value="0.112256741045364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72] - [.M71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2] - [.P71]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0" table:formula="of:=[.T72] - [.T71]" office:value-type="float" office:value="2.06568464018872" calcext:value-type="float">
            <text:p>2</text:p>
          </table:table-cell>
          <table:table-cell table:style-name="ce96"/>
          <table:table-cell table:style-name="ce90" table:formula="of:=[.V72] - [.V71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/>
          <table:table-cell table:style-name="ce90" table:formula="of:=[.D73] - [.D72]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73] - [.M72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3] - [.P72]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0" table:formula="of:=[.T73] - [.T72]" office:value-type="float" office:value="0" calcext:value-type="float">
            <text:p>0</text:p>
          </table:table-cell>
          <table:table-cell table:style-name="ce96"/>
          <table:table-cell table:style-name="ce90" table:formula="of:=[.V73] - [.V72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/>
          <table:table-cell table:style-name="ce90" table:formula="of:=[.D74] - [.D73]" office:value-type="float" office:value="0" calcext:value-type="float">
            <text:p>0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74] - [.M7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4] - [.P73]" office:value-type="float" office:value="2.5990790596532" calcext:value-type="float">
            <text:p>3</text:p>
          </table:table-cell>
          <table:table-cell table:style-name="ce90" table:number-columns-repeated="3"/>
          <table:table-cell table:style-name="ce90" table:formula="of:=[.T74] - [.T73]" office:value-type="float" office:value="2.06568464018872" calcext:value-type="float">
            <text:p>2</text:p>
          </table:table-cell>
          <table:table-cell table:style-name="ce96"/>
          <table:table-cell table:style-name="ce90" table:formula="of:=[.V74] - [.V73]" office:value-type="float" office:value="0.56128370522682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92"/>
          <table:table-cell table:style-name="ce92" table:formula="of:=[.D75] - [.D74]" office:value-type="float" office:value="0" calcext:value-type="float">
            <text:p>0</text:p>
          </table:table-cell>
          <table:table-cell table:style-name="ce92" table:number-columns-repeated="4"/>
          <table:table-cell table:style-name="ce98"/>
          <table:table-cell table:style-name="ce92" table:number-columns-repeated="3"/>
          <table:table-cell table:style-name="ce92" table:formula="of:=[.M75] - [.M74]" office:value-type="float" office:value="0" calcext:value-type="float">
            <text:p>0</text:p>
          </table:table-cell>
          <table:table-cell table:style-name="ce92" table:number-columns-repeated="2"/>
          <table:table-cell table:style-name="ce92" table:formula="of:=[.P75] - [.P74]" office:value-type="float" office:value="2.5990790596532" calcext:value-type="float">
            <text:p>3</text:p>
          </table:table-cell>
          <table:table-cell table:style-name="ce92" table:number-columns-repeated="3"/>
          <table:table-cell table:style-name="ce92" table:formula="of:=[.T75] - [.T74]" office:value-type="float" office:value="6.19705392056616" calcext:value-type="float">
            <text:p>6</text:p>
          </table:table-cell>
          <table:table-cell table:style-name="ce98"/>
          <table:table-cell table:style-name="ce92" table:formula="of:=[.V75] - [.V74]" office:value-type="float" office:value="0.673540446272184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/>
          <table:table-cell table:style-name="ce90" table:formula="of:=[.D76] - [.D75]" office:value-type="float" office:value="0" calcext:value-type="float">
            <text:p>0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6] - [.K75]" office:value-type="float" office:value="0.703521335339776" calcext:value-type="float">
            <text:p>1</text:p>
          </table:table-cell>
          <table:table-cell table:style-name="ce90"/>
          <table:table-cell table:style-name="ce90" table:formula="of:=[.M76] - [.M75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6] - [.P75]" office:value-type="float" office:value="0" calcext:value-type="float">
            <text:p>0</text:p>
          </table:table-cell>
          <table:table-cell table:style-name="ce90" table:number-columns-repeated="3"/>
          <table:table-cell table:style-name="ce90" table:formula="of:=[.T76] - [.T75]" office:value-type="float" office:value="0" calcext:value-type="float">
            <text:p>0</text:p>
          </table:table-cell>
          <table:table-cell table:style-name="ce96"/>
          <table:table-cell table:style-name="ce90" table:formula="of:=[.V76] - [.V75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/>
          <table:table-cell table:style-name="ce90" table:formula="of:=[.D77] - [.D76]" office:value-type="float" office:value="7.06913615156228" calcext:value-type="float">
            <text:p>7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7] - [.K76]" office:value-type="float" office:value="1.40704267067955" calcext:value-type="float">
            <text:p>1</text:p>
          </table:table-cell>
          <table:table-cell table:style-name="ce90"/>
          <table:table-cell table:style-name="ce90" table:formula="of:=[.M77] - [.M76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7] - [.P76]" office:value-type="float" office:value="11.2626759251638" calcext:value-type="float">
            <text:p>11</text:p>
          </table:table-cell>
          <table:table-cell table:style-name="ce90" table:number-columns-repeated="3"/>
          <table:table-cell table:style-name="ce90" table:formula="of:=[.T77] - [.T76]" office:value-type="float" office:value="2.06568464018872" calcext:value-type="float">
            <text:p>2</text:p>
          </table:table-cell>
          <table:table-cell table:style-name="ce90" table:formula="of:=[.U77] - [.U76]" office:value-type="float" office:value="15.2940276821901" calcext:value-type="float">
            <text:p>15</text:p>
          </table:table-cell>
          <table:table-cell table:style-name="ce90" table:formula="of:=[.V77] - [.V76]" office:value-type="float" office:value="2.13287807986191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/>
          <table:table-cell table:style-name="ce90" table:formula="of:=[.D78] - [.D77]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78] - [.K77]" office:value-type="float" office:value="0" calcext:value-type="float">
            <text:p>0</text:p>
          </table:table-cell>
          <table:table-cell table:style-name="ce90"/>
          <table:table-cell table:style-name="ce90" table:formula="of:=[.M78] - [.M77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P78] - [.P77]" office:value-type="float" office:value="8.66359686551066" calcext:value-type="float">
            <text:p>9</text:p>
          </table:table-cell>
          <table:table-cell table:style-name="ce90" table:number-columns-repeated="3"/>
          <table:table-cell table:style-name="ce90" table:formula="of:=[.T78] - [.T77]" office:value-type="float" office:value="0" calcext:value-type="float">
            <text:p>0</text:p>
          </table:table-cell>
          <table:table-cell table:style-name="ce90" table:formula="of:=[.U78] - [.U77]" office:value-type="float" office:value="15.2940276821901" calcext:value-type="float">
            <text:p>15</text:p>
          </table:table-cell>
          <table:table-cell table:style-name="ce90" table:formula="of:=[.V78] - [.V77]" office:value-type="float" office:value="1.34708089254437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/>
          <table:table-cell table:style-name="ce90" table:formula="of:=[.D79] - [.D78]" office:value-type="float" office:value="7.06913615156228" calcext:value-type="float">
            <text:p>7</text:p>
          </table:table-cell>
          <table:table-cell table:style-name="ce90" table:formula="of:=[.E79] - [.E78]" office:value-type="float" office:value="3.85187239517129" calcext:value-type="float">
            <text:p>4</text:p>
          </table:table-cell>
          <table:table-cell table:style-name="ce90" table:formula="of:=[.F79] - [.F78]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0" table:formula="of:=[.I79] - [.I78]" office:value-type="float" office:value="2.61377774525077" calcext:value-type="float">
            <text:p>3</text:p>
          </table:table-cell>
          <table:table-cell table:style-name="ce90"/>
          <table:table-cell table:style-name="ce90" table:formula="of:=[.K79] - [.K78]" office:value-type="float" office:value="0.703521335339776" calcext:value-type="float">
            <text:p>1</text:p>
          </table:table-cell>
          <table:table-cell table:style-name="ce90"/>
          <table:table-cell table:style-name="ce90" table:formula="of:=[.M79] - [.M78]" office:value-type="float" office:value="0" calcext:value-type="float">
            <text:p>0</text:p>
          </table:table-cell>
          <table:table-cell table:style-name="ce90" table:formula="of:=[.N79] - [.N78]" office:value-type="float" office:value="4.56208542048741" calcext:value-type="float">
            <text:p>5</text:p>
          </table:table-cell>
          <table:table-cell table:style-name="ce90"/>
          <table:table-cell table:style-name="ce90" table:formula="of:=[.P79] - [.P78]" office:value-type="float" office:value="21.6589921637766" calcext:value-type="float">
            <text:p>22</text:p>
          </table:table-cell>
          <table:table-cell table:style-name="ce90" table:number-columns-repeated="3"/>
          <table:table-cell table:style-name="ce90" table:formula="of:=[.T79] - [.T78]" office:value-type="float" office:value="10.3284232009436" calcext:value-type="float">
            <text:p>10</text:p>
          </table:table-cell>
          <table:table-cell table:style-name="ce90" table:formula="of:=[.U79] - [.U78]" office:value-type="float" office:value="0" calcext:value-type="float">
            <text:p>0</text:p>
          </table:table-cell>
          <table:table-cell table:style-name="ce90" table:formula="of:=[.V79] - [.V78]" office:value-type="float" office:value="4.15349941867847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/>
          <table:table-cell table:style-name="ce90" table:formula="of:=[.D80] - [.D79]" office:value-type="float" office:value="3.53456807578114" calcext:value-type="float">
            <text:p>4</text:p>
          </table:table-cell>
          <table:table-cell table:style-name="ce90" table:formula="of:=[.E80] - [.E79]" office:value-type="float" office:value="0" calcext:value-type="float">
            <text:p>0</text:p>
          </table:table-cell>
          <table:table-cell table:style-name="ce90" table:formula="of:=[.F80] - [.F79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I80] - [.I79]" office:value-type="float" office:value="10.4551109810031" calcext:value-type="float">
            <text:p>10</text:p>
          </table:table-cell>
          <table:table-cell table:style-name="ce90" table:formula="of:=[.J80] - [.J79]" office:value-type="float" office:value="1.65607057510363" calcext:value-type="float">
            <text:p>2</text:p>
          </table:table-cell>
          <table:table-cell table:style-name="ce90" table:formula="of:=[.K80] - [.K79]" office:value-type="float" office:value="0" calcext:value-type="float">
            <text:p>0</text:p>
          </table:table-cell>
          <table:table-cell table:style-name="ce90"/>
          <table:table-cell table:style-name="ce90" table:formula="of:=[.M80] - [.M79]" office:value-type="float" office:value="0" calcext:value-type="float">
            <text:p>0</text:p>
          </table:table-cell>
          <table:table-cell table:style-name="ce90" table:formula="of:=[.N80] - [.N79]" office:value-type="float" office:value="0" calcext:value-type="float">
            <text:p>0</text:p>
          </table:table-cell>
          <table:table-cell table:style-name="ce90"/>
          <table:table-cell table:style-name="ce90" table:formula="of:=[.P80] - [.P79]" office:value-type="float" office:value="21.6589921637766" calcext:value-type="float">
            <text:p>22</text:p>
          </table:table-cell>
          <table:table-cell table:style-name="ce90" table:number-columns-repeated="3"/>
          <table:table-cell table:style-name="ce90" table:formula="of:=[.T80] - [.T79]" office:value-type="float" office:value="6.19705392056616" calcext:value-type="float">
            <text:p>6</text:p>
          </table:table-cell>
          <table:table-cell table:style-name="ce90" table:formula="of:=[.U80] - [.U79]" office:value-type="float" office:value="0" calcext:value-type="float">
            <text:p>0</text:p>
          </table:table-cell>
          <table:table-cell table:style-name="ce90" table:formula="of:=[.V80] - [.V79]" office:value-type="float" office:value="4.0412426776331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C81] - [.C80]" office:value-type="float" office:value="1.41748969662177" calcext:value-type="float">
            <text:p>1</text:p>
          </table:table-cell>
          <table:table-cell table:style-name="ce90" table:formula="of:=[.D81] - [.D80]" office:value-type="float" office:value="0" calcext:value-type="float">
            <text:p>0</text:p>
          </table:table-cell>
          <table:table-cell table:style-name="ce90" table:formula="of:=[.E81] - [.E80]" office:value-type="float" office:value="0" calcext:value-type="float">
            <text:p>0</text:p>
          </table:table-cell>
          <table:table-cell table:style-name="ce90" table:formula="of:=[.F81] - [.F80]" office:value-type="float" office:value="0" calcext:value-type="float">
            <text:p>0</text:p>
          </table:table-cell>
          <table:table-cell table:style-name="ce90" table:formula="of:=[.G81] - [.G80]" office:value-type="float" office:value="3.01631828190511" calcext:value-type="float">
            <text:p>3</text:p>
          </table:table-cell>
          <table:table-cell table:style-name="ce90"/>
          <table:table-cell table:style-name="ce90" table:formula="of:=[.I81] - [.I80]" office:value-type="float" office:value="2.61377774525076" calcext:value-type="float">
            <text:p>3</text:p>
          </table:table-cell>
          <table:table-cell table:style-name="ce90" table:formula="of:=[.J81] - [.J80]" office:value-type="float" office:value="3.31214115020726" calcext:value-type="float">
            <text:p>3</text:p>
          </table:table-cell>
          <table:table-cell table:style-name="ce90" table:formula="of:=[.K81] - [.K80]" office:value-type="float" office:value="1.40704267067955" calcext:value-type="float">
            <text:p>1</text:p>
          </table:table-cell>
          <table:table-cell table:style-name="ce90"/>
          <table:table-cell table:style-name="ce90" table:formula="of:=[.M81] - [.M80]" office:value-type="float" office:value="3.16911005051561" calcext:value-type="float">
            <text:p>3</text:p>
          </table:table-cell>
          <table:table-cell table:style-name="ce90" table:formula="of:=[.N81] - [.N80]" office:value-type="float" office:value="4.56208542048741" calcext:value-type="float">
            <text:p>5</text:p>
          </table:table-cell>
          <table:table-cell table:style-name="ce90"/>
          <table:table-cell table:style-name="ce90" table:formula="of:=[.P81] - [.P80]" office:value-type="float" office:value="4.33179843275532" calcext:value-type="float">
            <text:p>4</text:p>
          </table:table-cell>
          <table:table-cell table:style-name="ce90" table:number-columns-repeated="3"/>
          <table:table-cell table:style-name="ce90" table:formula="of:=[.T81] - [.T80]" office:value-type="float" office:value="0" calcext:value-type="float">
            <text:p>0</text:p>
          </table:table-cell>
          <table:table-cell table:style-name="ce90" table:formula="of:=[.U81] - [.U80]" office:value-type="float" office:value="15.2940276821901" calcext:value-type="float">
            <text:p>15</text:p>
          </table:table-cell>
          <table:table-cell table:style-name="ce90" table:formula="of:=[.V81] - [.V80]" office:value-type="float" office:value="1.79610785672582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C82] - [.C81]" office:value-type="float" office:value="2.83497939324354" calcext:value-type="float">
            <text:p>3</text:p>
          </table:table-cell>
          <table:table-cell table:style-name="ce90" table:formula="of:=[.D82] - [.D81]" office:value-type="float" office:value="0" calcext:value-type="float">
            <text:p>0</text:p>
          </table:table-cell>
          <table:table-cell table:style-name="ce90" table:formula="of:=[.E82] - [.E81]" office:value-type="float" office:value="0" calcext:value-type="float">
            <text:p>0</text:p>
          </table:table-cell>
          <table:table-cell table:style-name="ce90" table:formula="of:=[.F82] - [.F81]" office:value-type="float" office:value="0" calcext:value-type="float">
            <text:p>0</text:p>
          </table:table-cell>
          <table:table-cell table:style-name="ce90" table:formula="of:=[.G82] - [.G81]" office:value-type="float" office:value="0" calcext:value-type="float">
            <text:p>0</text:p>
          </table:table-cell>
          <table:table-cell table:style-name="ce90"/>
          <table:table-cell table:style-name="ce90" table:formula="of:=[.I82] - [.I81]" office:value-type="float" office:value="10.4551109810031" calcext:value-type="float">
            <text:p>10</text:p>
          </table:table-cell>
          <table:table-cell table:style-name="ce90" table:formula="of:=[.J82] - [.J81]" office:value-type="float" office:value="4.96821172531089" calcext:value-type="float">
            <text:p>5</text:p>
          </table:table-cell>
          <table:table-cell table:style-name="ce90" table:formula="of:=[.K82] - [.K81]" office:value-type="float" office:value="1.40704267067955" calcext:value-type="float">
            <text:p>1</text:p>
          </table:table-cell>
          <table:table-cell table:style-name="ce90"/>
          <table:table-cell table:style-name="ce90" table:formula="of:=[.M82] - [.M81]" office:value-type="float" office:value="1.05637001683854" calcext:value-type="float">
            <text:p>1</text:p>
          </table:table-cell>
          <table:table-cell table:style-name="ce90" table:formula="of:=[.N82] - [.N81]" office:value-type="float" office:value="0" calcext:value-type="float">
            <text:p>0</text:p>
          </table:table-cell>
          <table:table-cell table:style-name="ce90" table:formula="of:=[.O82] - [.O81]" office:value-type="float" office:value="2.97207733345222" calcext:value-type="float">
            <text:p>3</text:p>
          </table:table-cell>
          <table:table-cell table:style-name="ce90" table:formula="of:=[.P82] - [.P81]" office:value-type="float" office:value="110.027680191985" calcext:value-type="float">
            <text:p>110</text:p>
          </table:table-cell>
          <table:table-cell table:style-name="ce90" table:number-columns-repeated="3"/>
          <table:table-cell table:style-name="ce90" table:formula="of:=[.T82] - [.T81]" office:value-type="float" office:value="18.5911617616985" calcext:value-type="float">
            <text:p>19</text:p>
          </table:table-cell>
          <table:table-cell table:style-name="ce90" table:formula="of:=[.U82] - [.U81]" office:value-type="float" office:value="0" calcext:value-type="float">
            <text:p>0</text:p>
          </table:table-cell>
          <table:table-cell table:style-name="ce90" table:formula="of:=[.V82] - [.V81]" office:value-type="float" office:value="17.0630246388953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79" office:value-type="date" office:date-value="2020-03-16" calcext:value-type="date">
            <text:p>16/03</text:p>
          </table:table-cell>
          <table:table-cell table:style-name="ce91" table:formula="of:=[.C83] - [.C82]" office:value-type="float" office:value="0.708744848310883" calcext:value-type="float">
            <text:p>1</text:p>
          </table:table-cell>
          <table:table-cell table:style-name="ce91" table:formula="of:=[.D83] - [.D82]" office:value-type="float" office:value="14.1382723031246" calcext:value-type="float">
            <text:p>14</text:p>
          </table:table-cell>
          <table:table-cell table:style-name="ce91" table:formula="of:=[.E83] - [.E82]" office:value-type="float" office:value="0" calcext:value-type="float">
            <text:p>0</text:p>
          </table:table-cell>
          <table:table-cell table:style-name="ce91" table:formula="of:=[.F83] - [.F82]" office:value-type="float" office:value="0" calcext:value-type="float">
            <text:p>0</text:p>
          </table:table-cell>
          <table:table-cell table:style-name="ce91" table:formula="of:=[.G83] - [.G82]" office:value-type="float" office:value="0" calcext:value-type="float">
            <text:p>0</text:p>
          </table:table-cell>
          <table:table-cell table:style-name="ce91"/>
          <table:table-cell table:style-name="ce91" table:formula="of:=[.I83] - [.I82]" office:value-type="float" office:value="18.2964442167554" calcext:value-type="float">
            <text:p>18</text:p>
          </table:table-cell>
          <table:table-cell table:style-name="ce91" table:formula="of:=[.J83] - [.J82]" office:value-type="float" office:value="4.96821172531089" calcext:value-type="float">
            <text:p>5</text:p>
          </table:table-cell>
          <table:table-cell table:style-name="ce91" table:formula="of:=[.K83] - [.K82]" office:value-type="float" office:value="2.81408534135911" calcext:value-type="float">
            <text:p>3</text:p>
          </table:table-cell>
          <table:table-cell table:style-name="ce91"/>
          <table:table-cell table:style-name="ce91" table:formula="of:=[.M83] - [.M82]" office:value-type="float" office:value="0" calcext:value-type="float">
            <text:p>0</text:p>
          </table:table-cell>
          <table:table-cell table:style-name="ce91" table:formula="of:=[.N83] - [.N82]" office:value-type="float" office:value="0" calcext:value-type="float">
            <text:p>0</text:p>
          </table:table-cell>
          <table:table-cell table:style-name="ce91" table:formula="of:=[.O83] - [.O82]" office:value-type="float" office:value="0" calcext:value-type="float">
            <text:p>0</text:p>
          </table:table-cell>
          <table:table-cell table:style-name="ce91" table:formula="of:=[.P83] - [.P82]" office:value-type="float" office:value="0" calcext:value-type="float">
            <text:p>0</text:p>
          </table:table-cell>
          <table:table-cell table:style-name="ce91" table:number-columns-repeated="2"/>
          <table:table-cell table:style-name="ce91" table:formula="of:=[.S83] - [.S82]" office:value-type="float" office:value="7.90913980195514" calcext:value-type="float">
            <text:p>8</text:p>
          </table:table-cell>
          <table:table-cell table:style-name="ce91" table:formula="of:=[.T83] - [.T82]" office:value-type="float" office:value="0" calcext:value-type="float">
            <text:p>0</text:p>
          </table:table-cell>
          <table:table-cell table:style-name="ce91" table:formula="of:=[.U83] - [.U82]" office:value-type="float" office:value="15.2940276821901" calcext:value-type="float">
            <text:p>15</text:p>
          </table:table-cell>
          <table:table-cell table:style-name="ce91" table:formula="of:=[.V83] - [.V82]" office:value-type="float" office:value="2.35739156195265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C84] - [.C83]" office:value-type="float" office:value="2.83497939324354" calcext:value-type="float">
            <text:p>3</text:p>
          </table:table-cell>
          <table:table-cell table:style-name="ce90" table:formula="of:=[.D84] - [.D83]" office:value-type="float" office:value="3.53456807578114" calcext:value-type="float">
            <text:p>4</text:p>
          </table:table-cell>
          <table:table-cell table:style-name="ce90" table:formula="of:=[.E84] - [.E83]" office:value-type="float" office:value="0" calcext:value-type="float">
            <text:p>0</text:p>
          </table:table-cell>
          <table:table-cell table:style-name="ce90" table:formula="of:=[.F84] - [.F83]" office:value-type="float" office:value="0" calcext:value-type="float">
            <text:p>0</text:p>
          </table:table-cell>
          <table:table-cell table:style-name="ce90" table:formula="of:=[.G84] - [.G83]" office:value-type="float" office:value="3.01631828190511" calcext:value-type="float">
            <text:p>3</text:p>
          </table:table-cell>
          <table:table-cell table:style-name="ce90"/>
          <table:table-cell table:style-name="ce90" table:formula="of:=[.I84] - [.I83]" office:value-type="float" office:value="0" calcext:value-type="float">
            <text:p>0</text:p>
          </table:table-cell>
          <table:table-cell table:style-name="ce90" table:formula="of:=[.J84] - [.J83]" office:value-type="float" office:value="4.96821172531089" calcext:value-type="float">
            <text:p>5</text:p>
          </table:table-cell>
          <table:table-cell table:style-name="ce90" table:formula="of:=[.K84] - [.K83]" office:value-type="float" office:value="4.22112801203866" calcext:value-type="float">
            <text:p>4</text:p>
          </table:table-cell>
          <table:table-cell table:style-name="ce90"/>
          <table:table-cell table:style-name="ce90" table:formula="of:=[.M84] - [.M83]" office:value-type="float" office:value="8.45096013470831" calcext:value-type="float">
            <text:p>8</text:p>
          </table:table-cell>
          <table:table-cell table:style-name="ce90" table:formula="of:=[.N84] - [.N83]" office:value-type="float" office:value="4.56208542048741" calcext:value-type="float">
            <text:p>5</text:p>
          </table:table-cell>
          <table:table-cell table:style-name="ce90" table:formula="of:=[.O84] - [.O83]" office:value-type="float" office:value="1.48603866672611" calcext:value-type="float">
            <text:p>1</text:p>
          </table:table-cell>
          <table:table-cell table:style-name="ce90" table:formula="of:=[.P84] - [.P83]" office:value-type="float" office:value="123.023075490251" calcext:value-type="float">
            <text:p>123</text:p>
          </table:table-cell>
          <table:table-cell table:style-name="ce90" table:number-columns-repeated="2"/>
          <table:table-cell table:style-name="ce90" table:formula="of:=[.S84] - [.S83]" office:value-type="float" office:value="7.90913980195514" calcext:value-type="float">
            <text:p>8</text:p>
          </table:table-cell>
          <table:table-cell table:style-name="ce90" table:formula="of:=[.T84] - [.T83]" office:value-type="float" office:value="26.8539003224534" calcext:value-type="float">
            <text:p>27</text:p>
          </table:table-cell>
          <table:table-cell table:style-name="ce90" table:formula="of:=[.U84] - [.U83]" office:value-type="float" office:value="15.2940276821901" calcext:value-type="float">
            <text:p>15</text:p>
          </table:table-cell>
          <table:table-cell table:style-name="ce90" table:formula="of:=[.V84] - [.V83]" office:value-type="float" office:value="20.4307268702562" calcext:value-type="float">
            <text:p>20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C85] - [.C84]" office:value-type="float" office:value="5.66995878648707" calcext:value-type="float">
            <text:p>6</text:p>
          </table:table-cell>
          <table:table-cell table:style-name="ce90" table:formula="of:=[.D85] - [.D84]" office:value-type="float" office:value="3.53456807578114" calcext:value-type="float">
            <text:p>4</text:p>
          </table:table-cell>
          <table:table-cell table:style-name="ce90" table:formula="of:=[.E85] - [.E84]" office:value-type="float" office:value="0" calcext:value-type="float">
            <text:p>0</text:p>
          </table:table-cell>
          <table:table-cell table:style-name="ce90" table:formula="of:=[.F85] - [.F84]" office:value-type="float" office:value="0" calcext:value-type="float">
            <text:p>0</text:p>
          </table:table-cell>
          <table:table-cell table:style-name="ce90" table:formula="of:=[.G85] - [.G84]" office:value-type="float" office:value="3.01631828190511" calcext:value-type="float">
            <text:p>3</text:p>
          </table:table-cell>
          <table:table-cell table:style-name="ce90" table:formula="of:=[.H85] - [.H84]" office:value-type="float" office:value="8.02658404636155" calcext:value-type="float">
            <text:p>8</text:p>
          </table:table-cell>
          <table:table-cell table:style-name="ce90" table:formula="of:=[.I85] - [.I84]" office:value-type="float" office:value="28.7515551977584" calcext:value-type="float">
            <text:p>29</text:p>
          </table:table-cell>
          <table:table-cell table:style-name="ce90" table:formula="of:=[.J85] - [.J84]" office:value-type="float" office:value="16.5607057510363" calcext:value-type="float">
            <text:p>17</text:p>
          </table:table-cell>
          <table:table-cell table:style-name="ce90" table:formula="of:=[.K85] - [.K84]" office:value-type="float" office:value="16.1809907128149" calcext:value-type="float">
            <text:p>16</text:p>
          </table:table-cell>
          <table:table-cell table:style-name="ce90"/>
          <table:table-cell table:style-name="ce90" table:formula="of:=[.M85] - [.M84]" office:value-type="float" office:value="9.50733015154684" calcext:value-type="float">
            <text:p>10</text:p>
          </table:table-cell>
          <table:table-cell table:style-name="ce90" table:formula="of:=[.N85] - [.N84]" office:value-type="float" office:value="13.6862562614622" calcext:value-type="float">
            <text:p>14</text:p>
          </table:table-cell>
          <table:table-cell table:style-name="ce90" table:formula="of:=[.O85] - [.O84]" office:value-type="float" office:value="0" calcext:value-type="float">
            <text:p>0</text:p>
          </table:table-cell>
          <table:table-cell table:style-name="ce90" table:formula="of:=[.P85] - [.P84]" office:value-type="float" office:value="30.3225890292873" calcext:value-type="float">
            <text:p>30</text:p>
          </table:table-cell>
          <table:table-cell table:style-name="ce90" table:number-columns-repeated="2"/>
          <table:table-cell table:style-name="ce90" table:formula="of:=[.S85] - [.S84]" office:value-type="float" office:value="7.90913980195514" calcext:value-type="float">
            <text:p>8</text:p>
          </table:table-cell>
          <table:table-cell table:style-name="ce90" table:formula="of:=[.T85] - [.T84]" office:value-type="float" office:value="8.26273856075488" calcext:value-type="float">
            <text:p>8</text:p>
          </table:table-cell>
          <table:table-cell table:style-name="ce90" table:formula="of:=[.U85] - [.U84]" office:value-type="float" office:value="0" calcext:value-type="float">
            <text:p>0</text:p>
          </table:table-cell>
          <table:table-cell table:style-name="ce90" table:formula="of:=[.V85] - [.V84]" office:value-type="float" office:value="12.0114712918539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C86] - [.C85]" office:value-type="float" office:value="2.83497939324354" calcext:value-type="float">
            <text:p>3</text:p>
          </table:table-cell>
          <table:table-cell table:style-name="ce90" table:formula="of:=[.D86] - [.D85]" office:value-type="float" office:value="7.06913615156228" calcext:value-type="float">
            <text:p>7</text:p>
          </table:table-cell>
          <table:table-cell table:style-name="ce90" table:formula="of:=[.E86] - [.E85]" office:value-type="float" office:value="0" calcext:value-type="float">
            <text:p>0</text:p>
          </table:table-cell>
          <table:table-cell table:style-name="ce90" table:formula="of:=[.F86] - [.F85]" office:value-type="float" office:value="5.71954769816803" calcext:value-type="float">
            <text:p>6</text:p>
          </table:table-cell>
          <table:table-cell table:style-name="ce90" table:formula="of:=[.G86] - [.G85]" office:value-type="float" office:value="0" calcext:value-type="float">
            <text:p>0</text:p>
          </table:table-cell>
          <table:table-cell table:style-name="ce90" table:formula="of:=[.H86] - [.H85]" office:value-type="float" office:value="0" calcext:value-type="float">
            <text:p>0</text:p>
          </table:table-cell>
          <table:table-cell table:style-name="ce90" table:formula="of:=[.I86] - [.I85]" office:value-type="float" office:value="36.5928884335107" calcext:value-type="float">
            <text:p>37</text:p>
          </table:table-cell>
          <table:table-cell table:style-name="ce90" table:formula="of:=[.J86] - [.J85]" office:value-type="float" office:value="11.5924940257254" calcext:value-type="float">
            <text:p>12</text:p>
          </table:table-cell>
          <table:table-cell table:style-name="ce90" table:formula="of:=[.K86] - [.K85]" office:value-type="float" office:value="9.84929869475686" calcext:value-type="float">
            <text:p>10</text:p>
          </table:table-cell>
          <table:table-cell table:style-name="ce90"/>
          <table:table-cell table:style-name="ce90" table:formula="of:=[.M86] - [.M85]" office:value-type="float" office:value="2.11274003367708" calcext:value-type="float">
            <text:p>2</text:p>
          </table:table-cell>
          <table:table-cell table:style-name="ce90" table:formula="of:=[.N86] - [.N85]" office:value-type="float" office:value="9.12417084097483" calcext:value-type="float">
            <text:p>9</text:p>
          </table:table-cell>
          <table:table-cell table:style-name="ce90" table:formula="of:=[.O86] - [.O85]" office:value-type="float" office:value="1.48603866672611" calcext:value-type="float">
            <text:p>1</text:p>
          </table:table-cell>
          <table:table-cell table:style-name="ce90" table:formula="of:=[.P86] - [.P85]" office:value-type="float" office:value="93.566846147515" calcext:value-type="float">
            <text:p>94</text:p>
          </table:table-cell>
          <table:table-cell table:style-name="ce90" table:number-columns-repeated="2"/>
          <table:table-cell table:style-name="ce90" table:formula="of:=[.S86] - [.S85]" office:value-type="float" office:value="7.90913980195514" calcext:value-type="float">
            <text:p>8</text:p>
          </table:table-cell>
          <table:table-cell table:style-name="ce90" table:formula="of:=[.T86] - [.T85]" office:value-type="float" office:value="26.8539003224534" calcext:value-type="float">
            <text:p>27</text:p>
          </table:table-cell>
          <table:table-cell table:style-name="ce90" table:formula="of:=[.U86] - [.U85]" office:value-type="float" office:value="0" calcext:value-type="float">
            <text:p>0</text:p>
          </table:table-cell>
          <table:table-cell table:style-name="ce90" table:formula="of:=[.V86] - [.V85]" office:value-type="float" office:value="18.9713892366665" calcext:value-type="float">
            <text:p>19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C87] - [.C86]" office:value-type="float" office:value="4.96121393817618" calcext:value-type="float">
            <text:p>5</text:p>
          </table:table-cell>
          <table:table-cell table:style-name="ce90" table:formula="of:=[.D87] - [.D86]" office:value-type="float" office:value="7.06913615156228" calcext:value-type="float">
            <text:p>7</text:p>
          </table:table-cell>
          <table:table-cell table:style-name="ce90" table:formula="of:=[.E87] - [.E86]" office:value-type="float" office:value="3.85187239517129" calcext:value-type="float">
            <text:p>4</text:p>
          </table:table-cell>
          <table:table-cell table:style-name="ce90" table:formula="of:=[.F87] - [.F86]" office:value-type="float" office:value="0" calcext:value-type="float">
            <text:p>0</text:p>
          </table:table-cell>
          <table:table-cell table:style-name="ce90" table:formula="of:=[.G87] - [.G86]" office:value-type="float" office:value="3.01631828190511" calcext:value-type="float">
            <text:p>3</text:p>
          </table:table-cell>
          <table:table-cell table:style-name="ce90" table:formula="of:=[.H87] - [.H86]" office:value-type="float" office:value="0" calcext:value-type="float">
            <text:p>0</text:p>
          </table:table-cell>
          <table:table-cell table:style-name="ce90" table:formula="of:=[.I87] - [.I86]" office:value-type="float" office:value="52.2755549050153" calcext:value-type="float">
            <text:p>52</text:p>
          </table:table-cell>
          <table:table-cell table:style-name="ce90" table:formula="of:=[.J87] - [.J86]" office:value-type="float" office:value="23.1849880514508" calcext:value-type="float">
            <text:p>23</text:p>
          </table:table-cell>
          <table:table-cell table:style-name="ce90" table:formula="of:=[.K87] - [.K86]" office:value-type="float" office:value="18.995076054174" calcext:value-type="float">
            <text:p>19</text:p>
          </table:table-cell>
          <table:table-cell table:style-name="ce90"/>
          <table:table-cell table:style-name="ce90" table:formula="of:=[.M87] - [.M86]" office:value-type="float" office:value="9.50733015154684" calcext:value-type="float">
            <text:p>10</text:p>
          </table:table-cell>
          <table:table-cell table:style-name="ce90" table:formula="of:=[.N87] - [.N86]" office:value-type="float" office:value="9.12417084097483" calcext:value-type="float">
            <text:p>9</text:p>
          </table:table-cell>
          <table:table-cell table:style-name="ce90" table:formula="of:=[.O87] - [.O86]" office:value-type="float" office:value="1.48603866672611" calcext:value-type="float">
            <text:p>1</text:p>
          </table:table-cell>
          <table:table-cell table:style-name="ce90" table:formula="of:=[.P87] - [.P86]" office:value-type="float" office:value="112.626759251638" calcext:value-type="float">
            <text:p>113</text:p>
          </table:table-cell>
          <table:table-cell table:style-name="ce90" table:number-columns-repeated="2"/>
          <table:table-cell table:style-name="ce90" table:formula="of:=[.S87] - [.S86]" office:value-type="float" office:value="7.90913980195514" calcext:value-type="float">
            <text:p>8</text:p>
          </table:table-cell>
          <table:table-cell table:style-name="ce90" table:formula="of:=[.T87] - [.T86]" office:value-type="float" office:value="37.182323523397" calcext:value-type="float">
            <text:p>37</text:p>
          </table:table-cell>
          <table:table-cell table:style-name="ce90" table:formula="of:=[.U87] - [.U86]" office:value-type="float" office:value="30.5880553643802" calcext:value-type="float">
            <text:p>31</text:p>
          </table:table-cell>
          <table:table-cell table:style-name="ce90" table:formula="of:=[.V87] - [.V86]" office:value-type="float" office:value="26.3803341456605" calcext:value-type="float">
            <text:p>26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C88] - [.C87]" office:value-type="float" office:value="7.08744848310884" calcext:value-type="float">
            <text:p>7</text:p>
          </table:table-cell>
          <table:table-cell table:style-name="ce90" table:formula="of:=[.D88] - [.D87]" office:value-type="float" office:value="17.6728403789057" calcext:value-type="float">
            <text:p>18</text:p>
          </table:table-cell>
          <table:table-cell table:style-name="ce90" table:formula="of:=[.E88] - [.E87]" office:value-type="float" office:value="11.5556171855139" calcext:value-type="float">
            <text:p>12</text:p>
          </table:table-cell>
          <table:table-cell table:style-name="ce90" table:formula="of:=[.F88] - [.F87]" office:value-type="float" office:value="11.4390953963361" calcext:value-type="float">
            <text:p>11</text:p>
          </table:table-cell>
          <table:table-cell table:style-name="ce90" table:formula="of:=[.G88] - [.G87]" office:value-type="float" office:value="9.04895484571532" calcext:value-type="float">
            <text:p>9</text:p>
          </table:table-cell>
          <table:table-cell table:style-name="ce90" table:formula="of:=[.H88] - [.H87]" office:value-type="float" office:value="8.02658404636155" calcext:value-type="float">
            <text:p>8</text:p>
          </table:table-cell>
          <table:table-cell table:style-name="ce90" table:formula="of:=[.I88] - [.I87]" office:value-type="float" office:value="57.5031103955168" calcext:value-type="float">
            <text:p>58</text:p>
          </table:table-cell>
          <table:table-cell table:style-name="ce90" table:formula="of:=[.J88] - [.J87]" office:value-type="float" office:value="19.8728469012435" calcext:value-type="float">
            <text:p>20</text:p>
          </table:table-cell>
          <table:table-cell table:style-name="ce90" table:formula="of:=[.K88] - [.K87]" office:value-type="float" office:value="28.140853413591" calcext:value-type="float">
            <text:p>28</text:p>
          </table:table-cell>
          <table:table-cell table:style-name="ce90"/>
          <table:table-cell table:style-name="ce90" table:formula="of:=[.M88] - [.M87]" office:value-type="float" office:value="17.9582902862552" calcext:value-type="float">
            <text:p>18</text:p>
          </table:table-cell>
          <table:table-cell table:style-name="ce90" table:formula="of:=[.N88] - [.N87]" office:value-type="float" office:value="9.12417084097483" calcext:value-type="float">
            <text:p>9</text:p>
          </table:table-cell>
          <table:table-cell table:style-name="ce90" table:formula="of:=[.O88] - [.O87]" office:value-type="float" office:value="5.94415466690443" calcext:value-type="float">
            <text:p>6</text:p>
          </table:table-cell>
          <table:table-cell table:style-name="ce90" table:formula="of:=[.P88] - [.P87]" office:value-type="float" office:value="152.479304832988" calcext:value-type="float">
            <text:p>152</text:p>
          </table:table-cell>
          <table:table-cell table:style-name="ce90"/>
          <table:table-cell table:style-name="ce90" table:formula="of:=[.R88] - [.R87]" office:value-type="float" office:value="4.37617609732616" calcext:value-type="float">
            <text:p>4</text:p>
          </table:table-cell>
          <table:table-cell table:style-name="ce90" table:formula="of:=[.S88] - [.S87]" office:value-type="float" office:value="31.6365592078206" calcext:value-type="float">
            <text:p>32</text:p>
          </table:table-cell>
          <table:table-cell table:style-name="ce90" table:formula="of:=[.T88] - [.T87]" office:value-type="float" office:value="28.9195849626421" calcext:value-type="float">
            <text:p>29</text:p>
          </table:table-cell>
          <table:table-cell table:style-name="ce90" table:formula="of:=[.U88] - [.U87]" office:value-type="float" office:value="122.352221457521" calcext:value-type="float">
            <text:p>122</text:p>
          </table:table-cell>
          <table:table-cell table:style-name="ce90" table:formula="of:=[.V88] - [.V87]" office:value-type="float" office:value="36.3711840986979" calcext:value-type="float">
            <text:p>36</text:p>
          </table:table-cell>
          <table:table-cell table:number-columns-repeated="42"/>
        </table:table-row>
        <table:table-row table:style-name="ro1">
          <table:table-cell/>
          <table:table-cell table:style-name="ce82" office:value-type="date" office:date-value="2020-03-22" calcext:value-type="date">
            <text:p>22/03</text:p>
          </table:table-cell>
          <table:table-cell table:style-name="ce92" table:formula="of:=[.C89] - [.C88]" office:value-type="float" office:value="4.96121393817619" calcext:value-type="float">
            <text:p>5</text:p>
          </table:table-cell>
          <table:table-cell table:style-name="ce92" table:formula="of:=[.D89] - [.D88]" office:value-type="float" office:value="7.06913615156229" calcext:value-type="float">
            <text:p>7</text:p>
          </table:table-cell>
          <table:table-cell table:style-name="ce92" table:formula="of:=[.E89] - [.E88]" office:value-type="float" office:value="11.5556171855139" calcext:value-type="float">
            <text:p>12</text:p>
          </table:table-cell>
          <table:table-cell table:style-name="ce92" table:formula="of:=[.F89] - [.F88]" office:value-type="float" office:value="0" calcext:value-type="float">
            <text:p>0</text:p>
          </table:table-cell>
          <table:table-cell table:style-name="ce92" table:formula="of:=[.G89] - [.G88]" office:value-type="float" office:value="6.03263656381021" calcext:value-type="float">
            <text:p>6</text:p>
          </table:table-cell>
          <table:table-cell table:style-name="ce92" table:formula="of:=[.H89] - [.H88]" office:value-type="float" office:value="24.0797521390847" calcext:value-type="float">
            <text:p>24</text:p>
          </table:table-cell>
          <table:table-cell table:style-name="ce92" table:formula="of:=[.I89] - [.I88]" office:value-type="float" office:value="73.1857768670215" calcext:value-type="float">
            <text:p>73</text:p>
          </table:table-cell>
          <table:table-cell table:style-name="ce92" table:formula="of:=[.J89] - [.J88]" office:value-type="float" office:value="31.4653409269689" calcext:value-type="float">
            <text:p>31</text:p>
          </table:table-cell>
          <table:table-cell table:style-name="ce92" table:formula="of:=[.K89] - [.K88]" office:value-type="float" office:value="48.5429721384446" calcext:value-type="float">
            <text:p>49</text:p>
          </table:table-cell>
          <table:table-cell table:style-name="ce92"/>
          <table:table-cell table:style-name="ce92" table:formula="of:=[.M89] - [.M88]" office:value-type="float" office:value="20.0710303199322" calcext:value-type="float">
            <text:p>20</text:p>
          </table:table-cell>
          <table:table-cell table:style-name="ce92" table:formula="of:=[.N89] - [.N88]" office:value-type="float" office:value="9.12417084097481" calcext:value-type="float">
            <text:p>9</text:p>
          </table:table-cell>
          <table:table-cell table:style-name="ce92" table:formula="of:=[.O89] - [.O88]" office:value-type="float" office:value="4.45811600017832" calcext:value-type="float">
            <text:p>4</text:p>
          </table:table-cell>
          <table:table-cell table:style-name="ce92" table:formula="of:=[.P89] - [.P88]" office:value-type="float" office:value="188.000051981581" calcext:value-type="float">
            <text:p>188</text:p>
          </table:table-cell>
          <table:table-cell table:style-name="ce92"/>
          <table:table-cell table:style-name="ce92" table:formula="of:=[.R89] - [.R88]" office:value-type="float" office:value="0" calcext:value-type="float">
            <text:p>0</text:p>
          </table:table-cell>
          <table:table-cell table:style-name="ce92" table:formula="of:=[.S89] - [.S88]" office:value-type="float" office:value="39.5456990097757" calcext:value-type="float">
            <text:p>40</text:p>
          </table:table-cell>
          <table:table-cell table:style-name="ce92" table:formula="of:=[.T89] - [.T88]" office:value-type="float" office:value="24.7882156822646" calcext:value-type="float">
            <text:p>25</text:p>
          </table:table-cell>
          <table:table-cell table:style-name="ce92" table:formula="of:=[.U89] - [.U88]" office:value-type="float" office:value="45.8820830465704" calcext:value-type="float">
            <text:p>46</text:p>
          </table:table-cell>
          <table:table-cell table:style-name="ce92" table:formula="of:=[.V89] - [.V88]" office:value-type="float" office:value="44.229155971873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C90] - [.C89]" office:value-type="float" office:value="7.79619333141972" calcext:value-type="float">
            <text:p>8</text:p>
          </table:table-cell>
          <table:table-cell table:style-name="ce90" table:formula="of:=[.D90] - [.D89]" office:value-type="float" office:value="28.2765446062491" calcext:value-type="float">
            <text:p>28</text:p>
          </table:table-cell>
          <table:table-cell table:style-name="ce90" table:formula="of:=[.E90] - [.E89]" office:value-type="float" office:value="15.4074895806852" calcext:value-type="float">
            <text:p>15</text:p>
          </table:table-cell>
          <table:table-cell table:style-name="ce90" table:formula="of:=[.F90] - [.F89]" office:value-type="float" office:value="34.3172861890082" calcext:value-type="float">
            <text:p>34</text:p>
          </table:table-cell>
          <table:table-cell table:style-name="ce90" table:formula="of:=[.G90] - [.G89]" office:value-type="float" office:value="6.03263656381021" calcext:value-type="float">
            <text:p>6</text:p>
          </table:table-cell>
          <table:table-cell table:style-name="ce90" table:formula="of:=[.H90] - [.H89]" office:value-type="float" office:value="8.02658404636154" calcext:value-type="float">
            <text:p>8</text:p>
          </table:table-cell>
          <table:table-cell table:style-name="ce96" table:formula="of:=[.I90] - [.I89]" office:value-type="float" office:value="86.2546655932753" calcext:value-type="float">
            <text:p>86</text:p>
          </table:table-cell>
          <table:table-cell table:style-name="ce90" table:formula="of:=[.J90] - [.J89]" office:value-type="float" office:value="46.3699761029016" calcext:value-type="float">
            <text:p>46</text:p>
          </table:table-cell>
          <table:table-cell table:style-name="ce90" table:formula="of:=[.K90] - [.K89]" office:value-type="float" office:value="37.9901521083479" calcext:value-type="float">
            <text:p>38</text:p>
          </table:table-cell>
          <table:table-cell table:style-name="ce90"/>
          <table:table-cell table:style-name="ce90" table:formula="of:=[.M90] - [.M89]" office:value-type="float" office:value="26.4092504209634" calcext:value-type="float">
            <text:p>26</text:p>
          </table:table-cell>
          <table:table-cell table:style-name="ce90" table:formula="of:=[.N90] - [.N89]" office:value-type="float" office:value="18.2483416819497" calcext:value-type="float">
            <text:p>18</text:p>
          </table:table-cell>
          <table:table-cell table:style-name="ce90" table:formula="of:=[.O90] - [.O89]" office:value-type="float" office:value="8.91623200035665" calcext:value-type="float">
            <text:p>9</text:p>
          </table:table-cell>
          <table:table-cell table:style-name="ce96" table:formula="of:=[.P90] - [.P89]" office:value-type="float" office:value="209.659044145358" calcext:value-type="float">
            <text:p>210</text:p>
          </table:table-cell>
          <table:table-cell table:style-name="ce90"/>
          <table:table-cell table:style-name="ce90" table:formula="of:=[.R90] - [.R89]" office:value-type="float" office:value="4.37617609732616" calcext:value-type="float">
            <text:p>4</text:p>
          </table:table-cell>
          <table:table-cell table:style-name="ce96" table:formula="of:=[.S90] - [.S89]" office:value-type="float" office:value="79.0913980195514" calcext:value-type="float">
            <text:p>79</text:p>
          </table:table-cell>
          <table:table-cell table:style-name="ce90" table:formula="of:=[.T90] - [.T89]" office:value-type="float" office:value="47.5107467243406" calcext:value-type="float">
            <text:p>48</text:p>
          </table:table-cell>
          <table:table-cell table:style-name="ce96" table:formula="of:=[.U90] - [.U89]" office:value-type="float" office:value="61.1761107287604" calcext:value-type="float">
            <text:p>61</text:p>
          </table:table-cell>
          <table:table-cell table:style-name="ce90" table:formula="of:=[.V90] - [.V89]" office:value-type="float" office:value="51.8626143629582" calcext:value-type="float">
            <text:p>52</text:p>
          </table:table-cell>
          <table:table-cell table:number-columns-repeated="42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.C91] - [.C90]" office:value-type="float" office:value="20.5536006010156" calcext:value-type="float">
            <text:p>21</text:p>
          </table:table-cell>
          <table:table-cell table:style-name="ce90" table:formula="of:=[.D91] - [.D90]" office:value-type="float" office:value="17.6728403789057" calcext:value-type="float">
            <text:p>18</text:p>
          </table:table-cell>
          <table:table-cell table:style-name="ce90" table:formula="of:=[.E91] - [.E90]" office:value-type="float" office:value="38.5187239517129" calcext:value-type="float">
            <text:p>39</text:p>
          </table:table-cell>
          <table:table-cell table:style-name="ce90" table:formula="of:=[.F91] - [.F90]" office:value-type="float" office:value="0" calcext:value-type="float">
            <text:p>0</text:p>
          </table:table-cell>
          <table:table-cell table:style-name="ce90" table:formula="of:=[.G91] - [.G90]" office:value-type="float" office:value="15.0815914095255" calcext:value-type="float">
            <text:p>15</text:p>
          </table:table-cell>
          <table:table-cell table:style-name="ce90" table:formula="of:=[.H91] - [.H90]" office:value-type="float" office:value="24.0797521390847" calcext:value-type="float">
            <text:p>24</text:p>
          </table:table-cell>
          <table:table-cell table:style-name="ce96" table:formula="of:=[.I91] - [.I90]" office:value-type="float" office:value="185.578219912804" calcext:value-type="float">
            <text:p>186</text:p>
          </table:table-cell>
          <table:table-cell table:style-name="ce90" table:formula="of:=[.J91] - [.J90]" office:value-type="float" office:value="36.4335526522798" calcext:value-type="float">
            <text:p>36</text:p>
          </table:table-cell>
          <table:table-cell table:style-name="ce90" table:formula="of:=[.K91] - [.K90]" office:value-type="float" office:value="26.0302894075717" calcext:value-type="float">
            <text:p>26</text:p>
          </table:table-cell>
          <table:table-cell table:style-name="ce90"/>
          <table:table-cell table:style-name="ce90" table:formula="of:=[.M91] - [.M90]" office:value-type="float" office:value="22.1837703536093" calcext:value-type="float">
            <text:p>22</text:p>
          </table:table-cell>
          <table:table-cell table:style-name="ce90" table:formula="of:=[.N91] - [.N90]" office:value-type="float" office:value="36.4966833638993" calcext:value-type="float">
            <text:p>36</text:p>
          </table:table-cell>
          <table:table-cell table:style-name="ce90" table:formula="of:=[.O91] - [.O90]" office:value-type="float" office:value="2.97207733345222" calcext:value-type="float">
            <text:p>3</text:p>
          </table:table-cell>
          <table:table-cell table:style-name="ce96" table:formula="of:=[.P91] - [.P90]" office:value-type="float" office:value="235.64983474189" calcext:value-type="float">
            <text:p>236</text:p>
          </table:table-cell>
          <table:table-cell table:style-name="ce90"/>
          <table:table-cell table:style-name="ce90" table:formula="of:=[.R91] - [.R90]" office:value-type="float" office:value="4.37617609732616" calcext:value-type="float">
            <text:p>4</text:p>
          </table:table-cell>
          <table:table-cell table:style-name="ce96" table:formula="of:=[.S91] - [.S90]" office:value-type="float" office:value="55.363978613686" calcext:value-type="float">
            <text:p>55</text:p>
          </table:table-cell>
          <table:table-cell table:style-name="ce90" table:formula="of:=[.T91] - [.T90]" office:value-type="float" office:value="26.8539003224534" calcext:value-type="float">
            <text:p>27</text:p>
          </table:table-cell>
          <table:table-cell table:style-name="ce96" table:formula="of:=[.U91] - [.U90]" office:value-type="float" office:value="122.352221457521" calcext:value-type="float">
            <text:p>122</text:p>
          </table:table-cell>
          <table:table-cell table:style-name="ce90" table:formula="of:=[.V91] - [.V90]" office:value-type="float" office:value="57.6999648973171" calcext:value-type="float">
            <text:p>58</text:p>
          </table:table-cell>
          <table:table-cell table:number-columns-repeated="42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1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64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64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73" office:value-type="string" calcext:value-type="string">
            <text:p>Habitante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 office:value-type="string" calcext:value-type="string">
            <text:p>&gt; 65 año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02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 table:number-columns-repeated="2"/>
          <table:table-cell table:style-name="ce102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64"/>
          <table:table-cell table:number-columns-repeated="6"/>
          <table:table-cell table:style-name="ce64"/>
          <table:table-cell table:style-name="ce110"/>
          <table:table-cell table:number-columns-repeated="18"/>
        </table:table-row>
        <table:table-row table:style-name="ro1">
          <table:table-cell/>
          <table:table-cell table:style-name="ce81" office:value-type="string" calcext:value-type="string">
            <text:p>Casos por millón de habitantes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81" office:value-type="string" calcext:value-type="string">
            <text:p>Muertes diarias por millón de habitantes de más de 65 años</text:p>
          </table:table-cell>
          <table:table-cell table:style-name="ce64" table:number-columns-repeated="4"/>
          <table:table-cell/>
          <table:table-cell table:style-name="ce72" office:value-type="string" calcext:value-type="string">
            <text:p>Muertes por casos declarados</text:p>
          </table:table-cell>
          <table:table-cell table:number-columns-repeated="5"/>
          <table:table-cell table:style-name="ce72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6"/>
          <table:table-cell table:style-name="ce103"/>
          <table:table-cell table:number-columns-repeated="5"/>
          <table:table-cell table:style-name="ce103"/>
          <table:table-cell table:style-name="ce64" table:number-columns-repeated="4"/>
          <table:table-cell table:number-columns-repeated="9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5" office:value-type="string" calcext:value-type="string">
            <text:p>Enfermedades</text:p>
          </table:table-cell>
          <table:table-cell table:style-name="ce75" office:value-type="string" calcext:value-type="string">
            <text:p>España</text:p>
          </table:table-cell>
        </table:table-row>
        <table:table-row table:style-name="ro1">
          <table:table-cell/>
          <table:table-cell table:style-name="ce74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0" calcext:value-type="date">
            <text:p>20/02</text:p>
          </table:table-cell>
          <table:table-cell table:number-columns-repeated="5"/>
          <table:table-cell table:style-name="ce74" office:value-type="date" office:date-value="2020-02-20" calcext:value-type="date">
            <text:p>20/02</text:p>
          </table:table-cell>
          <table:table-cell table:style-name="ce64" table:number-columns-repeated="4"/>
          <table:table-cell/>
          <table:table-cell table:style-name="ce74" office:value-type="date" office:date-value="2020-02-20" calcext:value-type="date">
            <text:p>20/02</text:p>
          </table:table-cell>
          <table:table-cell table:style-name="ce64"/>
          <table:table-cell table:style-name="ce35"/>
          <table:table-cell table:style-name="ce64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9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I10]/[.J$4]" office:value-type="float" office:value="0.0740669252441783" calcext:value-type="float">
            <text:p>0.07</text:p>
          </table:table-cell>
          <table:table-cell table:style-name="ce68"/>
          <table:table-cell table:style-name="ce68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8" table:formula="of:=[.J10]-[.J9]" office:value-type="float" office:value="0.0740669252441783" calcext:value-type="float">
            <text:p>0.1</text:p>
          </table:table-cell>
          <table:table-cell table:style-name="ce68" table:formula="of:=[.K10]-[.K9]" office:value-type="float" office:value="0" calcext:value-type="float">
            <text:p>0.0</text:p>
          </table:table-cell>
          <table:table-cell table:style-name="ce68" table:formula="of:=[.L10]-[.L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35"/>
          <table:table-cell table:style-name="ce68" table:number-columns-repeated="2"/>
          <table:table-cell/>
          <table:table-cell office:value-type="string" calcext:value-type="string">
            <text:p>Tumores</text:p>
          </table:table-cell>
          <table:table-cell table:style-name="ce9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2" calcext:value-type="date">
            <text:p>22/02</text:p>
          </table:table-cell>
          <table:table-cell table:style-name="ce67" table:formula="of:=[Hoja1.I11]/[.J$4]" office:value-type="float" office:value="0.148133850488357" calcext:value-type="float">
            <text:p>0.15</text:p>
          </table:table-cell>
          <table:table-cell table:style-name="ce68"/>
          <table:table-cell table:style-name="ce68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8" table:formula="of:=[.J11]-[.J10]" office:value-type="float" office:value="0.0740669252441783" calcext:value-type="float">
            <text:p>0.1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style-name="ce68" table:formula="of:=[.L11]-[.L10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respiratorio</text:p>
          </table:table-cell>
          <table:table-cell table:style-name="ce9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.J$4]" office:value-type="float" office:value="0.222200775732535" calcext:value-type="float">
            <text:p>0.2</text:p>
          </table:table-cell>
          <table:table-cell table:style-name="ce68"/>
          <table:table-cell table:style-name="ce68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3" calcext:value-type="date">
            <text:p>23/02</text:p>
          </table:table-cell>
          <table:table-cell table:style-name="ce68" table:formula="of:=[.J12]-[.J11]" office:value-type="float" office:value="0.0740669252441783" calcext:value-type="float">
            <text:p>0.1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style-name="ce68" table:formula="of:=[.L12]-[.L1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nervioso</text:p>
          </table:table-cell>
          <table:table-cell table:style-name="ce9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.J$4]" office:value-type="float" office:value="0.518468476709248" calcext:value-type="float">
            <text:p>0.5</text:p>
          </table:table-cell>
          <table:table-cell table:style-name="ce68"/>
          <table:table-cell table:style-name="ce68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4" calcext:value-type="date">
            <text:p>24/02</text:p>
          </table:table-cell>
          <table:table-cell table:style-name="ce68" table:formula="of:=[.J13]-[.J12]" office:value-type="float" office:value="0.296267700976713" calcext:value-type="float">
            <text:p>0.3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style-name="ce68" table:formula="of:=[.L13]-[.L12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Trastornos mentales</text:p>
          </table:table-cell>
          <table:table-cell table:style-name="ce9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0642082058087024" calcext:value-type="float">
            <text:p>0.1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.J$4]" office:value-type="float" office:value="0.740669252441783" calcext:value-type="float">
            <text:p>0.7</text:p>
          </table:table-cell>
          <table:table-cell table:style-name="ce68"/>
          <table:table-cell table:style-name="ce68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.J14]-[.J13]" office:value-type="float" office:value="0.222200775732535" calcext:value-type="float">
            <text:p>0.2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style-name="ce68" table:formula="of:=[.L14]-[.L13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35"/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64"/>
          <table:table-cell/>
          <table:table-cell office:value-type="string" calcext:value-type="string">
            <text:p>Enfermedades del sistema digestivo</text:p>
          </table:table-cell>
          <table:table-cell table:style-name="ce9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14027352695674" calcext:value-type="float">
            <text:p>0.2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.J$4]" office:value-type="float" office:value="0.888803102930139" calcext:value-type="float">
            <text:p>0.9</text:p>
          </table:table-cell>
          <table:table-cell table:style-name="ce68"/>
          <table:table-cell table:style-name="ce68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.J15]-[.J14]" office:value-type="float" office:value="0.148133850488357" calcext:value-type="float">
            <text:p>0.1</text:p>
          </table:table-cell>
          <table:table-cell table:style-name="ce68" table:formula="of:=[.K15]-[.K14]" office:value-type="float" office:value="0" calcext:value-type="float">
            <text:p>0.0</text:p>
          </table:table-cell>
          <table:table-cell table:style-name="ce68" table:formula="of:=[.L15]-[.L14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35" table:formula="of:=[Hoja1.J15]/[Hoja1.D15]*100" office:value-type="float" office:value="10" calcext:value-type="float">
            <text:p>10.0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64"/>
          <table:table-cell/>
          <table:table-cell office:value-type="string" calcext:value-type="string">
            <text:p>Enfermedades del sistema genitourinario</text:p>
          </table:table-cell>
          <table:table-cell table:style-name="ce9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90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342443764313079" calcext:value-type="float">
            <text:p>0.3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.J$4]" office:value-type="float" office:value="1.25913772915103" calcext:value-type="float">
            <text:p>1.3</text:p>
          </table:table-cell>
          <table:table-cell table:style-name="ce68"/>
          <table:table-cell table:style-name="ce68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.J16]-[.J15]" office:value-type="float" office:value="0.370334626220891" calcext:value-type="float">
            <text:p>0.4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style-name="ce68" table:formula="of:=[.L16]-[.L15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35" table:formula="of:=[Hoja1.J16]/[Hoja1.D16]*100" office:value-type="float" office:value="6.25" calcext:value-type="float">
            <text:p>6.3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64"/>
          <table:table-cell/>
          <table:table-cell office:value-type="string" calcext:value-type="string">
            <text:p>Enfermedades endocrinas</text:p>
          </table:table-cell>
          <table:table-cell table:style-name="ce9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90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684887528626158" calcext:value-type="float">
            <text:p>0.7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.J$4]" office:value-type="float" office:value="1.55540543012774" calcext:value-type="float">
            <text:p>1.6</text:p>
          </table:table-cell>
          <table:table-cell table:style-name="ce68"/>
          <table:table-cell table:style-name="ce68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.J17]-[.J16]" office:value-type="float" office:value="0.296267700976713" calcext:value-type="float">
            <text:p>0.3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style-name="ce68" table:formula="of:=[.L17]-[.L16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35" table:formula="of:=[Hoja1.J17]/[Hoja1.D17]*100" office:value-type="float" office:value="3.125" calcext:value-type="float">
            <text:p>3.1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64"/>
          <table:table-cell/>
          <table:table-cell office:value-type="string" calcext:value-type="string">
            <text:p>Causas externas</text:p>
          </table:table-cell>
          <table:table-cell table:style-name="ce9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90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.J$4]" office:value-type="float" office:value="2.14794083208117" calcext:value-type="float">
            <text:p>2.1</text:p>
          </table:table-cell>
          <table:table-cell table:style-name="ce68"/>
          <table:table-cell table:style-name="ce68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.J18]-[.J17]" office:value-type="float" office:value="0.592535401953426" calcext:value-type="float">
            <text:p>0.6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style-name="ce68" table:formula="of:=[.L18]-[.L17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35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64"/>
          <table:table-cell/>
          <table:table-cell office:value-type="string" calcext:value-type="string">
            <text:p>No clasificados en otra parte</text:p>
          </table:table-cell>
          <table:table-cell table:style-name="ce9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.J$4]" office:value-type="float" office:value="2.51827545830206" calcext:value-type="float">
            <text:p>2.5</text:p>
          </table:table-cell>
          <table:table-cell table:style-name="ce68"/>
          <table:table-cell table:style-name="ce68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.J19]-[.J18]" office:value-type="float" office:value="0.370334626220891" calcext:value-type="float">
            <text:p>0.4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style-name="ce68" table:formula="of:=[.L19]-[.L18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35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64"/>
          <table:table-cell/>
          <table:table-cell office:value-type="string" calcext:value-type="string">
            <text:p>Enfermedades infecciosas y parasitarias</text:p>
          </table:table-cell>
          <table:table-cell table:style-name="ce9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90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43991182073069" calcext:value-type="float">
            <text:p>2.4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.J$4]" office:value-type="float" office:value="3.85148011269727" calcext:value-type="float">
            <text:p>3.9</text:p>
          </table:table-cell>
          <table:table-cell table:style-name="ce68"/>
          <table:table-cell table:style-name="ce68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.J20]-[.J19]" office:value-type="float" office:value="1.33320465439521" calcext:value-type="float">
            <text:p>1.3</text:p>
          </table:table-cell>
          <table:table-cell table:style-name="ce68" table:formula="of:=[.K20]-[.K19]" office:value-type="float" office:value="0" calcext:value-type="float">
            <text:p>0.0</text:p>
          </table:table-cell>
          <table:table-cell table:style-name="ce68" table:formula="of:=[.L20]-[.L1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35" table:formula="of:=[Hoja1.J20]/[Hoja1.D20]*100" office:value-type="float" office:value="0.87719298245614" calcext:value-type="float">
            <text:p>0.9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64"/>
          <table:table-cell/>
          <table:table-cell office:value-type="string" calcext:value-type="string">
            <text:p>Enfermedades del sistema osteomuscular</text:p>
          </table:table-cell>
          <table:table-cell table:style-name="ce9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21041029043512" calcext:value-type="float">
            <text:p>3.2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.J$4]" office:value-type="float" office:value="5.85128709429008" calcext:value-type="float">
            <text:p>5.9</text:p>
          </table:table-cell>
          <table:table-cell table:style-name="ce68"/>
          <table:table-cell table:style-name="ce68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.J21]-[.J20]" office:value-type="float" office:value="1.99980698159281" calcext:value-type="float">
            <text:p>2.0</text:p>
          </table:table-cell>
          <table:table-cell table:style-name="ce68" table:formula="of:=[.K21]-[.K20]" office:value-type="float" office:value="0" calcext:value-type="float">
            <text:p>0.0</text:p>
          </table:table-cell>
          <table:table-cell table:style-name="ce68" table:formula="of:=[.L21]-[.L20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35" table:formula="of:=[Hoja1.J21]/[Hoja1.D21]*100" office:value-type="float" office:value="0.666666666666667" calcext:value-type="float">
            <text:p>0.7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64"/>
          <table:table-cell/>
          <table:table-cell office:value-type="string" calcext:value-type="string">
            <text:p>Enfermedades de la piel</text:p>
          </table:table-cell>
          <table:table-cell table:style-name="ce9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23774158337436" calcext:value-type="float">
            <text:p>4.2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.J$4]" office:value-type="float" office:value="7.92516100112708" calcext:value-type="float">
            <text:p>7.9</text:p>
          </table:table-cell>
          <table:table-cell table:style-name="ce68" table:formula="of:=[Hoja1.J22]/[.K$4]" office:value-type="float" office:value="0.112256741045364" calcext:value-type="float">
            <text:p>0.1</text:p>
          </table:table-cell>
          <table:table-cell table:style-name="ce68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.J22]-[.J21]" office:value-type="float" office:value="2.07387390683699" calcext:value-type="float">
            <text:p>2.1</text:p>
          </table:table-cell>
          <table:table-cell table:style-name="ce68" table:formula="of:=[.K22]-[.K21]" office:value-type="float" office:value="0.112256741045364" calcext:value-type="float">
            <text:p>0.1</text:p>
          </table:table-cell>
          <table:table-cell table:style-name="ce68" table:formula="of:=[.L22]-[.L2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0.505050505050505" calcext:value-type="float">
            <text:p>0.5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64"/>
          <table:table-cell/>
          <table:table-cell office:value-type="string" calcext:value-type="string">
            <text:p>Enfermedades de la sangre</text:p>
          </table:table-cell>
          <table:table-cell table:style-name="ce9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5.07244825888749" calcext:value-type="float">
            <text:p>5.1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I23]/[.J$4]" office:value-type="float" office:value="10.9619049361384" calcext:value-type="float">
            <text:p>11</text:p>
          </table:table-cell>
          <table:table-cell table:style-name="ce68" table:formula="of:=[Hoja1.J23]/[.K$4]" office:value-type="float" office:value="0.336770223136092" calcext:value-type="float">
            <text:p>0.3</text:p>
          </table:table-cell>
          <table:table-cell table:style-name="ce68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68" table:formula="of:=[.J23]-[.J22]" office:value-type="float" office:value="3.03674393501131" calcext:value-type="float">
            <text:p>3.0</text:p>
          </table:table-cell>
          <table:table-cell table:style-name="ce68" table:formula="of:=[.K23]-[.K22]" office:value-type="float" office:value="0.224513482090728" calcext:value-type="float">
            <text:p>0.2</text:p>
          </table:table-cell>
          <table:table-cell table:style-name="ce68" table:formula="of:=[.L23]-[.L22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26582278481013" calcext:value-type="float">
            <text:p>1.3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Malformaciones congénitas</text:p>
          </table:table-cell>
          <table:table-cell table:style-name="ce9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I24]/[.J$4]" office:value-type="float" office:value="14.5911842731031" calcext:value-type="float">
            <text:p>15</text:p>
          </table:table-cell>
          <table:table-cell table:style-name="ce68" table:formula="of:=[Hoja1.J24]/[.K$4]" office:value-type="float" office:value="0.56128370522682" calcext:value-type="float">
            <text:p>0.6</text:p>
          </table:table-cell>
          <table:table-cell table:style-name="ce68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68" table:formula="of:=[.J24]-[.J23]" office:value-type="float" office:value="3.62927933696474" calcext:value-type="float">
            <text:p>3.6</text:p>
          </table:table-cell>
          <table:table-cell table:style-name="ce68" table:formula="of:=[.K24]-[.K23]" office:value-type="float" office:value="0.224513482090728" calcext:value-type="float">
            <text:p>0.2</text:p>
          </table:table-cell>
          <table:table-cell table:style-name="ce68" table:formula="of:=[.L24]-[.L23]" office:value-type="float" office:value="0.149794606607851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1.36986301369863" calcext:value-type="float">
            <text:p>1.4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64"/>
          <table:table-cell table:number-columns-repeated="2"/>
          <table:table-cell table:style-name="ce64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C25]/[.C$4]" office:value-type="float" office:value="94.5110737964891" calcext:value-type="float">
            <text:p>95</text:p>
          </table:table-cell>
          <table:table-cell table:style-name="ce90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I25]/[.J$4]" office:value-type="float" office:value="17.2575935818935" calcext:value-type="float">
            <text:p>17</text:p>
          </table:table-cell>
          <table:table-cell table:style-name="ce68" table:formula="of:=[Hoja1.J25]/[.K$4]" office:value-type="float" office:value="0.898053928362912" calcext:value-type="float">
            <text:p>0.9</text:p>
          </table:table-cell>
          <table:table-cell table:style-name="ce68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68" table:formula="of:=[.J25]-[.J24]" office:value-type="float" office:value="2.66640930879042" calcext:value-type="float">
            <text:p>2.7</text:p>
          </table:table-cell>
          <table:table-cell table:style-name="ce68" table:formula="of:=[.K25]-[.K24]" office:value-type="float" office:value="0.336770223136092" calcext:value-type="float">
            <text:p>0.3</text:p>
          </table:table-cell>
          <table:table-cell table:style-name="ce68" table:formula="of:=[.L25]-[.L24]" office:value-type="float" office:value="0.524281123127479" calcext:value-type="float">
            <text:p>0.5</text:p>
          </table:table-cell>
          <table:table-cell table:style-name="ce64"/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1.86046511627907" calcext:value-type="float">
            <text:p>1.9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24 de marzo</text:p>
          </table:table-cell>
          <table:table-cell table:style-name="ce64" office:value-type="float" office:value="2686" calcext:value-type="float">
            <text:p>2686</text:p>
          </table:table-cell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C26]/[.C$4]" office:value-type="float" office:value="118.480225947494" calcext:value-type="float">
            <text:p>118</text:p>
          </table:table-cell>
          <table:table-cell table:style-name="ce90" table:formula="of:=[Hoja1.D26]/[.D$4]" office:value-type="float" office:value="14.4254435716885" calcext:value-type="float">
            <text:p>14</text:p>
          </table:table-cell>
          <table:table-cell table:style-name="ce90" table:formula="of:=[Hoja1.E26]/[.E$4]" office:value-type="float" office:value="16.7150708497077" calcext:value-type="float">
            <text:p>17</text:p>
          </table:table-cell>
          <table:table-cell table:style-name="ce90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I26]/[.J$4]" office:value-type="float" office:value="27.1084946393692" calcext:value-type="float">
            <text:p>27</text:p>
          </table:table-cell>
          <table:table-cell table:style-name="ce68" table:formula="of:=[Hoja1.J26]/[.K$4]" office:value-type="float" office:value="1.12256741045364" calcext:value-type="float">
            <text:p>1.1</text:p>
          </table:table-cell>
          <table:table-cell table:style-name="ce68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68" table:formula="of:=[.J26]-[.J25]" office:value-type="float" office:value="9.85090105747571" calcext:value-type="float">
            <text:p>9.9</text:p>
          </table:table-cell>
          <table:table-cell table:style-name="ce68" table:formula="of:=[.K26]-[.K25]" office:value-type="float" office:value="0.224513482090728" calcext:value-type="float">
            <text:p>0.2</text:p>
          </table:table-cell>
          <table:table-cell table:style-name="ce68" table:formula="of:=[.L26]-[.L25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1.48367952522255" calcext:value-type="float">
            <text:p>1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18 de marzo</text:p>
          </table:table-cell>
          <table:table-cell table:style-name="ce90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C27]/[.C$4]" office:value-type="float" office:value="147.349238290226" calcext:value-type="float">
            <text:p>147</text:p>
          </table:table-cell>
          <table:table-cell table:style-name="ce90" table:formula="of:=[Hoja1.D27]/[.D$4]" office:value-type="float" office:value="21.3813325342979" calcext:value-type="float">
            <text:p>21</text:p>
          </table:table-cell>
          <table:table-cell table:style-name="ce90" table:formula="of:=[Hoja1.E27]/[.E$4]" office:value-type="float" office:value="20.9606394669513" calcext:value-type="float">
            <text:p>21</text:p>
          </table:table-cell>
          <table:table-cell table:style-name="ce90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I27]/[.J$4]" office:value-type="float" office:value="34.2929863880545" calcext:value-type="float">
            <text:p>34</text:p>
          </table:table-cell>
          <table:table-cell table:style-name="ce68" table:formula="of:=[Hoja1.J27]/[.K$4]" office:value-type="float" office:value="1.79610785672582" calcext:value-type="float">
            <text:p>1.8</text:p>
          </table:table-cell>
          <table:table-cell table:style-name="ce68" table:formula="of:=[Hoja1.K27]/[.L$4]" office:value-type="float" office:value="1.57284336938244" calcext:value-type="float">
            <text:p>1.6</text:p>
          </table:table-cell>
          <table:table-cell table:style-name="ce68" table:formula="of:=[Hoja1.L27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.J27]-[.J26]" office:value-type="float" office:value="7.18449174868529" calcext:value-type="float">
            <text:p>7.2</text:p>
          </table:table-cell>
          <table:table-cell table:style-name="ce68" table:formula="of:=[.K27]-[.K26]" office:value-type="float" office:value="0.673540446272184" calcext:value-type="float">
            <text:p>0.7</text:p>
          </table:table-cell>
          <table:table-cell table:style-name="ce68" table:formula="of:=[.L27]-[.L26]" office:value-type="float" office:value="0.149794606607851" calcext:value-type="float">
            <text:p>0.1</text:p>
          </table:table-cell>
          <table:table-cell table:style-name="ce68" table:formula="of:=[.M27]-[.M26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1.6016016016016" calcext:value-type="float">
            <text:p>1.6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64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C28]/[.C$4]" office:value-type="float" office:value="163.044856019134" calcext:value-type="float">
            <text:p>163</text:p>
          </table:table-cell>
          <table:table-cell table:style-name="ce90" table:formula="of:=[Hoja1.D28]/[.D$4]" office:value-type="float" office:value="34.7152366072384" calcext:value-type="float">
            <text:p>35</text:p>
          </table:table-cell>
          <table:table-cell table:style-name="ce90" table:formula="of:=[Hoja1.E28]/[.E$4]" office:value-type="float" office:value="26.4828475984711" calcext:value-type="float">
            <text:p>26</text:p>
          </table:table-cell>
          <table:table-cell table:style-name="ce90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I28]/[.J$4]" office:value-type="float" office:value="46.7362298290765" calcext:value-type="float">
            <text:p>47</text:p>
          </table:table-cell>
          <table:table-cell table:style-name="ce68" table:formula="of:=[Hoja1.J28]/[.K$4]" office:value-type="float" office:value="3.92898593658774" calcext:value-type="float">
            <text:p>3.9</text:p>
          </table:table-cell>
          <table:table-cell table:style-name="ce68" table:formula="of:=[Hoja1.K28]/[.L$4]" office:value-type="float" office:value="2.24691909911777" calcext:value-type="float">
            <text:p>2.2</text:p>
          </table:table-cell>
          <table:table-cell table:style-name="ce68" table:formula="of:=[Hoja1.L28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.J28]-[.J27]" office:value-type="float" office:value="12.443243441022" calcext:value-type="float">
            <text:p>12</text:p>
          </table:table-cell>
          <table:table-cell table:style-name="ce68" table:formula="of:=[.K28]-[.K27]" office:value-type="float" office:value="2.13287807986192" calcext:value-type="float">
            <text:p>2.1</text:p>
          </table:table-cell>
          <table:table-cell table:style-name="ce68" table:formula="of:=[.L28]-[.L27]" office:value-type="float" office:value="0.674075729735331" calcext:value-type="float">
            <text:p>0.7</text:p>
          </table:table-cell>
          <table:table-cell table:style-name="ce68" table:formula="of:=[.M28]-[.M27]" office:value-type="float" office:value="0" calcext:value-type="float">
            <text:p>0.0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5782983970407" calcext:value-type="float">
            <text:p>2.2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C29]/[.C$4]" office:value-type="float" office:value="200.203467899345" calcext:value-type="float">
            <text:p>200</text:p>
          </table:table-cell>
          <table:table-cell table:style-name="ce90" table:formula="of:=[Hoja1.D29]/[.D$4]" office:value-type="float" office:value="45.5450206536395" calcext:value-type="float">
            <text:p>46</text:p>
          </table:table-cell>
          <table:table-cell table:style-name="ce90" table:formula="of:=[Hoja1.E29]/[.E$4]" office:value-type="float" office:value="33.8606364193456" calcext:value-type="float">
            <text:p>34</text:p>
          </table:table-cell>
          <table:table-cell table:style-name="ce90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I29]/[.J$4]" office:value-type="float" office:value="61.2533471769354" calcext:value-type="float">
            <text:p>61</text:p>
          </table:table-cell>
          <table:table-cell table:style-name="ce68" table:formula="of:=[Hoja1.J29]/[.K$4]" office:value-type="float" office:value="5.27606682913211" calcext:value-type="float">
            <text:p>5.3</text:p>
          </table:table-cell>
          <table:table-cell table:style-name="ce68" table:formula="of:=[Hoja1.K29]/[.L$4]" office:value-type="float" office:value="3.59507055858843" calcext:value-type="float">
            <text:p>3.6</text:p>
          </table:table-cell>
          <table:table-cell table:style-name="ce68" table:formula="of:=[Hoja1.L29]/[.M$4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.J29]-[.J28]" office:value-type="float" office:value="14.5171173478589" calcext:value-type="float">
            <text:p>15</text:p>
          </table:table-cell>
          <table:table-cell table:style-name="ce68" table:formula="of:=[.K29]-[.K28]" office:value-type="float" office:value="1.34708089254437" calcext:value-type="float">
            <text:p>1.3</text:p>
          </table:table-cell>
          <table:table-cell table:style-name="ce68" table:formula="of:=[.L29]-[.L28]" office:value-type="float" office:value="1.34815145947066" calcext:value-type="float">
            <text:p>1.3</text:p>
          </table:table-cell>
          <table:table-cell table:style-name="ce68" table:formula="of:=[.M29]-[.M28]" office:value-type="float" office:value="0.0555853554822446" calcext:value-type="float">
            <text:p>0.1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20864661654135" calcext:value-type="float">
            <text:p>2.2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C30]/[.C$4]" office:value-type="float" office:value="242.792088778912" calcext:value-type="float">
            <text:p>243</text:p>
          </table:table-cell>
          <table:table-cell table:style-name="ce90" table:formula="of:=[Hoja1.D30]/[.D$4]" office:value-type="float" office:value="63.138069045224" calcext:value-type="float">
            <text:p>63</text:p>
          </table:table-cell>
          <table:table-cell table:style-name="ce90" table:formula="of:=[Hoja1.E30]/[.E$4]" office:value-type="float" office:value="42.6932005006743" calcext:value-type="float">
            <text:p>43</text:p>
          </table:table-cell>
          <table:table-cell table:style-name="ce90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I30]/[.J$4]" office:value-type="float" office:value="75.2519960480851" calcext:value-type="float">
            <text:p>75</text:p>
          </table:table-cell>
          <table:table-cell table:style-name="ce68" table:formula="of:=[Hoja1.J30]/[.K$4]" office:value-type="float" office:value="9.42956624781057" calcext:value-type="float">
            <text:p>9.4</text:p>
          </table:table-cell>
          <table:table-cell table:style-name="ce68" table:formula="of:=[Hoja1.K30]/[.L$4]" office:value-type="float" office:value="4.56873550153946" calcext:value-type="float">
            <text:p>4.6</text:p>
          </table:table-cell>
          <table:table-cell table:style-name="ce68" table:formula="of:=[Hoja1.L30]/[.M$4]" office:value-type="float" office:value="0.277926777411223" calcext:value-type="float">
            <text:p>0.3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.J30]-[.J29]" office:value-type="float" office:value="13.9986488711497" calcext:value-type="float">
            <text:p>14</text:p>
          </table:table-cell>
          <table:table-cell table:style-name="ce68" table:formula="of:=[.K30]-[.K29]" office:value-type="float" office:value="4.15349941867847" calcext:value-type="float">
            <text:p>4.2</text:p>
          </table:table-cell>
          <table:table-cell table:style-name="ce68" table:formula="of:=[.L30]-[.L29]" office:value-type="float" office:value="0.973664942951033" calcext:value-type="float">
            <text:p>1.0</text:p>
          </table:table-cell>
          <table:table-cell table:style-name="ce68" table:formula="of:=[.M30]-[.M29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84745762711864" calcext:value-type="float">
            <text:p>2.8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C31]/[.C$4]" office:value-type="float" office:value="283.709937658677" calcext:value-type="float">
            <text:p>284</text:p>
          </table:table-cell>
          <table:table-cell table:style-name="ce90" table:formula="of:=[Hoja1.D31]/[.D$4]" office:value-type="float" office:value="90.0841127496094" calcext:value-type="float">
            <text:p>90</text:p>
          </table:table-cell>
          <table:table-cell table:style-name="ce90" table:formula="of:=[Hoja1.E31]/[.E$4]" office:value-type="float" office:value="54.3462472298222" calcext:value-type="float">
            <text:p>54</text:p>
          </table:table-cell>
          <table:table-cell table:style-name="ce90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I31]/[.J$4]" office:value-type="float" office:value="93.7687273591297" calcext:value-type="float">
            <text:p>94</text:p>
          </table:table-cell>
          <table:table-cell table:style-name="ce90" table:formula="of:=[Hoja1.J31]/[.K$4]" office:value-type="float" office:value="13.2462954433529" calcext:value-type="float">
            <text:p>13</text:p>
          </table:table-cell>
          <table:table-cell table:style-name="ce68" table:formula="of:=[Hoja1.K31]/[.L$4]" office:value-type="float" office:value="5.91688696101013" calcext:value-type="float">
            <text:p>5.9</text:p>
          </table:table-cell>
          <table:table-cell table:style-name="ce68" table:formula="of:=[Hoja1.L31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.J31]-[.J30]" office:value-type="float" office:value="18.5167313110446" calcext:value-type="float">
            <text:p>19</text:p>
          </table:table-cell>
          <table:table-cell table:style-name="ce68" table:formula="of:=[.K31]-[.K30]" office:value-type="float" office:value="3.81672919554237" calcext:value-type="float">
            <text:p>3.8</text:p>
          </table:table-cell>
          <table:table-cell table:style-name="ce68" table:formula="of:=[.L31]-[.L30]" office:value-type="float" office:value="1.34815145947066" calcext:value-type="float">
            <text:p>1.3</text:p>
          </table:table-cell>
          <table:table-cell table:style-name="ce68" table:formula="of:=[.M31]-[.M30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80351627464956" calcext:value-type="float">
            <text:p>2.8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C32]/[.C$4]" office:value-type="float" office:value="339.889646152018" calcext:value-type="float">
            <text:p>340</text:p>
          </table:table-cell>
          <table:table-cell table:style-name="ce90" table:formula="of:=[Hoja1.D32]/[.D$4]" office:value-type="float" office:value="123.129936005822" calcext:value-type="float">
            <text:p>123</text:p>
          </table:table-cell>
          <table:table-cell table:style-name="ce90" table:formula="of:=[Hoja1.E32]/[.E$4]" office:value-type="float" office:value="66.8009048167713" calcext:value-type="float">
            <text:p>67</text:p>
          </table:table-cell>
          <table:table-cell table:style-name="ce90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I32]/[.J$4]" office:value-type="float" office:value="106.730439276861" calcext:value-type="float">
            <text:p>107</text:p>
          </table:table-cell>
          <table:table-cell table:style-name="ce90" table:formula="of:=[Hoja1.J32]/[.K$4]" office:value-type="float" office:value="15.2669167821695" calcext:value-type="float">
            <text:p>15</text:p>
          </table:table-cell>
          <table:table-cell table:style-name="ce68" table:formula="of:=[Hoja1.K32]/[.L$4]" office:value-type="float" office:value="6.81565460065723" calcext:value-type="float">
            <text:p>6.8</text:p>
          </table:table-cell>
          <table:table-cell table:style-name="ce68" table:formula="of:=[Hoja1.L32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J32]-[.J31]" office:value-type="float" office:value="12.9617119177312" calcext:value-type="float">
            <text:p>13</text:p>
          </table:table-cell>
          <table:table-cell table:style-name="ce68" table:formula="of:=[.K32]-[.K31]" office:value-type="float" office:value="2.02062133881655" calcext:value-type="float">
            <text:p>2.0</text:p>
          </table:table-cell>
          <table:table-cell table:style-name="ce68" table:formula="of:=[.L32]-[.L31]" office:value-type="float" office:value="0.898767639647107" calcext:value-type="float">
            <text:p>0.9</text:p>
          </table:table-cell>
          <table:table-cell table:style-name="ce68" table:formula="of:=[.M32]-[.M31]" office:value-type="float" office:value="0" calcext:value-type="float">
            <text:p>0.0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2.36398400834347" calcext:value-type="float">
            <text:p>2.4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C33]/[.C$4]" office:value-type="float" office:value="397.56341037595" calcext:value-type="float">
            <text:p>398</text:p>
          </table:table-cell>
          <table:table-cell table:style-name="ce90" table:formula="of:=[Hoja1.D33]/[.D$4]" office:value-type="float" office:value="165.935406544956" calcext:value-type="float">
            <text:p>166</text:p>
          </table:table-cell>
          <table:table-cell table:style-name="ce90" table:formula="of:=[Hoja1.E33]/[.E$4]" office:value-type="float" office:value="80.1610857801255" calcext:value-type="float">
            <text:p>80</text:p>
          </table:table-cell>
          <table:table-cell table:style-name="ce90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I33]/[.J$4]" office:value-type="float" office:value="133.987067766719" calcext:value-type="float">
            <text:p>134</text:p>
          </table:table-cell>
          <table:table-cell table:style-name="ce90" table:formula="of:=[Hoja1.J33]/[.K$4]" office:value-type="float" office:value="32.3299414210648" calcext:value-type="float">
            <text:p>32</text:p>
          </table:table-cell>
          <table:table-cell table:style-name="ce68" table:formula="of:=[Hoja1.K33]/[.L$4]" office:value-type="float" office:value="8.98767639647108" calcext:value-type="float">
            <text:p>9.0</text:p>
          </table:table-cell>
          <table:table-cell table:style-name="ce68" table:formula="of:=[Hoja1.L33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J33]-[.J32]" office:value-type="float" office:value="27.2566284898576" calcext:value-type="float">
            <text:p>27</text:p>
          </table:table-cell>
          <table:table-cell table:style-name="ce90" table:formula="of:=[.K33]-[.K32]" office:value-type="float" office:value="17.0630246388953" calcext:value-type="float">
            <text:p>17</text:p>
          </table:table-cell>
          <table:table-cell table:style-name="ce68" table:formula="of:=[.L33]-[.L32]" office:value-type="float" office:value="2.17202179581384" calcext:value-type="float">
            <text:p>2.2</text:p>
          </table:table-cell>
          <table:table-cell table:style-name="ce68" table:formula="of:=[.M33]-[.M32]" office:value-type="float" office:value="0.222341421928979" calcext:value-type="float">
            <text:p>0.2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1469108732104" calcext:value-type="float">
            <text:p>3.7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C34]/[.C$4]" office:value-type="float" office:value="449.501928408255" calcext:value-type="float">
            <text:p>450</text:p>
          </table:table-cell>
          <table:table-cell table:style-name="ce90" table:formula="of:=[Hoja1.D34]/[.D$4]" office:value-type="float" office:value="196.712539862594" calcext:value-type="float">
            <text:p>197</text:p>
          </table:table-cell>
          <table:table-cell table:style-name="ce90" table:formula="of:=[Hoja1.E34]/[.E$4]" office:value-type="float" office:value="98.4645336999209" calcext:value-type="float">
            <text:p>98</text:p>
          </table:table-cell>
          <table:table-cell table:style-name="ce90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I34]/[.J$4]" office:value-type="float" office:value="159.836424676937" calcext:value-type="float">
            <text:p>160</text:p>
          </table:table-cell>
          <table:table-cell table:style-name="ce90" table:formula="of:=[Hoja1.J34]/[.K$4]" office:value-type="float" office:value="34.6873329830175" calcext:value-type="float">
            <text:p>35</text:p>
          </table:table-cell>
          <table:table-cell table:style-name="ce90" table:formula="of:=[Hoja1.K34]/[.L$4]" office:value-type="float" office:value="11.084800888981" calcext:value-type="float">
            <text:p>11</text:p>
          </table:table-cell>
          <table:table-cell table:style-name="ce68" table:formula="of:=[Hoja1.L34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.J34]-[.J33]" office:value-type="float" office:value="25.8493569102182" calcext:value-type="float">
            <text:p>26</text:p>
          </table:table-cell>
          <table:table-cell table:style-name="ce68" table:formula="of:=[.K34]-[.K33]" office:value-type="float" office:value="2.35739156195265" calcext:value-type="float">
            <text:p>2.4</text:p>
          </table:table-cell>
          <table:table-cell table:style-name="ce68" table:formula="of:=[.L34]-[.L33]" office:value-type="float" office:value="2.09712449250992" calcext:value-type="float">
            <text:p>2.1</text:p>
          </table:table-cell>
          <table:table-cell table:style-name="ce68" table:formula="of:=[.M34]-[.M33]" office:value-type="float" office:value="0" calcext:value-type="float">
            <text:p>0.0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3.36198455010336" calcext:value-type="float">
            <text:p>3.4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C35]/[.C$4]" office:value-type="float" office:value="506.147525247694" calcext:value-type="float">
            <text:p>506</text:p>
          </table:table-cell>
          <table:table-cell table:style-name="ce90" table:formula="of:=[Hoja1.D35]/[.D$4]" office:value-type="float" office:value="239.239774843225" calcext:value-type="float">
            <text:p>239</text:p>
          </table:table-cell>
          <table:table-cell table:style-name="ce90" table:formula="of:=[Hoja1.E35]/[.E$4]" office:value-type="float" office:value="114.749109829698" calcext:value-type="float">
            <text:p>115</text:p>
          </table:table-cell>
          <table:table-cell table:style-name="ce90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I35]/[.J$4]" office:value-type="float" office:value="185.389513886178" calcext:value-type="float">
            <text:p>185</text:p>
          </table:table-cell>
          <table:table-cell table:style-name="ce90" table:formula="of:=[Hoja1.J35]/[.K$4]" office:value-type="float" office:value="55.1180598532737" calcext:value-type="float">
            <text:p>55</text:p>
          </table:table-cell>
          <table:table-cell table:style-name="ce90" table:formula="of:=[Hoja1.K35]/[.L$4]" office:value-type="float" office:value="13.107028078187" calcext:value-type="float">
            <text:p>13</text:p>
          </table:table-cell>
          <table:table-cell table:style-name="ce68" table:formula="of:=[Hoja1.L35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J35]-[.J34]" office:value-type="float" office:value="25.5530892092415" calcext:value-type="float">
            <text:p>26</text:p>
          </table:table-cell>
          <table:table-cell table:style-name="ce90" table:formula="of:=[.K35]-[.K34]" office:value-type="float" office:value="20.4307268702562" calcext:value-type="float">
            <text:p>20</text:p>
          </table:table-cell>
          <table:table-cell table:style-name="ce68" table:formula="of:=[.L35]-[.L34]" office:value-type="float" office:value="2.02222718920599" calcext:value-type="float">
            <text:p>2.0</text:p>
          </table:table-cell>
          <table:table-cell table:style-name="ce68" table:formula="of:=[.M35]-[.M34]" office:value-type="float" office:value="0" calcext:value-type="float">
            <text:p>0.0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39255680801575" calcext:value-type="float">
            <text:p>4.4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C36]/[.C$4]" office:value-type="float" office:value="573.73346566276" calcext:value-type="float">
            <text:p>574</text:p>
          </table:table-cell>
          <table:table-cell table:style-name="ce90" table:formula="of:=[Hoja1.D36]/[.D$4]" office:value-type="float" office:value="293.559916957387" calcext:value-type="float">
            <text:p>294</text:p>
          </table:table-cell>
          <table:table-cell table:style-name="ce90" table:formula="of:=[Hoja1.E36]/[.E$4]" office:value-type="float" office:value="135.590992132531" calcext:value-type="float">
            <text:p>136</text:p>
          </table:table-cell>
          <table:table-cell table:style-name="ce90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I36]/[.J$4]" office:value-type="float" office:value="220.571303377163" calcext:value-type="float">
            <text:p>221</text:p>
          </table:table-cell>
          <table:table-cell table:style-name="ce90" table:formula="of:=[Hoja1.J36]/[.K$4]" office:value-type="float" office:value="67.1295311451276" calcext:value-type="float">
            <text:p>67</text:p>
          </table:table-cell>
          <table:table-cell table:style-name="ce90" table:formula="of:=[Hoja1.K36]/[.L$4]" office:value-type="float" office:value="18.2749420061579" calcext:value-type="float">
            <text:p>18</text:p>
          </table:table-cell>
          <table:table-cell table:style-name="ce68" table:formula="of:=[Hoja1.L36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J36]-[.J35]" office:value-type="float" office:value="35.1817894909847" calcext:value-type="float">
            <text:p>35</text:p>
          </table:table-cell>
          <table:table-cell table:style-name="ce90" table:formula="of:=[.K36]-[.K35]" office:value-type="float" office:value="12.0114712918539" calcext:value-type="float">
            <text:p>12</text:p>
          </table:table-cell>
          <table:table-cell table:style-name="ce68" table:formula="of:=[.L36]-[.L35]" office:value-type="float" office:value="5.16791392797087" calcext:value-type="float">
            <text:p>5.2</text:p>
          </table:table-cell>
          <table:table-cell table:style-name="ce68" table:formula="of:=[.M36]-[.M35]" office:value-type="float" office:value="0" calcext:value-type="float">
            <text:p>0.0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35987168270633" calcext:value-type="float">
            <text:p>4.4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C37]/[.C$4]" office:value-type="float" office:value="659.232009729548" calcext:value-type="float">
            <text:p>659</text:p>
          </table:table-cell>
          <table:table-cell table:style-name="ce90" table:formula="of:=[Hoja1.D37]/[.D$4]" office:value-type="float" office:value="366.992701667273" calcext:value-type="float">
            <text:p>367</text:p>
          </table:table-cell>
          <table:table-cell table:style-name="ce90" table:formula="of:=[Hoja1.E37]/[.E$4]" office:value-type="float" office:value="163.216877435645" calcext:value-type="float">
            <text:p>163</text:p>
          </table:table-cell>
          <table:table-cell table:style-name="ce90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I37]/[.J$4]" office:value-type="float" office:value="252.197880456427" calcext:value-type="float">
            <text:p>252</text:p>
          </table:table-cell>
          <table:table-cell table:style-name="ce90" table:formula="of:=[Hoja1.J37]/[.K$4]" office:value-type="float" office:value="86.1009203817942" calcext:value-type="float">
            <text:p>86</text:p>
          </table:table-cell>
          <table:table-cell table:style-name="ce90" table:formula="of:=[Hoja1.K37]/[.L$4]" office:value-type="float" office:value="27.8617968290603" calcext:value-type="float">
            <text:p>28</text:p>
          </table:table-cell>
          <table:table-cell table:style-name="ce68" table:formula="of:=[Hoja1.L37]/[.M$4]" office:value-type="float" office:value="1.11170710964489" calcext:value-type="float">
            <text:p>1.1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J37]-[.J36]" office:value-type="float" office:value="31.6265770792641" calcext:value-type="float">
            <text:p>32</text:p>
          </table:table-cell>
          <table:table-cell table:style-name="ce90" table:formula="of:=[.K37]-[.K36]" office:value-type="float" office:value="18.9713892366665" calcext:value-type="float">
            <text:p>19</text:p>
          </table:table-cell>
          <table:table-cell table:style-name="ce68" table:formula="of:=[.L37]-[.L36]" office:value-type="float" office:value="9.58685482290248" calcext:value-type="float">
            <text:p>9.6</text:p>
          </table:table-cell>
          <table:table-cell table:style-name="ce68" table:formula="of:=[.M37]-[.M36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68" table:formula="of:=[Hoja1.I37]/[Hoja1.C37]*100" office:value-type="float" office:value="8.29779456561472" calcext:value-type="float">
            <text:p>8.3</text:p>
          </table:table-cell>
          <table:table-cell table:style-name="ce68" table:formula="of:=[Hoja1.J37]/[Hoja1.D37]*100" office:value-type="float" office:value="4.47308567096285" calcext:value-type="float">
            <text:p>4.5</text:p>
          </table:table-cell>
          <table:table-cell table:style-name="ce68" table:formula="of:=[Hoja1.K37]/[Hoja1.E37]*100" office:value-type="float" office:value="3.38335607094134" calcext:value-type="float">
            <text:p>3.4</text:p>
          </table:table-cell>
          <table:table-cell table:style-name="ce68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C38]/[.C$4]" office:value-type="float" office:value="755.397790410456" calcext:value-type="float">
            <text:p>755</text:p>
          </table:table-cell>
          <table:table-cell table:style-name="ce90" table:formula="of:=[Hoja1.D38]/[.D$4]" office:value-type="float" office:value="427.626650685958" calcext:value-type="float">
            <text:p>428</text:p>
          </table:table-cell>
          <table:table-cell table:style-name="ce90" table:formula="of:=[Hoja1.E38]/[.E$4]" office:value-type="float" office:value="187.220669233138" calcext:value-type="float">
            <text:p>187</text:p>
          </table:table-cell>
          <table:table-cell table:style-name="ce90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I38]/[.J$4]" office:value-type="float" office:value="298.637842584527" calcext:value-type="float">
            <text:p>299</text:p>
          </table:table-cell>
          <table:table-cell table:style-name="ce90" table:formula="of:=[Hoja1.J38]/[.K$4]" office:value-type="float" office:value="112.481254527455" calcext:value-type="float">
            <text:p>112</text:p>
          </table:table-cell>
          <table:table-cell table:style-name="ce90" table:formula="of:=[Hoja1.K38]/[.L$4]" office:value-type="float" office:value="33.7037864867665" calcext:value-type="float">
            <text:p>34</text:p>
          </table:table-cell>
          <table:table-cell table:style-name="ce68" table:formula="of:=[Hoja1.L38]/[.M$4]" office:value-type="float" office:value="1.72314601994958" calcext:value-type="float">
            <text:p>1.7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J38]-[.J37]" office:value-type="float" office:value="46.4399621280998" calcext:value-type="float">
            <text:p>46</text:p>
          </table:table-cell>
          <table:table-cell table:style-name="ce90" table:formula="of:=[.K38]-[.K37]" office:value-type="float" office:value="26.3803341456605" calcext:value-type="float">
            <text:p>26</text:p>
          </table:table-cell>
          <table:table-cell table:style-name="ce68" table:formula="of:=[.L38]-[.L37]" office:value-type="float" office:value="5.84198965770624" calcext:value-type="float">
            <text:p>5.8</text:p>
          </table:table-cell>
          <table:table-cell table:style-name="ce68" table:formula="of:=[.M38]-[.M37]" office:value-type="float" office:value="0.611438910304691" calcext:value-type="float">
            <text:p>0.6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68" table:formula="of:=[Hoja1.I38]/[Hoja1.C38]*100" office:value-type="float" office:value="8.57489206950086" calcext:value-type="float">
            <text:p>8.6</text:p>
          </table:table-cell>
          <table:table-cell table:style-name="ce68" table:formula="of:=[Hoja1.J38]/[Hoja1.D38]*100" office:value-type="float" office:value="5.01501501501502" calcext:value-type="float">
            <text:p>5.0</text:p>
          </table:table-cell>
          <table:table-cell table:style-name="ce68" table:formula="of:=[Hoja1.K38]/[Hoja1.E38]*100" office:value-type="float" office:value="3.56803044719315" calcext:value-type="float">
            <text:p>3.6</text:p>
          </table:table-cell>
          <table:table-cell table:style-name="ce68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C39]/[.C$4]" office:value-type="float" office:value="860.736751974893" calcext:value-type="float">
            <text:p>861</text:p>
          </table:table-cell>
          <table:table-cell table:style-name="ce90" table:formula="of:=[Hoja1.D39]/[.D$4]" office:value-type="float" office:value="533.484579329238" calcext:value-type="float">
            <text:p>533</text:p>
          </table:table-cell>
          <table:table-cell table:style-name="ce90" table:formula="of:=[Hoja1.E39]/[.E$4]" office:value-type="float" office:value="214.638729499044" calcext:value-type="float">
            <text:p>215</text:p>
          </table:table-cell>
          <table:table-cell table:style-name="ce90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I39]/[.J$4]" office:value-type="float" office:value="357.37291430316" calcext:value-type="float">
            <text:p>357</text:p>
          </table:table-cell>
          <table:table-cell table:style-name="ce90" table:formula="of:=[Hoja1.J39]/[.K$4]" office:value-type="float" office:value="148.852438626153" calcext:value-type="float">
            <text:p>149</text:p>
          </table:table-cell>
          <table:table-cell table:style-name="ce90" table:formula="of:=[Hoja1.K39]/[.L$4]" office:value-type="float" office:value="42.0922844568062" calcext:value-type="float">
            <text:p>42</text:p>
          </table:table-cell>
          <table:table-cell table:style-name="ce68" table:formula="of:=[Hoja1.L39]/[.M$4]" office:value-type="float" office:value="2.6125117076655" calcext:value-type="float">
            <text:p>2.6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J39]-[.J38]" office:value-type="float" office:value="58.7350717186332" calcext:value-type="float">
            <text:p>59</text:p>
          </table:table-cell>
          <table:table-cell table:style-name="ce90" table:formula="of:=[.K39]-[.K38]" office:value-type="float" office:value="36.3711840986976" calcext:value-type="float">
            <text:p>36</text:p>
          </table:table-cell>
          <table:table-cell table:style-name="ce68" table:formula="of:=[.L39]-[.L38]" office:value-type="float" office:value="8.3884979700397" calcext:value-type="float">
            <text:p>8.4</text:p>
          </table:table-cell>
          <table:table-cell table:style-name="ce68" table:formula="of:=[.M39]-[.M38]" office:value-type="float" office:value="0.889365687715915" calcext:value-type="float">
            <text:p>0.9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8" table:formula="of:=[Hoja1.I39]/[Hoja1.C39]*100" office:value-type="float" office:value="9.00556198439658" calcext:value-type="float">
            <text:p>9.0</text:p>
          </table:table-cell>
          <table:table-cell table:style-name="ce68" table:formula="of:=[Hoja1.J39]/[Hoja1.D39]*100" office:value-type="float" office:value="5.31974644949049" calcext:value-type="float">
            <text:p>5.3</text:p>
          </table:table-cell>
          <table:table-cell table:style-name="ce68" table:formula="of:=[Hoja1.K39]/[Hoja1.E39]*100" office:value-type="float" office:value="3.88685247942458" calcext:value-type="float">
            <text:p>3.9</text:p>
          </table:table-cell>
          <table:table-cell table:style-name="ce68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C40]/[.C$4]" office:value-type="float" office:value="950.058793502766" calcext:value-type="float">
            <text:p>950</text:p>
          </table:table-cell>
          <table:table-cell table:style-name="ce90" table:formula="of:=[Hoja1.D40]/[.D$4]" office:value-type="float" office:value="611.518952122081" calcext:value-type="float">
            <text:p>612</text:p>
          </table:table-cell>
          <table:table-cell table:style-name="ce90" table:formula="of:=[Hoja1.E40]/[.E$4]" office:value-type="float" office:value="237.781531856676" calcext:value-type="float">
            <text:p>238</text:p>
          </table:table-cell>
          <table:table-cell table:style-name="ce90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I40]/[.J$4]" office:value-type="float" office:value="405.59048263712" calcext:value-type="float">
            <text:p>406</text:p>
          </table:table-cell>
          <table:table-cell table:style-name="ce90" table:formula="of:=[Hoja1.J40]/[.K$4]" office:value-type="float" office:value="193.081594598026" calcext:value-type="float">
            <text:p>193</text:p>
          </table:table-cell>
          <table:table-cell table:style-name="ce90" table:formula="of:=[Hoja1.K40]/[.L$4]" office:value-type="float" office:value="50.4807824268459" calcext:value-type="float">
            <text:p>50</text:p>
          </table:table-cell>
          <table:table-cell table:style-name="ce68" table:formula="of:=[Hoja1.L40]/[.M$4]" office:value-type="float" office:value="3.05719455152346" calcext:value-type="float">
            <text:p>3.1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.J40]-[.J39]" office:value-type="float" office:value="48.2175683339603" calcext:value-type="float">
            <text:p>48</text:p>
          </table:table-cell>
          <table:table-cell table:style-name="ce90" table:formula="of:=[.K40]-[.K39]" office:value-type="float" office:value="44.229155971873" calcext:value-type="float">
            <text:p>44</text:p>
          </table:table-cell>
          <table:table-cell table:style-name="ce68" table:formula="of:=[.L40]-[.L39]" office:value-type="float" office:value="8.38849797003968" calcext:value-type="float">
            <text:p>8.4</text:p>
          </table:table-cell>
          <table:table-cell table:style-name="ce68" table:formula="of:=[.M40]-[.M39]" office:value-type="float" office:value="0.444682843857956" calcext:value-type="float">
            <text:p>0.4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8" table:formula="of:=[Hoja1.I40]/[Hoja1.C40]*100" office:value-type="float" office:value="9.25969765632926" calcext:value-type="float">
            <text:p>9.3</text:p>
          </table:table-cell>
          <table:table-cell table:style-name="ce68" table:formula="of:=[Hoja1.J40]/[Hoja1.D40]*100" office:value-type="float" office:value="6.01987960240795" calcext:value-type="float">
            <text:p>6.0</text:p>
          </table:table-cell>
          <table:table-cell table:style-name="ce68" table:formula="of:=[Hoja1.K40]/[Hoja1.E40]*100" office:value-type="float" office:value="4.20776626295418" calcext:value-type="float">
            <text:p>4.2</text:p>
          </table:table-cell>
          <table:table-cell table:style-name="ce68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1.C41]/[.C$4]" office:value-type="float" office:value="1026.99463107057" calcext:value-type="float">
            <text:p>1027</text:p>
          </table:table-cell>
          <table:table-cell table:style-name="ce90" table:formula="of:=[Hoja1.D41]/[.D$4]" office:value-type="float" office:value="708.195107334717" calcext:value-type="float">
            <text:p>708</text:p>
          </table:table-cell>
          <table:table-cell table:style-name="ce90" table:formula="of:=[Hoja1.E41]/[.E$4]" office:value-type="float" office:value="294.755281342625" calcext:value-type="float">
            <text:p>295</text:p>
          </table:table-cell>
          <table:table-cell table:style-name="ce90" table:formula="of:=[Hoja1.F41]/[.F$4]" office:value-type="float" office:value="281.787691841246" calcext:value-type="float">
            <text:p>282</text:p>
          </table:table-cell>
          <table:table-cell table:number-columns-repeated="2"/>
          <table:table-cell table:style-name="ce74" office:value-type="date" office:date-value="2020-03-23" calcext:value-type="date">
            <text:p>23/03</text:p>
          </table:table-cell>
          <table:table-cell table:style-name="ce90" table:formula="of:=[Hoja1.I41]/[.J$4]" office:value-type="float" office:value="450.104704708872" calcext:value-type="float">
            <text:p>450</text:p>
          </table:table-cell>
          <table:table-cell table:style-name="ce90" table:formula="of:=[Hoja1.J41]/[.K$4]" office:value-type="float" office:value="244.944208960984" calcext:value-type="float">
            <text:p>245</text:p>
          </table:table-cell>
          <table:table-cell table:style-name="ce90" table:formula="of:=[Hoja1.K41]/[.L$4]" office:value-type="float" office:value="64.4116808413761" calcext:value-type="float">
            <text:p>64</text:p>
          </table:table-cell>
          <table:table-cell table:style-name="ce68" table:formula="of:=[Hoja1.L41]/[.M$4]" office:value-type="float" office:value="4.78034057147304" calcext:value-type="float">
            <text:p>4.8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.J41]-[.J40]" office:value-type="float" office:value="44.5142220717515" calcext:value-type="float">
            <text:p>45</text:p>
          </table:table-cell>
          <table:table-cell table:style-name="ce90" table:formula="of:=[.K41]-[.K40]" office:value-type="float" office:value="51.8626143629582" calcext:value-type="float">
            <text:p>52</text:p>
          </table:table-cell>
          <table:table-cell table:style-name="ce68" table:formula="of:=[.L41]-[.L40]" office:value-type="float" office:value="13.9308984145302" calcext:value-type="float">
            <text:p>13.9</text:p>
          </table:table-cell>
          <table:table-cell table:style-name="ce68" table:formula="of:=[.M41]-[.M40]" office:value-type="float" office:value="1.72314601994958" calcext:value-type="float">
            <text:p>1.7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8" table:formula="of:=[Hoja1.I41]/[Hoja1.C41]*100" office:value-type="float" office:value="9.50615545856993" calcext:value-type="float">
            <text:p>9.5</text:p>
          </table:table-cell>
          <table:table-cell table:style-name="ce68" table:formula="of:=[Hoja1.J41]/[Hoja1.D41]*100" office:value-type="float" office:value="6.59433648644565" calcext:value-type="float">
            <text:p>6.6</text:p>
          </table:table-cell>
          <table:table-cell table:style-name="ce68" table:formula="of:=[Hoja1.K41]/[Hoja1.E41]*100" office:value-type="float" office:value="4.33118452860596" calcext:value-type="float">
            <text:p>4.3</text:p>
          </table:table-cell>
          <table:table-cell table:style-name="ce68" table:formula="of:=[Hoja1.L41]/[Hoja1.F41]*100" office:value-type="float" office:value="0.379322512350035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Hoja1.C42]/[.C$4]" office:value-type="float" office:value="1111.32042171442" calcext:value-type="float">
            <text:p>1111</text:p>
          </table:table-cell>
          <table:table-cell table:style-name="ce90" table:formula="of:=[Hoja1.D42]/[.D$4]" office:value-type="float" office:value="849.11071634955" calcext:value-type="float">
            <text:p>849</text:p>
          </table:table-cell>
          <table:table-cell table:style-name="ce90" table:formula="of:=[Hoja1.E42]/[.E$4]" office:value-type="float" office:value="331.065284271918" calcext:value-type="float">
            <text:p>331</text:p>
          </table:table-cell>
          <table:table-cell table:style-name="ce90" table:formula="of:=[Hoja1.F42]/[.F$4]" office:value-type="float" office:value="340.99890231812" calcext:value-type="float">
            <text:p>341</text:p>
          </table:table-cell>
          <table:table-cell table:number-columns-repeated="2"/>
          <table:table-cell table:style-name="ce74" office:value-type="date" office:date-value="2020-03-24" calcext:value-type="date">
            <text:p>24/03</text:p>
          </table:table-cell>
          <table:table-cell table:style-name="ce90" table:formula="of:=[Hoja1.I42]/[.J$4]" office:value-type="float" office:value="505.136430165296" calcext:value-type="float">
            <text:p>505</text:p>
          </table:table-cell>
          <table:table-cell table:style-name="ce90" table:formula="of:=[Hoja1.J42]/[.K$4]" office:value-type="float" office:value="301.521606447848" calcext:value-type="float">
            <text:p>302</text:p>
          </table:table-cell>
          <table:table-cell table:style-name="ce90" table:formula="of:=[Hoja1.K42]/[.L$4]" office:value-type="float" office:value="82.3870336343182" calcext:value-type="float">
            <text:p>82</text:p>
          </table:table-cell>
          <table:table-cell table:style-name="ce68" table:formula="of:=[Hoja1.L42]/[.M$4]" office:value-type="float" office:value="6.33673052497589" calcext:value-type="float">
            <text:p>6.3</text:p>
          </table:table-cell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.J42]-[.J41]" office:value-type="float" office:value="55.0317254564239" calcext:value-type="float">
            <text:p>55</text:p>
          </table:table-cell>
          <table:table-cell table:style-name="ce90" table:formula="of:=[.K42]-[.K41]" office:value-type="float" office:value="56.5773974868636" calcext:value-type="float">
            <text:p>57</text:p>
          </table:table-cell>
          <table:table-cell table:style-name="ce68" table:formula="of:=[.L42]-[.L41]" office:value-type="float" office:value="17.9753527929421" calcext:value-type="float">
            <text:p>18.0</text:p>
          </table:table-cell>
          <table:table-cell table:style-name="ce68" table:formula="of:=[.M42]-[.M41]" office:value-type="float" office:value="1.55638995350285" calcext:value-type="float">
            <text:p>1.6</text:p>
          </table:table-cell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68" table:formula="of:=[Hoja1.I42]/[Hoja1.C42]*100" office:value-type="float" office:value="9.85891060483405" calcext:value-type="float">
            <text:p>9.9</text:p>
          </table:table-cell>
          <table:table-cell table:style-name="ce68" table:formula="of:=[Hoja1.J42]/[Hoja1.D42]*100" office:value-type="float" office:value="6.77034759156101" calcext:value-type="float">
            <text:p>6.8</text:p>
          </table:table-cell>
          <table:table-cell table:style-name="ce68" table:formula="of:=[Hoja1.K42]/[Hoja1.E42]*100" office:value-type="float" office:value="4.93229306788629" calcext:value-type="float">
            <text:p>4.9</text:p>
          </table:table-cell>
          <table:table-cell table:style-name="ce68" table:formula="of:=[Hoja1.L42]/[Hoja1.F42]*100" office:value-type="float" office:value="0.415512465373961" calcext:value-type="float">
            <text:p>0.4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Muertes 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81" office:value-type="string" calcext:value-type="string">
            <text:p>Muertes </text:p>
          </table:table-cell>
          <table:table-cell table:style-name="ce64" table:number-columns-repeated="4"/>
          <table:table-cell table:number-columns-repeated="8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number-columns-repeated="6"/>
          <table:table-cell table:style-name="ce74"/>
          <table:table-cell table:style-name="ce64" table:number-columns-repeated="4"/>
          <table:table-cell table:number-columns-repeated="8"/>
        </table:table-row>
        <table:table-row table:style-name="ro1">
          <table:table-cell/>
          <table:table-cell table:style-name="ce82"/>
          <table:table-cell table:style-name="ce82" table:formula="of:=[Hoja2.V35]" office:value-type="string" office:string-value="España" calcext:value-type="string">
            <text:p>España</text:p>
          </table:table-cell>
          <table:table-cell table:style-name="ce82" table:formula="of:=[Hoja2.P35]" office:value-type="string" office:string-value="Madrid" calcext:value-type="string">
            <text:p>Madrid</text:p>
          </table:table-cell>
          <table:table-cell table:style-name="ce82" table:formula="of:=[Hoja2.K35]" office:value-type="string" office:string-value="Cataluña" calcext:value-type="string">
            <text:p>Cataluña</text:p>
          </table:table-cell>
          <table:table-cell table:style-name="ce82" table:formula="of:=[Hoja2.T35]" office:value-type="string" office:string-value="País Vasco" calcext:value-type="string">
            <text:p>País Vasco</text:p>
          </table:table-cell>
          <table:table-cell table:style-name="ce82" table:formula="of:=[Hoja2.I35]" office:value-type="string" office:string-value="Castilla–La Mancha" calcext:value-type="string">
            <text:p>Castilla–La Mancha</text:p>
          </table:table-cell>
          <table:table-cell table:style-name="ce82" table:number-columns-repeated="2"/>
          <table:table-cell table:style-name="ce82" table:formula="of:=[Hoja2.V67]" office:value-type="string" office:string-value="España" calcext:value-type="string">
            <text:p>España</text:p>
          </table:table-cell>
          <table:table-cell table:style-name="ce82" table:formula="of:=[Hoja2.P67]" office:value-type="string" office:string-value="Madrid" calcext:value-type="string">
            <text:p>Madrid</text:p>
          </table:table-cell>
          <table:table-cell table:style-name="ce82" table:formula="of:=[Hoja2.I67]" office:value-type="string" office:string-value="Castilla–La Mancha" calcext:value-type="string">
            <text:p>Castilla–La Mancha</text:p>
          </table:table-cell>
          <table:table-cell table:style-name="ce82" table:formula="of:=[Hoja2.T67]" office:value-type="string" office:string-value="País Vasco" calcext:value-type="string">
            <text:p>País Vasco</text:p>
          </table:table-cell>
          <table:table-cell table:style-name="ce82" table:formula="of:=[Hoja2.U67]" office:value-type="string" office:string-value="La Rioja" calcext:value-type="string">
            <text:p>La Rioja</text:p>
          </table:table-cell>
          <table:table-cell/>
          <table:table-cell table:style-name="ce82"/>
          <table:table-cell table:style-name="ce82" table:formula="of:=[Hoja2.P35]" office:value-type="string" office:string-value="Madrid" calcext:value-type="string">
            <text:p>Madrid</text:p>
          </table:table-cell>
          <table:table-cell table:style-name="ce82" table:formula="of:=[Hoja2.K35]" office:value-type="string" office:string-value="Cataluña" calcext:value-type="string">
            <text:p>Cataluña</text:p>
          </table:table-cell>
          <table:table-cell table:style-name="ce82" office:value-type="string" calcext:value-type="string">
            <text:p>Castilla LM</text:p>
          </table:table-cell>
          <table:table-cell table:style-name="ce82" table:formula="of:=[Hoja2.T35]" office:value-type="string" office:string-value="País Vasco" calcext:value-type="string">
            <text:p>País Vasco</text:p>
          </table:table-cell>
          <table:table-cell table:style-name="ce82" office:value-type="string" calcext:value-type="string">
            <text:p>Castilla León</text:p>
          </table:table-cell>
          <table:table-cell table:style-name="ce82" office:value-type="string" calcext:value-type="string">
            <text:p>C. Valenciana</text:p>
          </table:table-cell>
          <table:table-cell table:style-name="ce82" office:value-type="string" calcext:value-type="string">
            <text:p>Resto</text:p>
          </table:table-cell>
          <table:table-cell table:style-name="ce82"/>
          <table:table-cell table:number-columns-repeated="4"/>
        </table:table-row>
        <table:table-row table:style-name="ro1">
          <table:table-cell/>
          <table:table-cell table:style-name="ce74" table:formula="of:=[Hoja2.B37]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74" table:formula="of:=[Hoja2.B37]" office:value-type="date" office:date-value="2020-03-01" calcext:value-type="date">
            <text:p>01/03</text:p>
          </table:table-cell>
          <table:table-cell table:style-name="ce90" table:number-columns-repeated="5"/>
          <table:table-cell/>
          <table:table-cell table:style-name="ce82" table:formula="of:=[.B49]" office:value-type="date" office:date-value="2020-03-01" calcext:value-type="date">
            <text:p>01/03</text:p>
          </table:table-cell>
          <table:table-cell table:style-name="ce90" table:number-columns-repeated="4"/>
          <table:table-cell table:number-columns-repeated="2"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8]" office:value-type="date" office:date-value="2020-03-02" calcext:value-type="date">
            <text:p>02/03</text:p>
          </table:table-cell>
          <table:table-cell table:style-name="ce90" table:number-columns-repeated="6"/>
          <table:table-cell table:style-name="ce74" table:formula="of:=[Hoja2.B38]" office:value-type="date" office:date-value="2020-03-02" calcext:value-type="date">
            <text:p>02/03</text:p>
          </table:table-cell>
          <table:table-cell table:style-name="ce90" table:number-columns-repeated="5"/>
          <table:table-cell/>
          <table:table-cell table:style-name="ce74" table:formula="of:=[.B50]" office:value-type="date" office:date-value="2020-03-02" calcext:value-type="date">
            <text:p>02/03</text:p>
          </table:table-cell>
          <table:table-cell table:style-name="ce90" table:number-columns-repeated="4"/>
          <table:table-cell table:number-columns-repeated="2"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39]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74" table:formula="of:=[Hoja2.B39]" office:value-type="date" office:date-value="2020-03-03" calcext:value-type="date">
            <text:p>03/03</text:p>
          </table:table-cell>
          <table:table-cell table:style-name="ce90" table:number-columns-repeated="5"/>
          <table:table-cell/>
          <table:table-cell table:style-name="ce74" table:formula="of:=[.B51]" office:value-type="date" office:date-value="2020-03-03" calcext:value-type="date">
            <text:p>03/03</text:p>
          </table:table-cell>
          <table:table-cell table:style-name="ce90" table:number-columns-repeated="5"/>
          <table:table-cell/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40]" office:value-type="date" office:date-value="2020-03-04" calcext:value-type="date">
            <text:p>04/03</text:p>
          </table:table-cell>
          <table:table-cell table:style-name="ce90" table:formula="of:=[Hoja2.V40]" office:value-type="float" office:value="1" calcext:value-type="float">
            <text:p>1</text:p>
          </table:table-cell>
          <table:table-cell table:style-name="ce90" table:number-columns-repeated="5"/>
          <table:table-cell table:style-name="ce74" table:formula="of:=[Hoja2.B40]" office:value-type="date" office:date-value="2020-03-04" calcext:value-type="date">
            <text:p>04/03</text:p>
          </table:table-cell>
          <table:table-cell table:style-name="ce68" table:formula="of:=[Hoja2.V71]" office:value-type="float" office:value="0.112256741045364" calcext:value-type="float">
            <text:p>0.1</text:p>
          </table:table-cell>
          <table:table-cell table:style-name="ce68" table:number-columns-repeated="4"/>
          <table:table-cell/>
          <table:table-cell table:style-name="ce74" table:formula="of:=[.B52]" office:value-type="date" office:date-value="2020-03-04" calcext:value-type="date">
            <text:p>04/03</text:p>
          </table:table-cell>
          <table:table-cell table:style-name="ce90" table:number-columns-repeated="5"/>
          <table:table-cell table:style-name="ce90" table:formula="of:=[Hoja2.M40]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41]" office:value-type="date" office:date-value="2020-03-05" calcext:value-type="date">
            <text:p>05/03</text:p>
          </table:table-cell>
          <table:table-cell table:style-name="ce90" table:formula="of:=[Hoja2.V41]" office:value-type="float" office:value="3" calcext:value-type="float">
            <text:p>3</text:p>
          </table:table-cell>
          <table:table-cell table:style-name="ce90" table:formula="of:=[Hoja2.P41]" office:value-type="float" office:value="1" calcext:value-type="float">
            <text:p>1</text:p>
          </table:table-cell>
          <table:table-cell table:style-name="ce90"/>
          <table:table-cell table:style-name="ce90" table:formula="of:=[Hoja2.T41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41]" office:value-type="date" office:date-value="2020-03-05" calcext:value-type="date">
            <text:p>05/03</text:p>
          </table:table-cell>
          <table:table-cell table:style-name="ce68" table:formula="of:=[Hoja2.V72]" office:value-type="float" office:value="0.336770223136092" calcext:value-type="float">
            <text:p>0.3</text:p>
          </table:table-cell>
          <table:table-cell table:style-name="ce68" table:formula="of:=[Hoja2.P72]" office:value-type="float" office:value="0.866359686551065" calcext:value-type="float">
            <text:p>0.9</text:p>
          </table:table-cell>
          <table:table-cell table:style-name="ce68" table:number-columns-repeated="3"/>
          <table:table-cell/>
          <table:table-cell table:style-name="ce74" table:formula="of:=[.B53]" office:value-type="date" office:date-value="2020-03-05" calcext:value-type="date">
            <text:p>05/03</text:p>
          </table:table-cell>
          <table:table-cell table:style-name="ce90" table:formula="of:=[Hoja2.P41]" office:value-type="float" office:value="1" calcext:value-type="float">
            <text:p>1</text:p>
          </table:table-cell>
          <table:table-cell table:style-name="ce90" table:number-columns-repeated="2"/>
          <table:table-cell table:style-name="ce90" table:formula="of:=[Hoja2.T41]" office:value-type="float" office:value="1" calcext:value-type="float">
            <text:p>1</text:p>
          </table:table-cell>
          <table:table-cell table:style-name="ce90"/>
          <table:table-cell table:style-name="ce90" table:formula="of:=[Hoja2.M41]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4"/>
        </table:table-row>
        <table:table-row table:style-name="ro1">
          <table:table-cell/>
          <table:table-cell table:style-name="ce74" table:formula="of:=[Hoja2.B42]" office:value-type="date" office:date-value="2020-03-06" calcext:value-type="date">
            <text:p>06/03</text:p>
          </table:table-cell>
          <table:table-cell table:style-name="ce90" table:formula="of:=[Hoja2.V42]" office:value-type="float" office:value="5" calcext:value-type="float">
            <text:p>5</text:p>
          </table:table-cell>
          <table:table-cell table:style-name="ce90" table:formula="of:=[Hoja2.P42]" office:value-type="float" office:value="2" calcext:value-type="float">
            <text:p>2</text:p>
          </table:table-cell>
          <table:table-cell table:style-name="ce90"/>
          <table:table-cell table:style-name="ce90" table:formula="of:=[Hoja2.T42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42]" office:value-type="date" office:date-value="2020-03-06" calcext:value-type="date">
            <text:p>06/03</text:p>
          </table:table-cell>
          <table:table-cell table:style-name="ce68" table:formula="of:=[Hoja2.V73]" office:value-type="float" office:value="0.56128370522682" calcext:value-type="float">
            <text:p>0.6</text:p>
          </table:table-cell>
          <table:table-cell table:style-name="ce68" table:formula="of:=[Hoja2.P73]" office:value-type="float" office:value="1.73271937310213" calcext:value-type="float">
            <text:p>1.7</text:p>
          </table:table-cell>
          <table:table-cell table:style-name="ce68" table:number-columns-repeated="3"/>
          <table:table-cell/>
          <table:table-cell table:style-name="ce74" table:formula="of:=[.B54]" office:value-type="date" office:date-value="2020-03-06" calcext:value-type="date">
            <text:p>06/03</text:p>
          </table:table-cell>
          <table:table-cell table:style-name="ce90" table:formula="of:=[Hoja2.P42]" office:value-type="float" office:value="2" calcext:value-type="float">
            <text:p>2</text:p>
          </table:table-cell>
          <table:table-cell table:style-name="ce90" table:number-columns-repeated="2"/>
          <table:table-cell table:style-name="ce90" table:formula="of:=[Hoja2.T42]" office:value-type="float" office:value="1" calcext:value-type="float">
            <text:p>1</text:p>
          </table:table-cell>
          <table:table-cell table:style-name="ce90"/>
          <table:table-cell table:style-name="ce90" table:formula="of:=[Hoja2.M42]" office:value-type="float" office:value="1" calcext:value-type="float">
            <text:p>1</text:p>
          </table:table-cell>
          <table:table-cell table:style-name="ce90" table:formula="of:=[.C54]-SUM([.Q54:.V54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3]" office:value-type="date" office:date-value="2020-03-07" calcext:value-type="date">
            <text:p>07/03</text:p>
          </table:table-cell>
          <table:table-cell table:style-name="ce44" table:formula="of:=[Hoja2.V43]" office:value-type="float" office:value="10" calcext:value-type="float">
            <text:p>10</text:p>
          </table:table-cell>
          <table:table-cell table:style-name="ce44" table:formula="of:=[Hoja2.P43]" office:value-type="float" office:value="5" calcext:value-type="float">
            <text:p>5</text:p>
          </table:table-cell>
          <table:table-cell table:style-name="ce44" table:formula="of:=[Hoja2.K43]" office:value-type="float" office:value="1" calcext:value-type="float">
            <text:p>1</text:p>
          </table:table-cell>
          <table:table-cell table:style-name="ce44" table:formula="of:=[Hoja2.T43]" office:value-type="float" office:value="2" calcext:value-type="float">
            <text:p>2</text:p>
          </table:table-cell>
          <table:table-cell table:style-name="ce90" table:number-columns-repeated="2"/>
          <table:table-cell table:style-name="ce74" table:formula="of:=[Hoja2.B43]" office:value-type="date" office:date-value="2020-03-07" calcext:value-type="date">
            <text:p>07/03</text:p>
          </table:table-cell>
          <table:table-cell table:style-name="ce68" table:formula="of:=[Hoja2.V74]" office:value-type="float" office:value="1.12256741045364" calcext:value-type="float">
            <text:p>1.1</text:p>
          </table:table-cell>
          <table:table-cell table:style-name="ce68" table:formula="of:=[Hoja2.P74]" office:value-type="float" office:value="4.33179843275533" calcext:value-type="float">
            <text:p>4.3</text:p>
          </table:table-cell>
          <table:table-cell table:style-name="ce68" table:number-columns-repeated="3"/>
          <table:table-cell/>
          <table:table-cell table:style-name="ce74" table:formula="of:=[.B55]" office:value-type="date" office:date-value="2020-03-07" calcext:value-type="date">
            <text:p>07/03</text:p>
          </table:table-cell>
          <table:table-cell table:style-name="ce90" table:formula="of:=[Hoja2.P43]" office:value-type="float" office:value="5" calcext:value-type="float">
            <text:p>5</text:p>
          </table:table-cell>
          <table:table-cell table:style-name="ce90" table:formula="of:=[Hoja2.K43]" office:value-type="float" office:value="1" calcext:value-type="float">
            <text:p>1</text:p>
          </table:table-cell>
          <table:table-cell table:style-name="ce90"/>
          <table:table-cell table:style-name="ce90" table:formula="of:=[Hoja2.T43]" office:value-type="float" office:value="2" calcext:value-type="float">
            <text:p>2</text:p>
          </table:table-cell>
          <table:table-cell table:style-name="ce90"/>
          <table:table-cell table:style-name="ce90" table:formula="of:=[Hoja2.M43]" office:value-type="float" office:value="1" calcext:value-type="float">
            <text:p>1</text:p>
          </table:table-cell>
          <table:table-cell table:style-name="ce90" table:formula="of:=[.C55]-SUM([.Q55:.V55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4]" office:value-type="date" office:date-value="2020-03-08" calcext:value-type="date">
            <text:p>08/03</text:p>
          </table:table-cell>
          <table:table-cell table:style-name="ce44" table:formula="of:=[Hoja2.V44]" office:value-type="float" office:value="16" calcext:value-type="float">
            <text:p>16</text:p>
          </table:table-cell>
          <table:table-cell table:style-name="ce44" table:formula="of:=[Hoja2.P44]" office:value-type="float" office:value="8" calcext:value-type="float">
            <text:p>8</text:p>
          </table:table-cell>
          <table:table-cell table:style-name="ce44" table:formula="of:=[Hoja2.K44]" office:value-type="float" office:value="1" calcext:value-type="float">
            <text:p>1</text:p>
          </table:table-cell>
          <table:table-cell table:style-name="ce44" table:formula="of:=[Hoja2.T44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4]" office:value-type="date" office:date-value="2020-03-08" calcext:value-type="date">
            <text:p>08/03</text:p>
          </table:table-cell>
          <table:table-cell table:style-name="ce68" table:formula="of:=[Hoja2.V75]" office:value-type="float" office:value="1.79610785672582" calcext:value-type="float">
            <text:p>1.8</text:p>
          </table:table-cell>
          <table:table-cell table:style-name="ce68" table:formula="of:=[Hoja2.P75]" office:value-type="float" office:value="6.93087749240852" calcext:value-type="float">
            <text:p>6.9</text:p>
          </table:table-cell>
          <table:table-cell table:style-name="ce68" table:number-columns-repeated="3"/>
          <table:table-cell/>
          <table:table-cell table:style-name="ce74" table:formula="of:=[.B56]" office:value-type="date" office:date-value="2020-03-08" calcext:value-type="date">
            <text:p>08/03</text:p>
          </table:table-cell>
          <table:table-cell table:style-name="ce90" table:formula="of:=[Hoja2.P44]" office:value-type="float" office:value="8" calcext:value-type="float">
            <text:p>8</text:p>
          </table:table-cell>
          <table:table-cell table:style-name="ce90" table:formula="of:=[Hoja2.K44]" office:value-type="float" office:value="1" calcext:value-type="float">
            <text:p>1</text:p>
          </table:table-cell>
          <table:table-cell table:style-name="ce90"/>
          <table:table-cell table:style-name="ce90" table:formula="of:=[Hoja2.T44]" office:value-type="float" office:value="5" calcext:value-type="float">
            <text:p>5</text:p>
          </table:table-cell>
          <table:table-cell table:style-name="ce90"/>
          <table:table-cell table:style-name="ce90" table:formula="of:=[Hoja2.M44]" office:value-type="float" office:value="1" calcext:value-type="float">
            <text:p>1</text:p>
          </table:table-cell>
          <table:table-cell table:style-name="ce90" table:formula="of:=[.C56]-SUM([.Q56:.V56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5]" office:value-type="date" office:date-value="2020-03-09" calcext:value-type="date">
            <text:p>09/03</text:p>
          </table:table-cell>
          <table:table-cell table:style-name="ce90" table:formula="of:=[Hoja2.V45]" office:value-type="float" office:value="16" calcext:value-type="float">
            <text:p>16</text:p>
          </table:table-cell>
          <table:table-cell table:style-name="ce90" table:formula="of:=[Hoja2.P45]" office:value-type="float" office:value="8" calcext:value-type="float">
            <text:p>8</text:p>
          </table:table-cell>
          <table:table-cell table:style-name="ce90" table:formula="of:=[Hoja2.K45]" office:value-type="float" office:value="1" calcext:value-type="float">
            <text:p>1</text:p>
          </table:table-cell>
          <table:table-cell table:style-name="ce90" table:formula="of:=[Hoja2.T45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5]" office:value-type="date" office:date-value="2020-03-09" calcext:value-type="date">
            <text:p>09/03</text:p>
          </table:table-cell>
          <table:table-cell table:style-name="ce68" table:formula="of:=[Hoja2.V76]" office:value-type="float" office:value="1.79610785672582" calcext:value-type="float">
            <text:p>1.8</text:p>
          </table:table-cell>
          <table:table-cell table:style-name="ce68" table:formula="of:=[Hoja2.P76]" office:value-type="float" office:value="6.93087749240852" calcext:value-type="float">
            <text:p>6.9</text:p>
          </table:table-cell>
          <table:table-cell table:style-name="ce68"/>
          <table:table-cell table:style-name="ce90"/>
          <table:table-cell table:style-name="ce68"/>
          <table:table-cell/>
          <table:table-cell table:style-name="ce74" table:formula="of:=[.B57]" office:value-type="date" office:date-value="2020-03-09" calcext:value-type="date">
            <text:p>09/03</text:p>
          </table:table-cell>
          <table:table-cell table:style-name="ce90" table:formula="of:=[Hoja2.P45]" office:value-type="float" office:value="8" calcext:value-type="float">
            <text:p>8</text:p>
          </table:table-cell>
          <table:table-cell table:style-name="ce90" table:formula="of:=[Hoja2.K45]" office:value-type="float" office:value="1" calcext:value-type="float">
            <text:p>1</text:p>
          </table:table-cell>
          <table:table-cell table:style-name="ce90"/>
          <table:table-cell table:style-name="ce90" table:formula="of:=[Hoja2.T45]" office:value-type="float" office:value="5" calcext:value-type="float">
            <text:p>5</text:p>
          </table:table-cell>
          <table:table-cell table:style-name="ce90"/>
          <table:table-cell table:style-name="ce90" table:formula="of:=[Hoja2.M45]" office:value-type="float" office:value="1" calcext:value-type="float">
            <text:p>1</text:p>
          </table:table-cell>
          <table:table-cell table:style-name="ce90" table:formula="of:=[.C57]-SUM([.Q57:.V57])" office:value-type="float" office:value="1" calcext:value-type="float">
            <text:p>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6]" office:value-type="date" office:date-value="2020-03-10" calcext:value-type="date">
            <text:p>10/03</text:p>
          </table:table-cell>
          <table:table-cell table:style-name="ce90" table:formula="of:=[Hoja2.V46]" office:value-type="float" office:value="35" calcext:value-type="float">
            <text:p>35</text:p>
          </table:table-cell>
          <table:table-cell table:style-name="ce90" table:formula="of:=[Hoja2.P46]" office:value-type="float" office:value="21" calcext:value-type="float">
            <text:p>21</text:p>
          </table:table-cell>
          <table:table-cell table:style-name="ce90" table:formula="of:=[Hoja2.K46]" office:value-type="float" office:value="3" calcext:value-type="float">
            <text:p>3</text:p>
          </table:table-cell>
          <table:table-cell table:style-name="ce90" table:formula="of:=[Hoja2.T46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6]" office:value-type="date" office:date-value="2020-03-10" calcext:value-type="date">
            <text:p>10/03</text:p>
          </table:table-cell>
          <table:table-cell table:style-name="ce68" table:formula="of:=[Hoja2.V77]" office:value-type="float" office:value="3.92898593658774" calcext:value-type="float">
            <text:p>3.9</text:p>
          </table:table-cell>
          <table:table-cell table:style-name="ce90" table:formula="of:=[Hoja2.P77]" office:value-type="float" office:value="18.1935534175724" calcext:value-type="float">
            <text:p>18</text:p>
          </table:table-cell>
          <table:table-cell table:style-name="ce68"/>
          <table:table-cell table:style-name="ce90" table:formula="of:=[Hoja2.U77]" office:value-type="float" office:value="15.2940276821901" calcext:value-type="float">
            <text:p>15</text:p>
          </table:table-cell>
          <table:table-cell table:style-name="ce68"/>
          <table:table-cell/>
          <table:table-cell table:style-name="ce74" table:formula="of:=[.B58]" office:value-type="date" office:date-value="2020-03-10" calcext:value-type="date">
            <text:p>10/03</text:p>
          </table:table-cell>
          <table:table-cell table:style-name="ce90" table:formula="of:=[Hoja2.P46]" office:value-type="float" office:value="21" calcext:value-type="float">
            <text:p>21</text:p>
          </table:table-cell>
          <table:table-cell table:style-name="ce90" table:formula="of:=[Hoja2.K46]" office:value-type="float" office:value="3" calcext:value-type="float">
            <text:p>3</text:p>
          </table:table-cell>
          <table:table-cell table:style-name="ce90"/>
          <table:table-cell table:style-name="ce90" table:formula="of:=[Hoja2.T46]" office:value-type="float" office:value="6" calcext:value-type="float">
            <text:p>6</text:p>
          </table:table-cell>
          <table:table-cell table:style-name="ce90"/>
          <table:table-cell table:style-name="ce90" table:formula="of:=[Hoja2.M46]" office:value-type="float" office:value="1" calcext:value-type="float">
            <text:p>1</text:p>
          </table:table-cell>
          <table:table-cell table:style-name="ce90" table:formula="of:=[.C58]-SUM([.Q58:.V58])" office:value-type="float" office:value="4" calcext:value-type="float">
            <text:p>4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7]" office:value-type="date" office:date-value="2020-03-11" calcext:value-type="date">
            <text:p>11/03</text:p>
          </table:table-cell>
          <table:table-cell table:style-name="ce90" table:formula="of:=[Hoja2.V47]" office:value-type="float" office:value="47" calcext:value-type="float">
            <text:p>47</text:p>
          </table:table-cell>
          <table:table-cell table:style-name="ce90" table:formula="of:=[Hoja2.P47]" office:value-type="float" office:value="31" calcext:value-type="float">
            <text:p>31</text:p>
          </table:table-cell>
          <table:table-cell table:style-name="ce90" table:formula="of:=[Hoja2.K47]" office:value-type="float" office:value="3" calcext:value-type="float">
            <text:p>3</text:p>
          </table:table-cell>
          <table:table-cell table:style-name="ce90" table:formula="of:=[Hoja2.T47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7]" office:value-type="date" office:date-value="2020-03-11" calcext:value-type="date">
            <text:p>11/03</text:p>
          </table:table-cell>
          <table:table-cell table:style-name="ce68" table:formula="of:=[Hoja2.V78]" office:value-type="float" office:value="5.27606682913211" calcext:value-type="float">
            <text:p>5.3</text:p>
          </table:table-cell>
          <table:table-cell table:style-name="ce90" table:formula="of:=[Hoja2.P78]" office:value-type="float" office:value="26.857150283083" calcext:value-type="float">
            <text:p>27</text:p>
          </table:table-cell>
          <table:table-cell table:style-name="ce68"/>
          <table:table-cell table:style-name="ce90" table:formula="of:=[Hoja2.U78]" office:value-type="float" office:value="30.5880553643802" calcext:value-type="float">
            <text:p>31</text:p>
          </table:table-cell>
          <table:table-cell table:style-name="ce68"/>
          <table:table-cell/>
          <table:table-cell table:style-name="ce74" table:formula="of:=[.B59]" office:value-type="date" office:date-value="2020-03-11" calcext:value-type="date">
            <text:p>11/03</text:p>
          </table:table-cell>
          <table:table-cell table:style-name="ce90" table:formula="of:=[Hoja2.P47]" office:value-type="float" office:value="31" calcext:value-type="float">
            <text:p>31</text:p>
          </table:table-cell>
          <table:table-cell table:style-name="ce90" table:formula="of:=[Hoja2.K47]" office:value-type="float" office:value="3" calcext:value-type="float">
            <text:p>3</text:p>
          </table:table-cell>
          <table:table-cell table:style-name="ce90"/>
          <table:table-cell table:style-name="ce90" table:formula="of:=[Hoja2.T47]" office:value-type="float" office:value="6" calcext:value-type="float">
            <text:p>6</text:p>
          </table:table-cell>
          <table:table-cell table:style-name="ce90"/>
          <table:table-cell table:style-name="ce90" table:formula="of:=[Hoja2.M47]" office:value-type="float" office:value="1" calcext:value-type="float">
            <text:p>1</text:p>
          </table:table-cell>
          <table:table-cell table:style-name="ce90" table:formula="of:=[.C59]-SUM([.Q59:.V59])" office:value-type="float" office:value="6" calcext:value-type="float">
            <text:p>6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8]" office:value-type="date" office:date-value="2020-03-12" calcext:value-type="date">
            <text:p>12/03</text:p>
          </table:table-cell>
          <table:table-cell table:style-name="ce90" table:formula="of:=[Hoja2.V48]" office:value-type="float" office:value="84" calcext:value-type="float">
            <text:p>84</text:p>
          </table:table-cell>
          <table:table-cell table:style-name="ce90" table:formula="of:=[Hoja2.P48]" office:value-type="float" office:value="56" calcext:value-type="float">
            <text:p>56</text:p>
          </table:table-cell>
          <table:table-cell table:style-name="ce90" table:formula="of:=[Hoja2.K48]" office:value-type="float" office:value="4" calcext:value-type="float">
            <text:p>4</text:p>
          </table:table-cell>
          <table:table-cell table:style-name="ce90" table:formula="of:=[Hoja2.T48]" office:value-type="float" office:value="11" calcext:value-type="float">
            <text:p>11</text:p>
          </table:table-cell>
          <table:table-cell table:style-name="ce90" table:formula="of:=[Hoja2.I48]" office:value-type="float" office:value="1" calcext:value-type="float">
            <text:p>1</text:p>
          </table:table-cell>
          <table:table-cell table:style-name="ce90"/>
          <table:table-cell table:style-name="ce74" table:formula="of:=[Hoja2.B48]" office:value-type="date" office:date-value="2020-03-12" calcext:value-type="date">
            <text:p>12/03</text:p>
          </table:table-cell>
          <table:table-cell table:style-name="ce68" table:formula="of:=[Hoja2.V79]" office:value-type="float" office:value="9.42956624781057" calcext:value-type="float">
            <text:p>9.4</text:p>
          </table:table-cell>
          <table:table-cell table:style-name="ce90" table:formula="of:=[Hoja2.P79]" office:value-type="float" office:value="48.5161424468597" calcext:value-type="float">
            <text:p>49</text:p>
          </table:table-cell>
          <table:table-cell table:style-name="ce68" table:formula="of:=[Hoja2.I79]" office:value-type="float" office:value="2.61377774525077" calcext:value-type="float">
            <text:p>2.6</text:p>
          </table:table-cell>
          <table:table-cell table:style-name="ce90" table:formula="of:=[Hoja2.U79]" office:value-type="float" office:value="30.5880553643802" calcext:value-type="float">
            <text:p>31</text:p>
          </table:table-cell>
          <table:table-cell table:style-name="ce68" table:formula="of:=[Hoja2.I79]" office:value-type="float" office:value="2.61377774525077" calcext:value-type="float">
            <text:p>2.6</text:p>
          </table:table-cell>
          <table:table-cell/>
          <table:table-cell table:style-name="ce74" table:formula="of:=[.B60]" office:value-type="date" office:date-value="2020-03-12" calcext:value-type="date">
            <text:p>12/03</text:p>
          </table:table-cell>
          <table:table-cell table:style-name="ce90" table:formula="of:=[Hoja2.P48]" office:value-type="float" office:value="56" calcext:value-type="float">
            <text:p>56</text:p>
          </table:table-cell>
          <table:table-cell table:style-name="ce90" table:formula="of:=[Hoja2.K48]" office:value-type="float" office:value="4" calcext:value-type="float">
            <text:p>4</text:p>
          </table:table-cell>
          <table:table-cell table:style-name="ce90" table:formula="of:=[Hoja2.I48]" office:value-type="float" office:value="1" calcext:value-type="float">
            <text:p>1</text:p>
          </table:table-cell>
          <table:table-cell table:style-name="ce90" table:formula="of:=[Hoja2.T48]" office:value-type="float" office:value="11" calcext:value-type="float">
            <text:p>11</text:p>
          </table:table-cell>
          <table:table-cell table:style-name="ce90"/>
          <table:table-cell table:style-name="ce90" table:formula="of:=[Hoja2.M48]" office:value-type="float" office:value="1" calcext:value-type="float">
            <text:p>1</text:p>
          </table:table-cell>
          <table:table-cell table:style-name="ce90" table:formula="of:=[.C60]-SUM([.Q60:.V60])" office:value-type="float" office:value="11" calcext:value-type="float">
            <text:p>11</text:p>
          </table:table-cell>
          <table:table-cell table:style-name="ce90"/>
          <table:table-cell table:number-columns-repeated="4"/>
        </table:table-row>
        <table:table-row table:style-name="ro1">
          <table:table-cell/>
          <table:table-cell table:style-name="ce74" table:formula="of:=[Hoja2.B49]" office:value-type="date" office:date-value="2020-03-13" calcext:value-type="date">
            <text:p>13/03</text:p>
          </table:table-cell>
          <table:table-cell table:style-name="ce90" table:formula="of:=[Hoja2.V49]" office:value-type="float" office:value="120" calcext:value-type="float">
            <text:p>120</text:p>
          </table:table-cell>
          <table:table-cell table:style-name="ce90" table:formula="of:=[Hoja2.P49]" office:value-type="float" office:value="81" calcext:value-type="float">
            <text:p>81</text:p>
          </table:table-cell>
          <table:table-cell table:style-name="ce90" table:formula="of:=[Hoja2.K49]" office:value-type="float" office:value="4" calcext:value-type="float">
            <text:p>4</text:p>
          </table:table-cell>
          <table:table-cell table:style-name="ce90" table:formula="of:=[Hoja2.T49]" office:value-type="float" office:value="14" calcext:value-type="float">
            <text:p>14</text:p>
          </table:table-cell>
          <table:table-cell table:style-name="ce90" table:formula="of:=[Hoja2.I49]" office:value-type="float" office:value="5" calcext:value-type="float">
            <text:p>5</text:p>
          </table:table-cell>
          <table:table-cell table:style-name="ce90"/>
          <table:table-cell table:style-name="ce74" table:formula="of:=[Hoja2.B49]" office:value-type="date" office:date-value="2020-03-13" calcext:value-type="date">
            <text:p>13/03</text:p>
          </table:table-cell>
          <table:table-cell table:style-name="ce90" table:formula="of:=[Hoja2.V80]" office:value-type="float" office:value="13.4708089254437" calcext:value-type="float">
            <text:p>13</text:p>
          </table:table-cell>
          <table:table-cell table:style-name="ce90" table:formula="of:=[Hoja2.P80]" office:value-type="float" office:value="70.1751346106363" calcext:value-type="float">
            <text:p>70</text:p>
          </table:table-cell>
          <table:table-cell table:style-name="ce90" table:formula="of:=[Hoja2.I80]" office:value-type="float" office:value="13.0688887262538" calcext:value-type="float">
            <text:p>13</text:p>
          </table:table-cell>
          <table:table-cell table:style-name="ce90" table:formula="of:=[Hoja2.U80]" office:value-type="float" office:value="30.5880553643802" calcext:value-type="float">
            <text:p>31</text:p>
          </table:table-cell>
          <table:table-cell table:style-name="ce90" table:formula="of:=[Hoja2.I80]" office:value-type="float" office:value="13.0688887262538" calcext:value-type="float">
            <text:p>13</text:p>
          </table:table-cell>
          <table:table-cell/>
          <table:table-cell table:style-name="ce74" table:formula="of:=[.B61]" office:value-type="date" office:date-value="2020-03-13" calcext:value-type="date">
            <text:p>13/03</text:p>
          </table:table-cell>
          <table:table-cell table:style-name="ce90" table:formula="of:=[Hoja2.P49]" office:value-type="float" office:value="81" calcext:value-type="float">
            <text:p>81</text:p>
          </table:table-cell>
          <table:table-cell table:style-name="ce90" table:formula="of:=[Hoja2.K49]" office:value-type="float" office:value="4" calcext:value-type="float">
            <text:p>4</text:p>
          </table:table-cell>
          <table:table-cell table:style-name="ce90" table:formula="of:=[Hoja2.I49]" office:value-type="float" office:value="5" calcext:value-type="float">
            <text:p>5</text:p>
          </table:table-cell>
          <table:table-cell table:style-name="ce90" table:formula="of:=[Hoja2.T49]" office:value-type="float" office:value="14" calcext:value-type="float">
            <text:p>14</text:p>
          </table:table-cell>
          <table:table-cell table:style-name="ce90" table:formula="of:=[Hoja2.J49]" office:value-type="float" office:value="1" calcext:value-type="float">
            <text:p>1</text:p>
          </table:table-cell>
          <table:table-cell table:style-name="ce90" table:formula="of:=[Hoja2.M49]" office:value-type="float" office:value="1" calcext:value-type="float">
            <text:p>1</text:p>
          </table:table-cell>
          <table:table-cell table:style-name="ce90" table:formula="of:=[.C61]-SUM([.Q61:.V61])" office:value-type="float" office:value="14" calcext:value-type="float">
            <text:p>14</text:p>
          </table:table-cell>
          <table:table-cell table:style-name="ce90"/>
          <table:table-cell table:number-columns-repeated="4"/>
        </table:table-row>
        <table:table-row table:style-name="ro1">
          <table:table-cell table:style-name="ce101"/>
          <table:table-cell table:style-name="ce33" table:formula="of:=[Hoja2.B50]" office:value-type="date" office:date-value="2020-03-14" calcext:value-type="date">
            <text:p>14/03</text:p>
          </table:table-cell>
          <table:table-cell table:style-name="ce90" table:formula="of:=[Hoja2.V50]" office:value-type="float" office:value="136" calcext:value-type="float">
            <text:p>136</text:p>
          </table:table-cell>
          <table:table-cell table:style-name="ce90" table:formula="of:=[Hoja2.P50]" office:value-type="float" office:value="86" calcext:value-type="float">
            <text:p>86</text:p>
          </table:table-cell>
          <table:table-cell table:style-name="ce90" table:formula="of:=[Hoja2.K50]" office:value-type="float" office:value="6" calcext:value-type="float">
            <text:p>6</text:p>
          </table:table-cell>
          <table:table-cell table:style-name="ce90" table:formula="of:=[Hoja2.T50]" office:value-type="float" office:value="14" calcext:value-type="float">
            <text:p>14</text:p>
          </table:table-cell>
          <table:table-cell table:style-name="ce90" table:formula="of:=[Hoja2.I50]" office:value-type="float" office:value="6" calcext:value-type="float">
            <text:p>6</text:p>
          </table:table-cell>
          <table:table-cell table:style-name="ce46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2.V81]" office:value-type="float" office:value="15.2669167821695" calcext:value-type="float">
            <text:p>15</text:p>
          </table:table-cell>
          <table:table-cell table:style-name="ce90" table:formula="of:=[Hoja2.P81]" office:value-type="float" office:value="74.5069330433916" calcext:value-type="float">
            <text:p>75</text:p>
          </table:table-cell>
          <table:table-cell table:style-name="ce90" table:formula="of:=[Hoja2.I81]" office:value-type="float" office:value="15.6826664715046" calcext:value-type="float">
            <text:p>16</text:p>
          </table:table-cell>
          <table:table-cell table:style-name="ce90" table:formula="of:=[Hoja2.U81]" office:value-type="float" office:value="45.8820830465703" calcext:value-type="float">
            <text:p>46</text:p>
          </table:table-cell>
          <table:table-cell table:style-name="ce90" table:formula="of:=[Hoja2.I81]" office:value-type="float" office:value="15.6826664715046" calcext:value-type="float">
            <text:p>16</text:p>
          </table:table-cell>
          <table:table-cell/>
          <table:table-cell table:style-name="ce33" table:formula="of:=[.B62]" office:value-type="date" office:date-value="2020-03-14" calcext:value-type="date">
            <text:p>14/03</text:p>
          </table:table-cell>
          <table:table-cell table:style-name="ce90" table:formula="of:=[Hoja2.P50]" office:value-type="float" office:value="86" calcext:value-type="float">
            <text:p>86</text:p>
          </table:table-cell>
          <table:table-cell table:style-name="ce90" table:formula="of:=[Hoja2.K50]" office:value-type="float" office:value="6" calcext:value-type="float">
            <text:p>6</text:p>
          </table:table-cell>
          <table:table-cell table:style-name="ce90" table:formula="of:=[Hoja2.I50]" office:value-type="float" office:value="6" calcext:value-type="float">
            <text:p>6</text:p>
          </table:table-cell>
          <table:table-cell table:style-name="ce90" table:formula="of:=[Hoja2.T50]" office:value-type="float" office:value="14" calcext:value-type="float">
            <text:p>14</text:p>
          </table:table-cell>
          <table:table-cell table:style-name="ce90" table:formula="of:=[Hoja2.J50]" office:value-type="float" office:value="3" calcext:value-type="float">
            <text:p>3</text:p>
          </table:table-cell>
          <table:table-cell table:style-name="ce90" table:formula="of:=[Hoja2.M50]" office:value-type="float" office:value="4" calcext:value-type="float">
            <text:p>4</text:p>
          </table:table-cell>
          <table:table-cell table:style-name="ce90" table:formula="of:=[.C62]-SUM([.Q62:.V62])" office:value-type="float" office:value="17" calcext:value-type="float">
            <text:p>17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1]" office:value-type="date" office:date-value="2020-03-15" calcext:value-type="date">
            <text:p>15/03</text:p>
          </table:table-cell>
          <table:table-cell table:style-name="ce90" table:formula="of:=[Hoja2.V51]" office:value-type="float" office:value="288" calcext:value-type="float">
            <text:p>288</text:p>
          </table:table-cell>
          <table:table-cell table:style-name="ce90" table:formula="of:=[Hoja2.P51]" office:value-type="float" office:value="213" calcext:value-type="float">
            <text:p>213</text:p>
          </table:table-cell>
          <table:table-cell table:style-name="ce90" table:formula="of:=[Hoja2.K51]" office:value-type="float" office:value="8" calcext:value-type="float">
            <text:p>8</text:p>
          </table:table-cell>
          <table:table-cell table:style-name="ce90" table:formula="of:=[Hoja2.T51]" office:value-type="float" office:value="23" calcext:value-type="float">
            <text:p>23</text:p>
          </table:table-cell>
          <table:table-cell table:style-name="ce90" table:formula="of:=[Hoja2.I51]" office:value-type="float" office:value="10" calcext:value-type="float">
            <text:p>10</text:p>
          </table:table-cell>
          <table:table-cell table:style-name="ce46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2.V82]" office:value-type="float" office:value="32.3299414210648" calcext:value-type="float">
            <text:p>32</text:p>
          </table:table-cell>
          <table:table-cell table:style-name="ce90" table:formula="of:=[Hoja2.P82]" office:value-type="float" office:value="184.534613235377" calcext:value-type="float">
            <text:p>185</text:p>
          </table:table-cell>
          <table:table-cell table:style-name="ce90" table:formula="of:=[Hoja2.I82]" office:value-type="float" office:value="26.1377774525077" calcext:value-type="float">
            <text:p>26</text:p>
          </table:table-cell>
          <table:table-cell table:style-name="ce90" table:formula="of:=[Hoja2.U82]" office:value-type="float" office:value="45.8820830465703" calcext:value-type="float">
            <text:p>46</text:p>
          </table:table-cell>
          <table:table-cell table:style-name="ce90" table:formula="of:=[Hoja2.I82]" office:value-type="float" office:value="26.1377774525077" calcext:value-type="float">
            <text:p>26</text:p>
          </table:table-cell>
          <table:table-cell/>
          <table:table-cell table:style-name="ce33" table:formula="of:=[.B63]" office:value-type="date" office:date-value="2020-03-15" calcext:value-type="date">
            <text:p>15/03</text:p>
          </table:table-cell>
          <table:table-cell table:style-name="ce90" table:formula="of:=[Hoja2.P51]" office:value-type="float" office:value="213" calcext:value-type="float">
            <text:p>213</text:p>
          </table:table-cell>
          <table:table-cell table:style-name="ce90" table:formula="of:=[Hoja2.K51]" office:value-type="float" office:value="8" calcext:value-type="float">
            <text:p>8</text:p>
          </table:table-cell>
          <table:table-cell table:style-name="ce90" table:formula="of:=[Hoja2.I51]" office:value-type="float" office:value="10" calcext:value-type="float">
            <text:p>10</text:p>
          </table:table-cell>
          <table:table-cell table:style-name="ce90" table:formula="of:=[Hoja2.T51]" office:value-type="float" office:value="23" calcext:value-type="float">
            <text:p>23</text:p>
          </table:table-cell>
          <table:table-cell table:style-name="ce90" table:formula="of:=[Hoja2.J51]" office:value-type="float" office:value="6" calcext:value-type="float">
            <text:p>6</text:p>
          </table:table-cell>
          <table:table-cell table:style-name="ce90" table:formula="of:=[Hoja2.M51]" office:value-type="float" office:value="5" calcext:value-type="float">
            <text:p>5</text:p>
          </table:table-cell>
          <table:table-cell table:style-name="ce90" table:formula="of:=[.C63]-SUM([.Q63:.V63])" office:value-type="float" office:value="23" calcext:value-type="float">
            <text:p>23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2]" office:value-type="date" office:date-value="2020-03-16" calcext:value-type="date">
            <text:p>16/03</text:p>
          </table:table-cell>
          <table:table-cell table:style-name="ce90" table:formula="of:=[Hoja2.V52]" office:value-type="float" office:value="309" calcext:value-type="float">
            <text:p>309</text:p>
          </table:table-cell>
          <table:table-cell table:style-name="ce90" table:formula="of:=[Hoja2.P52]" office:value-type="float" office:value="213" calcext:value-type="float">
            <text:p>213</text:p>
          </table:table-cell>
          <table:table-cell table:style-name="ce90" table:formula="of:=[Hoja2.K52]" office:value-type="float" office:value="12" calcext:value-type="float">
            <text:p>12</text:p>
          </table:table-cell>
          <table:table-cell table:style-name="ce90" table:formula="of:=[Hoja2.T52]" office:value-type="float" office:value="23" calcext:value-type="float">
            <text:p>23</text:p>
          </table:table-cell>
          <table:table-cell table:style-name="ce90" table:formula="of:=[Hoja2.I52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2.V83]" office:value-type="float" office:value="34.6873329830175" calcext:value-type="float">
            <text:p>35</text:p>
          </table:table-cell>
          <table:table-cell table:style-name="ce90" table:formula="of:=[Hoja2.P83]" office:value-type="float" office:value="184.534613235377" calcext:value-type="float">
            <text:p>185</text:p>
          </table:table-cell>
          <table:table-cell table:style-name="ce90" table:formula="of:=[Hoja2.I83]" office:value-type="float" office:value="44.434221669263" calcext:value-type="float">
            <text:p>44</text:p>
          </table:table-cell>
          <table:table-cell table:style-name="ce90" table:formula="of:=[Hoja2.U83]" office:value-type="float" office:value="61.1761107287604" calcext:value-type="float">
            <text:p>61</text:p>
          </table:table-cell>
          <table:table-cell table:style-name="ce90" table:formula="of:=[Hoja2.I83]" office:value-type="float" office:value="44.434221669263" calcext:value-type="float">
            <text:p>44</text:p>
          </table:table-cell>
          <table:table-cell/>
          <table:table-cell table:style-name="ce33" table:formula="of:=[.B64]" office:value-type="date" office:date-value="2020-03-16" calcext:value-type="date">
            <text:p>16/03</text:p>
          </table:table-cell>
          <table:table-cell table:style-name="ce90" table:formula="of:=[Hoja2.P52]" office:value-type="float" office:value="213" calcext:value-type="float">
            <text:p>213</text:p>
          </table:table-cell>
          <table:table-cell table:style-name="ce90" table:formula="of:=[Hoja2.K52]" office:value-type="float" office:value="12" calcext:value-type="float">
            <text:p>12</text:p>
          </table:table-cell>
          <table:table-cell table:style-name="ce90" table:formula="of:=[Hoja2.I52]" office:value-type="float" office:value="17" calcext:value-type="float">
            <text:p>17</text:p>
          </table:table-cell>
          <table:table-cell table:style-name="ce90" table:formula="of:=[Hoja2.T52]" office:value-type="float" office:value="23" calcext:value-type="float">
            <text:p>23</text:p>
          </table:table-cell>
          <table:table-cell table:style-name="ce90" table:formula="of:=[Hoja2.J52]" office:value-type="float" office:value="9" calcext:value-type="float">
            <text:p>9</text:p>
          </table:table-cell>
          <table:table-cell table:style-name="ce90" table:formula="of:=[Hoja2.M52]" office:value-type="float" office:value="5" calcext:value-type="float">
            <text:p>5</text:p>
          </table:table-cell>
          <table:table-cell table:style-name="ce90" table:formula="of:=[.C64]-SUM([.Q64:.V64])" office:value-type="float" office:value="30" calcext:value-type="float">
            <text:p>30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01"/>
          <table:table-cell table:style-name="ce33" table:formula="of:=[Hoja2.B53]" office:value-type="date" office:date-value="2020-03-17" calcext:value-type="date">
            <text:p>17/03</text:p>
          </table:table-cell>
          <table:table-cell table:style-name="ce90" table:formula="of:=[Hoja2.V53]" office:value-type="float" office:value="491" calcext:value-type="float">
            <text:p>491</text:p>
          </table:table-cell>
          <table:table-cell table:style-name="ce90" table:formula="of:=[Hoja2.P53]" office:value-type="float" office:value="355" calcext:value-type="float">
            <text:p>355</text:p>
          </table:table-cell>
          <table:table-cell table:style-name="ce90" table:formula="of:=[Hoja2.K53]" office:value-type="float" office:value="18" calcext:value-type="float">
            <text:p>18</text:p>
          </table:table-cell>
          <table:table-cell table:style-name="ce90" table:formula="of:=[Hoja2.T53]" office:value-type="float" office:value="36" calcext:value-type="float">
            <text:p>36</text:p>
          </table:table-cell>
          <table:table-cell table:style-name="ce90" table:formula="of:=[Hoja2.I53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2.V84]" office:value-type="float" office:value="55.1180598532737" calcext:value-type="float">
            <text:p>55</text:p>
          </table:table-cell>
          <table:table-cell table:style-name="ce90" table:formula="of:=[Hoja2.P84]" office:value-type="float" office:value="307.557688725628" calcext:value-type="float">
            <text:p>308</text:p>
          </table:table-cell>
          <table:table-cell table:style-name="ce90" table:formula="of:=[Hoja2.I84]" office:value-type="float" office:value="44.434221669263" calcext:value-type="float">
            <text:p>44</text:p>
          </table:table-cell>
          <table:table-cell table:style-name="ce90" table:formula="of:=[Hoja2.U84]" office:value-type="float" office:value="76.4701384109505" calcext:value-type="float">
            <text:p>76</text:p>
          </table:table-cell>
          <table:table-cell table:style-name="ce90" table:formula="of:=[Hoja2.I84]" office:value-type="float" office:value="44.434221669263" calcext:value-type="float">
            <text:p>44</text:p>
          </table:table-cell>
          <table:table-cell/>
          <table:table-cell table:style-name="ce33" table:formula="of:=[.B65]" office:value-type="date" office:date-value="2020-03-17" calcext:value-type="date">
            <text:p>17/03</text:p>
          </table:table-cell>
          <table:table-cell table:style-name="ce90" table:formula="of:=[Hoja2.P53]" office:value-type="float" office:value="355" calcext:value-type="float">
            <text:p>355</text:p>
          </table:table-cell>
          <table:table-cell table:style-name="ce90" table:formula="of:=[Hoja2.K53]" office:value-type="float" office:value="18" calcext:value-type="float">
            <text:p>18</text:p>
          </table:table-cell>
          <table:table-cell table:style-name="ce90" table:formula="of:=[Hoja2.I53]" office:value-type="float" office:value="17" calcext:value-type="float">
            <text:p>17</text:p>
          </table:table-cell>
          <table:table-cell table:style-name="ce90" table:formula="of:=[Hoja2.T53]" office:value-type="float" office:value="36" calcext:value-type="float">
            <text:p>36</text:p>
          </table:table-cell>
          <table:table-cell table:style-name="ce90" table:formula="of:=[Hoja2.J53]" office:value-type="float" office:value="12" calcext:value-type="float">
            <text:p>12</text:p>
          </table:table-cell>
          <table:table-cell table:style-name="ce90" table:formula="of:=[Hoja2.M53]" office:value-type="float" office:value="13" calcext:value-type="float">
            <text:p>13</text:p>
          </table:table-cell>
          <table:table-cell table:style-name="ce90" table:formula="of:=[.C65]-SUM([.Q65:.V65])" office:value-type="float" office:value="40" calcext:value-type="float">
            <text:p>40</text:p>
          </table:table-cell>
          <table:table-cell table:style-name="ce46"/>
          <table:table-cell table:formula="of:=[.R65]-[.R6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01"/>
          <table:table-cell table:style-name="ce33" table:formula="of:=[Hoja2.B54]" office:value-type="date" office:date-value="2020-03-18" calcext:value-type="date">
            <text:p>18/03</text:p>
          </table:table-cell>
          <table:table-cell table:style-name="ce90" table:formula="of:=[Hoja2.V54]" office:value-type="float" office:value="598" calcext:value-type="float">
            <text:p>598</text:p>
          </table:table-cell>
          <table:table-cell table:style-name="ce90" table:formula="of:=[Hoja2.P54]" office:value-type="float" office:value="390" calcext:value-type="float">
            <text:p>390</text:p>
          </table:table-cell>
          <table:table-cell table:style-name="ce90" table:formula="of:=[Hoja2.K54]" office:value-type="float" office:value="41" calcext:value-type="float">
            <text:p>41</text:p>
          </table:table-cell>
          <table:table-cell table:style-name="ce90" table:formula="of:=[Hoja2.T54]" office:value-type="float" office:value="40" calcext:value-type="float">
            <text:p>40</text:p>
          </table:table-cell>
          <table:table-cell table:style-name="ce90" table:formula="of:=[Hoja2.I54]" office:value-type="float" office:value="28" calcext:value-type="float">
            <text:p>28</text:p>
          </table:table-cell>
          <table:table-cell table:style-name="ce46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2.V85]" office:value-type="float" office:value="67.1295311451276" calcext:value-type="float">
            <text:p>67</text:p>
          </table:table-cell>
          <table:table-cell table:style-name="ce90" table:formula="of:=[Hoja2.P85]" office:value-type="float" office:value="337.880277754916" calcext:value-type="float">
            <text:p>338</text:p>
          </table:table-cell>
          <table:table-cell table:style-name="ce90" table:formula="of:=[Hoja2.I85]" office:value-type="float" office:value="73.1857768670214" calcext:value-type="float">
            <text:p>73</text:p>
          </table:table-cell>
          <table:table-cell table:style-name="ce90" table:formula="of:=[Hoja2.U85]" office:value-type="float" office:value="76.4701384109505" calcext:value-type="float">
            <text:p>76</text:p>
          </table:table-cell>
          <table:table-cell table:style-name="ce90" table:formula="of:=[Hoja2.I85]" office:value-type="float" office:value="73.1857768670214" calcext:value-type="float">
            <text:p>73</text:p>
          </table:table-cell>
          <table:table-cell/>
          <table:table-cell table:style-name="ce33" table:formula="of:=[.B66]" office:value-type="date" office:date-value="2020-03-18" calcext:value-type="date">
            <text:p>18/03</text:p>
          </table:table-cell>
          <table:table-cell table:style-name="ce90" table:formula="of:=[Hoja2.P54]" office:value-type="float" office:value="390" calcext:value-type="float">
            <text:p>390</text:p>
          </table:table-cell>
          <table:table-cell table:style-name="ce90" table:formula="of:=[Hoja2.K54]" office:value-type="float" office:value="41" calcext:value-type="float">
            <text:p>41</text:p>
          </table:table-cell>
          <table:table-cell table:style-name="ce90" table:formula="of:=[Hoja2.I54]" office:value-type="float" office:value="28" calcext:value-type="float">
            <text:p>28</text:p>
          </table:table-cell>
          <table:table-cell table:style-name="ce90" table:formula="of:=[Hoja2.T54]" office:value-type="float" office:value="40" calcext:value-type="float">
            <text:p>40</text:p>
          </table:table-cell>
          <table:table-cell table:style-name="ce90" table:formula="of:=[Hoja2.J54]" office:value-type="float" office:value="22" calcext:value-type="float">
            <text:p>22</text:p>
          </table:table-cell>
          <table:table-cell table:style-name="ce90" table:formula="of:=[Hoja2.M54]" office:value-type="float" office:value="22" calcext:value-type="float">
            <text:p>22</text:p>
          </table:table-cell>
          <table:table-cell table:style-name="ce90" table:formula="of:=[.C66]-SUM([.Q66:.V66])" office:value-type="float" office:value="55" calcext:value-type="float">
            <text:p>55</text:p>
          </table:table-cell>
          <table:table-cell table:style-name="ce46"/>
          <table:table-cell table:formula="of:=[.R66]-[.R65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01"/>
          <table:table-cell table:style-name="ce33" table:formula="of:=[Hoja2.B55]" office:value-type="date" office:date-value="2020-03-19" calcext:value-type="date">
            <text:p>19/03</text:p>
          </table:table-cell>
          <table:table-cell table:style-name="ce90" table:formula="of:=[Hoja2.V55]" office:value-type="float" office:value="767" calcext:value-type="float">
            <text:p>767</text:p>
          </table:table-cell>
          <table:table-cell table:style-name="ce90" table:formula="of:=[Hoja2.P55]" office:value-type="float" office:value="498" calcext:value-type="float">
            <text:p>498</text:p>
          </table:table-cell>
          <table:table-cell table:style-name="ce90" table:formula="of:=[Hoja2.K55]" office:value-type="float" office:value="55" calcext:value-type="float">
            <text:p>55</text:p>
          </table:table-cell>
          <table:table-cell table:style-name="ce90" table:formula="of:=[Hoja2.T55]" office:value-type="float" office:value="53" calcext:value-type="float">
            <text:p>53</text:p>
          </table:table-cell>
          <table:table-cell table:style-name="ce90" table:formula="of:=[Hoja2.I55]" office:value-type="float" office:value="42" calcext:value-type="float">
            <text:p>42</text:p>
          </table:table-cell>
          <table:table-cell table:style-name="ce46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2.V86]" office:value-type="float" office:value="86.1009203817942" calcext:value-type="float">
            <text:p>86</text:p>
          </table:table-cell>
          <table:table-cell table:style-name="ce90" table:formula="of:=[Hoja2.P86]" office:value-type="float" office:value="431.447123902431" calcext:value-type="float">
            <text:p>431</text:p>
          </table:table-cell>
          <table:table-cell table:style-name="ce90" table:formula="of:=[Hoja2.I86]" office:value-type="float" office:value="109.778665300532" calcext:value-type="float">
            <text:p>110</text:p>
          </table:table-cell>
          <table:table-cell table:style-name="ce90" table:formula="of:=[Hoja2.U86]" office:value-type="float" office:value="76.4701384109505" calcext:value-type="float">
            <text:p>76</text:p>
          </table:table-cell>
          <table:table-cell table:style-name="ce90" table:formula="of:=[Hoja2.I86]" office:value-type="float" office:value="109.778665300532" calcext:value-type="float">
            <text:p>110</text:p>
          </table:table-cell>
          <table:table-cell/>
          <table:table-cell table:style-name="ce33" table:formula="of:=[.B67]" office:value-type="date" office:date-value="2020-03-19" calcext:value-type="date">
            <text:p>19/03</text:p>
          </table:table-cell>
          <table:table-cell table:style-name="ce90" table:formula="of:=[Hoja2.P55]" office:value-type="float" office:value="498" calcext:value-type="float">
            <text:p>498</text:p>
          </table:table-cell>
          <table:table-cell table:style-name="ce90" table:formula="of:=[Hoja2.K55]" office:value-type="float" office:value="55" calcext:value-type="float">
            <text:p>55</text:p>
          </table:table-cell>
          <table:table-cell table:style-name="ce90" table:formula="of:=[Hoja2.I55]" office:value-type="float" office:value="42" calcext:value-type="float">
            <text:p>42</text:p>
          </table:table-cell>
          <table:table-cell table:style-name="ce90" table:formula="of:=[Hoja2.T55]" office:value-type="float" office:value="53" calcext:value-type="float">
            <text:p>53</text:p>
          </table:table-cell>
          <table:table-cell table:style-name="ce90" table:formula="of:=[Hoja2.J55]" office:value-type="float" office:value="29" calcext:value-type="float">
            <text:p>29</text:p>
          </table:table-cell>
          <table:table-cell table:style-name="ce90" table:formula="of:=[Hoja2.M55]" office:value-type="float" office:value="24" calcext:value-type="float">
            <text:p>24</text:p>
          </table:table-cell>
          <table:table-cell table:style-name="ce90" table:formula="of:=[.C67]-SUM([.Q67:.V67])" office:value-type="float" office:value="66" calcext:value-type="float">
            <text:p>66</text:p>
          </table:table-cell>
          <table:table-cell table:style-name="ce46"/>
          <table:table-cell table:formula="of:=[.R67]-[.R6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01"/>
          <table:table-cell table:style-name="ce33" table:formula="of:=[Hoja2.B56]" office:value-type="date" office:date-value="2020-03-20" calcext:value-type="date">
            <text:p>20/03</text:p>
          </table:table-cell>
          <table:table-cell table:style-name="ce90" table:formula="of:=[Hoja2.V56]" office:value-type="float" office:value="1002" calcext:value-type="float">
            <text:p>1002</text:p>
          </table:table-cell>
          <table:table-cell table:style-name="ce90" table:formula="of:=[Hoja2.P56]" office:value-type="float" office:value="628" calcext:value-type="float">
            <text:p>628</text:p>
          </table:table-cell>
          <table:table-cell table:style-name="ce90" table:formula="of:=[Hoja2.K56]" office:value-type="float" office:value="82" calcext:value-type="float">
            <text:p>82</text:p>
          </table:table-cell>
          <table:table-cell table:style-name="ce90" table:formula="of:=[Hoja2.T56]" office:value-type="float" office:value="71" calcext:value-type="float">
            <text:p>71</text:p>
          </table:table-cell>
          <table:table-cell table:style-name="ce90" table:formula="of:=[Hoja2.I56]" office:value-type="float" office:value="62" calcext:value-type="float">
            <text:p>62</text:p>
          </table:table-cell>
          <table:table-cell table:style-name="ce46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2.V87]" office:value-type="float" office:value="112.481254527455" calcext:value-type="float">
            <text:p>112</text:p>
          </table:table-cell>
          <table:table-cell table:style-name="ce90" table:formula="of:=[Hoja2.P87]" office:value-type="float" office:value="544.073883154069" calcext:value-type="float">
            <text:p>544</text:p>
          </table:table-cell>
          <table:table-cell table:style-name="ce90" table:formula="of:=[Hoja2.I87]" office:value-type="float" office:value="162.054220205547" calcext:value-type="float">
            <text:p>162</text:p>
          </table:table-cell>
          <table:table-cell table:style-name="ce90" table:formula="of:=[Hoja2.U87]" office:value-type="float" office:value="107.058193775331" calcext:value-type="float">
            <text:p>107</text:p>
          </table:table-cell>
          <table:table-cell table:style-name="ce90" table:formula="of:=[Hoja2.I87]" office:value-type="float" office:value="162.054220205547" calcext:value-type="float">
            <text:p>162</text:p>
          </table:table-cell>
          <table:table-cell/>
          <table:table-cell table:style-name="ce33" table:formula="of:=[.B68]" office:value-type="date" office:date-value="2020-03-20" calcext:value-type="date">
            <text:p>20/03</text:p>
          </table:table-cell>
          <table:table-cell table:style-name="ce90" table:formula="of:=[Hoja2.P56]" office:value-type="float" office:value="628" calcext:value-type="float">
            <text:p>628</text:p>
          </table:table-cell>
          <table:table-cell table:style-name="ce90" table:formula="of:=[Hoja2.K56]" office:value-type="float" office:value="82" calcext:value-type="float">
            <text:p>82</text:p>
          </table:table-cell>
          <table:table-cell table:style-name="ce90" table:formula="of:=[Hoja2.I56]" office:value-type="float" office:value="62" calcext:value-type="float">
            <text:p>62</text:p>
          </table:table-cell>
          <table:table-cell table:style-name="ce90" table:formula="of:=[Hoja2.T56]" office:value-type="float" office:value="71" calcext:value-type="float">
            <text:p>71</text:p>
          </table:table-cell>
          <table:table-cell table:style-name="ce90" table:formula="of:=[Hoja2.J56]" office:value-type="float" office:value="43" calcext:value-type="float">
            <text:p>43</text:p>
          </table:table-cell>
          <table:table-cell table:style-name="ce90" table:formula="of:=[Hoja2.M56]" office:value-type="float" office:value="33" calcext:value-type="float">
            <text:p>33</text:p>
          </table:table-cell>
          <table:table-cell table:style-name="ce90" table:formula="of:=[.C68]-SUM([.Q68:.V68])" office:value-type="float" office:value="83" calcext:value-type="float">
            <text:p>83</text:p>
          </table:table-cell>
          <table:table-cell table:style-name="ce46"/>
          <table:table-cell table:formula="of:=[.R68]-[.R6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01"/>
          <table:table-cell table:style-name="ce33" office:value-type="date" office:date-value="2020-03-21" calcext:value-type="date">
            <text:p>21/03</text:p>
          </table:table-cell>
          <table:table-cell table:style-name="ce90" table:formula="of:=[Hoja2.V57]" office:value-type="float" office:value="1326" calcext:value-type="float">
            <text:p>1326</text:p>
          </table:table-cell>
          <table:table-cell table:style-name="ce90" table:formula="of:=[Hoja2.P57]" office:value-type="float" office:value="804" calcext:value-type="float">
            <text:p>804</text:p>
          </table:table-cell>
          <table:table-cell table:style-name="ce90" table:formula="of:=[Hoja2.K57]" office:value-type="float" office:value="122" calcext:value-type="float">
            <text:p>122</text:p>
          </table:table-cell>
          <table:table-cell table:style-name="ce90" table:formula="of:=[Hoja2.T57]" office:value-type="float" office:value="85" calcext:value-type="float">
            <text:p>85</text:p>
          </table:table-cell>
          <table:table-cell table:style-name="ce90" table:formula="of:=[Hoja2.I57]" office:value-type="float" office:value="84" calcext:value-type="float">
            <text:p>84</text:p>
          </table:table-cell>
          <table:table-cell table:style-name="ce101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2.V88]" office:value-type="float" office:value="148.852438626153" calcext:value-type="float">
            <text:p>149</text:p>
          </table:table-cell>
          <table:table-cell table:style-name="ce90" table:formula="of:=[Hoja2.P88]" office:value-type="float" office:value="696.553187987057" calcext:value-type="float">
            <text:p>697</text:p>
          </table:table-cell>
          <table:table-cell table:style-name="ce90" table:formula="of:=[Hoja2.I88]" office:value-type="float" office:value="219.557330601064" calcext:value-type="float">
            <text:p>220</text:p>
          </table:table-cell>
          <table:table-cell table:style-name="ce90" table:formula="of:=[Hoja2.U88]" office:value-type="float" office:value="229.410415232852" calcext:value-type="float">
            <text:p>229</text:p>
          </table:table-cell>
          <table:table-cell table:style-name="ce90" table:formula="of:=[Hoja2.I88]" office:value-type="float" office:value="219.557330601064" calcext:value-type="float">
            <text:p>220</text:p>
          </table:table-cell>
          <table:table-cell/>
          <table:table-cell table:style-name="ce33" table:formula="of:=[.B69]" office:value-type="date" office:date-value="2020-03-21" calcext:value-type="date">
            <text:p>21/03</text:p>
          </table:table-cell>
          <table:table-cell table:style-name="ce90" table:formula="of:=[Hoja2.P57]" office:value-type="float" office:value="804" calcext:value-type="float">
            <text:p>804</text:p>
          </table:table-cell>
          <table:table-cell table:style-name="ce90" table:formula="of:=[Hoja2.K57]" office:value-type="float" office:value="122" calcext:value-type="float">
            <text:p>122</text:p>
          </table:table-cell>
          <table:table-cell table:style-name="ce90" table:formula="of:=[Hoja2.I57]" office:value-type="float" office:value="84" calcext:value-type="float">
            <text:p>84</text:p>
          </table:table-cell>
          <table:table-cell table:style-name="ce90" table:formula="of:=[Hoja2.T57]" office:value-type="float" office:value="85" calcext:value-type="float">
            <text:p>85</text:p>
          </table:table-cell>
          <table:table-cell table:style-name="ce90" table:formula="of:=[Hoja2.J57]" office:value-type="float" office:value="55" calcext:value-type="float">
            <text:p>55</text:p>
          </table:table-cell>
          <table:table-cell table:style-name="ce90" table:formula="of:=[Hoja2.M57]" office:value-type="float" office:value="50" calcext:value-type="float">
            <text:p>50</text:p>
          </table:table-cell>
          <table:table-cell table:style-name="ce90" table:formula="of:=[.C69]-SUM([.Q69:.V69])" office:value-type="float" office:value="126" calcext:value-type="float">
            <text:p>126</text:p>
          </table:table-cell>
          <table:table-cell table:style-name="ce101"/>
          <table:table-cell table:formula="of:=[.R69]-[.R6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58]" office:value-type="float" office:value="1720" calcext:value-type="float">
            <text:p>1720</text:p>
          </table:table-cell>
          <table:table-cell table:style-name="ce90" table:formula="of:=[Hoja2.P58]" office:value-type="float" office:value="1021" calcext:value-type="float">
            <text:p>1021</text:p>
          </table:table-cell>
          <table:table-cell table:style-name="ce90" table:formula="of:=[Hoja2.K58]" office:value-type="float" office:value="191" calcext:value-type="float">
            <text:p>191</text:p>
          </table:table-cell>
          <table:table-cell table:style-name="ce90" table:formula="of:=[Hoja2.T58]" office:value-type="float" office:value="97" calcext:value-type="float">
            <text:p>97</text:p>
          </table:table-cell>
          <table:table-cell table:style-name="ce90" table:formula="of:=[Hoja2.I58]" office:value-type="float" office:value="112" calcext:value-type="float">
            <text:p>112</text:p>
          </table:table-cell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89]" office:value-type="float" office:value="193.081594598026" calcext:value-type="float">
            <text:p>193</text:p>
          </table:table-cell>
          <table:table-cell table:style-name="ce90" table:formula="of:=[Hoja2.P89]" office:value-type="float" office:value="884.553239968638" calcext:value-type="float">
            <text:p>885</text:p>
          </table:table-cell>
          <table:table-cell table:style-name="ce90" table:formula="of:=[Hoja2.I89]" office:value-type="float" office:value="292.743107468086" calcext:value-type="float">
            <text:p>293</text:p>
          </table:table-cell>
          <table:table-cell table:style-name="ce90" table:formula="of:=[Hoja2.U89]" office:value-type="float" office:value="275.292498279422" calcext:value-type="float">
            <text:p>275</text:p>
          </table:table-cell>
          <table:table-cell table:style-name="ce90" table:formula="of:=[Hoja2.I89]" office:value-type="float" office:value="292.743107468086" calcext:value-type="float">
            <text:p>293</text:p>
          </table:table-cell>
          <table:table-cell/>
          <table:table-cell table:style-name="ce74" table:formula="of:=[.B70]" office:value-type="date" office:date-value="2020-03-22" calcext:value-type="date">
            <text:p>22/03</text:p>
          </table:table-cell>
          <table:table-cell table:style-name="ce90" table:formula="of:=[Hoja2.P58]" office:value-type="float" office:value="1021" calcext:value-type="float">
            <text:p>1021</text:p>
          </table:table-cell>
          <table:table-cell table:style-name="ce90" table:formula="of:=[Hoja2.K58]" office:value-type="float" office:value="191" calcext:value-type="float">
            <text:p>191</text:p>
          </table:table-cell>
          <table:table-cell table:style-name="ce90" table:formula="of:=[Hoja2.I58]" office:value-type="float" office:value="112" calcext:value-type="float">
            <text:p>112</text:p>
          </table:table-cell>
          <table:table-cell table:style-name="ce90" table:formula="of:=[Hoja2.T58]" office:value-type="float" office:value="97" calcext:value-type="float">
            <text:p>97</text:p>
          </table:table-cell>
          <table:table-cell table:style-name="ce90" table:formula="of:=[Hoja2.J58]" office:value-type="float" office:value="74" calcext:value-type="float">
            <text:p>74</text:p>
          </table:table-cell>
          <table:table-cell table:style-name="ce90" table:formula="of:=[Hoja2.M58]" office:value-type="float" office:value="69" calcext:value-type="float">
            <text:p>69</text:p>
          </table:table-cell>
          <table:table-cell table:style-name="ce90" table:formula="of:=[.C70]-SUM([.Q70:.V70])" office:value-type="float" office:value="156" calcext:value-type="float">
            <text:p>156</text:p>
          </table:table-cell>
          <table:table-cell table:style-name="ce101"/>
          <table:table-cell table:formula="of:=[.R70]-[.R6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2.V59]" office:value-type="float" office:value="2182" calcext:value-type="float">
            <text:p>2182</text:p>
          </table:table-cell>
          <table:table-cell table:style-name="ce90" table:formula="of:=[Hoja2.P59]" office:value-type="float" office:value="1263" calcext:value-type="float">
            <text:p>1263</text:p>
          </table:table-cell>
          <table:table-cell table:style-name="ce90" table:formula="of:=[Hoja2.K59]" office:value-type="float" office:value="245" calcext:value-type="float">
            <text:p>245</text:p>
          </table:table-cell>
          <table:table-cell table:style-name="ce90" table:formula="of:=[Hoja2.T59]" office:value-type="float" office:value="120" calcext:value-type="float">
            <text:p>120</text:p>
          </table:table-cell>
          <table:table-cell table:style-name="ce90" table:formula="of:=[Hoja2.I59]" office:value-type="float" office:value="145" calcext:value-type="float">
            <text:p>145</text:p>
          </table:table-cell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formula="of:=[Hoja2.V90]" office:value-type="float" office:value="244.944208960984" calcext:value-type="float">
            <text:p>245</text:p>
          </table:table-cell>
          <table:table-cell table:style-name="ce90" table:formula="of:=[Hoja2.P90]" office:value-type="float" office:value="1094.212284114" calcext:value-type="float">
            <text:p>1094</text:p>
          </table:table-cell>
          <table:table-cell table:style-name="ce90" table:formula="of:=[Hoja2.I90]" office:value-type="float" office:value="378.997773061361" calcext:value-type="float">
            <text:p>379</text:p>
          </table:table-cell>
          <table:table-cell table:style-name="ce90" table:formula="of:=[Hoja2.U90]" office:value-type="float" office:value="336.468609008182" calcext:value-type="float">
            <text:p>336</text:p>
          </table:table-cell>
          <table:table-cell table:style-name="ce90" table:formula="of:=[Hoja2.I90]" office:value-type="float" office:value="378.997773061361" calcext:value-type="float">
            <text:p>379</text:p>
          </table:table-cell>
          <table:table-cell/>
          <table:table-cell table:style-name="ce74" table:formula="of:=[.B71]" office:value-type="date" office:date-value="2020-03-23" calcext:value-type="date">
            <text:p>23/03</text:p>
          </table:table-cell>
          <table:table-cell table:style-name="ce90" table:formula="of:=[Hoja2.P59]" office:value-type="float" office:value="1263" calcext:value-type="float">
            <text:p>1263</text:p>
          </table:table-cell>
          <table:table-cell table:style-name="ce90" table:formula="of:=[Hoja2.K59]" office:value-type="float" office:value="245" calcext:value-type="float">
            <text:p>245</text:p>
          </table:table-cell>
          <table:table-cell table:style-name="ce90" table:formula="of:=[Hoja2.I59]" office:value-type="float" office:value="145" calcext:value-type="float">
            <text:p>145</text:p>
          </table:table-cell>
          <table:table-cell table:style-name="ce90" table:formula="of:=[Hoja2.T59]" office:value-type="float" office:value="120" calcext:value-type="float">
            <text:p>120</text:p>
          </table:table-cell>
          <table:table-cell table:style-name="ce90" table:formula="of:=[Hoja2.J59]" office:value-type="float" office:value="102" calcext:value-type="float">
            <text:p>102</text:p>
          </table:table-cell>
          <table:table-cell table:style-name="ce90" table:formula="of:=[Hoja2.M59]" office:value-type="float" office:value="94" calcext:value-type="float">
            <text:p>94</text:p>
          </table:table-cell>
          <table:table-cell table:style-name="ce90" table:formula="of:=[.C71]-SUM([.Q71:.V71])" office:value-type="float" office:value="213" calcext:value-type="float">
            <text:p>213</text:p>
          </table:table-cell>
          <table:table-cell/>
          <table:table-cell table:formula="of:=[.R71]-[.R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Hoja2.V60]" office:value-type="float" office:value="2696" calcext:value-type="float">
            <text:p>2696</text:p>
          </table:table-cell>
          <table:table-cell table:style-name="ce90" table:formula="of:=[Hoja2.P60]" office:value-type="float" office:value="1535" calcext:value-type="float">
            <text:p>1535</text:p>
          </table:table-cell>
          <table:table-cell table:style-name="ce90" table:formula="of:=[Hoja2.K60]" office:value-type="float" office:value="282" calcext:value-type="float">
            <text:p>282</text:p>
          </table:table-cell>
          <table:table-cell table:style-name="ce90" table:formula="of:=[Hoja2.T60]" office:value-type="float" office:value="133" calcext:value-type="float">
            <text:p>133</text:p>
          </table:table-cell>
          <table:table-cell table:style-name="ce90" table:formula="of:=[Hoja2.I60]" office:value-type="float" office:value="216" calcext:value-type="float">
            <text:p>216</text:p>
          </table:table-cell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Hoja2.V91]" office:value-type="float" office:value="302.644173858301" calcext:value-type="float">
            <text:p>303</text:p>
          </table:table-cell>
          <table:table-cell table:style-name="ce90" table:formula="of:=[Hoja2.P91]" office:value-type="float" office:value="1329.86211885589" calcext:value-type="float">
            <text:p>1330</text:p>
          </table:table-cell>
          <table:table-cell table:style-name="ce90" table:formula="of:=[Hoja2.I91]" office:value-type="float" office:value="564.575992974166" calcext:value-type="float">
            <text:p>565</text:p>
          </table:table-cell>
          <table:table-cell table:style-name="ce90" table:formula="of:=[Hoja2.U91]" office:value-type="float" office:value="458.820830465703" calcext:value-type="float">
            <text:p>459</text:p>
          </table:table-cell>
          <table:table-cell table:style-name="ce90" table:formula="of:=[Hoja2.I91]" office:value-type="float" office:value="564.575992974166" calcext:value-type="float">
            <text:p>565</text:p>
          </table:table-cell>
          <table:table-cell/>
          <table:table-cell table:style-name="ce74" office:value-type="date" office:date-value="2020-03-24" calcext:value-type="date">
            <text:p>24/03</text:p>
          </table:table-cell>
          <table:table-cell table:style-name="ce90" table:formula="of:=[Hoja2.P60]" office:value-type="float" office:value="1535" calcext:value-type="float">
            <text:p>1535</text:p>
          </table:table-cell>
          <table:table-cell table:style-name="ce90" table:formula="of:=[Hoja2.K60]" office:value-type="float" office:value="282" calcext:value-type="float">
            <text:p>282</text:p>
          </table:table-cell>
          <table:table-cell table:style-name="ce90" table:formula="of:=[Hoja2.I60]" office:value-type="float" office:value="216" calcext:value-type="float">
            <text:p>216</text:p>
          </table:table-cell>
          <table:table-cell table:style-name="ce90" table:formula="of:=[Hoja2.T60]" office:value-type="float" office:value="133" calcext:value-type="float">
            <text:p>133</text:p>
          </table:table-cell>
          <table:table-cell table:style-name="ce90" table:formula="of:=[Hoja2.J60]" office:value-type="float" office:value="124" calcext:value-type="float">
            <text:p>124</text:p>
          </table:table-cell>
          <table:table-cell table:style-name="ce90" table:formula="of:=[Hoja2.M60]" office:value-type="float" office:value="115" calcext:value-type="float">
            <text:p>115</text:p>
          </table:table-cell>
          <table:table-cell table:style-name="ce90" table:formula="of:=[.C72]-SUM([.Q72:.V72])" office:value-type="float" office:value="291" calcext:value-type="float">
            <text:p>291</text:p>
          </table:table-cell>
          <table:table-cell/>
          <table:table-cell table:formula="of:=[.R72]-[.R71]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style-name="ce68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70"/>
          <table:table-cell table:number-columns-repeated="9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66"/>
          <table:table-cell table:number-columns-repeated="9"/>
          <table:table-cell table:style-name="ce74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7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90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0.671cm" svg:y="0.497cm">
            <draw:object draw:notify-on-update-of-ranges="Hoja1.B9:Hoja1.B42 Hoja1.C8:Hoja1.C8 Hoja1.C9:Hoja1.C42 Hoja1.D8:Hoja1.D8 Hoja1.D9:Hoja1.D42 Hoja1.E8:Hoja1.E8 Hoja1.E9:Hoja1.E42 Hoja1.F8:Hoja1.F8 Hoja1.F9:Hoja1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9:Hoja1.H42 Hoja1.I8:Hoja1.I8 Hoja1.I9:Hoja1.I42 Hoja1.J8:Hoja1.J8 Hoja1.J9:Hoja1.J42 Hoja1.K8:Hoja1.K8 Hoja1.K9:Hoja1.K42 Hoja1.L8:Hoja1.L8 Hoja1.L9:Hoja1.L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9:Hoja3.B42 Hoja3.C8:Hoja3.C8 Hoja3.C9:Hoja3.C42 Hoja3.D8:Hoja3.D8 Hoja3.D9:Hoja3.D42 Hoja3.E8:Hoja3.E8 Hoja3.E9:Hoja3.E42 Hoja3.F8:Hoja3.F8 Hoja3.F9:Hoja3.F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9:Hoja3.I42 Hoja3.J8:Hoja3.J8 Hoja3.J9:Hoja3.J42 Hoja3.K8:Hoja3.K8 Hoja3.K9:Hoja3.K42 Hoja3.L8:Hoja3.L8 Hoja3.L9:Hoja3.L42 Hoja3.M8:Hoja3.M8 Hoja3.M9:Hoja3.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9:Hoja3.U42 Hoja3.V8:Hoja3.V8 Hoja3.V9:Hoja3.V42 Hoja3.W8:Hoja3.W8 Hoja3.W9:Hoja3.W42 Hoja3.X8:Hoja3.X8 Hoja3.X9:Hoja3.X42 Hoja3.Y8:Hoja3.Y8 Hoja3.Y9:Hoja3.Y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4.771cm" svg:y="38.078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9:Hoja3.I42 Hoja3.J8:Hoja3.J8 Hoja3.J9:Hoja3.J42 Hoja3.K8:Hoja3.K8 Hoja3.K9:Hoja3.K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49:Hoja3.B72 Hoja3.C48:Hoja3.C48 Hoja3.C49:Hoja3.C72 Hoja3.D48:Hoja3.D48 Hoja3.D49:Hoja3.D72 Hoja3.E48:Hoja3.E48 Hoja3.E49:Hoja3.E72 Hoja3.F48:Hoja3.F48 Hoja3.F49:Hoja3.F72 Hoja3.G48:Hoja3.G48 Hoja3.G49:Hoja3.G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49:Hoja3.I73 Hoja3.J48:Hoja3.J48 Hoja3.J49:Hoja3.J73 Hoja3.K48:Hoja3.K48 Hoja3.K49:Hoja3.K73 Hoja3.L48:Hoja3.L48 Hoja3.L49:Hoja3.L73 Hoja3.M48:Hoja3.M48 Hoja3.M49:Hoja3.M73 Hoja3.N48:Hoja3.N48 Hoja3.N49:Hoja3.N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9:Hoja3.O42 Hoja3.P8:Hoja3.P8 Hoja3.P9:Hoja3.P42 Hoja3.Q8:Hoja3.Q8 Hoja3.Q9:Hoja3.Q42 Hoja3.R8:Hoja3.R8 Hoja3.R9:Hoja3.R42 Hoja3.S8:Hoja3.S8 Hoja3.S9:Hoja3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2" draw:text-style-name="P1" svg:width="18cm" svg:height="12cm" svg:x="34.445cm" svg:y="26.123cm">
            <draw:object draw:notify-on-update-of-ranges="Hoja3.P49:Hoja3.P72 Hoja3.Q48:Hoja3.Q48 Hoja3.Q49:Hoja3.Q72 Hoja3.R48:Hoja3.R48 Hoja3.R49:Hoja3.R72 Hoja3.S48:Hoja3.S48 Hoja3.S49:Hoja3.S72 Hoja3.T48:Hoja3.T48 Hoja3.T49:Hoja3.T72 Hoja3.U48:Hoja3.U48 Hoja3.U49:Hoja3.U72 Hoja3.V48:Hoja3.V48 Hoja3.V49:Hoja3.V72 Hoja3.W48:Hoja3.W48 Hoja3.W49:Hoja3.W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 MT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5" table:default-cell-style-name="ce64"/>
        <table:table-column table:style-name="co3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18" calcext:value-type="date">
            <text:p>18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1-19" calcext:value-type="date">
            <text:p>19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25" calcext:value-type="date">
            <text:p>25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01" calcext:value-type="date">
            <text:p>01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2" calcext:value-type="date">
            <text:p>0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9" calcext:value-type="date">
            <text:p>09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15" calcext:value-type="date">
            <text:p>15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22" calcext:value-type="date">
            <text:p>2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23" calcext:value-type="date">
            <text:p>23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01" calcext:value-type="date">
            <text:p>01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14" office:value-type="string" calcext:value-type="string">
            <text:p>Muertes</text:p>
          </table:table-cell>
          <table:table-cell table:number-columns-repeated="10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37"/>
          <table:table-cell table:style-name="ce114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9" calcext:value-type="float">
            <text:p>9</text:p>
          </table:table-cell>
          <table:table-cell table:style-name="ce37"/>
          <table:table-cell table:style-name="ce78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3-07" calcext:value-type="date">
            <text:p>07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6" calcext:value-type="float">
            <text:p>16</text:p>
          </table:table-cell>
          <table:table-cell table:style-name="ce37"/>
          <table:table-cell table:style-name="ce114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53" calcext:value-type="float">
            <text:p>5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8" calcext:value-type="float">
            <text:p>68</text:p>
          </table:table-cell>
          <table:table-cell table:style-name="ce37"/>
          <table:table-cell table:style-name="ce78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47" calcext:value-type="float">
            <text:p>47</text:p>
          </table:table-cell>
          <table:table-cell table:style-name="ce37"/>
          <table:table-cell table:style-name="ce114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2" calcext:value-type="float">
            <text:p>10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2" calcext:value-type="float">
            <text:p>142</text:p>
          </table:table-cell>
          <table:table-cell table:style-name="ce37"/>
          <table:table-cell table:style-name="ce78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81" calcext:value-type="float">
            <text:p>8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20" calcext:value-type="float">
            <text:p>120</text:p>
          </table:table-cell>
          <table:table-cell table:style-name="ce37"/>
          <table:table-cell table:style-name="ce114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72" calcext:value-type="float">
            <text:p>272</text:p>
          </table:table-cell>
          <table:table-cell table:style-name="ce37"/>
          <table:table-cell table:style-name="ce78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88" calcext:value-type="float">
            <text:p>288</text:p>
          </table:table-cell>
          <table:table-cell table:style-name="ce37"/>
          <table:table-cell table:style-name="ce114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355" calcext:value-type="float">
            <text:p>355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491" calcext:value-type="float">
            <text:p>491</text:p>
          </table:table-cell>
          <table:table-cell table:style-name="ce37"/>
          <table:table-cell table:style-name="ce114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40" calcext:value-type="float">
            <text:p>34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63" calcext:value-type="float">
            <text:p>563</text:p>
          </table:table-cell>
          <table:table-cell table:style-name="ce37"/>
          <table:table-cell table:style-name="ce78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J</text:p>
          </table:table-cell>
          <table:table-cell table:style-name="ce80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498" calcext:value-type="float">
            <text:p>49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67" calcext:value-type="float">
            <text:p>767</text:p>
          </table:table-cell>
          <table:table-cell table:style-name="ce37"/>
          <table:table-cell table:style-name="ce114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590" calcext:value-type="float">
            <text:p>59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39" calcext:value-type="float">
            <text:p>939</text:p>
          </table:table-cell>
          <table:table-cell table:style-name="ce37"/>
          <table:table-cell table:style-name="ce78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82" calcext:value-type="float">
            <text:p>8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28" calcext:value-type="float">
            <text:p>62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02" calcext:value-type="float">
            <text:p>1002</text:p>
          </table:table-cell>
          <table:table-cell table:style-name="ce114"/>
          <table:table-cell table:style-name="ce114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678" calcext:value-type="float">
            <text:p>67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41" calcext:value-type="float">
            <text:p>1141</text:p>
          </table:table-cell>
          <table:table-cell table:style-name="ce78"/>
          <table:table-cell table:style-name="ce78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S</text:p>
          </table:table-cell>
          <table:table-cell table:style-name="ce80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22" calcext:value-type="float">
            <text:p>22</text:p>
          </table:table-cell>
          <table:table-cell table:style-name="ce63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84" calcext:value-type="float">
            <text:p>8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22" calcext:value-type="float">
            <text:p>1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804" calcext:value-type="float">
            <text:p>804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85" calcext:value-type="float">
            <text:p>85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326" calcext:value-type="float">
            <text:p>1326</text:p>
          </table:table-cell>
          <table:table-cell table:style-name="ce114"/>
          <table:table-cell table:style-name="ce114" table:formula="of:=SUM([.F202:.X202])" office:value-type="float" office:value="1326" calcext:value-type="float">
            <text:p>1326</text:p>
          </table:table-cell>
          <table:table-cell table:style-name="ce76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298" calcext:value-type="float">
            <text:p>29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767" calcext:value-type="float">
            <text:p>76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12" calcext:value-type="float">
            <text:p>1612</text:p>
          </table:table-cell>
          <table:table-cell table:style-name="ce78"/>
          <table:table-cell table:style-name="ce78" table:formula="of:=SUM([.F204:.X204])" office:value-type="float" office:value="1612" calcext:value-type="float">
            <text:p>1612</text:p>
          </table:table-cell>
          <table:table-cell table:style-name="ce10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14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14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78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45" calcext:value-type="float">
            <text:p>145</text:p>
          </table:table-cell>
          <table:table-cell table:style-name="ce114" office:value-type="float" office:value="102" calcext:value-type="float">
            <text:p>102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94" calcext:value-type="float">
            <text:p>94</text:p>
          </table:table-cell>
          <table:table-cell table:number-columns-repeated="2" table:style-name="ce114" office:value-type="float" office:value="18" calcext:value-type="float">
            <text:p>18</text:p>
          </table:table-cell>
          <table:table-cell table:style-name="ce114" office:value-type="float" office:value="1263" calcext:value-type="float">
            <text:p>12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182" calcext:value-type="float">
            <text:p>2182</text:p>
          </table:table-cell>
          <table:table-cell table:style-name="ce114"/>
          <table:table-cell table:style-name="ce114" table:formula="of:=SUM([.F208:.X208])" office:value-type="float" office:value="2182" calcext:value-type="float">
            <text:p>2182</text:p>
          </table:table-cell>
          <table:table-cell table:style-name="ce76" table:formula="of:=IF([.AA208]=[.Y20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209:.X209])" office:value-type="float" office:value="33089" calcext:value-type="float">
            <text:p>33089</text:p>
          </table:table-cell>
          <table:table-cell table:style-name="ce84" table:formula="of:=IF([.AA209]=[.Y20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77" calcext:value-type="float">
            <text:p>77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42" calcext:value-type="float">
            <text:p>142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942" calcext:value-type="float">
            <text:p>94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55" calcext:value-type="float">
            <text:p>2355</text:p>
          </table:table-cell>
          <table:table-cell table:style-name="ce78"/>
          <table:table-cell table:style-name="ce78" table:formula="of:=SUM([.F210:.X210])" office:value-type="float" office:value="2355" calcext:value-type="float">
            <text:p>2355</text:p>
          </table:table-cell>
          <table:table-cell table:style-name="ce104" table:formula="of:=IF([.AA210]=[.Y2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24" calcext:value-type="date">
            <text:p>24/03</text:p>
          </table:table-cell>
          <table:table-cell table:style-name="ce42" office:value-type="float" office:value="54" calcext:value-type="float">
            <text:p>54</text:p>
          </table:table-cell>
          <table:table-cell table:style-name="ce114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114" table:formula="of:=SUM([.F211:.X211])" office:value-type="float" office:value="2696" calcext:value-type="float">
            <text:p>2696</text:p>
          </table:table-cell>
          <table:table-cell table:style-name="ce76" table:formula="of:=IF([.AA211]=[.Y21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formula="of:=SUM([.F212:.X212])" office:value-type="float" office:value="39673" calcext:value-type="float">
            <text:p>39673</text:p>
          </table:table-cell>
          <table:table-cell table:style-name="ce84" table:formula="of:=IF([.AA212]=[.Y2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636" calcext:value-type="float">
            <text:p>2636</text:p>
          </table:table-cell>
          <table:table-cell/>
          <table:table-cell table:style-name="ce78" table:formula="of:=SUM([.F213:.X213])" office:value-type="float" office:value="2636" calcext:value-type="float">
            <text:p>2636</text:p>
          </table:table-cell>
          <table:table-cell table:style-name="ce104" table:formula="of:=IF([.AA213]=[.Y213];&quot;&quot;; &quot;NO COINCIDE&quot;)">
            <text:p/>
          </table:table-cell>
          <table:table-cell/>
        </table:table-row>
        <table:table-row table:style-name="ro1" table:number-rows-repeated="104836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41"/>
        <table:table-column table:style-name="co3" table:default-cell-style-name="Default"/>
        <table:table-column table:style-name="co24" table:number-columns-repeated="22" table:default-cell-style-name="Default"/>
        <table:table-column table:style-name="co26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Muertes)</text:p>
          </table:table-cell>
          <table:table-cell table:style-name="ce72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64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14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309" calcext:value-type="float">
            <text:p>309</text:p>
          </table:table-cell>
          <table:table-cell table:style-name="ce114"/>
          <table:table-cell table:style-name="ce114" table:formula="of:=SUM([.F65:.X65])" office:value-type="float" office:value="309" calcext:value-type="float">
            <text:p>309</text:p>
          </table:table-cell>
          <table:table-cell table:style-name="ce76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191" calcext:value-type="float">
            <text:p>19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021" calcext:value-type="float">
            <text:p>102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720" calcext:value-type="float">
            <text:p>1720</text:p>
          </table:table-cell>
          <table:table-cell table:style-name="ce78"/>
          <table:table-cell table:style-name="ce78" table:formula="of:=SUM([.F71:.X71])" office:value-type="float" office:value="1720" calcext:value-type="float">
            <text:p>1720</text:p>
          </table:table-cell>
          <table:table-cell table:style-name="ce10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45" calcext:value-type="float">
            <text:p>145</text:p>
          </table:table-cell>
          <table:table-cell table:style-name="ce114" office:value-type="float" office:value="102" calcext:value-type="float">
            <text:p>102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94" calcext:value-type="float">
            <text:p>94</text:p>
          </table:table-cell>
          <table:table-cell table:number-columns-repeated="2" table:style-name="ce114" office:value-type="float" office:value="18" calcext:value-type="float">
            <text:p>18</text:p>
          </table:table-cell>
          <table:table-cell table:style-name="ce114" office:value-type="float" office:value="1263" calcext:value-type="float">
            <text:p>12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182" calcext:value-type="float">
            <text:p>2182</text:p>
          </table:table-cell>
          <table:table-cell table:style-name="ce114"/>
          <table:table-cell table:style-name="ce114" table:formula="of:=SUM([.F72:.X72])" office:value-type="float" office:value="2182" calcext:value-type="float">
            <text:p>2182</text:p>
          </table:table-cell>
          <table:table-cell table:style-name="ce76" table:formula="of:=IF([.AA72]=[.Y7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37" table:formula="of:=SUM([.F73:.X73])" office:value-type="float" office:value="2696" calcext:value-type="float">
            <text:p>2696</text:p>
          </table:table-cell>
          <table:table-cell table:style-name="ce115" table:formula="of:=IF([.AA73]=[.Y73];&quot;&quot;; &quot;NO COINCIDE&quot;)">
            <text:p/>
          </table:table-cell>
        </table:table-row>
        <table:table-row table:style-name="ro1">
          <table:table-cell/>
          <table:table-cell table:style-name="ce37"/>
          <table:table-cell table:style-name="ce120"/>
          <table:table-cell table:style-name="ce49"/>
          <table:table-cell table:style-name="ce37" table:number-columns-repeated="21"/>
          <table:table-cell table:number-columns-repeated="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2" table:default-cell-style-name="Default"/>
        <table:table-column table:style-name="co33" table:default-cell-style-name="ce64"/>
        <table:table-column table:style-name="co34" table:number-columns-repeated="17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22"/>
          <table:table-cell table:style-name="ce88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4"/>
          <table:table-cell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table:formula="of:=SUM([.F23:.X23])" office:value-type="float" office:value="1" calcext:value-type="float">
            <text:p>1</text:p>
          </table:table-cell>
          <table:table-cell table:style-name="ce88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table:formula="of:=SUM([.F29:.X29])" office:value-type="float" office:value="1" calcext:value-type="float">
            <text:p>1</text:p>
          </table:table-cell>
          <table:table-cell table:style-name="ce75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table:formula="of:=SUM([.F37:.X37])" office:value-type="float" office:value="2" calcext:value-type="float">
            <text:p>2</text:p>
          </table:table-cell>
          <table:table-cell table:style-name="ce88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table:formula="of:=SUM([.F43:.X43])" office:value-type="float" office:value="2" calcext:value-type="float">
            <text:p>2</text:p>
          </table:table-cell>
          <table:table-cell table:style-name="ce75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/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6" calcext:value-type="float">
            <text:p>6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114" calcext:value-type="float">
            <text:p>114</text:p>
          </table:table-cell>
          <table:table-cell table:style-name="ce114"/>
          <table:table-cell table:style-name="ce114" table:formula="of:=SUM([.F51:.X51])" office:value-type="float" office:value="114" calcext:value-type="float">
            <text:p>114</text:p>
          </table:table-cell>
          <table:table-cell table:style-name="ce88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554" calcext:value-type="float">
            <text:p>554</text:p>
          </table:table-cell>
          <table:table-cell table:style-name="ce114" office:value-type="float" office:value="174" calcext:value-type="float">
            <text:p>174</text:p>
          </table:table-cell>
          <table:table-cell table:style-name="ce114" office:value-type="float" office:value="177" calcext:value-type="float">
            <text:p>177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119" calcext:value-type="float">
            <text:p>119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67" calcext:value-type="float">
            <text:p>567</text:p>
          </table:table-cell>
          <table:table-cell table:style-name="ce114" office:value-type="float" office:value="334" calcext:value-type="float">
            <text:p>334</text:p>
          </table:table-cell>
          <table:table-cell table:style-name="ce114" office:value-type="float" office:value="903" calcext:value-type="float">
            <text:p>90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09" calcext:value-type="float">
            <text:p>409</text:p>
          </table:table-cell>
          <table:table-cell table:style-name="ce114" office:value-type="float" office:value="111" calcext:value-type="float">
            <text:p>111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4165" calcext:value-type="float">
            <text:p>4165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274" calcext:value-type="float">
            <text:p>274</text:p>
          </table:table-cell>
          <table:table-cell table:style-name="ce114" office:value-type="float" office:value="630" calcext:value-type="float">
            <text:p>630</text:p>
          </table:table-cell>
          <table:table-cell table:style-name="ce114" office:value-type="float" office:value="312" calcext:value-type="float">
            <text:p>312</text:p>
          </table:table-cell>
          <table:table-cell table:style-name="ce114" office:value-type="float" office:value="9191" calcext:value-type="float">
            <text:p>9191</text:p>
          </table:table-cell>
          <table:table-cell table:style-name="ce114"/>
          <table:table-cell table:style-name="ce114" table:formula="of:=SUM([.F65:.X65])" office:value-type="float" office:value="9191" calcext:value-type="float">
            <text:p>9191</text:p>
          </table:table-cell>
          <table:table-cell table:style-name="ce88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float" office:value="1725" calcext:value-type="float">
            <text:p>1725</text:p>
          </table:table-cell>
          <table:table-cell table:style-name="ce78" office:value-type="float" office:value="532" calcext:value-type="float">
            <text:p>532</text:p>
          </table:table-cell>
          <table:table-cell table:style-name="ce78" office:value-type="float" office:value="545" calcext:value-type="float">
            <text:p>545</text:p>
          </table:table-cell>
          <table:table-cell table:style-name="ce78" office:value-type="float" office:value="331" calcext:value-type="float">
            <text:p>331</text:p>
          </table:table-cell>
          <table:table-cell table:style-name="ce78" office:value-type="float" office:value="414" calcext:value-type="float">
            <text:p>414</text:p>
          </table:table-cell>
          <table:table-cell table:style-name="ce78" office:value-type="float" office:value="282" calcext:value-type="float">
            <text:p>282</text:p>
          </table:table-cell>
          <table:table-cell table:style-name="ce78" office:value-type="float" office:value="1819" calcext:value-type="float">
            <text:p>1819</text:p>
          </table:table-cell>
          <table:table-cell table:style-name="ce78" office:value-type="float" office:value="1744" calcext:value-type="float">
            <text:p>1744</text:p>
          </table:table-cell>
          <table:table-cell table:style-name="ce78" office:value-type="float" office:value="4704" calcext:value-type="float">
            <text:p>470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604" calcext:value-type="float">
            <text:p>1604</text:p>
          </table:table-cell>
          <table:table-cell table:style-name="ce78" office:value-type="float" office:value="384" calcext:value-type="float">
            <text:p>384</text:p>
          </table:table-cell>
          <table:table-cell table:style-name="ce78" office:value-type="float" office:value="915" calcext:value-type="float">
            <text:p>915</text:p>
          </table:table-cell>
          <table:table-cell table:style-name="ce78" office:value-type="float" office:value="9702" calcext:value-type="float">
            <text:p>9702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296" calcext:value-type="float">
            <text:p>296</text:p>
          </table:table-cell>
          <table:table-cell table:style-name="ce78" office:value-type="float" office:value="794" calcext:value-type="float">
            <text:p>794</text:p>
          </table:table-cell>
          <table:table-cell table:style-name="ce78" office:value-type="float" office:value="2097" calcext:value-type="float">
            <text:p>2097</text:p>
          </table:table-cell>
          <table:table-cell table:style-name="ce78" office:value-type="float" office:value="654" calcext:value-type="float">
            <text:p>654</text:p>
          </table:table-cell>
          <table:table-cell table:style-name="ce78" office:value-type="float" office:value="28572" calcext:value-type="float">
            <text:p>28572</text:p>
          </table:table-cell>
          <table:table-cell table:style-name="ce78"/>
          <table:table-cell table:style-name="ce78" table:formula="of:=SUM([.F71:.X71])" office:value-type="float" office:value="28572" calcext:value-type="float">
            <text:p>28572</text:p>
          </table:table-cell>
          <table:table-cell table:style-name="ce10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1961" calcext:value-type="float">
            <text:p>1961</text:p>
          </table:table-cell>
          <table:table-cell table:style-name="ce114" office:value-type="float" office:value="638" calcext:value-type="float">
            <text:p>638</text:p>
          </table:table-cell>
          <table:table-cell table:style-name="ce114" office:value-type="float" office:value="594" calcext:value-type="float">
            <text:p>594</text:p>
          </table:table-cell>
          <table:table-cell table:style-name="ce114" office:value-type="float" office:value="400" calcext:value-type="float">
            <text:p>400</text:p>
          </table:table-cell>
          <table:table-cell table:style-name="ce114" office:value-type="float" office:value="481" calcext:value-type="float">
            <text:p>481</text:p>
          </table:table-cell>
          <table:table-cell table:style-name="ce114" office:value-type="float" office:value="347" calcext:value-type="float">
            <text:p>347</text:p>
          </table:table-cell>
          <table:table-cell table:style-name="ce114" office:value-type="float" office:value="2078" calcext:value-type="float">
            <text:p>2078</text:p>
          </table:table-cell>
          <table:table-cell table:style-name="ce114" office:value-type="float" office:value="2055" calcext:value-type="float">
            <text:p>2055</text:p>
          </table:table-cell>
          <table:table-cell table:style-name="ce114" office:value-type="float" office:value="5925" calcext:value-type="float">
            <text:p>592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901" calcext:value-type="float">
            <text:p>1901</text:p>
          </table:table-cell>
          <table:table-cell table:style-name="ce114" office:value-type="float" office:value="493" calcext:value-type="float">
            <text:p>493</text:p>
          </table:table-cell>
          <table:table-cell table:style-name="ce114" office:value-type="float" office:value="1208" calcext:value-type="float">
            <text:p>1208</text:p>
          </table:table-cell>
          <table:table-cell table:style-name="ce114" office:value-type="float" office:value="10575" calcext:value-type="float">
            <text:p>10575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345" calcext:value-type="float">
            <text:p>345</text:p>
          </table:table-cell>
          <table:table-cell table:style-name="ce114" office:value-type="float" office:value="886" calcext:value-type="float">
            <text:p>886</text:p>
          </table:table-cell>
          <table:table-cell table:style-name="ce114" office:value-type="float" office:value="2421" calcext:value-type="float">
            <text:p>2421</text:p>
          </table:table-cell>
          <table:table-cell table:style-name="ce114" office:value-type="float" office:value="747" calcext:value-type="float">
            <text:p>747</text:p>
          </table:table-cell>
          <table:table-cell table:style-name="ce114" office:value-type="float" office:value="33089" calcext:value-type="float">
            <text:p>33089</text:p>
          </table:table-cell>
          <table:table-cell table:style-name="ce114"/>
          <table:table-cell table:style-name="ce114" table:formula="of:=SUM([.F72:.X72])" office:value-type="float" office:value="33089" calcext:value-type="float">
            <text:p>33089</text:p>
          </table:table-cell>
          <table:table-cell table:style-name="ce76" table:formula="of:=IF([.AA72]=[.Y7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style-name="ce37" table:formula="of:=SUM([.F73:.X73])" office:value-type="float" office:value="39673" calcext:value-type="float">
            <text:p>39673</text:p>
          </table:table-cell>
          <table:table-cell table:style-name="ce115" table:formula="of:=IF([.AA73]=[.Y7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table:number-columns-repeated="23"/>
          <table:table-cell table:style-name="ce104"/>
          <table:table-cell table:number-columns-repeated="17"/>
        </table:table-row>
        <table:table-row table:style-name="ro1">
          <table:table-cell/>
          <table:table-cell table:style-name="ce37"/>
          <table:table-cell table:style-name="ce120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  <table:table-cell table:number-columns-repeated="17"/>
        </table:table-row>
        <table:table-row table:style-name="ro1" table:number-rows-repeated="104850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72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73"/>
          <table:table-cell table:style-name="ce75" office:value-type="string" calcext:value-type="string">
            <text:p>Fecha</text:p>
          </table:table-cell>
          <table:table-cell table:style-name="ce75" office:value-type="string" calcext:value-type="string">
            <text:p>Población </text:p>
          </table:table-cell>
          <table:table-cell table:style-name="ce75" office:value-type="string" calcext:value-type="string">
            <text:p>% &gt; 65</text:p>
          </table:table-cell>
          <table:table-cell table:style-name="ce75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02" office:value-type="string" calcext:value-type="string">
            <text:p>Ital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2246674" calcext:value-type="float">
            <text:p>62.246.674</text:p>
          </table:table-cell>
          <table:table-cell table:style-name="ce158" office:value-type="float" office:value="21.69" calcext:value-type="float">
            <text:p>21.69</text:p>
          </table:table-cell>
          <table:table-cell table:style-name="ce110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02" office:value-type="string" calcext:value-type="string">
            <text:p>Franc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7364357" calcext:value-type="float">
            <text:p>67.364.357</text:p>
          </table:table-cell>
          <table:table-cell table:style-name="ce64" office:value-type="float" office:value="19.82" calcext:value-type="float">
            <text:p>19.82</text:p>
          </table:table-cell>
          <table:table-cell table:style-name="ce110" table:formula="of:=[.J6]*[.K6]/100" office:value-type="float" office:value="13351615.5574" calcext:value-type="float">
            <text:p>13.351.616</text:p>
          </table:table-cell>
          <table:table-cell table:style-name="ce64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02" office:value-type="string" calcext:value-type="string">
            <text:p>España</text:p>
          </table:table-cell>
          <table:table-cell table:style-name="ce64" office:value-type="string" calcext:value-type="string">
            <text:p>enero 2018</text:p>
          </table:table-cell>
          <table:table-cell table:style-name="ce110" office:value-type="float" office:value="46723000" calcext:value-type="float">
            <text:p>46.723.000</text:p>
          </table:table-cell>
          <table:table-cell table:style-name="ce64" office:value-type="float" office:value="18.15" calcext:value-type="float">
            <text:p>18.15</text:p>
          </table:table-cell>
          <table:table-cell table:style-name="ce110" table:formula="of:=[.J7]*[.K7]/100" office:value-type="float" office:value="8480224.5" calcext:value-type="float">
            <text:p>8.480.225</text:p>
          </table:table-cell>
          <table:table-cell table:style-name="ce156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64" office:value-type="string" calcext:value-type="string">
            <text:p>Alemania</text:p>
          </table:table-cell>
          <table:table-cell table:style-name="ce157" office:value-type="string" calcext:value-type="string">
            <text:p>julio 2018</text:p>
          </table:table-cell>
          <table:table-cell table:style-name="ce110" office:value-type="float" office:value="80457737" calcext:value-type="float">
            <text:p>80.457.737</text:p>
          </table:table-cell>
          <table:table-cell table:style-name="ce64" office:value-type="float" office:value="22.36" calcext:value-type="float">
            <text:p>22.36</text:p>
          </table:table-cell>
          <table:table-cell table:style-name="ce110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5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22" calcext:value-type="date">
            <text:p>22/03/20</text:p>
          </table:table-cell>
          <table:table-cell office:value-type="string" calcext:value-type="string">
            <text:p>Cuarentena reforzada Italia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56" office:value-type="float" office:value="2396644" calcext:value-type="float">
            <text:p>2.396.644</text:p>
          </table:table-cell>
          <table:table-cell table:style-name="ce156" office:value-type="float" office:value="2114482" calcext:value-type="float">
            <text:p>2.114.482</text:p>
          </table:table-cell>
          <table:table-cell table:style-name="ce156" office:value-type="float" office:value="1525430" calcext:value-type="float">
            <text:p>1.525.430</text:p>
          </table:table-cell>
          <table:table-cell table:style-name="ce156" office:value-type="float" office:value="1413284" calcext:value-type="float">
            <text:p>1.413.284</text:p>
          </table:table-cell>
          <table:table-cell table:style-name="ce156" office:value-type="float" office:value="948377" calcext:value-type="float">
            <text:p>948.377</text:p>
          </table:table-cell>
          <table:table-cell table:style-name="ce156" office:value-type="float" office:value="397134" calcext:value-type="float">
            <text:p>397.134</text:p>
          </table:table-cell>
          <table:table-cell table:style-name="ce156" office:value-type="float" office:value="97293" calcext:value-type="float">
            <text:p>97.293</text:p>
          </table:table-cell>
          <table:table-cell table:style-name="ce156" office:value-type="float" office:value="15507" calcext:value-type="float">
            <text:p>15.507</text:p>
          </table:table-cell>
          <table:table-cell/>
          <table:table-cell table:style-name="ce156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56" office:value-type="float" office:value="397204" calcext:value-type="float">
            <text:p>397.204</text:p>
          </table:table-cell>
          <table:table-cell table:style-name="ce156" office:value-type="float" office:value="351747" calcext:value-type="float">
            <text:p>351.747</text:p>
          </table:table-cell>
          <table:table-cell table:style-name="ce156" office:value-type="float" office:value="250818" calcext:value-type="float">
            <text:p>250.818</text:p>
          </table:table-cell>
          <table:table-cell table:style-name="ce156" office:value-type="float" office:value="216408" calcext:value-type="float">
            <text:p>216.408</text:p>
          </table:table-cell>
          <table:table-cell table:style-name="ce156" office:value-type="float" office:value="133680" calcext:value-type="float">
            <text:p>133.680</text:p>
          </table:table-cell>
          <table:table-cell table:style-name="ce156" office:value-type="float" office:value="48065" calcext:value-type="float">
            <text:p>48.065</text:p>
          </table:table-cell>
          <table:table-cell table:style-name="ce156" office:value-type="float" office:value="10763" calcext:value-type="float">
            <text:p>10.763</text:p>
          </table:table-cell>
          <table:table-cell table:style-name="ce156" office:value-type="float" office:value="2260" calcext:value-type="float">
            <text:p>2.260</text:p>
          </table:table-cell>
          <table:table-cell/>
          <table:table-cell table:style-name="ce156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56" office:value-type="float" office:value="70355" calcext:value-type="float">
            <text:p>70.355</text:p>
          </table:table-cell>
          <table:table-cell table:style-name="ce156" office:value-type="float" office:value="63231" calcext:value-type="float">
            <text:p>63.231</text:p>
          </table:table-cell>
          <table:table-cell table:style-name="ce156" office:value-type="float" office:value="46725" calcext:value-type="float">
            <text:p>46.725</text:p>
          </table:table-cell>
          <table:table-cell table:style-name="ce156" office:value-type="float" office:value="47401" calcext:value-type="float">
            <text:p>47.401</text:p>
          </table:table-cell>
          <table:table-cell table:style-name="ce156" office:value-type="float" office:value="34954" calcext:value-type="float">
            <text:p>34.954</text:p>
          </table:table-cell>
          <table:table-cell table:style-name="ce156" office:value-type="float" office:value="15658" calcext:value-type="float">
            <text:p>15.658</text:p>
          </table:table-cell>
          <table:table-cell table:style-name="ce156" office:value-type="float" office:value="4046" calcext:value-type="float">
            <text:p>4.046</text:p>
          </table:table-cell>
          <table:table-cell table:style-name="ce156" office:value-type="float" office:value="550" calcext:value-type="float">
            <text:p>550</text:p>
          </table:table-cell>
          <table:table-cell/>
          <table:table-cell table:style-name="ce156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56" office:value-type="float" office:value="68781" calcext:value-type="float">
            <text:p>68.781</text:p>
          </table:table-cell>
          <table:table-cell table:style-name="ce156" office:value-type="float" office:value="59862" calcext:value-type="float">
            <text:p>59.862</text:p>
          </table:table-cell>
          <table:table-cell table:style-name="ce156" office:value-type="float" office:value="39862" calcext:value-type="float">
            <text:p>39.862</text:p>
          </table:table-cell>
          <table:table-cell table:style-name="ce156" office:value-type="float" office:value="42529" calcext:value-type="float">
            <text:p>42.529</text:p>
          </table:table-cell>
          <table:table-cell table:style-name="ce156" office:value-type="float" office:value="31322" calcext:value-type="float">
            <text:p>31.322</text:p>
          </table:table-cell>
          <table:table-cell table:style-name="ce156" office:value-type="float" office:value="13469" calcext:value-type="float">
            <text:p>13.469</text:p>
          </table:table-cell>
          <table:table-cell table:style-name="ce156" office:value-type="float" office:value="3322" calcext:value-type="float">
            <text:p>3.322</text:p>
          </table:table-cell>
          <table:table-cell table:style-name="ce156" office:value-type="float" office:value="467" calcext:value-type="float">
            <text:p>467</text:p>
          </table:table-cell>
          <table:table-cell/>
          <table:table-cell table:style-name="ce156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56" office:value-type="float" office:value="52112" calcext:value-type="float">
            <text:p>52.112</text:p>
          </table:table-cell>
          <table:table-cell table:style-name="ce156" office:value-type="float" office:value="43692" calcext:value-type="float">
            <text:p>43.692</text:p>
          </table:table-cell>
          <table:table-cell table:style-name="ce156" office:value-type="float" office:value="29832" calcext:value-type="float">
            <text:p>29.832</text:p>
          </table:table-cell>
          <table:table-cell table:style-name="ce156" office:value-type="float" office:value="24781" calcext:value-type="float">
            <text:p>24.781</text:p>
          </table:table-cell>
          <table:table-cell table:style-name="ce156" office:value-type="float" office:value="15737" calcext:value-type="float">
            <text:p>15.737</text:p>
          </table:table-cell>
          <table:table-cell table:style-name="ce156" office:value-type="float" office:value="6784" calcext:value-type="float">
            <text:p>6.784</text:p>
          </table:table-cell>
          <table:table-cell table:style-name="ce156" office:value-type="float" office:value="1662" calcext:value-type="float">
            <text:p>1.662</text:p>
          </table:table-cell>
          <table:table-cell table:style-name="ce156" office:value-type="float" office:value="239" calcext:value-type="float">
            <text:p>239</text:p>
          </table:table-cell>
          <table:table-cell/>
          <table:table-cell table:style-name="ce156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56" office:value-type="float" office:value="100232" calcext:value-type="float">
            <text:p>100.232</text:p>
          </table:table-cell>
          <table:table-cell table:style-name="ce156" office:value-type="float" office:value="83590" calcext:value-type="float">
            <text:p>83.590</text:p>
          </table:table-cell>
          <table:table-cell table:style-name="ce156" office:value-type="float" office:value="59291" calcext:value-type="float">
            <text:p>59.291</text:p>
          </table:table-cell>
          <table:table-cell table:style-name="ce156" office:value-type="float" office:value="47715" calcext:value-type="float">
            <text:p>47.715</text:p>
          </table:table-cell>
          <table:table-cell table:style-name="ce156" office:value-type="float" office:value="27744" calcext:value-type="float">
            <text:p>27.744</text:p>
          </table:table-cell>
          <table:table-cell table:style-name="ce156" office:value-type="float" office:value="9926" calcext:value-type="float">
            <text:p>9.926</text:p>
          </table:table-cell>
          <table:table-cell table:style-name="ce156" office:value-type="float" office:value="2388" calcext:value-type="float">
            <text:p>2.388</text:p>
          </table:table-cell>
          <table:table-cell table:style-name="ce156" office:value-type="float" office:value="644" calcext:value-type="float">
            <text:p>644</text:p>
          </table:table-cell>
          <table:table-cell/>
          <table:table-cell table:style-name="ce156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56" office:value-type="float" office:value="34554" calcext:value-type="float">
            <text:p>34.554</text:p>
          </table:table-cell>
          <table:table-cell table:style-name="ce156" office:value-type="float" office:value="28165" calcext:value-type="float">
            <text:p>28.165</text:p>
          </table:table-cell>
          <table:table-cell table:style-name="ce156" office:value-type="float" office:value="19559" calcext:value-type="float">
            <text:p>19.559</text:p>
          </table:table-cell>
          <table:table-cell table:style-name="ce156" office:value-type="float" office:value="19693" calcext:value-type="float">
            <text:p>19.693</text:p>
          </table:table-cell>
          <table:table-cell table:style-name="ce156" office:value-type="float" office:value="14394" calcext:value-type="float">
            <text:p>14.394</text:p>
          </table:table-cell>
          <table:table-cell table:style-name="ce156" office:value-type="float" office:value="6381" calcext:value-type="float">
            <text:p>6.381</text:p>
          </table:table-cell>
          <table:table-cell table:style-name="ce156" office:value-type="float" office:value="1580" calcext:value-type="float">
            <text:p>1.580</text:p>
          </table:table-cell>
          <table:table-cell table:style-name="ce156" office:value-type="float" office:value="260" calcext:value-type="float">
            <text:p>260</text:p>
          </table:table-cell>
          <table:table-cell/>
          <table:table-cell table:style-name="ce156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56" office:value-type="float" office:value="143336" calcext:value-type="float">
            <text:p>143.336</text:p>
          </table:table-cell>
          <table:table-cell table:style-name="ce156" office:value-type="float" office:value="128680" calcext:value-type="float">
            <text:p>128.680</text:p>
          </table:table-cell>
          <table:table-cell table:style-name="ce156" office:value-type="float" office:value="100378" calcext:value-type="float">
            <text:p>100.378</text:p>
          </table:table-cell>
          <table:table-cell table:style-name="ce156" office:value-type="float" office:value="103957" calcext:value-type="float">
            <text:p>103.957</text:p>
          </table:table-cell>
          <table:table-cell table:style-name="ce156" office:value-type="float" office:value="78619" calcext:value-type="float">
            <text:p>78.619</text:p>
          </table:table-cell>
          <table:table-cell table:style-name="ce156" office:value-type="float" office:value="37317" calcext:value-type="float">
            <text:p>37.317</text:p>
          </table:table-cell>
          <table:table-cell table:style-name="ce156" office:value-type="float" office:value="9988" calcext:value-type="float">
            <text:p>9.988</text:p>
          </table:table-cell>
          <table:table-cell table:style-name="ce156" office:value-type="float" office:value="1564" calcext:value-type="float">
            <text:p>1.564</text:p>
          </table:table-cell>
          <table:table-cell/>
          <table:table-cell table:style-name="ce156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56" office:value-type="float" office:value="94558" calcext:value-type="float">
            <text:p>94.558</text:p>
          </table:table-cell>
          <table:table-cell table:style-name="ce156" office:value-type="float" office:value="82351" calcext:value-type="float">
            <text:p>82.351</text:p>
          </table:table-cell>
          <table:table-cell table:style-name="ce156" office:value-type="float" office:value="64700" calcext:value-type="float">
            <text:p>64.700</text:p>
          </table:table-cell>
          <table:table-cell table:style-name="ce156" office:value-type="float" office:value="66723" calcext:value-type="float">
            <text:p>66.723</text:p>
          </table:table-cell>
          <table:table-cell table:style-name="ce156" office:value-type="float" office:value="48156" calcext:value-type="float">
            <text:p>48.156</text:p>
          </table:table-cell>
          <table:table-cell table:style-name="ce156" office:value-type="float" office:value="20605" calcext:value-type="float">
            <text:p>20.605</text:p>
          </table:table-cell>
          <table:table-cell table:style-name="ce156" office:value-type="float" office:value="4805" calcext:value-type="float">
            <text:p>4.805</text:p>
          </table:table-cell>
          <table:table-cell table:style-name="ce156" office:value-type="float" office:value="690" calcext:value-type="float">
            <text:p>690</text:p>
          </table:table-cell>
          <table:table-cell/>
          <table:table-cell table:style-name="ce156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56" office:value-type="float" office:value="385648" calcext:value-type="float">
            <text:p>385.648</text:p>
          </table:table-cell>
          <table:table-cell table:style-name="ce156" office:value-type="float" office:value="338892" calcext:value-type="float">
            <text:p>338.892</text:p>
          </table:table-cell>
          <table:table-cell table:style-name="ce156" office:value-type="float" office:value="236415" calcext:value-type="float">
            <text:p>236.415</text:p>
          </table:table-cell>
          <table:table-cell table:style-name="ce156" office:value-type="float" office:value="224363" calcext:value-type="float">
            <text:p>224.363</text:p>
          </table:table-cell>
          <table:table-cell table:style-name="ce156" office:value-type="float" office:value="151188" calcext:value-type="float">
            <text:p>151.188</text:p>
          </table:table-cell>
          <table:table-cell table:style-name="ce156" office:value-type="float" office:value="66359" calcext:value-type="float">
            <text:p>66.359</text:p>
          </table:table-cell>
          <table:table-cell table:style-name="ce156" office:value-type="float" office:value="16317" calcext:value-type="float">
            <text:p>16.317</text:p>
          </table:table-cell>
          <table:table-cell table:style-name="ce156" office:value-type="float" office:value="2239" calcext:value-type="float">
            <text:p>2.239</text:p>
          </table:table-cell>
          <table:table-cell/>
          <table:table-cell table:style-name="ce156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56" office:value-type="float" office:value="264348" calcext:value-type="float">
            <text:p>264.348</text:p>
          </table:table-cell>
          <table:table-cell table:style-name="ce156" office:value-type="float" office:value="232627" calcext:value-type="float">
            <text:p>232.627</text:p>
          </table:table-cell>
          <table:table-cell table:style-name="ce156" office:value-type="float" office:value="172254" calcext:value-type="float">
            <text:p>172.254</text:p>
          </table:table-cell>
          <table:table-cell table:style-name="ce156" office:value-type="float" office:value="143263" calcext:value-type="float">
            <text:p>143.263</text:p>
          </table:table-cell>
          <table:table-cell table:style-name="ce156" office:value-type="float" office:value="89533" calcext:value-type="float">
            <text:p>89.533</text:p>
          </table:table-cell>
          <table:table-cell table:style-name="ce156" office:value-type="float" office:value="35332" calcext:value-type="float">
            <text:p>35.332</text:p>
          </table:table-cell>
          <table:table-cell table:style-name="ce156" office:value-type="float" office:value="8004" calcext:value-type="float">
            <text:p>8.004</text:p>
          </table:table-cell>
          <table:table-cell table:style-name="ce156" office:value-type="float" office:value="1277" calcext:value-type="float">
            <text:p>1.277</text:p>
          </table:table-cell>
          <table:table-cell/>
          <table:table-cell table:style-name="ce156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56" office:value-type="float" office:value="54429" calcext:value-type="float">
            <text:p>54.429</text:p>
          </table:table-cell>
          <table:table-cell table:style-name="ce156" office:value-type="float" office:value="49563" calcext:value-type="float">
            <text:p>49.563</text:p>
          </table:table-cell>
          <table:table-cell table:style-name="ce156" office:value-type="float" office:value="37091" calcext:value-type="float">
            <text:p>37.091</text:p>
          </table:table-cell>
          <table:table-cell table:style-name="ce156" office:value-type="float" office:value="39038" calcext:value-type="float">
            <text:p>39.038</text:p>
          </table:table-cell>
          <table:table-cell table:style-name="ce156" office:value-type="float" office:value="26093" calcext:value-type="float">
            <text:p>26.093</text:p>
          </table:table-cell>
          <table:table-cell table:style-name="ce156" office:value-type="float" office:value="10271" calcext:value-type="float">
            <text:p>10.271</text:p>
          </table:table-cell>
          <table:table-cell table:style-name="ce156" office:value-type="float" office:value="2352" calcext:value-type="float">
            <text:p>2.352</text:p>
          </table:table-cell>
          <table:table-cell table:style-name="ce156" office:value-type="float" office:value="361" calcext:value-type="float">
            <text:p>361</text:p>
          </table:table-cell>
          <table:table-cell/>
          <table:table-cell table:style-name="ce156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56" office:value-type="float" office:value="165222" calcext:value-type="float">
            <text:p>165.222</text:p>
          </table:table-cell>
          <table:table-cell table:style-name="ce156" office:value-type="float" office:value="154632" calcext:value-type="float">
            <text:p>154.632</text:p>
          </table:table-cell>
          <table:table-cell table:style-name="ce156" office:value-type="float" office:value="114284" calcext:value-type="float">
            <text:p>114.284</text:p>
          </table:table-cell>
          <table:table-cell table:style-name="ce156" office:value-type="float" office:value="116687" calcext:value-type="float">
            <text:p>116.687</text:p>
          </table:table-cell>
          <table:table-cell table:style-name="ce156" office:value-type="float" office:value="78482" calcext:value-type="float">
            <text:p>78.482</text:p>
          </table:table-cell>
          <table:table-cell table:style-name="ce156" office:value-type="float" office:value="33170" calcext:value-type="float">
            <text:p>33.170</text:p>
          </table:table-cell>
          <table:table-cell table:style-name="ce156" office:value-type="float" office:value="8831" calcext:value-type="float">
            <text:p>8.831</text:p>
          </table:table-cell>
          <table:table-cell table:style-name="ce156" office:value-type="float" office:value="1622" calcext:value-type="float">
            <text:p>1.622</text:p>
          </table:table-cell>
          <table:table-cell/>
          <table:table-cell table:style-name="ce156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56" office:value-type="float" office:value="317844" calcext:value-type="float">
            <text:p>317.844</text:p>
          </table:table-cell>
          <table:table-cell table:style-name="ce156" office:value-type="float" office:value="278879" calcext:value-type="float">
            <text:p>278.879</text:p>
          </table:table-cell>
          <table:table-cell table:style-name="ce156" office:value-type="float" office:value="196917" calcext:value-type="float">
            <text:p>196.917</text:p>
          </table:table-cell>
          <table:table-cell table:style-name="ce156" office:value-type="float" office:value="174724" calcext:value-type="float">
            <text:p>174.724</text:p>
          </table:table-cell>
          <table:table-cell table:style-name="ce156" office:value-type="float" office:value="118499" calcext:value-type="float">
            <text:p>118.499</text:p>
          </table:table-cell>
          <table:table-cell table:style-name="ce156" office:value-type="float" office:value="51852" calcext:value-type="float">
            <text:p>51.852</text:p>
          </table:table-cell>
          <table:table-cell table:style-name="ce156" office:value-type="float" office:value="13440" calcext:value-type="float">
            <text:p>13.440</text:p>
          </table:table-cell>
          <table:table-cell table:style-name="ce156" office:value-type="float" office:value="2100" calcext:value-type="float">
            <text:p>2.100</text:p>
          </table:table-cell>
          <table:table-cell/>
          <table:table-cell table:style-name="ce156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56" office:value-type="float" office:value="63437" calcext:value-type="float">
            <text:p>63.437</text:p>
          </table:table-cell>
          <table:table-cell table:style-name="ce156" office:value-type="float" office:value="54377" calcext:value-type="float">
            <text:p>54.377</text:p>
          </table:table-cell>
          <table:table-cell table:style-name="ce156" office:value-type="float" office:value="41210" calcext:value-type="float">
            <text:p>41.210</text:p>
          </table:table-cell>
          <table:table-cell table:style-name="ce156" office:value-type="float" office:value="35906" calcext:value-type="float">
            <text:p>35.906</text:p>
          </table:table-cell>
          <table:table-cell table:style-name="ce156" office:value-type="float" office:value="22913" calcext:value-type="float">
            <text:p>22.913</text:p>
          </table:table-cell>
          <table:table-cell table:style-name="ce156" office:value-type="float" office:value="8681" calcext:value-type="float">
            <text:p>8.681</text:p>
          </table:table-cell>
          <table:table-cell table:style-name="ce156" office:value-type="float" office:value="1799" calcext:value-type="float">
            <text:p>1.799</text:p>
          </table:table-cell>
          <table:table-cell table:style-name="ce156" office:value-type="float" office:value="187" calcext:value-type="float">
            <text:p>187</text:p>
          </table:table-cell>
          <table:table-cell/>
          <table:table-cell table:style-name="ce156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56" office:value-type="float" office:value="33473" calcext:value-type="float">
            <text:p>33.473</text:p>
          </table:table-cell>
          <table:table-cell table:style-name="ce156" office:value-type="float" office:value="29847" calcext:value-type="float">
            <text:p>29.847</text:p>
          </table:table-cell>
          <table:table-cell table:style-name="ce156" office:value-type="float" office:value="21276" calcext:value-type="float">
            <text:p>21.276</text:p>
          </table:table-cell>
          <table:table-cell table:style-name="ce156" office:value-type="float" office:value="19413" calcext:value-type="float">
            <text:p>19.413</text:p>
          </table:table-cell>
          <table:table-cell table:style-name="ce156" office:value-type="float" office:value="14072" calcext:value-type="float">
            <text:p>14.072</text:p>
          </table:table-cell>
          <table:table-cell table:style-name="ce156" office:value-type="float" office:value="6415" calcext:value-type="float">
            <text:p>6.415</text:p>
          </table:table-cell>
          <table:table-cell table:style-name="ce156" office:value-type="float" office:value="1707" calcext:value-type="float">
            <text:p>1.707</text:p>
          </table:table-cell>
          <table:table-cell table:style-name="ce156" office:value-type="float" office:value="233" calcext:value-type="float">
            <text:p>233</text:p>
          </table:table-cell>
          <table:table-cell/>
          <table:table-cell table:style-name="ce156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56" office:value-type="float" office:value="128831" calcext:value-type="float">
            <text:p>128.831</text:p>
          </table:table-cell>
          <table:table-cell table:style-name="ce156" office:value-type="float" office:value="115074" calcext:value-type="float">
            <text:p>115.074</text:p>
          </table:table-cell>
          <table:table-cell table:style-name="ce156" office:value-type="float" office:value="80555" calcext:value-type="float">
            <text:p>80.555</text:p>
          </table:table-cell>
          <table:table-cell table:style-name="ce156" office:value-type="float" office:value="77392" calcext:value-type="float">
            <text:p>77.392</text:p>
          </table:table-cell>
          <table:table-cell table:style-name="ce156" office:value-type="float" office:value="53677" calcext:value-type="float">
            <text:p>53.677</text:p>
          </table:table-cell>
          <table:table-cell table:style-name="ce156" office:value-type="float" office:value="22679" calcext:value-type="float">
            <text:p>22.679</text:p>
          </table:table-cell>
          <table:table-cell table:style-name="ce156" office:value-type="float" office:value="5213" calcext:value-type="float">
            <text:p>5.213</text:p>
          </table:table-cell>
          <table:table-cell table:style-name="ce156" office:value-type="float" office:value="680" calcext:value-type="float">
            <text:p>680</text:p>
          </table:table-cell>
          <table:table-cell/>
          <table:table-cell table:style-name="ce156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56" office:value-type="float" office:value="16595" calcext:value-type="float">
            <text:p>16.595</text:p>
          </table:table-cell>
          <table:table-cell table:style-name="ce156" office:value-type="float" office:value="14863" calcext:value-type="float">
            <text:p>14.863</text:p>
          </table:table-cell>
          <table:table-cell table:style-name="ce156" office:value-type="float" office:value="10860" calcext:value-type="float">
            <text:p>10.860</text:p>
          </table:table-cell>
          <table:table-cell table:style-name="ce156" office:value-type="float" office:value="10618" calcext:value-type="float">
            <text:p>10.618</text:p>
          </table:table-cell>
          <table:table-cell table:style-name="ce156" office:value-type="float" office:value="7787" calcext:value-type="float">
            <text:p>7.787</text:p>
          </table:table-cell>
          <table:table-cell table:style-name="ce156" office:value-type="float" office:value="3598" calcext:value-type="float">
            <text:p>3.598</text:p>
          </table:table-cell>
          <table:table-cell table:style-name="ce156" office:value-type="float" office:value="962" calcext:value-type="float">
            <text:p>962</text:p>
          </table:table-cell>
          <table:table-cell table:style-name="ce156" office:value-type="float" office:value="102" calcext:value-type="float">
            <text:p>102</text:p>
          </table:table-cell>
          <table:table-cell/>
          <table:table-cell table:style-name="ce156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56" office:value-type="float" office:value="2945" calcext:value-type="float">
            <text:p>2.945</text:p>
          </table:table-cell>
          <table:table-cell table:style-name="ce156" office:value-type="float" office:value="2395" calcext:value-type="float">
            <text:p>2.395</text:p>
          </table:table-cell>
          <table:table-cell table:style-name="ce156" office:value-type="float" office:value="1836" calcext:value-type="float">
            <text:p>1.836</text:p>
          </table:table-cell>
          <table:table-cell table:style-name="ce156" office:value-type="float" office:value="1407" calcext:value-type="float">
            <text:p>1.407</text:p>
          </table:table-cell>
          <table:table-cell table:style-name="ce156" office:value-type="float" office:value="806" calcext:value-type="float">
            <text:p>806</text:p>
          </table:table-cell>
          <table:table-cell table:style-name="ce156" office:value-type="float" office:value="279" calcext:value-type="float">
            <text:p>279</text:p>
          </table:table-cell>
          <table:table-cell table:style-name="ce156" office:value-type="float" office:value="58" calcext:value-type="float">
            <text:p>58</text:p>
          </table:table-cell>
          <table:table-cell table:style-name="ce156" office:value-type="float" office:value="17" calcext:value-type="float">
            <text:p>17</text:p>
          </table:table-cell>
          <table:table-cell/>
          <table:table-cell table:style-name="ce156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56" office:value-type="float" office:value="2740" calcext:value-type="float">
            <text:p>2.740</text:p>
          </table:table-cell>
          <table:table-cell table:style-name="ce156" office:value-type="float" office:value="2015" calcext:value-type="float">
            <text:p>2.015</text:p>
          </table:table-cell>
          <table:table-cell table:style-name="ce156" office:value-type="float" office:value="1567" calcext:value-type="float">
            <text:p>1.567</text:p>
          </table:table-cell>
          <table:table-cell table:style-name="ce156" office:value-type="float" office:value="1266" calcext:value-type="float">
            <text:p>1.266</text:p>
          </table:table-cell>
          <table:table-cell table:style-name="ce156" office:value-type="float" office:value="721" calcext:value-type="float">
            <text:p>721</text:p>
          </table:table-cell>
          <table:table-cell table:style-name="ce156" office:value-type="float" office:value="293" calcext:value-type="float">
            <text:p>293</text:p>
          </table:table-cell>
          <table:table-cell table:style-name="ce156" office:value-type="float" office:value="56" calcext:value-type="float">
            <text:p>56</text:p>
          </table:table-cell>
          <table:table-cell table:style-name="ce156" office:value-type="float" office:value="15" calcext:value-type="float">
            <text:p>15</text:p>
          </table:table-cell>
          <table:table-cell/>
          <table:table-cell table:style-name="ce156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office:forms form:automatic-focus="false" form:apply-design-mode="false"/>
        <table:table-column table:style-name="co3" table:default-cell-style-name="ce103"/>
        <table:table-column table:style-name="co35" table:number-columns-repeated="8" table:default-cell-style-name="Default"/>
        <table:table-column table:style-name="co3" table:default-cell-style-name="ce160"/>
        <table:table-column table:style-name="co36" table:number-columns-repeated="7" table:default-cell-style-name="ce101"/>
        <table:table-column table:style-name="co3" table:default-cell-style-name="Default"/>
        <table:table-column table:style-name="co3" table:default-cell-style-name="ce160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  <table:table-cell table:style-name="ce161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6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59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61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7"/>
          <table:table-cell table:style-name="ce161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61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7"/>
          <table:table-cell table:style-name="ce161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61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7"/>
          <table:table-cell table:style-name="ce161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59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style-name="ce159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61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  <table:table-cell table:style-name="ce161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61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  <table:table-cell table:style-name="ce161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61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  <table:table-cell table:style-name="ce161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61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  <table:table-cell table:style-name="ce161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61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  <table:table-cell table:style-name="ce161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61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  <table:table-cell table:style-name="ce161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61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  <table:table-cell table:style-name="ce161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5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number-columns-repeated="9"/>
          <table:table-cell table:style-name="ce101"/>
          <table:table-cell table:number-columns-repeated="8"/>
          <table:table-cell table:style-name="ce101"/>
          <table:table-cell table:number-columns-repeated="7"/>
        </table:table-row>
        <table:table-row table:style-name="ro1">
          <table:table-cell table:style-name="ce159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55"/>
          <table:table-cell table:style-name="ce161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7"/>
          <table:table-cell table:style-name="ce161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59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61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  <table:table-cell table:style-name="ce161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Default"/>
          <table:table-cell table:number-columns-repeated="8"/>
          <table:table-cell table:style-name="ce161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  <table:table-cell table:style-name="ce161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5"/>
          <table:table-cell table:formula="of:=SUM([.T397:.T415])" office:value-type="float" office:value="598" calcext:value-type="float">
            <text:p>598</text:p>
          </table:table-cell>
          <table:table-cell table:formula="of:=SUM([.U397:.U415])" office:value-type="float" office:value="13716" calcext:value-type="float">
            <text:p>13716</text:p>
          </table:table-cell>
          <table:table-cell table:formula="of:=SUM([.V397:.V415])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23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6"/>
          <table:table-cell table:style-name="ce161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7"/>
          <table:table-cell table:style-name="ce161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5"/>
          <table:table-cell table:formula="of:=SUM([.T422:.T440])" office:value-type="float" office:value="767" calcext:value-type="float">
            <text:p>767</text:p>
          </table:table-cell>
          <table:table-cell table:formula="of:=SUM([.U422:.U440])" office:value-type="float" office:value="17147" calcext:value-type="float">
            <text:p>17147</text:p>
          </table:table-cell>
          <table:table-cell table:formula="of:=SUM([.V422:.V440])" office:value-type="float" office:value="939" calcext:value-type="float">
            <text:p>93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7"/>
          <table:table-cell table:style-name="ce161" office:value-type="date" office:date-value="2020-03-20" calcext:value-type="date">
            <text:p>20/03/20</text:p>
          </table:table-cell>
          <table:table-cell table:style-name="ce101" office:value-type="string" calcext:value-type="string">
            <text:p>Actualización 50</text:p>
          </table:table-cell>
          <table:table-cell table:style-name="ce101" table:number-columns-repeated="3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287" calcext:value-type="float">
            <text:p>1287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60" calcext:value-type="float">
            <text:p>360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44" calcext:value-type="float">
            <text:p>3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03" calcext:value-type="float">
            <text:p>20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87" calcext:value-type="float">
            <text:p>287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44" calcext:value-type="float">
            <text:p>1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1044" calcext:value-type="float">
            <text:p>1044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1147" calcext:value-type="float">
            <text:p>1147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01" office:value-type="float" office:value="82" calcext:value-type="float">
            <text:p>82</text:p>
          </table:table-cell>
          <table:table-cell table:style-name="ce101" office:value-type="float" office:value="3270" calcext:value-type="float">
            <text:p>3270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105" calcext:value-type="float">
            <text:p>1105</text:p>
          </table:table-cell>
          <table:table-cell table:style-name="ce101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97" calcext:value-type="float">
            <text:p>297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78" calcext:value-type="float">
            <text:p>578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01" office:value-type="float" office:value="628" calcext:value-type="float">
            <text:p>628</text:p>
          </table:table-cell>
          <table:table-cell table:style-name="ce101" office:value-type="float" office:value="7165" calcext:value-type="float">
            <text:p>7165</text:p>
          </table:table-cell>
          <table:table-cell table:style-name="ce101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04" calcext:value-type="float">
            <text:p>204</text:p>
          </table:table-cell>
          <table:table-cell table:style-name="ce10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1465" calcext:value-type="float">
            <text:p>1465</text:p>
          </table:table-cell>
          <table:table-cell table:style-name="ce10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01" office:value-type="float" office:value="1002" calcext:value-type="float">
            <text:p>1002</text:p>
          </table:table-cell>
          <table:table-cell table:style-name="ce101" office:value-type="float" office:value="19980" calcext:value-type="float">
            <text:p>19980</text:p>
          </table:table-cell>
          <table:table-cell table:style-name="ce101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5"/>
          <table:table-cell table:formula="of:=SUM([.T448:.T466])" office:value-type="float" office:value="1002" calcext:value-type="float">
            <text:p>1002</text:p>
          </table:table-cell>
          <table:table-cell table:formula="of:=SUM([.U448:.U466])" office:value-type="float" office:value="19980" calcext:value-type="float">
            <text:p>19980</text:p>
          </table:table-cell>
          <table:table-cell table:formula="of:=SUM([.V448:.V466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160" office:value-type="string" calcext:value-type="string">
            <text:p>Nuevos respecto ayer </text:p>
          </table:table-cell>
          <table:table-cell table:style-name="ce160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0" office:value-type="float" office:value="228" calcext:value-type="float">
            <text:p>228</text:p>
          </table:table-cell>
          <table:table-cell table:style-name="ce160"/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1515" calcext:value-type="float">
            <text:p>1515</text:p>
          </table:table-cell>
          <table:table-cell table:style-name="ce101" office:value-type="float" office:value="53" calcext:value-type="float">
            <text:p>53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60" office:value-type="float" office:value="64" calcext:value-type="float">
            <text:p>64</text:p>
          </table:table-cell>
          <table:table-cell table:style-name="ce160"/>
          <table:table-cell/>
          <table:table-cell office:value-type="string" calcext:value-type="string">
            <text:p>Aragón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424" calcext:value-type="float">
            <text:p>424</text:p>
          </table:table-cell>
          <table:table-cell table:style-name="ce101" office:value-type="float" office:value="33" calcext:value-type="float">
            <text:p>33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0" office:value-type="float" office:value="142" calcext:value-type="float">
            <text:p>142</text:p>
          </table:table-cell>
          <table:table-cell table:style-name="ce160"/>
          <table:table-cell/>
          <table:table-cell office:value-type="string" calcext:value-type="string">
            <text:p>Asturias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12" calcext:value-type="float">
            <text:p>12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0" office:value-type="float" office:value="43" calcext:value-type="float">
            <text:p>43</text:p>
          </table:table-cell>
          <table:table-cell table:style-name="ce160"/>
          <table:table-cell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46" calcext:value-type="float">
            <text:p>24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60" office:value-type="float" office:value="61" calcext:value-type="float">
            <text:p>61</text:p>
          </table:table-cell>
          <table:table-cell table:style-name="ce160"/>
          <table:table-cell/>
          <table:table-cell office:value-type="string" calcext:value-type="string">
            <text:p>Canarias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348" calcext:value-type="float">
            <text:p>348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0" office:value-type="float" office:value="71" calcext:value-type="float">
            <text:p>71</text:p>
          </table:table-cell>
          <table:table-cell table:style-name="ce160"/>
          <table:table-cell/>
          <table:table-cell office:value-type="string" calcext:value-type="string">
            <text:p>Cantabri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15" calcext:value-type="float">
            <text:p>21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160" office:value-type="float" office:value="379" calcext:value-type="float">
            <text:p>379</text:p>
          </table:table-cell>
          <table:table-cell table:style-name="ce160"/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84" calcext:value-type="float">
            <text:p>84</text:p>
          </table:table-cell>
          <table:table-cell table:style-name="ce101" office:value-type="float" office:value="1423" calcext:value-type="float">
            <text:p>1423</text:p>
          </table:table-cell>
          <table:table-cell table:style-name="ce101" office:value-type="float" office:value="65" calcext:value-type="float">
            <text:p>6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160" office:value-type="float" office:value="319" calcext:value-type="float">
            <text:p>319</text:p>
          </table:table-cell>
          <table:table-cell table:style-name="ce160"/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1466" calcext:value-type="float">
            <text:p>1466</text:p>
          </table:table-cell>
          <table:table-cell table:style-name="ce101" office:value-type="float" office:value="85" calcext:value-type="float">
            <text:p>8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160" office:value-type="float" office:value="933" calcext:value-type="float">
            <text:p>933</text:p>
          </table:table-cell>
          <table:table-cell table:style-name="ce160"/>
          <table:table-cell/>
          <table:table-cell office:value-type="string" calcext:value-type="string">
            <text:p>Cataluña </text:p>
          </table:table-cell>
          <table:table-cell table:style-name="ce101" office:value-type="float" office:value="122" calcext:value-type="float">
            <text:p>122</text:p>
          </table:table-cell>
          <table:table-cell table:style-name="ce101" office:value-type="float" office:value="4203" calcext:value-type="float">
            <text:p>4203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/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363" calcext:value-type="float">
            <text:p>1363</text:p>
          </table:table-cell>
          <table:table-cell table:style-name="ce101" office:value-type="float" office:value="84" calcext:value-type="float">
            <text:p>8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60" office:value-type="float" office:value="57" calcext:value-type="float">
            <text:p>57</text:p>
          </table:table-cell>
          <table:table-cell table:style-name="ce160"/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354" calcext:value-type="float">
            <text:p>354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61" calcext:value-type="float">
            <text:p>161</text:p>
          </table:table-cell>
          <table:table-cell table:style-name="ce160"/>
          <table:table-cell/>
          <table:table-cell office:value-type="string" calcext:value-type="string">
            <text:p>Galici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739" calcext:value-type="float">
            <text:p>739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160" office:value-type="float" office:value="1.756" calcext:value-type="float">
            <text:p>1.756</text:p>
          </table:table-cell>
          <table:table-cell table:style-name="ce160"/>
          <table:table-cell/>
          <table:table-cell office:value-type="string" calcext:value-type="string">
            <text:p>Madrid </text:p>
          </table:table-cell>
          <table:table-cell table:style-name="ce101" office:value-type="float" office:value="804" calcext:value-type="float">
            <text:p>804</text:p>
          </table:table-cell>
          <table:table-cell table:style-name="ce101" office:value-type="float" office:value="8921" calcext:value-type="float">
            <text:p>8921</text:p>
          </table:table-cell>
          <table:table-cell table:style-name="ce101" office:value-type="float" office:value="767" calcext:value-type="float">
            <text:p>767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0" office:value-type="float" office:value="36" calcext:value-type="float">
            <text:p>36</text:p>
          </table:table-cell>
          <table:table-cell table:style-name="ce160"/>
          <table:table-cell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40" calcext:value-type="float">
            <text:p>240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10" calcext:value-type="float">
            <text:p>110</text:p>
          </table:table-cell>
          <table:table-cell table:style-name="ce160"/>
          <table:table-cell/>
          <table:table-cell office:value-type="string" calcext:value-type="string">
            <text:p>Navarr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664" calcext:value-type="float">
            <text:p>66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160" office:value-type="float" office:value="260" calcext:value-type="float">
            <text:p>260</text:p>
          </table:table-cell>
          <table:table-cell table:style-name="ce160"/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71" calcext:value-type="float">
            <text:p>71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60" office:value-type="float" office:value="67" calcext:value-type="float">
            <text:p>67</text:p>
          </table:table-cell>
          <table:table-cell table:style-name="ce160"/>
          <table:table-cell/>
          <table:table-cell office:value-type="string" calcext:value-type="string">
            <text:p>La Rioja 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564" calcext:value-type="float">
            <text:p>56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160" office:value-type="float" office:value="4.946" calcext:value-type="float">
            <text:p>4.946</text:p>
          </table:table-cell>
          <table:table-cell table:style-name="ce160"/>
          <table:table-cell/>
          <table:table-cell office:value-type="string" calcext:value-type="string">
            <text:p>ESPAÑA </text:p>
          </table:table-cell>
          <table:table-cell table:style-name="ce101" office:value-type="float" office:value="1326" calcext:value-type="float">
            <text:p>1326</text:p>
          </table:table-cell>
          <table:table-cell table:style-name="ce101" office:value-type="float" office:value="24926" calcext:value-type="float">
            <text:p>24926</text:p>
          </table:table-cell>
          <table:table-cell table:style-name="ce101" office:value-type="float" office:value="1612" calcext:value-type="float">
            <text:p>1612</text:p>
          </table:table-cell>
          <table:table-cell table:style-name="ce101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ragón 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31" calcext:value-type="float">
            <text:p>33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narias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414" calcext:value-type="float">
            <text:p>414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antabr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1819" calcext:value-type="float">
            <text:p>1819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1744" calcext:value-type="float">
            <text:p>1744</text:p>
          </table:table-cell>
          <table:table-cell table:style-name="ce101" office:value-type="float" office:value="106" calcext:value-type="float">
            <text:p>10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Cataluña </text:p>
          </table:table-cell>
          <table:table-cell table:style-name="ce101" office:value-type="float" office:value="191" calcext:value-type="float">
            <text:p>191</text:p>
          </table:table-cell>
          <table:table-cell table:style-name="ce101" office:value-type="float" office:value="4704" calcext:value-type="float">
            <text:p>4704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C. Valenciana 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1604" calcext:value-type="float">
            <text:p>1604</text:p>
          </table:table-cell>
          <table:table-cell table:style-name="ce101" office:value-type="float" office:value="113" calcext:value-type="float">
            <text:p>113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tremadu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384" calcext:value-type="float">
            <text:p>384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Galici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915" calcext:value-type="float">
            <text:p>915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 table:style-name="ce101" office:value-type="float" office:value="1021" calcext:value-type="float">
            <text:p>1021</text:p>
          </table:table-cell>
          <table:table-cell table:style-name="ce101" office:value-type="float" office:value="9702" calcext:value-type="float">
            <text:p>9702</text:p>
          </table:table-cell>
          <table:table-cell table:style-name="ce101" office:value-type="float" office:value="834" calcext:value-type="float">
            <text:p>834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96" calcext:value-type="float">
            <text:p>296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794" calcext:value-type="float">
            <text:p>794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País Vasco 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2097" calcext:value-type="float">
            <text:p>2097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a Rioj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654" calcext:value-type="float">
            <text:p>65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ESPAÑA </text:p>
          </table:table-cell>
          <table:table-cell table:style-name="ce101" office:value-type="float" office:value="1720" calcext:value-type="float">
            <text:p>1720</text:p>
          </table:table-cell>
          <table:table-cell table:style-name="ce101" office:value-type="float" office:value="28572" calcext:value-type="float">
            <text:p>28572</text:p>
          </table:table-cell>
          <table:table-cell table:style-name="ce101" office:value-type="float" office:value="1785" calcext:value-type="float">
            <text:p>1785</text:p>
          </table:table-cell>
          <table:table-cell table:style-name="ce101"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00:.K518])" office:value-type="float" office:value="28572" calcext:value-type="float">
            <text:p>28572</text:p>
          </table:table-cell>
          <table:table-cell table:formula="of:=SUM([.L500:.L518])" office:value-type="float" office:value="0" calcext:value-type="float">
            <text:p>0</text:p>
          </table:table-cell>
          <table:table-cell table:formula="of:=SUM([.M500:.M518])" office:value-type="float" office:value="15554" calcext:value-type="float">
            <text:p>15554</text:p>
          </table:table-cell>
          <table:table-cell table:formula="of:=SUM([.N500:.N518])" office:value-type="float" office:value="1785" calcext:value-type="float">
            <text:p>1785</text:p>
          </table:table-cell>
          <table:table-cell table:formula="of:=SUM([.O500:.O518])" office:value-type="float" office:value="1720" calcext:value-type="float">
            <text:p>1720</text:p>
          </table:table-cell>
          <table:table-cell table:formula="of:=SUM([.P500:.P518])" office:value-type="float" office:value="3646" calcext:value-type="float">
            <text:p>3646</text:p>
          </table:table-cell>
          <table:table-cell table:number-columns-repeated="3"/>
          <table:table-cell table:style-name="ce101" table:formula="of:=SUM([.T500:.T518])" office:value-type="float" office:value="1720" calcext:value-type="float">
            <text:p>1720</text:p>
          </table:table-cell>
          <table:table-cell table:style-name="ce101" table:formula="of:=SUM([.U500:.U518])" office:value-type="float" office:value="28572" calcext:value-type="float">
            <text:p>28572</text:p>
          </table:table-cell>
          <table:table-cell table:style-name="ce101" table:formula="of:=SUM([.V500:.V518])" office:value-type="float" office:value="1785" calcext:value-type="float">
            <text:p>178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3" calcext:value-type="date">
            <text:p>23/03/20</text:p>
          </table:table-cell>
          <table:table-cell office:value-type="string" calcext:value-type="string">
            <text:p>Actualización 53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2,66 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1961" calcext:value-type="float">
            <text:p>1961</text:p>
          </table:table-cell>
          <table:table-cell table:style-name="ce101" office:value-type="float" office:value="77" calcext:value-type="float">
            <text:p>7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7,37 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ragón 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638" calcext:value-type="float">
            <text:p>638</text:p>
          </table:table-cell>
          <table:table-cell table:style-name="ce101" office:value-type="float" office:value="52" calcext:value-type="float">
            <text:p>5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7,39 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sturias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594" calcext:value-type="float">
            <text:p>594</text:p>
          </table:table-cell>
          <table:table-cell table:style-name="ce101" office:value-type="float" office:value="22" calcext:value-type="float">
            <text:p>2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,84 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aleares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,32 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arias 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481" calcext:value-type="float">
            <text:p>481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7,65 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antabri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347" calcext:value-type="float">
            <text:p>347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100,94 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145" calcext:value-type="float">
            <text:p>145</text:p>
          </table:table-cell>
          <table:table-cell table:style-name="ce101" office:value-type="float" office:value="2078" calcext:value-type="float">
            <text:p>2078</text:p>
          </table:table-cell>
          <table:table-cell table:style-name="ce101" office:value-type="float" office:value="142" calcext:value-type="float">
            <text:p>14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84,68 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102" calcext:value-type="float">
            <text:p>102</text:p>
          </table:table-cell>
          <table:table-cell table:style-name="ce101" office:value-type="float" office:value="2055" calcext:value-type="float">
            <text:p>2055</text:p>
          </table:table-cell>
          <table:table-cell table:style-name="ce101" office:value-type="float" office:value="120" calcext:value-type="float">
            <text:p>12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76,22 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Cataluña </text:p>
          </table:table-cell>
          <table:table-cell table:style-name="ce101" office:value-type="float" office:value="245" calcext:value-type="float">
            <text:p>245</text:p>
          </table:table-cell>
          <table:table-cell table:style-name="ce101" office:value-type="float" office:value="5925" calcext:value-type="float">
            <text:p>5925</text:p>
          </table:table-cell>
          <table:table-cell table:style-name="ce101" office:value-type="float" office:value="551" calcext:value-type="float">
            <text:p>551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7,25 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94" calcext:value-type="float">
            <text:p>94</text:p>
          </table:table-cell>
          <table:table-cell table:style-name="ce101" office:value-type="float" office:value="1901" calcext:value-type="float">
            <text:p>1901</text:p>
          </table:table-cell>
          <table:table-cell table:style-name="ce101" office:value-type="float" office:value="138" calcext:value-type="float">
            <text:p>138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5,52 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493" calcext:value-type="float">
            <text:p>49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4,53 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Galici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208" calcext:value-type="float">
            <text:p>1208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151,66 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Madrid </text:p>
          </table:table-cell>
          <table:table-cell table:style-name="ce101" office:value-type="float" office:value="1263" calcext:value-type="float">
            <text:p>1263</text:p>
          </table:table-cell>
          <table:table-cell table:style-name="ce101" office:value-type="float" office:value="10575" calcext:value-type="float">
            <text:p>10575</text:p>
          </table:table-cell>
          <table:table-cell table:style-name="ce101" office:value-type="float" office:value="942" calcext:value-type="float">
            <text:p>94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2,83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urci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45" calcext:value-type="float">
            <text:p>345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34,97 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avarra 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886" calcext:value-type="float">
            <text:p>886</text:p>
          </table:table-cell>
          <table:table-cell table:style-name="ce101" office:value-type="float" office:value="40" calcext:value-type="float">
            <text:p>40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102,91 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120" calcext:value-type="float">
            <text:p>120</text:p>
          </table:table-cell>
          <table:table-cell table:style-name="ce101" office:value-type="float" office:value="2421" calcext:value-type="float">
            <text:p>2421</text:p>
          </table:table-cell>
          <table:table-cell table:style-name="ce101" office:value-type="float" office:value="92" calcext:value-type="float">
            <text:p>9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10,23 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Rioja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747" calcext:value-type="float">
            <text:p>747</text:p>
          </table:table-cell>
          <table:table-cell table:style-name="ce101" office:value-type="float" office:value="22" calcext:value-type="float">
            <text:p>22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3089" calcext:value-type="float">
            <text:p>33089</text:p>
          </table:table-cell>
          <table:table-cell office:value-type="string" calcext:value-type="string">
            <text:p>68,24 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55" calcext:value-type="float">
            <text:p>335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ESPAÑA </text:p>
          </table:table-cell>
          <table:table-cell table:style-name="ce101" office:value-type="float" office:value="2182" calcext:value-type="float">
            <text:p>2182</text:p>
          </table:table-cell>
          <table:table-cell table:style-name="ce101" office:value-type="float" office:value="33089" calcext:value-type="float">
            <text:p>33089</text:p>
          </table:table-cell>
          <table:table-cell table:style-name="ce101" office:value-type="float" office:value="2355" calcext:value-type="float">
            <text:p>2355</text:p>
          </table:table-cell>
          <table:table-cell table:number-columns-repeated="2"/>
          <table:table-cell table:style-name="ce101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26:.K544])" office:value-type="float" office:value="33089" calcext:value-type="float">
            <text:p>33089</text:p>
          </table:table-cell>
          <table:table-cell table:formula="of:=SUM([.L526:.L544])" office:value-type="float" office:value="0" calcext:value-type="float">
            <text:p>0</text:p>
          </table:table-cell>
          <table:table-cell table:formula="of:=SUM([.M526:.M544])" office:value-type="float" office:value="18374" calcext:value-type="float">
            <text:p>18374</text:p>
          </table:table-cell>
          <table:table-cell table:formula="of:=SUM([.N526:.N544])" office:value-type="float" office:value="2355" calcext:value-type="float">
            <text:p>2355</text:p>
          </table:table-cell>
          <table:table-cell table:formula="of:=SUM([.O526:.O544])" office:value-type="float" office:value="2182" calcext:value-type="float">
            <text:p>2182</text:p>
          </table:table-cell>
          <table:table-cell table:formula="of:=SUM([.P526:.P544])" office:value-type="float" office:value="3355" calcext:value-type="float">
            <text:p>3355</text:p>
          </table:table-cell>
          <table:table-cell table:formula="of:=SUM([.Q526:.Q544])" office:value-type="float" office:value="4517" calcext:value-type="float">
            <text:p>4517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61" office:value-type="date" office:date-value="2020-03-24" calcext:value-type="date">
            <text:p>24/03/20</text:p>
          </table:table-cell>
          <table:table-cell office:value-type="string" calcext:value-type="string">
            <text:p>Actualización 54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28,52 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2471" calcext:value-type="float">
            <text:p>2471</text:p>
          </table:table-cell>
          <table:table-cell table:style-name="ce101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54,57 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ragón 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758" calcext:value-type="float">
            <text:p>758</text:p>
          </table:table-cell>
          <table:table-cell table:style-name="ce10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62,57 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sturias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662" calcext:value-type="float">
            <text:p>662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40,45 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Baleares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78" calcext:value-type="float">
            <text:p>478</text:p>
          </table:table-cell>
          <table:table-cell table:style-name="ce101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4,71 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anarias 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557" calcext:value-type="float">
            <text:p>557</text:p>
          </table:table-cell>
          <table:table-cell table:style-name="ce101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71,07 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antabri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425" calcext:value-type="float">
            <text:p>425</text:p>
          </table:table-cell>
          <table:table-cell table:style-name="ce10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119,34 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216" calcext:value-type="float">
            <text:p>216</text:p>
          </table:table-cell>
          <table:table-cell table:style-name="ce101" office:value-type="float" office:value="2465" calcext:value-type="float">
            <text:p>2465</text:p>
          </table:table-cell>
          <table:table-cell table:style-name="ce101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00,19 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124" calcext:value-type="float">
            <text:p>124</text:p>
          </table:table-cell>
          <table:table-cell table:style-name="ce101" office:value-type="float" office:value="2460" calcext:value-type="float">
            <text:p>2460</text:p>
          </table:table-cell>
          <table:table-cell table:style-name="ce101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100,84 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ataluña </text:p>
          </table:table-cell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7864" calcext:value-type="float">
            <text:p>7864</text:p>
          </table:table-cell>
          <table:table-cell table:style-name="ce101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42,31 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115" calcext:value-type="float">
            <text:p>115</text:p>
          </table:table-cell>
          <table:table-cell table:style-name="ce101" office:value-type="float" office:value="2167" calcext:value-type="float">
            <text:p>2167</text:p>
          </table:table-cell>
          <table:table-cell table:style-name="ce101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8,82 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636" calcext:value-type="float">
            <text:p>636</text:p>
          </table:table-cell>
          <table:table-cell table:style-name="ce10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51,60 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alicia 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415" calcext:value-type="float">
            <text:p>1415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2352" calcext:value-type="float">
            <text:p>12352</text:p>
          </table:table-cell>
          <table:table-cell office:value-type="string" calcext:value-type="string">
            <text:p>173,64 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Madrid </text:p>
          </table:table-cell>
          <table:table-cell table:style-name="ce101" office:value-type="float" office:value="1535" calcext:value-type="float">
            <text:p>1535</text:p>
          </table:table-cell>
          <table:table-cell table:style-name="ce101" office:value-type="float" office:value="12352" calcext:value-type="float">
            <text:p>12352</text:p>
          </table:table-cell>
          <table:table-cell table:style-name="ce101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5,17 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urci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53,16 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Navarra 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014" calcext:value-type="float">
            <text:p>1014</text:p>
          </table:table-cell>
          <table:table-cell table:style-name="ce101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14,73 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133" calcext:value-type="float">
            <text:p>133</text:p>
          </table:table-cell>
          <table:table-cell table:style-name="ce101" office:value-type="float" office:value="2728" calcext:value-type="float">
            <text:p>2728</text:p>
          </table:table-cell>
          <table:table-cell table:style-name="ce101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07,70 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a Rioja 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802" calcext:value-type="float">
            <text:p>802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9673" calcext:value-type="float">
            <text:p>39673</text:p>
          </table:table-cell>
          <table:table-cell office:value-type="string" calcext:value-type="string">
            <text:p>80,91 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ESPAÑA </text:p>
          </table:table-cell>
          <table:table-cell table:style-name="ce101" office:value-type="float" office:value="2696" calcext:value-type="float">
            <text:p>2696</text:p>
          </table:table-cell>
          <table:table-cell table:style-name="ce101" office:value-type="float" office:value="39673" calcext:value-type="float">
            <text:p>39673</text:p>
          </table:table-cell>
          <table:table-cell table:style-name="ce101"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52:.K570])" office:value-type="float" office:value="39673" calcext:value-type="float">
            <text:p>39673</text:p>
          </table:table-cell>
          <table:table-cell table:formula="of:=SUM([.L552:.L570])" office:value-type="float" office:value="0" calcext:value-type="float">
            <text:p>0</text:p>
          </table:table-cell>
          <table:table-cell table:formula="of:=SUM([.M552:.M570])" office:value-type="float" office:value="22762" calcext:value-type="float">
            <text:p>22762</text:p>
          </table:table-cell>
          <table:table-cell table:formula="of:=SUM([.N552:.N570])" office:value-type="float" office:value="2636" calcext:value-type="float">
            <text:p>2636</text:p>
          </table:table-cell>
          <table:table-cell table:formula="of:=SUM([.O552:.O570])" office:value-type="float" office:value="2696" calcext:value-type="float">
            <text:p>2696</text:p>
          </table:table-cell>
          <table:table-cell table:formula="of:=SUM([.P552:.P570])" office:value-type="float" office:value="3794" calcext:value-type="float">
            <text:p>3794</text:p>
          </table:table-cell>
          <table:table-cell table:formula="of:=SUM([.Q552:.Q570])" office:value-type="float" office:value="6584" calcext:value-type="float">
            <text:p>6584</text:p>
          </table:table-cell>
          <table:table-cell table:number-columns-repeated="9"/>
        </table:table-row>
        <table:table-row table:style-name="ro1" table:number-rows-repeated="104800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CAA1 M" table:style-name="ta1">
        <table:table-column table:style-name="co37" table:default-cell-style-name="Default"/>
        <table:table-column table:style-name="co38" table:number-columns-repeated="23" table:default-cell-style-name="Default"/>
        <table:table-column table:style-name="co38" table:default-cell-style-name="ce185"/>
        <table:table-column table:style-name="co38" table:number-columns-repeated="14" table:default-cell-style-name="Default"/>
        <table:table-column table:style-name="co39" table:number-columns-repeated="2" table:default-cell-style-name="Default"/>
        <table:table-column table:style-name="co39" table:default-cell-style-name="ce101"/>
        <table:table-column table:style-name="co39" table:number-columns-repeated="3" table:default-cell-style-name="Default"/>
        <table:table-column table:style-name="co39" table:default-cell-style-name="ce160"/>
        <table:table-column table:style-name="co39" table:number-columns-repeated="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number-columns-repeated="4" table:default-cell-style-name="Default"/>
        <table:table-row table:style-name="ro1">
          <table:table-cell table:style-name="ce72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20" office:value-type="date" office:date-value="2020-03-01" calcext:value-type="date">
            <text:p>01/03</text:p>
          </table:table-cell>
          <table:table-cell table:style-name="ce120" table:number-columns-repeated="2"/>
          <table:table-cell table:style-name="ce120" office:value-type="date" office:date-value="2020-03-02" calcext:value-type="date">
            <text:p>02/03</text:p>
          </table:table-cell>
          <table:table-cell table:style-name="ce120" table:number-columns-repeated="2"/>
          <table:table-cell table:style-name="ce120" office:value-type="date" office:date-value="2020-03-03" calcext:value-type="date">
            <text:p>03/03</text:p>
          </table:table-cell>
          <table:table-cell table:style-name="ce120" table:number-columns-repeated="2"/>
          <table:table-cell table:style-name="ce181" office:value-type="date" office:date-value="2020-03-04" calcext:value-type="date">
            <text:p>04/03</text:p>
          </table:table-cell>
          <table:table-cell table:style-name="ce120"/>
          <table:table-cell table:style-name="ce74"/>
          <table:table-cell table:style-name="ce120" office:value-type="date" office:date-value="2020-03-05" calcext:value-type="date">
            <text:p>05/03</text:p>
          </table:table-cell>
          <table:table-cell table:style-name="ce120" table:number-columns-repeated="2"/>
          <table:table-cell table:style-name="ce181" office:value-type="date" office:date-value="2020-03-06" calcext:value-type="date">
            <text:p>06/03</text:p>
          </table:table-cell>
          <table:table-cell table:style-name="ce120"/>
          <table:table-cell table:style-name="ce74"/>
          <table:table-cell table:style-name="ce120" office:value-type="date" office:date-value="2020-03-07" calcext:value-type="date">
            <text:p>07/03</text:p>
          </table:table-cell>
          <table:table-cell table:style-name="ce120" table:number-columns-repeated="2"/>
          <table:table-cell table:style-name="ce181" office:value-type="date" office:date-value="2020-03-08" calcext:value-type="date">
            <text:p>08/03</text:p>
          </table:table-cell>
          <table:table-cell table:style-name="ce120"/>
          <table:table-cell table:style-name="ce74"/>
          <table:table-cell table:style-name="ce120" office:value-type="date" office:date-value="2020-03-09" calcext:value-type="date">
            <text:p>09/03</text:p>
          </table:table-cell>
          <table:table-cell table:style-name="ce120" table:number-columns-repeated="2"/>
          <table:table-cell table:style-name="ce181" office:value-type="date" office:date-value="2020-03-10" calcext:value-type="date">
            <text:p>10/03</text:p>
          </table:table-cell>
          <table:table-cell table:style-name="ce120"/>
          <table:table-cell table:style-name="ce74"/>
          <table:table-cell table:style-name="ce120" office:value-type="date" office:date-value="2020-03-11" calcext:value-type="date">
            <text:p>11/03</text:p>
          </table:table-cell>
          <table:table-cell table:style-name="ce120" table:number-columns-repeated="2"/>
          <table:table-cell table:style-name="ce181" office:value-type="date" office:date-value="2020-03-12" calcext:value-type="date">
            <text:p>12/03</text:p>
          </table:table-cell>
          <table:table-cell table:style-name="ce120"/>
          <table:table-cell table:style-name="ce74"/>
          <table:table-cell table:style-name="ce120" office:value-type="date" office:date-value="2020-03-13" calcext:value-type="date">
            <text:p>13/03</text:p>
          </table:table-cell>
          <table:table-cell table:style-name="ce120" table:number-columns-repeated="2"/>
          <table:table-cell table:style-name="ce181" office:value-type="date" office:date-value="2020-03-14" calcext:value-type="date">
            <text:p>14/03</text:p>
          </table:table-cell>
          <table:table-cell table:style-name="ce120"/>
          <table:table-cell table:style-name="ce74"/>
          <table:table-cell table:style-name="ce120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81" office:value-type="date" office:date-value="2020-03-16" calcext:value-type="date">
            <text:p>16/03</text:p>
          </table:table-cell>
          <table:table-cell/>
          <table:table-cell table:style-name="ce184"/>
          <table:table-cell table:style-name="ce120" office:value-type="date" office:date-value="2020-03-17" calcext:value-type="date">
            <text:p>17/03</text:p>
          </table:table-cell>
          <table:table-cell table:number-columns-repeated="2"/>
          <table:table-cell table:style-name="ce181" office:value-type="date" office:date-value="2020-03-18" calcext:value-type="date">
            <text:p>18/03</text:p>
          </table:table-cell>
          <table:table-cell/>
          <table:table-cell table:style-name="ce184"/>
          <table:table-cell table:style-name="ce120" office:value-type="date" office:date-value="2020-03-19" calcext:value-type="date">
            <text:p>19/03</text:p>
          </table:table-cell>
          <table:table-cell table:number-columns-repeated="2"/>
          <table:table-cell table:style-name="ce120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ndalucí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83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184" office:value-type="float" office:value="11" calcext:value-type="float">
            <text:p>11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rag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6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4"/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83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184" office:value-type="float" office:value="7" calcext:value-type="float">
            <text:p>7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stu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84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Baleare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5" calcext:value-type="float">
            <text:p>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a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tabr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0" calcext:value-type="float">
            <text:p>1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-La Manch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2" calcext:value-type="float">
            <text:p>1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84"/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83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184" office:value-type="float" office:value="23" calcext:value-type="float">
            <text:p>2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 y Le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1" calcext:value-type="float">
            <text:p>1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83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184" office:value-type="float" office:value="24" calcext:value-type="float">
            <text:p>2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taluñ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5" calcext:value-type="float">
            <text:p>1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4"/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83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184" office:value-type="float" office:value="33" calcext:value-type="float">
            <text:p>33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4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eut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. Valenciana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184"/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83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184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Extremadu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6" calcext:value-type="float">
            <text:p>6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84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Gali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" calcext:value-type="float">
            <text:p>1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adrid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0" calcext:value-type="float">
            <text:p>7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183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184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186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184"/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183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184" office:value-type="float" office:value="253" calcext:value-type="float">
            <text:p>253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184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elill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ur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Navar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84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País Vasco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7" calcext:value-type="float">
            <text:p>17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18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4"/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83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184" office:value-type="float" office:value="29" calcext:value-type="float">
            <text:p>29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La Rioj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184"/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83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184" office:value-type="float" office:value="13" calcext:value-type="float">
            <text:p>13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184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183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184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183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184"/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183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184" office:value-type="float" office:value="432" calcext:value-type="float">
            <text:p>432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style-name="ce183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184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 table:style-name="Default"/>
          <table:table-cell table:style-name="ce184"/>
          <table:table-cell table:number-columns-repeated="2"/>
          <table:table-cell table:style-name="Default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5"/>
        </table:table-row>
        <table:table-row table:style-name="ro1">
          <table:table-cell table:number-columns-repeated="10"/>
          <table:table-cell table:style-name="ce183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184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183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184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/>
          <table:table-cell table:style-name="ce184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183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184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183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184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183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184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183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184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183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184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120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78" office:value-type="string" calcext:value-type="string">
            <text:p>Comunidad</text:p>
          </table:table-cell>
          <table:table-cell table:number-columns-repeated="19" table:style-name="ce78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14" office:value-type="string" calcext:value-type="string">
            <text:p>TOTAL </text:p>
          </table:table-cell>
          <table:table-cell table:style-name="ce11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style-name="ce114" table:number-columns-repeated="2"/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84" calcext:value-type="float">
            <text:p>8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36" calcext:value-type="float">
            <text:p>136</text:p>
          </table:table-cell>
          <table:table-cell table:style-name="ce114" office:value-type="float" office:value="288" calcext:value-type="float">
            <text:p>288</text:p>
          </table:table-cell>
          <table:table-cell table:style-name="ce114" office:value-type="float" office:value="309" calcext:value-type="float">
            <text:p>309</text:p>
          </table:table-cell>
          <table:table-cell table:style-name="ce187" office:value-type="float" office:value="491" calcext:value-type="float">
            <text:p>491</text:p>
          </table:table-cell>
          <table:table-cell table:style-name="ce114" office:value-type="float" office:value="598" calcext:value-type="float">
            <text:p>598</text:p>
          </table:table-cell>
          <table:table-cell table:style-name="ce114" office:value-type="float" office:value="767" calcext:value-type="float">
            <text:p>767</text:p>
          </table:table-cell>
          <table:table-cell/>
          <table:table-cell table:style-name="ce114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3" table:number-columns-repeated="27" table:default-cell-style-name="Default"/>
        <table:table-column table:style-name="co2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03"/>
          <table:table-cell table:style-name="ce188" office:value-type="date" office:date-value="2020-03-01" calcext:value-type="date">
            <text:p>01/03</text:p>
          </table:table-cell>
          <table:table-cell table:style-name="ce188"/>
          <table:table-cell table:style-name="ce189" office:value-type="date" office:date-value="2020-03-02" calcext:value-type="date">
            <text:p>02/03</text:p>
          </table:table-cell>
          <table:table-cell table:style-name="ce190"/>
          <table:table-cell table:style-name="ce188" office:value-type="date" office:date-value="2020-03-03" calcext:value-type="date">
            <text:p>03/03</text:p>
          </table:table-cell>
          <table:table-cell table:style-name="ce188"/>
          <table:table-cell table:style-name="ce189" office:value-type="date" office:date-value="2020-03-04" calcext:value-type="date">
            <text:p>04/03</text:p>
          </table:table-cell>
          <table:table-cell table:style-name="ce190"/>
          <table:table-cell table:style-name="ce188" office:value-type="date" office:date-value="2020-03-05" calcext:value-type="date">
            <text:p>05/03</text:p>
          </table:table-cell>
          <table:table-cell table:style-name="ce188"/>
          <table:table-cell table:style-name="ce189" office:value-type="date" office:date-value="2020-03-06" calcext:value-type="date">
            <text:p>06/03</text:p>
          </table:table-cell>
          <table:table-cell table:style-name="ce190"/>
          <table:table-cell table:style-name="ce188" office:value-type="date" office:date-value="2020-03-07" calcext:value-type="date">
            <text:p>07/03</text:p>
          </table:table-cell>
          <table:table-cell table:style-name="ce188"/>
          <table:table-cell table:style-name="ce189" office:value-type="date" office:date-value="2020-03-08" calcext:value-type="date">
            <text:p>08/03</text:p>
          </table:table-cell>
          <table:table-cell table:style-name="ce190"/>
          <table:table-cell table:style-name="ce188" office:value-type="date" office:date-value="2020-03-09" calcext:value-type="date">
            <text:p>09/03</text:p>
          </table:table-cell>
          <table:table-cell table:style-name="ce188"/>
          <table:table-cell table:style-name="ce189" office:value-type="date" office:date-value="2020-03-10" calcext:value-type="date">
            <text:p>10/03</text:p>
          </table:table-cell>
          <table:table-cell table:style-name="ce190"/>
          <table:table-cell table:style-name="ce188" office:value-type="date" office:date-value="2020-03-11" calcext:value-type="date">
            <text:p>11/03</text:p>
          </table:table-cell>
          <table:table-cell table:style-name="ce188"/>
          <table:table-cell table:style-name="ce189" office:value-type="date" office:date-value="2020-03-12" calcext:value-type="date">
            <text:p>12/03</text:p>
          </table:table-cell>
          <table:table-cell table:style-name="ce190"/>
          <table:table-cell table:style-name="ce188" office:value-type="date" office:date-value="2020-03-13" calcext:value-type="date">
            <text:p>13/03</text:p>
          </table:table-cell>
          <table:table-cell table:style-name="ce188"/>
          <table:table-cell table:style-name="ce189" office:value-type="date" office:date-value="2020-03-14" calcext:value-type="date">
            <text:p>14/03</text:p>
          </table:table-cell>
          <table:table-cell table:style-name="ce190"/>
          <table:table-cell table:style-name="ce188" office:value-type="date" office:date-value="2020-03-15" calcext:value-type="date">
            <text:p>15/03</text:p>
          </table:table-cell>
          <table:table-cell table:style-name="ce103"/>
          <table:table-cell table:style-name="ce189" office:value-type="date" office:date-value="2020-03-16" calcext:value-type="date">
            <text:p>16/03</text:p>
          </table:table-cell>
          <table:table-cell table:style-name="ce191"/>
          <table:table-cell table:style-name="ce188" office:value-type="date" office:date-value="2020-03-17" calcext:value-type="date">
            <text:p>17/03</text:p>
          </table:table-cell>
          <table:table-cell table:style-name="ce103"/>
          <table:table-cell table:style-name="ce189" office:value-type="date" office:date-value="2020-03-18" calcext:value-type="date">
            <text:p>18/03</text:p>
          </table:table-cell>
          <table:table-cell table:style-name="ce103" table:number-columns-repeated="28"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3" office:value-type="float" office:value="19" calcext:value-type="float">
            <text:p>19</text:p>
          </table:table-cell>
          <table:table-cell table:style-name="ce184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83" office:value-type="float" office:value="12" calcext:value-type="float">
            <text:p>12</text:p>
          </table:table-cell>
          <table:table-cell table:style-name="ce184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83" office:value-type="float" office:value="18" calcext:value-type="float">
            <text:p>18</text:p>
          </table:table-cell>
          <table:table-cell table:style-name="ce184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3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183" office:value-type="float" office:value="21" calcext:value-type="float">
            <text:p>21</text:p>
          </table:table-cell>
          <table:table-cell table:style-name="ce184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183" office:value-type="float" office:value="56" calcext:value-type="float">
            <text:p>56</text:p>
          </table:table-cell>
          <table:table-cell table:style-name="ce184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183" office:value-type="float" office:value="133" calcext:value-type="float">
            <text:p>133</text:p>
          </table:table-cell>
          <table:table-cell table:style-name="ce184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183" office:value-type="float" office:value="213" calcext:value-type="float">
            <text:p>213</text:p>
          </table:table-cell>
          <table:table-cell table:style-name="ce184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83" office:value-type="float" office:value="13" calcext:value-type="float">
            <text:p>13</text:p>
          </table:table-cell>
          <table:table-cell table:style-name="ce184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183" office:value-type="float" office:value="87" calcext:value-type="float">
            <text:p>87</text:p>
          </table:table-cell>
          <table:table-cell table:style-name="ce184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183" office:value-type="float" office:value="193" calcext:value-type="float">
            <text:p>193</text:p>
          </table:table-cell>
          <table:table-cell table:style-name="ce184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183" office:value-type="float" office:value="342" calcext:value-type="float">
            <text:p>342</text:p>
          </table:table-cell>
          <table:table-cell table:style-name="ce184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183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183" table:formula="of:=SUM([.D5:.D23])" office:value-type="float" office:value="0" calcext:value-type="float">
            <text:p>0</text:p>
          </table:table-cell>
          <table:table-cell table:style-name="ce184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183" table:formula="of:=SUM([.H5:.H23])" office:value-type="float" office:value="2" calcext:value-type="float">
            <text:p>2</text:p>
          </table:table-cell>
          <table:table-cell table:style-name="ce184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183" table:formula="of:=SUM([.L5:.L23])" office:value-type="float" office:value="8" calcext:value-type="float">
            <text:p>8</text:p>
          </table:table-cell>
          <table:table-cell table:style-name="ce184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183" table:formula="of:=SUM([.P5:.P23])" office:value-type="float" office:value="17" calcext:value-type="float">
            <text:p>17</text:p>
          </table:table-cell>
          <table:table-cell table:style-name="ce184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183" table:formula="of:=SUM([.T5:.T23])" office:value-type="float" office:value="35" calcext:value-type="float">
            <text:p>35</text:p>
          </table:table-cell>
          <table:table-cell table:style-name="ce184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183" table:formula="of:=SUM([.X5:.X23])" office:value-type="float" office:value="87" calcext:value-type="float">
            <text:p>87</text:p>
          </table:table-cell>
          <table:table-cell table:style-name="ce184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183" table:formula="of:=SUM([.AB5:.AB23])" office:value-type="float" office:value="193" calcext:value-type="float">
            <text:p>193</text:p>
          </table:table-cell>
          <table:table-cell table:style-name="ce184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183" table:formula="of:=SUM([.AF5:.AF23])" office:value-type="float" office:value="342" calcext:value-type="float">
            <text:p>342</text:p>
          </table:table-cell>
          <table:table-cell table:style-name="ce184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60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60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60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60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60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60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60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0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6:Hoja2.U49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9:08:10.2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4T20:01:41.975000000</dc:date>
    <meta:editing-duration>P3DT7H9M35S</meta:editing-duration>
    <meta:editing-cycles>261</meta:editing-cycles>
    <meta:generator>LibreOffice/6.4.0.3$Windows_X86_64 LibreOffice_project/b0a288ab3d2d4774cb44b62f04d5d28733ac6df8</meta:generator>
    <meta:document-statistic meta:table-count="11" meta:cell-count="1468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72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42" chart:data-source-has-labels="both" svg:x="0.077cm" svg:y="0.827cm" svg:width="14.609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2" chart:label-cell-address="Hoja1.C8:Hoja1.C8" chart:class="chart:line">
            <chart:data-point chart:repeated="34"/>
          </chart:series>
          <chart:series chart:style-name="ch9" chart:values-cell-range-address="Hoja1.D9:Hoja1.D42" chart:label-cell-address="Hoja1.D8:Hoja1.D8" chart:class="chart:line">
            <chart:data-point chart:repeated="34"/>
          </chart:series>
          <chart:series chart:style-name="ch10" chart:values-cell-range-address="Hoja1.E9:Hoja1.E42" chart:label-cell-address="Hoja1.E8:Hoja1.E8" chart:class="chart:line">
            <chart:data-point chart:repeated="34"/>
          </chart:series>
          <chart:series chart:style-name="ch11" chart:values-cell-range-address="Hoja1.F9:Hoja1.F42" chart:label-cell-address="Hoja1.F8:Hoja1.F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2</svg:desc>
                </draw:g>
              </table:table-cell>
              <table:table-cell office:value-type="float" office:value="3">
                <text:p>3</text:p>
                <draw:g>
                  <svg:desc>Hoja1.C9:Hoja1.C42</svg:desc>
                </draw:g>
              </table:table-cell>
              <table:table-cell office:value-type="float" office:value="2">
                <text:p>2</text:p>
                <draw:g>
                  <svg:desc>Hoja1.D9:Hoja1.D42</svg:desc>
                </draw:g>
              </table:table-cell>
              <table:table-cell office:value-type="float" office:value="NaN">
                <text:p>NaN</text:p>
                <draw:g>
                  <svg:desc>Hoja1.E9:Hoja1.E42</svg:desc>
                </draw:g>
              </table:table-cell>
              <table:table-cell office:value-type="float" office:value="NaN">
                <text:p>NaN</text:p>
                <draw:g>
                  <svg:desc>Hoja1.F9:Hoja1.F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3927">
                <text:p>63927</text:p>
              </table:table-cell>
              <table:table-cell office:value-type="float" office:value="33089">
                <text:p>33089</text:p>
              </table:table-cell>
              <table:table-cell office:value-type="float" office:value="19856">
                <text:p>19856</text:p>
              </table:table-cell>
              <table:table-cell office:value-type="float" office:value="22672">
                <text:p>226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9176">
                <text:p>69176</text:p>
              </table:table-cell>
              <table:table-cell office:value-type="float" office:value="39673">
                <text:p>39673</text:p>
              </table:table-cell>
              <table:table-cell office:value-type="float" office:value="22302">
                <text:p>22302</text:p>
              </table:table-cell>
              <table:table-cell office:value-type="float" office:value="27436">
                <text:p>27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percentage-style style:name="N2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svg:stroke-width="0.05cm" draw:fill-color="#ffa6a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 chart:data-label-number="none" chart:data-label-text="false" chart:data-label-symbol="true"/>
      <style:graphic-properties svg:stroke-width="0.05cm" draw:fill-color="#ffffd7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svg:stroke-width="0.05cm" draw:fill-color="#dee6e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svg:stroke-width="0.05cm" draw:fill-color="#dde8cb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svg:stroke-width="0.05cm" draw:fill-color="#b7b3ca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svg:stroke-width="0.05cm" draw:fill-color="#729fcf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svg:stroke-width="0.05cm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2b2b2" draw:fill="none" draw:fill-color="#ffffd7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style-name="Normal" style:font-family-generic="swiss" style:font-pitch="variable" fo:font-size="12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2pt" style:font-size-asian="24pt" style:font-size-complex="24pt"/>
    </style:style>
  </office:automatic-styles>
  <office:body>
    <office:chart>
      <chart:chart svg:width="18.001cm" svg:height="12.001cm" xlink:href=".." xlink:type="simple" chart:class="chart:area" chart:style-name="ch1">
        <chart:title svg:x="2.527cm" svg:y="0.143cm" chart:style-name="ch2">
          <text:p>Covid-19 (porcentaje de total de muertes declaradas por CCAA)</text:p>
        </chart:title>
        <chart:plot-area chart:style-name="ch3" table:cell-range-address="Hoja3.P48:Hoja3.W72" chart:data-source-has-labels="both" svg:x="0.157cm" svg:y="0.735cm" svg:width="15.18cm" svg:height="11.087cm">
          <chartooo:coordinate-region svg:x="1.281cm" svg:y="0.934cm" svg:width="13.922cm" svg:height="9.843cm"/>
          <chart:axis chart:dimension="x" chart:name="primary-x" chart:style-name="ch4" chartooo:axis-type="auto">
            <chartooo:date-scale/>
            <chart:categories table:cell-range-address="Hoja3.P49:Hoja3.P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Q49:Hoja3.Q72" chart:label-cell-address="Hoja3.Q48:Hoja3.Q48" chart:class="chart:area">
            <chart:data-point chart:repeated="24"/>
          </chart:series>
          <chart:series chart:style-name="ch8" chart:values-cell-range-address="Hoja3.R49:Hoja3.R72" chart:label-cell-address="Hoja3.R48:Hoja3.R48" chart:class="chart:area">
            <chart:data-point chart:repeated="24"/>
          </chart:series>
          <chart:series chart:style-name="ch9" chart:values-cell-range-address="Hoja3.S49:Hoja3.S72" chart:label-cell-address="Hoja3.S48:Hoja3.S48" chart:class="chart:area">
            <chart:data-point chart:repeated="24"/>
          </chart:series>
          <chart:series chart:style-name="ch10" chart:values-cell-range-address="Hoja3.T49:Hoja3.T72" chart:label-cell-address="Hoja3.T48:Hoja3.T48" chart:class="chart:area">
            <chart:data-point chart:repeated="24"/>
          </chart:series>
          <chart:series chart:style-name="ch11" chart:values-cell-range-address="Hoja3.U49:Hoja3.U72" chart:label-cell-address="Hoja3.U48:Hoja3.U48" chart:class="chart:area">
            <chart:data-point chart:repeated="24"/>
          </chart:series>
          <chart:series chart:style-name="ch12" chart:values-cell-range-address="Hoja3.V49:Hoja3.V72" chart:label-cell-address="Hoja3.V48:Hoja3.V48" chart:class="chart:area">
            <chart:data-point chart:repeated="24"/>
          </chart:series>
          <chart:series chart:style-name="ch13" chart:values-cell-range-address="Hoja3.W49:Hoja3.W72" chart:label-cell-address="Hoja3.W48:Hoja3.W48" chart:class="chart:area">
            <chart:data-point chart:repeated="24"/>
          </chart:series>
          <chart:wall chart:style-name="ch14"/>
          <chart:floor chart:style-name="ch15"/>
        </chart:plot-area>
        <draw:frame draw:style-name="gr1" draw:text-style-name="P1" svg:width="1.981cm" svg:height="0.527cm" svg:x="15.311cm" svg:y="4.515cm">
          <draw:text-box>
            <text:p><text:span text:style-name="T1">Cataluña</text:span></text:p>
          </draw:text-box>
        </draw:frame>
        <draw:frame draw:style-name="gr2" draw:text-style-name="P1" svg:width="2.479cm" svg:height="0.534cm" svg:x="15.337cm" svg:y="3.498cm">
          <draw:text-box>
            <text:p><text:span text:style-name="T1">Cast. LM</text:span></text:p>
          </draw:text-box>
        </draw:frame>
        <draw:frame draw:style-name="gr3" draw:text-style-name="P1" svg:width="2.509cm" svg:height="0.529cm" svg:x="15.351cm" svg:y="2.941cm">
          <draw:text-box>
            <text:p><text:span text:style-name="T1">País Vasco</text:span></text:p>
          </draw:text-box>
        </draw:frame>
        <draw:frame draw:style-name="gr2" draw:text-style-name="P1" svg:width="2.479cm" svg:height="0.534cm" svg:x="15.311cm" svg:y="2.393cm">
          <draw:text-box>
            <text:p><text:span text:style-name="T1">Cast. León</text:span></text:p>
          </draw:text-box>
        </draw:frame>
        <draw:frame draw:style-name="gr4" draw:text-style-name="P1" svg:width="2.576cm" svg:height="0.558cm" svg:x="15.311cm" svg:y="1.92cm">
          <draw:text-box>
            <text:p><text:span text:style-name="T1">C Valenciana</text:span></text:p>
          </draw:text-box>
        </draw:frame>
        <draw:frame draw:style-name="gr5" draw:text-style-name="P1" svg:width="1.547cm" svg:height="0.622cm" svg:x="15.313cm" svg:y="1.258cm">
          <draw:text-box>
            <text:p><text:span text:style-name="T1">Resto</text:span></text:p>
          </draw:text-box>
        </draw:frame>
        <draw:frame draw:style-name="gr1" draw:text-style-name="P1" svg:width="1.981cm" svg:height="0.527cm" svg:x="15.347cm" svg:y="7.471cm">
          <draw:text-box>
            <text:p><text:span text:style-name="T1">Madri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rid</text:p>
                <draw:g>
                  <svg:desc>Hoja3.Q48:Hoja3.Q48</svg:desc>
                </draw:g>
              </table:table-cell>
              <table:table-cell office:value-type="string">
                <text:p>Cataluña</text:p>
                <draw:g>
                  <svg:desc>Hoja3.R48:Hoja3.R48</svg:desc>
                </draw:g>
              </table:table-cell>
              <table:table-cell office:value-type="string">
                <text:p>Castilla LM</text:p>
                <draw:g>
                  <svg:desc>Hoja3.S48:Hoja3.S48</svg:desc>
                </draw:g>
              </table:table-cell>
              <table:table-cell office:value-type="string">
                <text:p>País Vasco</text:p>
                <draw:g>
                  <svg:desc>Hoja3.T48:Hoja3.T48</svg:desc>
                </draw:g>
              </table:table-cell>
              <table:table-cell office:value-type="string">
                <text:p>Castilla León</text:p>
                <draw:g>
                  <svg:desc>Hoja3.U48:Hoja3.U48</svg:desc>
                </draw:g>
              </table:table-cell>
              <table:table-cell office:value-type="string">
                <text:p>C. Valenciana</text:p>
                <draw:g>
                  <svg:desc>Hoja3.V48:Hoja3.V48</svg:desc>
                </draw:g>
              </table:table-cell>
              <table:table-cell office:value-type="string">
                <text:p>Resto</text:p>
                <draw:g>
                  <svg:desc>Hoja3.W48:Hoja3.W48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P49:Hoja3.P72</svg:desc>
                </draw:g>
              </table:table-cell>
              <table:table-cell office:value-type="float" office:value="NaN">
                <text:p>NaN</text:p>
                <draw:g>
                  <svg:desc>Hoja3.Q49:Hoja3.Q72</svg:desc>
                </draw:g>
              </table:table-cell>
              <table:table-cell office:value-type="float" office:value="NaN">
                <text:p>NaN</text:p>
                <draw:g>
                  <svg:desc>Hoja3.R49:Hoja3.R72</svg:desc>
                </draw:g>
              </table:table-cell>
              <table:table-cell office:value-type="float" office:value="NaN">
                <text:p>NaN</text:p>
                <draw:g>
                  <svg:desc>Hoja3.S49:Hoja3.S72</svg:desc>
                </draw:g>
              </table:table-cell>
              <table:table-cell office:value-type="float" office:value="NaN">
                <text:p>NaN</text:p>
                <draw:g>
                  <svg:desc>Hoja3.T49:Hoja3.T72</svg:desc>
                </draw:g>
              </table:table-cell>
              <table:table-cell office:value-type="float" office:value="NaN">
                <text:p>NaN</text:p>
                <draw:g>
                  <svg:desc>Hoja3.U49:Hoja3.U72</svg:desc>
                </draw:g>
              </table:table-cell>
              <table:table-cell office:value-type="float" office:value="NaN">
                <text:p>NaN</text:p>
                <draw:g>
                  <svg:desc>Hoja3.V49:Hoja3.V72</svg:desc>
                </draw:g>
              </table:table-cell>
              <table:table-cell office:value-type="float" office:value="NaN">
                <text:p>NaN</text:p>
                <draw:g>
                  <svg:desc>Hoja3.W49:Hoja3.W7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44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42" chart:data-source-has-labels="both" svg:x="0.449cm" svg:y="0.83cm" svg:width="14.242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2" chart:label-cell-address="Hoja3.P8:Hoja3.P8" chart:class="chart:line">
            <chart:data-point chart:repeated="34"/>
          </chart:series>
          <chart:series chart:style-name="ch9" chart:values-cell-range-address="Hoja3.Q9:Hoja3.Q42" chart:label-cell-address="Hoja3.Q8:Hoja3.Q8" chart:class="chart:line">
            <chart:data-point chart:repeated="34"/>
          </chart:series>
          <chart:series chart:style-name="ch10" chart:values-cell-range-address="Hoja3.R9:Hoja3.R42" chart:label-cell-address="Hoja3.R8:Hoja3.R8" chart:class="chart:line">
            <chart:data-point chart:repeated="34"/>
          </chart:series>
          <chart:series chart:style-name="ch11" chart:values-cell-range-address="Hoja3.S9:Hoja3.S42" chart:label-cell-address="Hoja3.S8:Hoja3.S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2</svg:desc>
                </draw:g>
              </table:table-cell>
              <table:table-cell office:value-type="float" office:value="NaN">
                <text:p>NaN</text:p>
                <draw:g>
                  <svg:desc>Hoja3.P9:Hoja3.P42</svg:desc>
                </draw:g>
              </table:table-cell>
              <table:table-cell office:value-type="float" office:value="NaN">
                <text:p>NaN</text:p>
                <draw:g>
                  <svg:desc>Hoja3.Q9:Hoja3.Q42</svg:desc>
                </draw:g>
              </table:table-cell>
              <table:table-cell office:value-type="float" office:value="NaN">
                <text:p>NaN</text:p>
                <draw:g>
                  <svg:desc>Hoja3.R9:Hoja3.R42</svg:desc>
                </draw:g>
              </table:table-cell>
              <table:table-cell office:value-type="float" office:value="NaN">
                <text:p>NaN</text:p>
                <draw:g>
                  <svg:desc>Hoja3.S9:Hoja3.S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4.5142220717515">
                <text:p>44.5142220717515</text:p>
              </table:table-cell>
              <table:table-cell office:value-type="float" office:value="51.8626143629582">
                <text:p>51.8626143629582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.0317254564239">
                <text:p>55.0317254564239</text:p>
              </table:table-cell>
              <table:table-cell office:value-type="float" office:value="56.5773974868636">
                <text:p>56.5773974868636</text:p>
              </table:table-cell>
              <table:table-cell office:value-type="float" office:value="17.9753527929421">
                <text:p>17.9753527929421</text:p>
              </table:table-cell>
              <table:table-cell office:value-type="float" office:value="1.55638995350285">
                <text:p>1.556389953502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42" chart:data-source-has-labels="both" svg:x="0.158cm" svg:y="0.829cm" svg:width="14.533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2" chart:label-cell-address="Hoja3.J8:Hoja3.J8" chart:class="chart:line">
            <chart:data-point chart:repeated="34"/>
          </chart:series>
          <chart:series chart:style-name="ch9" chart:values-cell-range-address="Hoja3.K9:Hoja3.K42" chart:label-cell-address="Hoja3.K8:Hoja3.K8" chart:class="chart:line">
            <chart:data-point chart:repeated="34"/>
          </chart:series>
          <chart:series chart:style-name="ch10" chart:values-cell-range-address="Hoja3.L9:Hoja3.L42" chart:label-cell-address="Hoja3.L8:Hoja3.L8" chart:class="chart:line">
            <chart:data-point chart:repeated="34"/>
          </chart:series>
          <chart:series chart:style-name="ch11" chart:values-cell-range-address="Hoja3.M9:Hoja3.M42" chart:label-cell-address="Hoja3.M8:Hoja3.M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2</svg:desc>
                </draw:g>
              </table:table-cell>
              <table:table-cell office:value-type="float" office:value="NaN">
                <text:p>NaN</text:p>
                <draw:g>
                  <svg:desc>Hoja3.J9:Hoja3.J42</svg:desc>
                </draw:g>
              </table:table-cell>
              <table:table-cell office:value-type="float" office:value="NaN">
                <text:p>NaN</text:p>
                <draw:g>
                  <svg:desc>Hoja3.K9:Hoja3.K42</svg:desc>
                </draw:g>
              </table:table-cell>
              <table:table-cell office:value-type="float" office:value="NaN">
                <text:p>NaN</text:p>
                <draw:g>
                  <svg:desc>Hoja3.L9:Hoja3.L42</svg:desc>
                </draw:g>
              </table:table-cell>
              <table:table-cell office:value-type="float" office:value="NaN">
                <text:p>NaN</text:p>
                <draw:g>
                  <svg:desc>Hoja3.M9:Hoja3.M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.78034057147304">
                <text:p>4.780340571473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6.33673052497589">
                <text:p>6.33673052497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4 de marzo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82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42" chart:data-source-has-labels="both" svg:x="0.926cm" svg:y="0.83cm" svg:width="13.765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2" chart:label-cell-address="Hoja3.V8:Hoja3.V8" chart:class="chart:line">
            <chart:data-point chart:repeated="34"/>
          </chart:series>
          <chart:series chart:style-name="ch9" chart:values-cell-range-address="Hoja3.W9:Hoja3.W42" chart:label-cell-address="Hoja3.W8:Hoja3.W8" chart:class="chart:line">
            <chart:data-point chart:repeated="34"/>
          </chart:series>
          <chart:series chart:style-name="ch10" chart:values-cell-range-address="Hoja3.X9:Hoja3.X42" chart:label-cell-address="Hoja3.X8:Hoja3.X8" chart:class="chart:line">
            <chart:data-point chart:repeated="34"/>
          </chart:series>
          <chart:series chart:style-name="ch11" chart:values-cell-range-address="Hoja3.Y9:Hoja3.Y42" chart:label-cell-address="Hoja3.Y8:Hoja3.Y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2</svg:desc>
                </draw:g>
              </table:table-cell>
              <table:table-cell office:value-type="float" office:value="NaN">
                <text:p>NaN</text:p>
                <draw:g>
                  <svg:desc>Hoja3.V9:Hoja3.V42</svg:desc>
                </draw:g>
              </table:table-cell>
              <table:table-cell office:value-type="float" office:value="NaN">
                <text:p>NaN</text:p>
                <draw:g>
                  <svg:desc>Hoja3.W9:Hoja3.W42</svg:desc>
                </draw:g>
              </table:table-cell>
              <table:table-cell office:value-type="float" office:value="NaN">
                <text:p>NaN</text:p>
                <draw:g>
                  <svg:desc>Hoja3.X9:Hoja3.X42</svg:desc>
                </draw:g>
              </table:table-cell>
              <table:table-cell office:value-type="float" office:value="NaN">
                <text:p>NaN</text:p>
                <draw:g>
                  <svg:desc>Hoja3.Y9:Hoja3.Y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.50615545856993">
                <text:p>9.50615545856993</text:p>
              </table:table-cell>
              <table:table-cell office:value-type="float" office:value="6.59433648644565">
                <text:p>6.59433648644565</text:p>
              </table:table-cell>
              <table:table-cell office:value-type="float" office:value="4.33118452860596">
                <text:p>4.33118452860596</text:p>
              </table:table-cell>
              <table:table-cell office:value-type="float" office:value="0.379322512350035">
                <text:p>0.3793225123500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9.85891060483405">
                <text:p>9.85891060483405</text:p>
              </table:table-cell>
              <table:table-cell office:value-type="float" office:value="6.77034759156101">
                <text:p>6.77034759156101</text:p>
              </table:table-cell>
              <table:table-cell office:value-type="float" office:value="4.93229306788629">
                <text:p>4.93229306788629</text:p>
              </table:table-cell>
              <table:table-cell office:value-type="float" office:value="0.415512465373961">
                <text:p>0.4155124653739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48:Hoja3.N73" chart:data-source-has-labels="both" svg:x="0.264cm" svg:y="0.83cm" svg:width="14.57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49:Hoja3.I7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49:Hoja3.J73" chart:label-cell-address="Hoja3.J48:Hoja3.J48" chart:class="chart:line">
            <chart:data-point chart:repeated="25"/>
          </chart:series>
          <chart:series chart:style-name="ch9" chart:values-cell-range-address="Hoja3.K49:Hoja3.K73" chart:label-cell-address="Hoja3.K48:Hoja3.K48" chart:class="chart:line">
            <chart:data-point chart:repeated="25"/>
          </chart:series>
          <chart:series chart:style-name="ch10" chart:values-cell-range-address="Hoja3.L49:Hoja3.L73" chart:label-cell-address="Hoja3.L48:Hoja3.L48" chart:class="chart:line">
            <chart:data-point chart:repeated="25"/>
          </chart:series>
          <chart:series chart:style-name="ch11" chart:values-cell-range-address="Hoja3.M49:Hoja3.M73" chart:label-cell-address="Hoja3.M48:Hoja3.M48" chart:class="chart:line">
            <chart:data-point chart:repeated="25"/>
          </chart:series>
          <chart:series chart:style-name="ch12" chart:values-cell-range-address="Hoja3.N49:Hoja3.N73" chart:label-cell-address="Hoja3.N48:Hoja3.N48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8:Hoja3.J48</svg:desc>
                </draw:g>
              </table:table-cell>
              <table:table-cell office:value-type="string">
                <text:p>Madrid</text:p>
                <draw:g>
                  <svg:desc>Hoja3.K48:Hoja3.K48</svg:desc>
                </draw:g>
              </table:table-cell>
              <table:table-cell office:value-type="string">
                <text:p>Castilla–La Mancha</text:p>
                <draw:g>
                  <svg:desc>Hoja3.L48:Hoja3.L48</svg:desc>
                </draw:g>
              </table:table-cell>
              <table:table-cell office:value-type="string">
                <text:p>País Vasco</text:p>
                <draw:g>
                  <svg:desc>Hoja3.M48:Hoja3.M48</svg:desc>
                </draw:g>
              </table:table-cell>
              <table:table-cell office:value-type="string">
                <text:p>La Rioja</text:p>
                <draw:g>
                  <svg:desc>Hoja3.N48:Hoja3.N48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49:Hoja3.I73</svg:desc>
                </draw:g>
              </table:table-cell>
              <table:table-cell office:value-type="float" office:value="NaN">
                <text:p>NaN</text:p>
                <draw:g>
                  <svg:desc>Hoja3.J49:Hoja3.J73</svg:desc>
                </draw:g>
              </table:table-cell>
              <table:table-cell office:value-type="float" office:value="NaN">
                <text:p>NaN</text:p>
                <draw:g>
                  <svg:desc>Hoja3.K49:Hoja3.K73</svg:desc>
                </draw:g>
              </table:table-cell>
              <table:table-cell office:value-type="float" office:value="NaN">
                <text:p>NaN</text:p>
                <draw:g>
                  <svg:desc>Hoja3.L49:Hoja3.L73</svg:desc>
                </draw:g>
              </table:table-cell>
              <table:table-cell office:value-type="float" office:value="NaN">
                <text:p>NaN</text:p>
                <draw:g>
                  <svg:desc>Hoja3.M49:Hoja3.M73</svg:desc>
                </draw:g>
              </table:table-cell>
              <table:table-cell office:value-type="float" office:value="NaN">
                <text:p>NaN</text:p>
                <draw:g>
                  <svg:desc>Hoja3.N49:Hoja3.N73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292.743107468086">
                <text:p>292.7431074680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1094.212284114">
                <text:p>1094.212284114</text:p>
              </table:table-cell>
              <table:table-cell office:value-type="float" office:value="378.997773061361">
                <text:p>378.997773061361</text:p>
              </table:table-cell>
              <table:table-cell office:value-type="float" office:value="336.468609008182">
                <text:p>336.468609008182</text:p>
              </table:table-cell>
              <table:table-cell office:value-type="float" office:value="378.997773061361">
                <text:p>378.99777306136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2.644173858301">
                <text:p>302.644173858301</text:p>
              </table:table-cell>
              <table:table-cell office:value-type="float" office:value="1329.86211885589">
                <text:p>1329.86211885589</text:p>
              </table:table-cell>
              <table:table-cell office:value-type="float" office:value="564.575992974166">
                <text:p>564.575992974166</text:p>
              </table:table-cell>
              <table:table-cell office:value-type="float" office:value="458.820830465703">
                <text:p>458.820830465703</text:p>
              </table:table-cell>
              <table:table-cell office:value-type="float" office:value="564.575992974166">
                <text:p>564.575992974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42" chart:data-source-has-labels="both" svg:x="-0.212cm" svg:y="0.83cm" svg:width="14.903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2" chart:label-cell-address="Hoja3.C8:Hoja3.C8" chart:class="chart:line">
            <chart:data-point chart:repeated="34"/>
          </chart:series>
          <chart:series chart:style-name="ch9" chart:values-cell-range-address="Hoja3.D9:Hoja3.D42" chart:label-cell-address="Hoja3.D8:Hoja3.D8" chart:class="chart:line">
            <chart:data-point chart:repeated="34"/>
          </chart:series>
          <chart:series chart:style-name="ch10" chart:values-cell-range-address="Hoja3.E9:Hoja3.E42" chart:label-cell-address="Hoja3.E8:Hoja3.E8" chart:class="chart:line">
            <chart:data-point chart:repeated="34"/>
          </chart:series>
          <chart:series chart:style-name="ch11" chart:values-cell-range-address="Hoja3.F9:Hoja3.F42" chart:label-cell-address="Hoja3.F8:Hoja3.F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2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2</svg:desc>
                </draw:g>
              </table:table-cell>
              <table:table-cell office:value-type="float" office:value="NaN">
                <text:p>NaN</text:p>
                <draw:g>
                  <svg:desc>Hoja3.D9:Hoja3.D42</svg:desc>
                </draw:g>
              </table:table-cell>
              <table:table-cell office:value-type="float" office:value="NaN">
                <text:p>NaN</text:p>
                <draw:g>
                  <svg:desc>Hoja3.E9:Hoja3.E42</svg:desc>
                </draw:g>
              </table:table-cell>
              <table:table-cell office:value-type="float" office:value="NaN">
                <text:p>NaN</text:p>
                <draw:g>
                  <svg:desc>Hoja3.F9:Hoja3.F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26.99463107057">
                <text:p>1026.99463107057</text:p>
              </table:table-cell>
              <table:table-cell office:value-type="float" office:value="708.195107334717">
                <text:p>708.195107334717</text:p>
              </table:table-cell>
              <table:table-cell office:value-type="float" office:value="294.755281342625">
                <text:p>294.755281342625</text:p>
              </table:table-cell>
              <table:table-cell office:value-type="float" office:value="281.787691841246">
                <text:p>281.78769184124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11.32042171442">
                <text:p>1111.32042171442</text:p>
              </table:table-cell>
              <table:table-cell office:value-type="float" office:value="849.11071634955">
                <text:p>849.11071634955</text:p>
              </table:table-cell>
              <table:table-cell office:value-type="float" office:value="331.065284271918">
                <text:p>331.065284271918</text:p>
              </table:table-cell>
              <table:table-cell office:value-type="float" office:value="340.99890231812">
                <text:p>340.998902318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76cm" svg:y="0.172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42" chart:data-source-has-labels="both" svg:x="0.264cm" svg:y="0.83cm" svg:width="14.427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2" chart:label-cell-address="Hoja1.I8:Hoja1.I8" chart:class="chart:line">
            <chart:data-point chart:repeated="34"/>
          </chart:series>
          <chart:series chart:style-name="ch9" chart:values-cell-range-address="Hoja1.J9:Hoja1.J42" chart:label-cell-address="Hoja1.J8:Hoja1.J8" chart:class="chart:line">
            <chart:data-point chart:repeated="34"/>
          </chart:series>
          <chart:series chart:style-name="ch10" chart:values-cell-range-address="Hoja1.K9:Hoja1.K42" chart:label-cell-address="Hoja1.K8:Hoja1.K8" chart:class="chart:line">
            <chart:data-point chart:repeated="34"/>
          </chart:series>
          <chart:series chart:style-name="ch11" chart:values-cell-range-address="Hoja1.L9:Hoja1.L42" chart:label-cell-address="Hoja1.L8:Hoja1.L8" chart:class="chart:line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2</svg:desc>
                </draw:g>
              </table:table-cell>
              <table:table-cell office:value-type="float" office:value="NaN">
                <text:p>NaN</text:p>
                <draw:g>
                  <svg:desc>Hoja1.I9:Hoja1.I42</svg:desc>
                </draw:g>
              </table:table-cell>
              <table:table-cell office:value-type="float" office:value="1">
                <text:p>1</text:p>
                <draw:g>
                  <svg:desc>Hoja1.J9:Hoja1.J42</svg:desc>
                </draw:g>
              </table:table-cell>
              <table:table-cell office:value-type="float" office:value="NaN">
                <text:p>NaN</text:p>
                <draw:g>
                  <svg:desc>Hoja1.K9:Hoja1.K42</svg:desc>
                </draw:g>
              </table:table-cell>
              <table:table-cell office:value-type="float" office:value="NaN">
                <text:p>NaN</text:p>
                <draw:g>
                  <svg:desc>Hoja1.L9:Hoja1.L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77">
                <text:p>6077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820">
                <text:p>6820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42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2" chart:label-cell-address="Hoja3.J8:Hoja3.J8" chart:class="chart:line">
            <chart:data-point chart:repeated="34"/>
          </chart:series>
          <chart:series chart:style-name="ch9" chart:values-cell-range-address="Hoja3.K9:Hoja3.K42" chart:label-cell-address="Hoja3.K8:Hoja3.K8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2</svg:desc>
                </draw:g>
              </table:table-cell>
              <table:table-cell office:value-type="float" office:value="NaN">
                <text:p>NaN</text:p>
                <draw:g>
                  <svg:desc>Hoja3.J9:Hoja3.J42</svg:desc>
                </draw:g>
              </table:table-cell>
              <table:table-cell office:value-type="float" office:value="NaN">
                <text:p>NaN</text:p>
                <draw:g>
                  <svg:desc>Hoja3.K9:Hoja3.K4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79cm" svg:y="0.173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48:Hoja3.G72" chart:data-source-has-labels="both" svg:x="0.264cm" svg:y="0.83cm" svg:width="14.57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9:Hoja3.B72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9:Hoja3.C72" chart:label-cell-address="Hoja3.C48:Hoja3.C48" chart:class="chart:line">
            <chart:data-point chart:repeated="24"/>
          </chart:series>
          <chart:series chart:style-name="ch9" chart:values-cell-range-address="Hoja3.D49:Hoja3.D72" chart:label-cell-address="Hoja3.D48:Hoja3.D48" chart:class="chart:line">
            <chart:data-point chart:repeated="24"/>
          </chart:series>
          <chart:series chart:style-name="ch10" chart:values-cell-range-address="Hoja3.E49:Hoja3.E72" chart:label-cell-address="Hoja3.E48:Hoja3.E48" chart:class="chart:line">
            <chart:data-point chart:repeated="24"/>
          </chart:series>
          <chart:series chart:style-name="ch11" chart:values-cell-range-address="Hoja3.F49:Hoja3.F72" chart:label-cell-address="Hoja3.F48:Hoja3.F48" chart:class="chart:line">
            <chart:data-point chart:repeated="24"/>
          </chart:series>
          <chart:series chart:style-name="ch12" chart:values-cell-range-address="Hoja3.G49:Hoja3.G72" chart:label-cell-address="Hoja3.G48:Hoja3.G48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8:Hoja3.C48</svg:desc>
                </draw:g>
              </table:table-cell>
              <table:table-cell office:value-type="string">
                <text:p>Madrid</text:p>
                <draw:g>
                  <svg:desc>Hoja3.D48:Hoja3.D48</svg:desc>
                </draw:g>
              </table:table-cell>
              <table:table-cell office:value-type="string">
                <text:p>Cataluña</text:p>
                <draw:g>
                  <svg:desc>Hoja3.E48:Hoja3.E48</svg:desc>
                </draw:g>
              </table:table-cell>
              <table:table-cell office:value-type="string">
                <text:p>País Vasco</text:p>
                <draw:g>
                  <svg:desc>Hoja3.F48:Hoja3.F48</svg:desc>
                </draw:g>
              </table:table-cell>
              <table:table-cell office:value-type="string">
                <text:p>Castilla–La Mancha</text:p>
                <draw:g>
                  <svg:desc>Hoja3.G48:Hoja3.G48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9:Hoja3.B72</svg:desc>
                </draw:g>
              </table:table-cell>
              <table:table-cell office:value-type="float" office:value="NaN">
                <text:p>NaN</text:p>
                <draw:g>
                  <svg:desc>Hoja3.C49:Hoja3.C72</svg:desc>
                </draw:g>
              </table:table-cell>
              <table:table-cell office:value-type="float" office:value="NaN">
                <text:p>NaN</text:p>
                <draw:g>
                  <svg:desc>Hoja3.D49:Hoja3.D72</svg:desc>
                </draw:g>
              </table:table-cell>
              <table:table-cell office:value-type="float" office:value="NaN">
                <text:p>NaN</text:p>
                <draw:g>
                  <svg:desc>Hoja3.E49:Hoja3.E72</svg:desc>
                </draw:g>
              </table:table-cell>
              <table:table-cell office:value-type="float" office:value="NaN">
                <text:p>NaN</text:p>
                <draw:g>
                  <svg:desc>Hoja3.F49:Hoja3.F72</svg:desc>
                </draw:g>
              </table:table-cell>
              <table:table-cell office:value-type="float" office:value="NaN">
                <text:p>NaN</text:p>
                <draw:g>
                  <svg:desc>Hoja3.G49:Hoja3.G7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96">
                <text:p>2696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133">
                <text:p>133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